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79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4.935cm"/>
    </style:style>
    <style:style style:name="co6" style:family="table-column">
      <style:table-column-properties fo:break-before="auto" style:column-width="4.978cm"/>
    </style:style>
    <style:style style:name="co7" style:family="table-column">
      <style:table-column-properties fo:break-before="auto" style:column-width="2.522cm"/>
    </style:style>
    <style:style style:name="co8" style:family="table-column">
      <style:table-column-properties fo:break-before="auto" style:column-width="5.062cm"/>
    </style:style>
    <style:style style:name="co9" style:family="table-column">
      <style:table-column-properties fo:break-before="auto" style:column-width="4.549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5.779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3.321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5.255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3.731cm"/>
    </style:style>
    <style:style style:name="co19" style:family="table-column">
      <style:table-column-properties fo:break-before="auto" style:column-width="2.26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3.062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5.309cm"/>
    </style:style>
    <style:style style:name="co26" style:family="table-column">
      <style:table-column-properties fo:break-before="auto" style:column-width="5.547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648cm"/>
    </style:style>
    <style:style style:name="co29" style:family="table-column">
      <style:table-column-properties fo:break-before="auto" style:column-width="4.117cm"/>
    </style:style>
    <style:style style:name="co30" style:family="table-column">
      <style:table-column-properties fo:break-before="auto" style:column-width="3.54cm"/>
    </style:style>
    <style:style style:name="co31" style:family="table-column">
      <style:table-column-properties fo:break-before="auto" style:column-width="3.709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3.868cm"/>
    </style:style>
    <style:style style:name="co34" style:family="table-column">
      <style:table-column-properties fo:break-before="auto" style:column-width="4.03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2.505cm"/>
    </style:style>
    <style:style style:name="co37" style:family="table-column">
      <style:table-column-properties fo:break-before="auto" style:column-width="2.669cm"/>
    </style:style>
    <style:style style:name="co38" style:family="table-column">
      <style:table-column-properties fo:break-before="auto" style:column-width="2.722cm"/>
    </style:style>
    <style:style style:name="co39" style:family="table-column">
      <style:table-column-properties fo:break-before="auto" style:column-width="5.392cm"/>
    </style:style>
    <style:style style:name="co40" style:family="table-column">
      <style:table-column-properties fo:break-before="auto" style:column-width="5.419cm"/>
    </style:style>
    <style:style style:name="co41" style:family="table-column">
      <style:table-column-properties fo:break-before="auto" style:column-width="3.567cm"/>
    </style:style>
    <style:style style:name="co42" style:family="table-column">
      <style:table-column-properties fo:break-before="auto" style:column-width="2.776cm"/>
    </style:style>
    <style:style style:name="co43" style:family="table-column">
      <style:table-column-properties fo:break-before="auto" style:column-width="3.157cm"/>
    </style:style>
    <style:style style:name="co44" style:family="table-column">
      <style:table-column-properties fo:break-before="auto" style:column-width="3.35cm"/>
    </style:style>
    <style:style style:name="co45" style:family="table-column">
      <style:table-column-properties fo:break-before="auto" style:column-width="2.914cm"/>
    </style:style>
    <style:style style:name="co46" style:family="table-column">
      <style:table-column-properties fo:break-before="auto" style:column-width="3.05cm"/>
    </style:style>
    <style:style style:name="co47" style:family="table-column">
      <style:table-column-properties fo:break-before="auto" style:column-width="5.528cm"/>
    </style:style>
    <style:style style:name="co48" style:family="table-column">
      <style:table-column-properties fo:break-before="auto" style:column-width="2.79cm"/>
    </style:style>
    <style:style style:name="co49" style:family="table-column">
      <style:table-column-properties fo:break-before="auto" style:column-width="3.485cm"/>
    </style:style>
    <style:style style:name="co50" style:family="table-column">
      <style:table-column-properties fo:break-before="auto" style:column-width="2.014cm"/>
    </style:style>
    <style:style style:name="co51" style:family="table-column">
      <style:table-column-properties fo:break-before="auto" style:column-width="7.026cm"/>
    </style:style>
    <style:style style:name="co52" style:family="table-column">
      <style:table-column-properties fo:break-before="auto" style:column-width="7.052cm"/>
    </style:style>
    <style:style style:name="co53" style:family="table-column">
      <style:table-column-properties fo:break-before="auto" style:column-width="5.228cm"/>
    </style:style>
    <style:style style:name="co54" style:family="table-column">
      <style:table-column-properties fo:break-before="auto" style:column-width="5.786cm"/>
    </style:style>
    <style:style style:name="co55" style:family="table-column">
      <style:table-column-properties fo:break-before="auto" style:column-width="5.173cm"/>
    </style:style>
    <style:style style:name="co56" style:family="table-column">
      <style:table-column-properties fo:break-before="auto" style:column-width="4.595cm"/>
    </style:style>
    <style:style style:name="co57" style:family="table-column">
      <style:table-column-properties fo:break-before="auto" style:column-width="3.702cm"/>
    </style:style>
    <style:style style:name="co58" style:family="table-column">
      <style:table-column-properties fo:break-before="auto" style:column-width="3.438cm"/>
    </style:style>
    <style:style style:name="co59" style:family="table-column">
      <style:table-column-properties fo:break-before="auto" style:column-width="4.057cm"/>
    </style:style>
    <style:style style:name="co60" style:family="table-column">
      <style:table-column-properties fo:break-before="auto" style:column-width="2.641cm"/>
    </style:style>
    <style:style style:name="co61" style:family="table-column">
      <style:table-column-properties fo:break-before="auto" style:column-width="5.2cm"/>
    </style:style>
    <style:style style:name="co62" style:family="table-column">
      <style:table-column-properties fo:break-before="auto" style:column-width="3.866cm"/>
    </style:style>
    <style:style style:name="co63" style:family="table-column">
      <style:table-column-properties fo:break-before="auto" style:column-width="3.233cm"/>
    </style:style>
    <style:style style:name="co64" style:family="table-column">
      <style:table-column-properties fo:break-before="auto" style:column-width="2.655cm"/>
    </style:style>
    <style:style style:name="co65" style:family="table-column">
      <style:table-column-properties fo:break-before="auto" style:column-width="4.152cm"/>
    </style:style>
    <style:style style:name="co66" style:family="table-column">
      <style:table-column-properties fo:break-before="auto" style:column-width="4.138cm"/>
    </style:style>
    <style:style style:name="co67" style:family="table-column">
      <style:table-column-properties fo:break-before="auto" style:column-width="3.295cm"/>
    </style:style>
    <style:style style:name="co68" style:family="table-column">
      <style:table-column-properties fo:break-before="auto" style:column-width="5.364cm"/>
    </style:style>
    <style:style style:name="co69" style:family="table-column">
      <style:table-column-properties fo:break-before="auto" style:column-width="2.586cm"/>
    </style:style>
    <style:style style:name="co70" style:family="table-column">
      <style:table-column-properties fo:break-before="auto" style:column-width="3.785cm"/>
    </style:style>
    <style:style style:name="co71" style:family="table-column">
      <style:table-column-properties fo:break-before="auto" style:column-width="3.164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69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46" style:family="table-cell" style:parent-style-name="Default">
      <style:text-properties fo:font-size="24pt" style:font-size-asian="24pt" style:font-size-complex="24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9" style:family="table-cell" style:parent-style-name="Default" style:data-style-name="N37"/>
    <style:style style:name="ce53" style:family="table-cell" style:parent-style-name="Default" style:data-style-name="N115"/>
    <style:style style:name="ce7" style:family="table-cell" style:parent-style-name="Default" style:data-style-name="N122"/>
    <style:style style:name="ce12" style:family="table-cell" style:parent-style-name="Default" style:data-style-name="N119">
      <style:table-cell-properties style:text-align-source="value-type" style:repeat-content="false"/>
      <style:paragraph-properties fo:margin-left="0cm"/>
    </style:style>
    <style:style style:name="ce13" style:family="table-cell" style:parent-style-name="Default" style:data-style-name="N2"/>
    <style:style style:name="ce8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ext-properties fo:font-size="20pt" style:font-size-asian="20pt" style:font-size-complex="20pt"/>
    </style:style>
    <style:style style:name="ce56" style:family="table-cell" style:parent-style-name="Default" style:data-style-name="N114"/>
    <style:style style:name="ce18" style:family="table-cell" style:parent-style-name="Default">
      <style:text-properties fo:font-size="26pt" style:font-size-asian="26pt" style:font-size-complex="26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ext-properties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99"/>
    <style:style style:name="ce57" style:family="table-cell" style:parent-style-name="Default">
      <style:text-properties style:text-outline="false" style:text-line-through-style="none" style:text-line-through-type="none" style:font-name="Liberation Sans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normal" style:font-name-complex="Lucida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0"/>
    <style:style style:name="ce5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 style:data-style-name="N10117"/>
    <style:style style:name="ce29" style:family="table-cell" style:parent-style-name="Default" style:data-style-name="N119"/>
    <style:style style:name="ce61" style:family="table-cell" style:parent-style-name="Default" style:data-style-name="N10117">
      <style:table-cell-properties fo:border-bottom="none" fo:border-left="1.5pt solid #000000" fo:border-right="none" fo:border-top="1.5pt solid #000000"/>
    </style:style>
    <style:style style:name="ce62" style:family="table-cell" style:parent-style-name="Default" style:data-style-name="N10117">
      <style:table-cell-properties fo:border-bottom="none" fo:border-left="1.5pt solid #000000" fo:border-right="none" fo:border-top="none"/>
    </style:style>
    <style:style style:name="ce63" style:family="table-cell" style:parent-style-name="Default" style:data-style-name="N10117">
      <style:table-cell-properties fo:border-bottom="none" fo:border-left="none" fo:border-right="none" fo:border-top="1.5pt solid #000000"/>
    </style:style>
    <style:style style:name="ce64" style:family="table-cell" style:parent-style-name="Warning" style:data-style-name="N114">
      <style:text-properties fo:color="#000000"/>
    </style:style>
    <style:style style:name="ce37" style:family="table-cell" style:parent-style-name="Default" style:data-style-name="N128"/>
    <style:style style:name="ce21" style:family="table-cell" style:parent-style-name="Default" style:data-style-name="N10117">
      <style:table-cell-properties fo:background-color="transparent"/>
    </style:style>
    <style:style style:name="ce22" style:family="table-cell" style:parent-style-name="Default">
      <style:table-cell-properties fo:background-color="transparent"/>
    </style:style>
    <style:style style:name="ce67" style:family="table-cell" style:parent-style-name="Default" style:data-style-name="N32"/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fill-color="#ffffff" draw:opacity="100%" draw:textarea-horizontal-align="center" draw:textarea-vertical-align="middle" draw:ole-draw-aspect="1" loext:decorative="false"/>
      <style:paragraph-properties style:writing-mode="lr-tb"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Default">
      <style:graphic-properties draw:stroke="none" draw:fill="gradient" draw:fill-color="#729fcf" draw:fill-gradient-name="Pastel_20_Bouquet" draw:opacity="0%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color="#729fcf" draw:fill-gradient-name="Pastel_20_Bouquet" draw:opacity="0%"/>
      <style:paragraph-properties fo:text-align="center"/>
    </style:style>
  </office:automatic-styles>
  <office:body>
    <office:spreadsheet table:structure-protected="true" table:protection-key="BXTlZTTUafQ2BLwRSQvN+OgCMyQ=" table:protection-key-digest-algorithm="http://www.w3.org/2000/09/xmldsig#sha1">
      <table:calculation-settings table:automatic-find-labels="false" table:use-regular-expressions="false" table:use-wildcards="true"/>
      <table:table table:name="Übersicht" table:style-name="ta1">
        <office:forms form:automatic-focus="false" form:apply-design-mode="false"/>
        <table:shapes>
          <draw:frame draw:z-index="0" draw:name="Zinsausgaben" draw:style-name="gr1" draw:text-style-name="P2" svg:width="12.543cm" svg:height="9.621cm" svg:x="58.863cm" svg:y="4.456cm">
            <draw:object draw:notify-on-update-of-ranges="Übersicht.Q6:Übersicht.R30 Übersicht.T6:Übersicht.T30" xlink:href="./Object 1" xlink:type="simple" xlink:show="embed" xlink:actuate="onLoad">
              <loext:p text:style-name="P1">1</loext:p>
              <loext:p text:style-name="P1">1</loext:p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16.017cm" svg:height="9.022cm" svg:x="76.871cm" svg:y="6.789cm">
            <draw:object draw:notify-on-update-of-ranges="Übersicht.AA10:Übersicht.AA24 Übersicht.AB10:Übersicht.A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3" draw:text-style-name="P4" svg:width="12.358cm" svg:height="7.32cm" svg:x="31.84cm" svg:y="9.143cm">
            <draw:object draw:notify-on-update-of-ranges="Übersicht.N3:Übersicht.N4 Übersicht.O3:Übersicht.O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3" svg:width="10.588cm" svg:height="8.056cm" svg:x="9.246cm" svg:y="0.091cm">
            <draw:object draw:notify-on-update-of-ranges="Übersicht.A3:Übersicht.A8 Übersicht.B2:Übersicht.B2 Übersicht.B3:Übersicht.B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3"/>
        <table:table-column table:style-name="co3" table:default-cell-style-name="ce53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column table:style-name="co9" table:default-cell-style-name="ce49"/>
        <table:table-column table:style-name="co10" table:default-cell-style-name="ce53"/>
        <table:table-column table:style-name="co3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1">
          <table:table-cell table:style-name="ce46" office:value-type="string" calcext:value-type="string">
            <text:p>Kontostände</text:p>
          </table:table-cell>
          <table:table-cell table:style-name="Default" table:number-columns-repeated="2"/>
          <table:table-cell table:number-columns-repeated="5"/>
          <table:table-cell table:style-name="ce46" office:value-type="string" calcext:value-type="string">
            <text:p>Monat</text:p>
          </table:table-cell>
          <table:table-cell table:number-columns-repeated="4"/>
          <table:table-cell table:style-name="ce46" office:value-type="string" calcext:value-type="string">
            <text:p>SZB</text:p>
          </table:table-cell>
          <table:table-cell table:number-columns-repeated="12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Johannes Bank</text:p>
          </table:table-cell>
          <table:table-cell table:style-name="Default" table:formula="of:=SUM([$'Johannes Bank'.C2])" office:value-type="float" office:value="-4470.12" calcext:value-type="float">
            <text:p>-4470,12</text:p>
          </table:table-cell>
          <table:table-cell table:style-name="Default"/>
          <table:table-cell table:number-columns-repeated="10"/>
          <table:table-cell office:value-type="string" calcext:value-type="string">
            <text:p>Geld auf der Bank:</text:p>
          </table:table-cell>
          <table:table-cell table:style-name="ce53" table:formula="of:=[.B15]" office:value-type="float" office:value="233252.115686099" calcext:value-type="float">
            <text:p>233.252,12</text:p>
          </table:table-cell>
          <table:table-cell table:number-columns-repeated="3"/>
          <table:table-cell office:value-type="string" calcext:value-type="string">
            <text:p>Gesamt:</text:p>
          </table:table-cell>
          <table:table-cell table:style-name="ce53" table:formula="of:=[.T3]+[.T4]" office:value-type="float" office:value="211360.935686099" calcext:value-type="float">
            <text:p>211.360,94</text:p>
          </table:table-cell>
          <table:table-cell table:style-name="ce53" table:number-columns-repeated="3"/>
          <table:table-cell table:number-columns-repeated="3"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Gesamt</text:p>
          </table:table-cell>
          <table:table-cell table:number-columns-repeated="2"/>
          <table:table-cell table:style-name="ce53" table:formula="of:=SUM([.AJ4:.AJ5000])" office:value-type="float" office:value="84924.68" calcext:value-type="float">
            <text:p>84.924,68</text:p>
          </table:table-cell>
        </table:table-row>
        <table:table-row table:style-name="ro3">
          <table:table-cell office:value-type="string" calcext:value-type="string">
            <text:p>Jojo</text:p>
          </table:table-cell>
          <table:table-cell table:formula="of:=[$Jojo.C2]" office:value-type="float" office:value="107838.844752211" calcext:value-type="float">
            <text:p>107.838,84</text:p>
          </table:table-cell>
          <table:table-cell table:style-name="Default"/>
          <table:table-cell table:number-columns-repeated="5"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ar/Ist:,Sonst:</text:p>
          </table:table-cell>
          <table:table-cell table:number-columns-repeated="2"/>
          <table:table-cell office:value-type="string" calcext:value-type="string">
            <text:p>Bargeld gesamt</text:p>
          </table:table-cell>
          <table:table-cell table:style-name="ce53" table:formula="of:=[.AB4]-[.B20]+[.AB5]" office:value-type="float" office:value="42855.65" calcext:value-type="float">
            <text:p>42.855,65</text:p>
          </table:table-cell>
          <table:table-cell/>
          <table:table-cell table:style-name="ce55" office:value-type="string" calcext:value-type="string">
            <text:p>Rückerstattung</text:p>
          </table:table-cell>
          <table:table-cell/>
          <table:table-cell office:value-type="string" calcext:value-type="string">
            <text:p>Altgeldersatz Gesamt</text:p>
          </table:table-cell>
          <table:table-cell table:style-name="ce53" table:formula="of:=[.C20]" office:value-type="float" office:value="121000" calcext:value-type="float">
            <text:p>121.000,00</text:p>
          </table:table-cell>
          <table:table-cell table:style-name="ce53" table:number-columns-repeated="3"/>
          <table:table-cell table:number-columns-repeated="3"/>
          <table:table-cell table:style-name="ce18" office:value-type="string" calcext:value-type="string">
            <text:p>Gelddruck</text:p>
          </table:table-cell>
          <table:table-cell table:style-name="Default"/>
          <table:table-cell table:number-columns-repeated="3"/>
          <table:table-cell table:style-name="ce18" office:value-type="string" calcext:value-type="string">
            <text:p>Bankzählung</text:p>
          </table:table-cell>
          <table:table-cell table:formula="of:=SUM([.AG4:.AG5000])" office:value-type="float" office:value="84919.63" calcext:value-type="float">
            <text:p>84.919,63</text:p>
          </table:table-cell>
          <table:table-cell/>
          <table:table-cell office:value-type="string" calcext:value-type="string">
            <text:p>Zweitzählung</text:p>
          </table:table-cell>
          <table:table-cell office:value-type="string" calcext:value-type="string">
            <text:p>Endgültig</text:p>
          </table:table-cell>
        </table:table-row>
        <table:table-row table:style-name="ro2">
          <table:table-cell office:value-type="string" calcext:value-type="string">
            <text:p>Polizei</text:p>
          </table:table-cell>
          <table:table-cell table:formula="of:=[$Polizei.C2]" office:value-type="float" office:value="18833.7091574994" calcext:value-type="float">
            <text:p>18.833,71</text:p>
          </table:table-cell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ld digital auf der Bank</text:p>
          </table:table-cell>
          <table:table-cell table:style-name="ce53" table:formula="of:=[.B15]-[.B16]" office:value-type="float" office:value="201360.935686099" calcext:value-type="float">
            <text:p>201.360,94</text:p>
          </table:table-cell>
          <table:table-cell table:number-columns-repeated="3"/>
          <table:table-cell office:value-type="string" calcext:value-type="string">
            <text:p>Zinsrückerstattung Gesamt</text:p>
          </table:table-cell>
          <table:table-cell table:formula="of:=SUM([.T6:.T10000])" office:value-type="float" office:value="90360.9356860989" calcext:value-type="float">
            <text:p>90360,9356860989</text:p>
          </table:table-cell>
          <table:table-cell table:number-columns-repeated="6"/>
          <table:table-cell table:style-name="Default" office:value-type="string" calcext:value-type="string">
            <text:p>Gedruckt Gesamt</text:p>
          </table:table-cell>
          <table:table-cell table:style-name="Default" table:formula="of:=SUM([.AB7:.AB10000])" office:value-type="float" office:value="153855.65" calcext:value-type="float">
            <text:p>153855,65</text:p>
          </table:table-cell>
          <table:table-cell table:number-columns-repeated="4"/>
          <table:table-cell office:value-type="float" office:value="2200" calcext:value-type="float">
            <text:p>2.200,00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2200" calcext:value-type="float">
            <text:p>2.200,00</text:p>
          </table:table-cell>
        </table:table-row>
        <table:table-row table:style-name="ro2">
          <table:table-cell office:value-type="string" calcext:value-type="string">
            <text:p>Elisa</text:p>
          </table:table-cell>
          <table:table-cell table:formula="of:=[$Elisa.C2]" office:value-type="float" office:value="12555.0540357246" calcext:value-type="float">
            <text:p>12.555,05</text:p>
          </table:table-cell>
          <table:table-cell table:style-name="Default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ld gesamt</text:p>
          </table:table-cell>
          <table:table-cell table:style-name="ce53" table:formula="of:=[.AB4]-[.B20]+[.T2]" office:value-type="float" office:value="244216.585686099" calcext:value-type="float">
            <text:p>244.216,59</text:p>
          </table:table-cell>
          <table:table-cell/>
          <table:table-cell table:formula="of:=[$'Johannes Bank'.$L$5]" office:value-type="string" office:string-value="Monat" calcext:value-type="string">
            <text:p>Monat</text:p>
          </table:table-cell>
          <table:table-cell table:formula="of:=[$'Johannes Bank'.$M$5]" office:value-type="string" office:string-value="Jahr" calcext:value-type="string">
            <text:p>Jahr</text:p>
          </table:table-cell>
          <table:table-cell/>
          <table:table-cell office:value-type="string" calcext:value-type="string">
            <text:p>Zinsrückerstattung</text:p>
          </table:table-cell>
          <table:table-cell table:number-columns-repeated="6"/>
          <table:table-cell table:style-name="Default" office:value-type="string" calcext:value-type="string">
            <text:p>Nachgedruckt</text:p>
          </table:table-cell>
          <table:table-cell table:formula="of:=SUM([.AB10:.AB10000])" office:value-type="float" office:value="10000" calcext:value-type="float">
            <text:p>10.000,00</text:p>
          </table:table-cell>
          <table:table-cell table:number-columns-repeated="4"/>
          <table:table-cell office:value-type="float" office:value="1100" calcext:value-type="float">
            <text:p>1.100,0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53" office:value-type="float" office:value="1100" calcext:value-type="float">
            <text:p>1.100,00</text:p>
          </table:table-cell>
        </table:table-row>
        <table:table-row table:style-name="ro2">
          <table:table-cell office:value-type="string" calcext:value-type="string">
            <text:p>TSSK</text:p>
          </table:table-cell>
          <table:table-cell table:formula="of:=[$TSSK.C2]" office:value-type="float" office:value="74259.0172155063" calcext:value-type="float">
            <text:p>74.259,02</text:p>
          </table:table-cell>
          <table:table-cell table:style-name="Default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6]" office:value-type="float" office:value="2" calcext:value-type="float">
            <text:p>2</text:p>
          </table:table-cell>
          <table:table-cell table:formula="of:=[$'Johannes Bank'.$M$6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6]" office:value-type="float" office:value="1419.9702" calcext:value-type="float">
            <text:p>1.419,97</text:p>
          </table:table-cell>
          <table:table-cell table:style-name="ce53" table:number-columns-repeated="3"/>
          <table:table-cell table:number-columns-repeated="3"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Betrag</text:p>
          </table:table-cell>
          <table:table-cell table:number-columns-repeated="4"/>
          <table:table-cell office:value-type="float" office:value="6000" calcext:value-type="float">
            <text:p>6.000,00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53" office:value-type="float" office:value="6000" calcext:value-type="float">
            <text:p>6.000,00</text:p>
          </table:table-cell>
        </table:table-row>
        <table:table-row table:style-name="ro2">
          <table:table-cell office:value-type="string" calcext:value-type="string">
            <text:p>Papa</text:p>
          </table:table-cell>
          <table:table-cell table:formula="of:=[$Papa.C2]" office:value-type="float" office:value="13735.2883870562" calcext:value-type="float">
            <text:p>13.735,29</text:p>
          </table:table-cell>
          <table:table-cell table:style-name="Default"/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geld außerhalb der Bank</text:p>
          </table:table-cell>
          <table:table-cell table:formula="of:=[.O3]-[.B16]" office:value-type="float" office:value="10964.4700000001" calcext:value-type="float">
            <text:p>10964,4700000001</text:p>
          </table:table-cell>
          <table:table-cell/>
          <table:table-cell table:formula="of:=[$'Johannes Bank'.$L$7]" office:value-type="float" office:value="3" calcext:value-type="float">
            <text:p>3</text:p>
          </table:table-cell>
          <table:table-cell table:formula="of:=[$'Johannes Bank'.$M$7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7]" office:value-type="float" office:value="1489.586778" calcext:value-type="float">
            <text:p>1.489,59</text:p>
          </table:table-cell>
          <table:table-cell table:style-name="ce53" table:number-columns-repeated="3"/>
          <table:table-cell table:number-columns-repeated="3"/>
          <table:table-cell office:value-type="date" office:date-value="2021-04-17" calcext:value-type="date">
            <text:p>17.04.21</text:p>
          </table:table-cell>
          <table:table-cell office:value-type="float" office:value="780.97" calcext:value-type="float">
            <text:p>780,97</text:p>
          </table:table-cell>
          <table:table-cell office:value-type="string" calcext:value-type="string">
            <text:p>Anfang</text:p>
          </table:table-cell>
          <table:table-cell table:number-columns-repeated="3"/>
          <table:table-cell office:value-type="float" office:value="6000" calcext:value-type="float">
            <text:p>6.000,00</text:p>
          </table:table-cell>
          <table:table-cell/>
          <table:table-cell table:number-columns-repeated="2" table:style-name="ce53" office:value-type="float" office:value="6000" calcext:value-type="float">
            <text:p>6.000,00</text:p>
          </table:table-cell>
        </table:table-row>
        <table:table-row table:style-name="ro2">
          <table:table-cell table:style-name="ce16" office:value-type="float" office:value="315323" calcext:value-type="float">
            <text:p>315323</text:p>
          </table:table-cell>
          <table:table-cell table:formula="of:=[$'315323'.C2]" office:value-type="float" office:value="10500.3221381011" calcext:value-type="float">
            <text:p>10.500,32</text:p>
          </table:table-cell>
          <table:table-cell table:style-name="Default"/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8]" office:value-type="float" office:value="4" calcext:value-type="float">
            <text:p>4</text:p>
          </table:table-cell>
          <table:table-cell table:formula="of:=[$'Johannes Bank'.$M$8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8]" office:value-type="float" office:value="3841.40836382" calcext:value-type="float">
            <text:p>3.841,41</text:p>
          </table:table-cell>
          <table:table-cell table:style-name="ce53" table:number-columns-repeated="3"/>
          <table:table-cell table:number-columns-repeated="3"/>
          <table:table-cell office:value-type="date" office:date-value="2021-04-17" calcext:value-type="date">
            <text:p>17.04.21</text:p>
          </table:table-cell>
          <table:table-cell office:value-type="float" office:value="84924.68" calcext:value-type="float">
            <text:p>84.924,68</text:p>
          </table:table-cell>
          <table:table-cell office:value-type="string" calcext:value-type="string">
            <text:p>Anfang</text:p>
          </table:table-cell>
          <table:table-cell table:number-columns-repeated="3"/>
          <table:table-cell office:value-type="float" office:value="6400" calcext:value-type="float">
            <text:p>6.400,00</text:p>
          </table:table-cell>
          <table:table-cell/>
          <table:table-cell table:number-columns-repeated="2" table:style-name="ce53" office:value-type="float" office:value="6400" calcext:value-type="float">
            <text:p>6.400,00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9]" office:value-type="float" office:value="5" calcext:value-type="float">
            <text:p>5</text:p>
          </table:table-cell>
          <table:table-cell table:formula="of:=[$'Johannes Bank'.$M$9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9]" office:value-type="float" office:value="6334.9498438138" calcext:value-type="float">
            <text:p>6.334,95</text:p>
          </table:table-cell>
          <table:table-cell table:style-name="ce53" table:number-columns-repeated="3"/>
          <table:table-cell table:number-columns-repeated="3"/>
          <table:table-cell office:value-type="date" office:date-value="2021-04-17" calcext:value-type="date">
            <text:p>17.04.21</text:p>
          </table:table-cell>
          <table:table-cell office:value-type="float" office:value="58150" calcext:value-type="float">
            <text:p>58.150,00</text:p>
          </table:table-cell>
          <table:table-cell office:value-type="string" calcext:value-type="string">
            <text:p>Anfang</text:p>
          </table:table-cell>
          <table:table-cell table:number-columns-repeated="3"/>
          <table:table-cell office:value-type="float" office:value="4500" calcext:value-type="float">
            <text:p>4.500,00</text:p>
          </table:table-cell>
          <table:table-cell office:value-type="float" office:value="500" calcext:value-type="float">
            <text:p>500</text:p>
          </table:table-cell>
          <table:table-cell table:number-columns-repeated="2" table:style-name="ce53" office:value-type="float" office:value="4500" calcext:value-type="float">
            <text:p>4.500,00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10]" office:value-type="float" office:value="6" calcext:value-type="float">
            <text:p>6</text:p>
          </table:table-cell>
          <table:table-cell table:formula="of:=[$'Johannes Bank'.$M$10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10]" office:value-type="float" office:value="6603.43711344239" calcext:value-type="float">
            <text:p>6.603,44</text:p>
          </table:table-cell>
          <table:table-cell table:style-name="ce53" table:number-columns-repeated="3"/>
          <table:table-cell table:number-columns-repeated="3"/>
          <table:table-cell office:value-type="date" office:date-value="2021-05-17" calcext:value-type="date">
            <text:p>17.05.21</text:p>
          </table:table-cell>
          <table:table-cell office:value-type="float" office:value="10000" calcext:value-type="float">
            <text:p>10.000,00</text:p>
          </table:table-cell>
          <table:table-cell table:number-columns-repeated="4"/>
          <table:table-cell office:value-type="float" office:value="280" calcext:value-type="float">
            <text:p>28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295" calcext:value-type="float">
            <text:p>295,00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11]" office:value-type="float" office:value="7" calcext:value-type="float">
            <text:p>7</text:p>
          </table:table-cell>
          <table:table-cell table:formula="of:=[$'Johannes Bank'.$M$11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11]" office:value-type="float" office:value="6840.62097654591" calcext:value-type="float">
            <text:p>6.840,62</text:p>
          </table:table-cell>
          <table:table-cell table:style-name="ce53" table:number-columns-repeated="3"/>
          <table:table-cell table:number-columns-repeated="9"/>
          <table:table-cell table:style-name="Default" office:value-type="float" office:value="10" calcext:value-type="float">
            <text:p>10</text:p>
          </table:table-cell>
          <table:table-cell/>
          <table:table-cell table:style-name="ce53"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12]" office:value-type="float" office:value="8" calcext:value-type="float">
            <text:p>8</text:p>
          </table:table-cell>
          <table:table-cell table:formula="of:=[$'Johannes Bank'.$M$12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12]" office:value-type="float" office:value="7151.73731917149" calcext:value-type="float">
            <text:p>7.151,74</text:p>
          </table:table-cell>
          <table:table-cell table:style-name="ce53" table:number-columns-repeated="3"/>
          <table:table-cell table:number-columns-repeated="5"/>
          <table:table-cell office:value-type="string" calcext:value-type="string">
            <text:p><text:s text:c="3"/></text:p>
          </table:table-cell>
          <table:table-cell table:number-columns-repeated="3"/>
          <table:table-cell office:value-type="float" office:value="400" calcext:value-type="float">
            <text:p>40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3" office:value-type="float" office:value="520" calcext:value-type="float">
            <text:p>520,00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oll:0</text:p>
          </table:table-cell>
          <table:table-cell/>
          <table:table-cell table:formula="of:=[$'Johannes Bank'.$L$13]" office:value-type="float" office:value="9" calcext:value-type="float">
            <text:p>9</text:p>
          </table:table-cell>
          <table:table-cell table:formula="of:=[$'Johannes Bank'.$M$13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13]" office:value-type="float" office:value="7455.36835870678" calcext:value-type="float">
            <text:p>7.455,37</text:p>
          </table:table-cell>
          <table:table-cell table:style-name="ce53" table:number-columns-repeated="3"/>
          <table:table-cell table:number-columns-repeated="9"/>
          <table:table-cell office:value-type="float" office:value="120" calcext:value-type="float">
            <text:p>120,00</text:p>
          </table:table-cell>
          <table:table-cell/>
          <table:table-cell table:style-name="ce53" table:number-columns-repeated="2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Überprüfungen</text:p>
          </table:table-cell>
          <table:table-cell table:style-name="ce8" table:formula="of:=[.O3]+[.O4]-[.O5]" office:value-type="float" office:value="0" calcext:value-type="float">
            <text:p>0</text:p>
          </table:table-cell>
          <table:table-cell/>
          <table:table-cell table:formula="of:=[$'Johannes Bank'.$L$14]" office:value-type="float" office:value="10" calcext:value-type="float">
            <text:p>10</text:p>
          </table:table-cell>
          <table:table-cell table:formula="of:=[$'Johannes Bank'.$M$14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14]" office:value-type="float" office:value="7772.92363892247" calcext:value-type="float">
            <text:p>7.772,92</text:p>
          </table:table-cell>
          <table:table-cell table:style-name="ce53" table:number-columns-repeated="3"/>
          <table:table-cell table:number-columns-repeated="9"/>
          <table:table-cell office:value-type="float" office:value="820" calcext:value-type="float">
            <text:p>820,0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53" office:value-type="float" office:value="820" calcext:value-type="float">
            <text:p>820,00</text:p>
          </table:table-cell>
        </table:table-row>
        <table:table-row table:style-name="ro2">
          <table:table-cell office:value-type="string" calcext:value-type="string">
            <text:p>auf der Bank</text:p>
          </table:table-cell>
          <table:table-cell table:formula="of:=SUM([.B2:.B13])" office:value-type="float" office:value="233252.115686099" calcext:value-type="float">
            <text:p>233.252,12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15]" office:value-type="float" office:value="11" calcext:value-type="float">
            <text:p>11</text:p>
          </table:table-cell>
          <table:table-cell table:formula="of:=[$'Johannes Bank'.$M$15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15]" office:value-type="float" office:value="8113.15856067732" calcext:value-type="float">
            <text:p>8.113,16</text:p>
          </table:table-cell>
          <table:table-cell table:style-name="ce53" table:number-columns-repeated="3"/>
          <table:table-cell table:number-columns-repeated="9"/>
          <table:table-cell office:value-type="float" office:value="38" calcext:value-type="float">
            <text:p>38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38" calcext:value-type="float">
            <text:p>38,00</text:p>
          </table:table-cell>
        </table:table-row>
        <table:table-row table:style-name="ro2">
          <table:table-cell office:value-type="string" calcext:value-type="string">
            <text:p>davon Bar</text:p>
          </table:table-cell>
          <table:table-cell table:formula="of:=[.B15]-[.T2]+[.AB5]" office:value-type="float" office:value="31891.1799999999" calcext:value-type="float">
            <text:p>31.891,18</text:p>
          </table:table-cell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5]-[.O4]-[.B16]" office:value-type="float" office:value="0" calcext:value-type="float">
            <text:p>0</text:p>
          </table:table-cell>
          <table:table-cell/>
          <table:table-cell table:formula="of:=[$'Johannes Bank'.$L$16]" office:value-type="float" office:value="12" calcext:value-type="float">
            <text:p>12</text:p>
          </table:table-cell>
          <table:table-cell table:formula="of:=[$'Johannes Bank'.$M$16]" office:value-type="float" office:value="2021" calcext:value-type="float">
            <text:p>2021</text:p>
          </table:table-cell>
          <table:table-cell table:style-name="ce56"/>
          <table:table-cell table:style-name="ce53" table:formula="of:=[$'Johannes Bank'.$O$16]" office:value-type="float" office:value="8451.04303205848" calcext:value-type="float">
            <text:p>8.451,04</text:p>
          </table:table-cell>
          <table:table-cell table:style-name="ce53" table:number-columns-repeated="3"/>
          <table:table-cell table:number-columns-repeated="9"/>
          <table:table-cell office:value-type="float" office:value="28" calcext:value-type="float">
            <text:p>28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28" calcext:value-type="float">
            <text:p>28,00</text:p>
          </table:table-cell>
        </table:table-row>
        <table:table-row table:style-name="ro2">
          <table:table-cell office:value-type="string" calcext:value-type="string">
            <text:p>Anteil Bar</text:p>
          </table:table-cell>
          <table:table-cell table:style-name="ce7" table:formula="of:=[.B16]/[.B15]" office:value-type="float" office:value="0.136724076033324" calcext:value-type="float">
            <text:p><text:s/>1/7</text:p>
          </table:table-cell>
          <table:table-cell table:style-name="ce12" table:formula="of:=[.B16]/[.B15]" office:value-type="percentage" office:value="0.136724076033324" calcext:value-type="percentage">
            <text:p>13,7 %</text:p>
          </table:table-cell>
          <table:table-cell table:style-name="ce13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5]-[.T4]-[.C20]+[.AB5]-[.B16]" office:value-type="float" office:value="0.000000000152795109897852" calcext:value-type="float">
            <text:p>1,52795109897852E-10</text:p>
          </table:table-cell>
          <table:table-cell/>
          <table:table-cell table:formula="of:=[$'Johannes Bank'.$L$17]" office:value-type="float" office:value="1" calcext:value-type="float">
            <text:p>1</text:p>
          </table:table-cell>
          <table:table-cell table:formula="of:=[$'Johannes Bank'.$M$17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17]" office:value-type="float" office:value="-474.86535357242" calcext:value-type="float">
            <text:p>-474,87</text:p>
          </table:table-cell>
          <table:table-cell table:style-name="ce53" table:number-columns-repeated="3"/>
          <table:table-cell table:number-columns-repeated="9"/>
          <table:table-cell office:value-type="float" office:value="14" calcext:value-type="float">
            <text:p>14,00</text:p>
          </table:table-cell>
          <table:table-cell office:value-type="float" office:value="0.5" calcext:value-type="float">
            <text:p>0,5</text:p>
          </table:table-cell>
          <table:table-cell table:number-columns-repeated="2" table:style-name="ce53" office:value-type="float" office:value="14" calcext:value-type="float">
            <text:p>14,00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18]" office:value-type="float" office:value="2" calcext:value-type="float">
            <text:p>2</text:p>
          </table:table-cell>
          <table:table-cell table:formula="of:=[$'Johannes Bank'.$M$18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18]" office:value-type="float" office:value="-418.272661316735" calcext:value-type="float">
            <text:p>-418,27</text:p>
          </table:table-cell>
          <table:table-cell table:style-name="ce53" table:number-columns-repeated="3"/>
          <table:table-cell table:number-columns-repeated="9"/>
          <table:table-cell office:value-type="float" office:value="4.4" calcext:value-type="float">
            <text:p>4,40</text:p>
          </table:table-cell>
          <table:table-cell office:value-type="float" office:value="0.2" calcext:value-type="float">
            <text:p>0,2</text:p>
          </table:table-cell>
          <table:table-cell table:number-columns-repeated="2" table:style-name="ce53" office:value-type="float" office:value="4.4" calcext:value-type="float">
            <text:p>4,40</text:p>
          </table:table-cell>
        </table:table-row>
        <table:table-row table:style-name="ro2">
          <table:table-cell office:value-type="string" calcext:value-type="string">
            <text:p>Gesamt:</text:p>
          </table:table-cell>
          <table:table-cell table:style-name="ce16" office:value-type="string" calcext:value-type="string">
            <text:p>Weggeschmissen</text:p>
          </table:table-cell>
          <table:table-cell table:style-name="Default" office:value-type="string" calcext:value-type="string">
            <text:p>Erstattet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19]" office:value-type="float" office:value="3" calcext:value-type="float">
            <text:p>3</text:p>
          </table:table-cell>
          <table:table-cell table:formula="of:=[$'Johannes Bank'.$M$19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19]" office:value-type="float" office:value="-356.565264468367" calcext:value-type="float">
            <text:p>-356,57</text:p>
          </table:table-cell>
          <table:table-cell table:style-name="ce53" table:number-columns-repeated="3"/>
          <table:table-cell table:number-columns-repeated="9"/>
          <table:table-cell office:value-type="float" office:value="2.5" calcext:value-type="float">
            <text:p>2,50</text:p>
          </table:table-cell>
          <table:table-cell office:value-type="float" office:value="0.1" calcext:value-type="float">
            <text:p>0,1</text:p>
          </table:table-cell>
          <table:table-cell table:number-columns-repeated="2" table:style-name="ce53" office:value-type="float" office:value="2.5" calcext:value-type="float">
            <text:p>2,50</text:p>
          </table:table-cell>
        </table:table-row>
        <table:table-row table:style-name="ro5">
          <table:table-cell table:style-name="ce3" office:value-type="string" calcext:value-type="string">
            <text:p>Geld weggeschmissen:</text:p>
          </table:table-cell>
          <table:table-cell table:formula="of:=SUM([.B22:.B5000])" office:value-type="float" office:value="121000" calcext:value-type="float">
            <text:p>121.000,00</text:p>
          </table:table-cell>
          <table:table-cell table:formula="of:=[.B20]" office:value-type="float" office:value="121000" calcext:value-type="float">
            <text:p>121.000,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0]" office:value-type="float" office:value="4" calcext:value-type="float">
            <text:p>4</text:p>
          </table:table-cell>
          <table:table-cell table:formula="of:=[$'Johannes Bank'.$M$20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20]" office:value-type="float" office:value="-289.177893283725" calcext:value-type="float">
            <text:p>-289,18</text:p>
          </table:table-cell>
          <table:table-cell table:style-name="ce53" table:number-columns-repeated="3"/>
          <table:table-cell table:number-columns-repeated="9"/>
          <table:table-cell office:value-type="float" office:value="1.65" calcext:value-type="float">
            <text:p>1,65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53" office:value-type="float" office:value="1.7" calcext:value-type="float">
            <text:p>1,70</text:p>
          </table:table-cell>
        </table:table-row>
        <table:table-row table:style-name="ro2">
          <table:table-cell office:value-type="string" calcext:value-type="string">
            <text:p>Datum</text:p>
          </table:table-cell>
          <table:table-cell table:style-name="Default" office:value-type="string" calcext:value-type="string">
            <text:p>Meng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1]" office:value-type="float" office:value="5" calcext:value-type="float">
            <text:p>5</text:p>
          </table:table-cell>
          <table:table-cell table:formula="of:=[$'Johannes Bank'.$M$21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21]" office:value-type="float" office:value="-215.476982433276" calcext:value-type="float">
            <text:p>-215,48</text:p>
          </table:table-cell>
          <table:table-cell table:style-name="ce53" table:number-columns-repeated="3"/>
          <table:table-cell table:number-columns-repeated="9"/>
          <table:table-cell office:value-type="float" office:value="0.64" calcext:value-type="float">
            <text:p>,64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53" office:value-type="float" office:value="0.64" calcext:value-type="float">
            <text:p>,64</text:p>
          </table:table-cell>
        </table:table-row>
        <table:table-row table:style-name="ro2">
          <table:table-cell table:style-name="ce49" office:value-type="date" office:date-value="2021-04-16" calcext:value-type="date">
            <text:p>16.04.21</text:p>
          </table:table-cell>
          <table:table-cell office:value-type="float" office:value="58000" calcext:value-type="float">
            <text:p>58.000,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2]" office:value-type="float" office:value="6" calcext:value-type="float">
            <text:p>6</text:p>
          </table:table-cell>
          <table:table-cell table:formula="of:=[$'Johannes Bank'.$M$22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22]" office:value-type="float" office:value="-134.751744553694" calcext:value-type="float">
            <text:p>-134,75</text:p>
          </table:table-cell>
          <table:table-cell table:style-name="ce53" table:number-columns-repeated="3"/>
          <table:table-cell table:number-columns-repeated="9"/>
          <table:table-cell office:value-type="float" office:value="0.44" calcext:value-type="float">
            <text:p>,44</text:p>
          </table:table-cell>
          <table:table-cell office:value-type="float" office:value="0.01" calcext:value-type="float">
            <text:p>0,01</text:p>
          </table:table-cell>
          <table:table-cell table:number-columns-repeated="2" table:style-name="ce53" office:value-type="float" office:value="0.44" calcext:value-type="float">
            <text:p>,44</text:p>
          </table:table-cell>
        </table:table-row>
        <table:table-row table:style-name="ro2">
          <table:table-cell table:style-name="ce49" office:value-type="date" office:date-value="2021-04-17" calcext:value-type="date">
            <text:p>17.04.21</text:p>
          </table:table-cell>
          <table:table-cell office:value-type="float" office:value="150" calcext:value-type="float">
            <text:p>150,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3]" office:value-type="float" office:value="7" calcext:value-type="float">
            <text:p>7</text:p>
          </table:table-cell>
          <table:table-cell table:formula="of:=[$'Johannes Bank'.$M$23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23]" office:value-type="float" office:value="-48.8955102725558" calcext:value-type="float">
            <text:p>-48,90</text:p>
          </table:table-cell>
          <table:table-cell table:style-name="ce53" table:number-columns-repeated="3"/>
          <table:table-cell table:number-columns-repeated="9"/>
          <table:table-cell office:value-type="float" office:value="57000" calcext:value-type="float">
            <text:p>57.000,0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53" office:value-type="float" office:value="57000" calcext:value-type="float">
            <text:p>57.000,00</text:p>
          </table:table-cell>
        </table:table-row>
        <table:table-row table:style-name="ro2">
          <table:table-cell table:style-name="ce49" office:value-type="date" office:date-value="2021-04-18" calcext:value-type="date">
            <text:p>18.04.21</text:p>
          </table:table-cell>
          <table:table-cell office:value-type="float" office:value="57000" calcext:value-type="float">
            <text:p>57.000,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4]" office:value-type="float" office:value="8" calcext:value-type="float">
            <text:p>8</text:p>
          </table:table-cell>
          <table:table-cell table:formula="of:=[$'Johannes Bank'.$M$24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24]" office:value-type="float" office:value="48.3852993884413" calcext:value-type="float">
            <text:p>48,39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style-name="ce49" office:value-type="date" office:date-value="2021-04-18" calcext:value-type="date">
            <text:p>18.04.21</text:p>
          </table:table-cell>
          <table:table-cell office:value-type="float" office:value="2400" calcext:value-type="float">
            <text:p>2.400,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5]" office:value-type="float" office:value="9" calcext:value-type="float">
            <text:p>9</text:p>
          </table:table-cell>
          <table:table-cell table:formula="of:=[$'Johannes Bank'.$M$25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25]" office:value-type="float" office:value="155.394915852488" calcext:value-type="float">
            <text:p>155,39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style-name="ce49" office:value-type="date" office:date-value="2021-04-18" calcext:value-type="date">
            <text:p>18.04.21</text:p>
          </table:table-cell>
          <table:table-cell office:value-type="float" office:value="2000" calcext:value-type="float">
            <text:p>2.000,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6]" office:value-type="float" office:value="10" calcext:value-type="float">
            <text:p>10</text:p>
          </table:table-cell>
          <table:table-cell table:formula="of:=[$'Johannes Bank'.$M$26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26]" office:value-type="float" office:value="273.269757596066" calcext:value-type="float">
            <text:p>273,27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style-name="ce49" office:value-type="date" office:date-value="2021-04-18" calcext:value-type="date">
            <text:p>18.04.21</text:p>
          </table:table-cell>
          <table:table-cell office:value-type="float" office:value="100" calcext:value-type="float">
            <text:p>100,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7]" office:value-type="float" office:value="11" calcext:value-type="float">
            <text:p>11</text:p>
          </table:table-cell>
          <table:table-cell table:formula="of:=[$'Johannes Bank'.$M$27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27]" office:value-type="float" office:value="404.29054285047" calcext:value-type="float">
            <text:p>404,29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style-name="ce49" office:value-type="date" office:date-value="2021-04-18" calcext:value-type="date">
            <text:p>18.04.21</text:p>
          </table:table-cell>
          <table:table-cell office:value-type="float" office:value="500" calcext:value-type="float">
            <text:p>500,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8]" office:value-type="float" office:value="12" calcext:value-type="float">
            <text:p>12</text:p>
          </table:table-cell>
          <table:table-cell table:formula="of:=[$'Johannes Bank'.$M$28]" office:value-type="float" office:value="2022" calcext:value-type="float">
            <text:p>2022</text:p>
          </table:table-cell>
          <table:table-cell table:style-name="ce56"/>
          <table:table-cell table:style-name="ce53" table:formula="of:=[$'Johannes Bank'.$O$28]" office:value-type="float" office:value="547.896843177767" calcext:value-type="float">
            <text:p>547,9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style-name="ce49" office:value-type="date" office:date-value="2021-04-18" calcext:value-type="date">
            <text:p>18.04.21</text:p>
          </table:table-cell>
          <table:table-cell office:value-type="float" office:value="380" calcext:value-type="float">
            <text:p>380,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29]" office:value-type="float" office:value="1" calcext:value-type="float">
            <text:p>1</text:p>
          </table:table-cell>
          <table:table-cell table:formula="of:=[$'Johannes Bank'.$M$29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29]" office:value-type="float" office:value="706.724427763892" calcext:value-type="float">
            <text:p>706,72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style-name="ce49" office:value-type="date" office:date-value="2021-04-18" calcext:value-type="date">
            <text:p>18.04.21</text:p>
          </table:table-cell>
          <table:table-cell office:value-type="float" office:value="290" calcext:value-type="float">
            <text:p>290,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0]" office:value-type="float" office:value="2" calcext:value-type="float">
            <text:p>2</text:p>
          </table:table-cell>
          <table:table-cell table:formula="of:=[$'Johannes Bank'.$M$30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0]" office:value-type="float" office:value="882.615699775963" calcext:value-type="float">
            <text:p>882,62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style-name="ce49" office:value-type="date" office:date-value="2021-04-18" calcext:value-type="date">
            <text:p>18.04.21</text:p>
          </table:table-cell>
          <table:table-cell office:value-type="float" office:value="180" calcext:value-type="float">
            <text:p>180,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1]" office:value-type="float" office:value="3" calcext:value-type="float">
            <text:p>3</text:p>
          </table:table-cell>
          <table:table-cell table:formula="of:=[$'Johannes Bank'.$M$31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1]" office:value-type="float" office:value="1077.65383578146" calcext:value-type="float">
            <text:p>1.077,65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2]" office:value-type="float" office:value="4" calcext:value-type="float">
            <text:p>4</text:p>
          </table:table-cell>
          <table:table-cell table:formula="of:=[$'Johannes Bank'.$M$32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2]" office:value-type="float" office:value="1294.19605641192" calcext:value-type="float">
            <text:p>1.294,2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3]" office:value-type="float" office:value="5" calcext:value-type="float">
            <text:p>5</text:p>
          </table:table-cell>
          <table:table-cell table:formula="of:=[$'Johannes Bank'.$M$33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3]" office:value-type="float" office:value="1534.91165999029" calcext:value-type="float">
            <text:p>1.534,91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4]" office:value-type="float" office:value="6" calcext:value-type="float">
            <text:p>6</text:p>
          </table:table-cell>
          <table:table-cell table:formula="of:=[$'Johannes Bank'.$M$34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4]" office:value-type="float" office:value="1802.82551535589" calcext:value-type="float">
            <text:p>1.802,83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5]" office:value-type="float" office:value="7" calcext:value-type="float">
            <text:p>7</text:p>
          </table:table-cell>
          <table:table-cell table:formula="of:=[$'Johannes Bank'.$M$35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5]" office:value-type="float" office:value="2101.36781309862" calcext:value-type="float">
            <text:p>2.101,37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6]" office:value-type="float" office:value="8" calcext:value-type="float">
            <text:p>8</text:p>
          </table:table-cell>
          <table:table-cell table:formula="of:=[$'Johannes Bank'.$M$36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6]" office:value-type="float" office:value="2434.43099272302" calcext:value-type="float">
            <text:p>2.434,43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7]" office:value-type="float" office:value="9" calcext:value-type="float">
            <text:p>9</text:p>
          </table:table-cell>
          <table:table-cell table:formula="of:=[$'Johannes Bank'.$M$37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7]" office:value-type="float" office:value="2806.43489919104" calcext:value-type="float">
            <text:p>2.806,43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8]" office:value-type="float" office:value="10" calcext:value-type="float">
            <text:p>10</text:p>
          </table:table-cell>
          <table:table-cell table:formula="of:=[$'Johannes Bank'.$M$38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8]" office:value-type="float" office:value="3222.40137847479" calcext:value-type="float">
            <text:p>3.222,4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$'Johannes Bank'.$L$39]" office:value-type="float" office:value="11" calcext:value-type="float">
            <text:p>11</text:p>
          </table:table-cell>
          <table:table-cell table:formula="of:=[$'Johannes Bank'.$M$39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39]" office:value-type="float" office:value="3688.03970121304" calcext:value-type="float">
            <text:p>3.688,04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0]" office:value-type="float" office:value="12" calcext:value-type="float">
            <text:p>12</text:p>
          </table:table-cell>
          <table:table-cell table:formula="of:=[$'Johannes Bank'.$M$40]" office:value-type="float" office:value="2023" calcext:value-type="float">
            <text:p>2023</text:p>
          </table:table-cell>
          <table:table-cell table:style-name="ce56"/>
          <table:table-cell table:style-name="ce53" table:formula="of:=[$'Johannes Bank'.$O$40]" office:value-type="float" office:value="4209.84440978891" calcext:value-type="float">
            <text:p>4.209,84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1]" office:value-type="float" office:value="1" calcext:value-type="float">
            <text:p>1</text:p>
          </table:table-cell>
          <table:table-cell table:formula="of:=[$'Johannes Bank'.$M$41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41]" office:value-type="float" office:value="-365.946837592996" calcext:value-type="float">
            <text:p>-365,95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2]" office:value-type="float" office:value="2" calcext:value-type="float">
            <text:p>2</text:p>
          </table:table-cell>
          <table:table-cell table:formula="of:=[$'Johannes Bank'.$M$42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42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3]" office:value-type="float" office:value="3" calcext:value-type="float">
            <text:p>3</text:p>
          </table:table-cell>
          <table:table-cell table:formula="of:=[$'Johannes Bank'.$M$43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43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4]" office:value-type="float" office:value="4" calcext:value-type="float">
            <text:p>4</text:p>
          </table:table-cell>
          <table:table-cell table:formula="of:=[$'Johannes Bank'.$M$44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44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5]" office:value-type="float" office:value="5" calcext:value-type="float">
            <text:p>5</text:p>
          </table:table-cell>
          <table:table-cell table:formula="of:=[$'Johannes Bank'.$M$45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45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6]" office:value-type="float" office:value="6" calcext:value-type="float">
            <text:p>6</text:p>
          </table:table-cell>
          <table:table-cell table:formula="of:=[$'Johannes Bank'.$M$46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46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7]" office:value-type="float" office:value="7" calcext:value-type="float">
            <text:p>7</text:p>
          </table:table-cell>
          <table:table-cell table:formula="of:=[$'Johannes Bank'.$M$47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47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8]" office:value-type="float" office:value="8" calcext:value-type="float">
            <text:p>8</text:p>
          </table:table-cell>
          <table:table-cell table:formula="of:=[$'Johannes Bank'.$M$48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48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49]" office:value-type="float" office:value="9" calcext:value-type="float">
            <text:p>9</text:p>
          </table:table-cell>
          <table:table-cell table:formula="of:=[$'Johannes Bank'.$M$49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49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$'Johannes Bank'.$L$50]" office:value-type="float" office:value="10" calcext:value-type="float">
            <text:p>10</text:p>
          </table:table-cell>
          <table:table-cell table:formula="of:=[$'Johannes Bank'.$M$50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50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16"/>
          <table:table-cell table:formula="of:=[$'Johannes Bank'.$L$51]" office:value-type="float" office:value="11" calcext:value-type="float">
            <text:p>11</text:p>
          </table:table-cell>
          <table:table-cell table:formula="of:=[$'Johannes Bank'.$M$51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51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>
          <table:table-cell table:number-columns-repeated="16"/>
          <table:table-cell table:formula="of:=[$'Johannes Bank'.$L$52]" office:value-type="float" office:value="12" calcext:value-type="float">
            <text:p>12</text:p>
          </table:table-cell>
          <table:table-cell table:formula="of:=[$'Johannes Bank'.$M$52]" office:value-type="float" office:value="2024" calcext:value-type="float">
            <text:p>2024</text:p>
          </table:table-cell>
          <table:table-cell table:style-name="ce56"/>
          <table:table-cell table:style-name="ce53" table:formula="of:=[$'Johannes Bank'.$O$52]" office:value-type="float" office:value="0" calcext:value-type="float">
            <text:p>,00</text:p>
          </table:table-cell>
          <table:table-cell table:style-name="ce53" table:number-columns-repeated="3"/>
          <table:table-cell table:number-columns-repeated="13"/>
        </table:table-row>
        <table:table-row table:style-name="ro2" table:number-rows-repeated="5229">
          <table:table-cell table:number-columns-repeated="36"/>
        </table:table-row>
        <table:table-row table:style-name="ro2" table:number-rows-repeated="4718">
          <table:table-cell/>
          <table:table-cell table:style-name="Default"/>
          <table:table-cell table:number-columns-repeated="34"/>
        </table:table-row>
        <table:table-row table:style-name="ro2">
          <table:table-cell/>
          <table:table-cell table:style-name="Default"/>
          <table:table-cell table:number-columns-repeated="34"/>
        </table:table-row>
      </table:table>
      <table:table table:name="Johannes Bank" table:style-name="ta1">
        <office:forms form:automatic-focus="false" form:apply-design-mode="false"/>
        <table:table-column table:style-name="co3" table:default-cell-style-name="Default"/>
        <table:table-column table:style-name="co12" table:default-cell-style-name="Default"/>
        <table:table-column table:style-name="co13" table:default-cell-style-name="ce53"/>
        <table:table-column table:style-name="co3" table:default-cell-style-name="ce53"/>
        <table:table-column table:style-name="co14" table:default-cell-style-name="ce53"/>
        <table:table-column table:style-name="co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ce53"/>
        <table:table-row table:style-name="ro1">
          <table:table-cell table:style-name="ce46" office:value-type="string" calcext:value-type="string">
            <text:p>Bank Verwaltung Johannes Bank <text:s text:c="2"/>Kontobesitzer: Johannes Bank</text:p>
          </table:table-cell>
          <table:table-cell table:style-name="ce46"/>
          <table:table-cell table:style-name="Default" table:number-columns-repeated="7"/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formula="of:=SUM([.C5:.I1000];)+[.M3]+[.O3]" office:value-type="float" office:value="-4470.12" calcext:value-type="float">
            <text:p>-4.470,12</text:p>
          </table:table-cell>
          <table:table-cell table:style-name="Default" table:number-columns-repeated="6"/>
          <table:table-cell table:number-columns-repeated="5"/>
          <table:table-cell table:style-name="Default"/>
        </table:table-row>
        <table:table-row table:style-name="ro6">
          <table:table-cell table:number-columns-repeated="2"/>
          <table:table-cell table:style-name="ce52" office:value-type="string" calcext:value-type="string">
            <text:p>Überweisungen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Zinsausgaben</text:p>
          </table:table-cell>
          <table:table-cell table:formula="of:=SUM([.N6:.N1000])" office:value-type="float" office:value="-90360.9356860989" calcext:value-type="float">
            <text:p>-90360,9356860989</text:p>
          </table:table-cell>
          <table:table-cell office:value-type="string" calcext:value-type="string">
            <text:p>Rückerstattung</text:p>
          </table:table-cell>
          <table:table-cell table:formula="of:=SUM([.O5:.O5000])" office:value-type="float" office:value="91594.8956860989" calcext:value-type="float">
            <text:p>91.594,90</text:p>
          </table:table-cell>
        </table:table-row>
        <table:table-row table:style-name="ro7">
          <table:table-cell table:style-name="ce48" office:value-type="string" calcext:value-type="string">
            <text:p>Datum</text:p>
          </table:table-cell>
          <table:table-cell table:style-name="ce48" office:value-type="string" calcext:value-type="string">
            <text:p>Überweisungskonto</text:p>
          </table:table-cell>
          <table:table-cell table:style-name="ce48" office:value-type="string" calcext:value-type="string">
            <text:p>von</text:p>
          </table:table-cell>
          <table:table-cell table:style-name="ce48" office:value-type="string" calcext:value-type="string">
            <text:p>nach</text:p>
          </table:table-cell>
          <table:table-cell table:style-name="ce48" office:value-type="string" calcext:value-type="string">
            <text:p>Einzahlung</text:p>
          </table:table-cell>
          <table:table-cell table:style-name="ce48" office:value-type="string" calcext:value-type="string">
            <text:p>Auszahlung</text:p>
          </table:table-cell>
          <table:table-cell table:style-name="ce48" office:value-type="string" calcext:value-type="string">
            <text:p>Einzahlug über Kaufladen</text:p>
          </table:table-cell>
          <table:table-cell table:style-name="ce48" office:value-type="string" calcext:value-type="string">
            <text:p>Auszahlug über Kaufladen</text:p>
          </table:table-cell>
          <table:table-cell table:style-name="ce48" office:value-type="string" calcext:value-type="string">
            <text:p>Sonstiges…</text:p>
          </table:table-cell>
          <table:table-cell table:style-name="ce48" office:value-type="string" calcext:value-type="string">
            <text:p>...mit Bezeichnung</text:p>
          </table:table-cell>
          <table:table-cell/>
          <table:table-cell table:style-name="ce55" office:value-type="string" calcext:value-type="string">
            <text:p>Zinssumme</text:p>
          </table:table-cell>
          <table:table-cell table:number-columns-repeated="3"/>
        </table:table-row>
        <table:table-row table:style-name="ro8">
          <table:table-cell table:style-name="ce49" office:value-type="date" office:date-value="2021-01-30" calcext:value-type="date">
            <text:p>30.01.21</text:p>
          </table:table-cell>
          <table:table-cell table:style-name="ce49"/>
          <table:table-cell table:number-columns-repeated="6"/>
          <table:table-cell office:value-type="float" office:value="-1233.96" calcext:value-type="float">
            <text:p>-1.233,96</text:p>
          </table:table-cell>
          <table:table-cell office:value-type="string" calcext:value-type="string">
            <text:p>Kontostand alt</text:p>
          </table:table-cell>
          <table:table-cell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Betrag</text:p>
          </table:table-cell>
          <table:table-cell office:value-type="float" office:value="1233.96" calcext:value-type="float">
            <text:p>1.233,96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6];[$Polizei.O6];[$Elisa.O6];[$TSSK.Q6];[$Papa.O6];[$'315323'.O6])" office:value-type="currency" office:currency="EUR" office:value="-1419.9702" calcext:value-type="currency">
            <text:p>-1.419,97 €</text:p>
          </table:table-cell>
          <table:table-cell table:formula="of:=0-[.N6]" office:value-type="float" office:value="1419.9702" calcext:value-type="float">
            <text:p>1.419,97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7];[$Polizei.O7];[$Elisa.O7];[$TSSK.Q7];[$Papa.O7];[$'315323'.O7])" office:value-type="currency" office:currency="EUR" office:value="-1489.586778" calcext:value-type="currency">
            <text:p>-1.489,59 €</text:p>
          </table:table-cell>
          <table:table-cell table:formula="of:=0-[.N7]" office:value-type="float" office:value="1489.586778" calcext:value-type="float">
            <text:p>1.489,59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8];[$Polizei.O8];[$Elisa.O8];[$TSSK.Q8];[$Papa.O8];[$'315323'.O8])" office:value-type="currency" office:currency="EUR" office:value="-3841.40836382" calcext:value-type="currency">
            <text:p>-3.841,41 €</text:p>
          </table:table-cell>
          <table:table-cell table:formula="of:=0-[.N8]" office:value-type="float" office:value="3841.40836382" calcext:value-type="float">
            <text:p>3.841,41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9];[$Polizei.O9];[$Elisa.O9];[$TSSK.Q9];[$Papa.O9];[$'315323'.O9])" office:value-type="currency" office:currency="EUR" office:value="-6334.9498438138" calcext:value-type="currency">
            <text:p>-6.334,95 €</text:p>
          </table:table-cell>
          <table:table-cell table:formula="of:=0-[.N9]" office:value-type="float" office:value="6334.9498438138" calcext:value-type="float">
            <text:p>6.334,95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10];[$Polizei.O10];[$Elisa.O10];[$TSSK.Q10];[$Papa.O10];[$'315323'.O10])" office:value-type="currency" office:currency="EUR" office:value="-6603.43711344239" calcext:value-type="currency">
            <text:p>-6.603,44 €</text:p>
          </table:table-cell>
          <table:table-cell table:formula="of:=0-[.N10]" office:value-type="float" office:value="6603.43711344239" calcext:value-type="float">
            <text:p>6.603,44</text:p>
          </table:table-cell>
        </table:table-row>
        <table:table-row table:style-name="ro8">
          <table:table-cell table:style-name="ce50" office:value-type="string" calcext:value-type="string">
            <text:p>2-2021</text:p>
          </table:table-cell>
          <table:table-cell table:number-columns-repeated="9"/>
          <table:table-cell table:style-name="ce54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11];[$Polizei.O11];[$Elisa.O11];[$TSSK.Q11];[$Papa.O11];[$'315323'.O11])" office:value-type="currency" office:currency="EUR" office:value="-6840.62097654591" calcext:value-type="currency">
            <text:p>-6.840,62 €</text:p>
          </table:table-cell>
          <table:table-cell table:formula="of:=0-[.N11]" office:value-type="float" office:value="6840.62097654591" calcext:value-type="float">
            <text:p>6.840,62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12];[$Polizei.O12];[$Elisa.O12];[$TSSK.Q12];[$Papa.O12];[$'315323'.O12])" office:value-type="currency" office:currency="EUR" office:value="-7151.73731917149" calcext:value-type="currency">
            <text:p>-7.151,74 €</text:p>
          </table:table-cell>
          <table:table-cell table:formula="of:=0-[.N12]" office:value-type="float" office:value="7151.73731917149" calcext:value-type="float">
            <text:p>7.151,74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13];[$Polizei.O13];[$Elisa.O13];[$TSSK.Q13];[$Papa.O13];[$'315323'.O13])" office:value-type="currency" office:currency="EUR" office:value="-7455.36835870678" calcext:value-type="currency">
            <text:p>-7.455,37 €</text:p>
          </table:table-cell>
          <table:table-cell table:formula="of:=0-[.N13]" office:value-type="float" office:value="7455.36835870678" calcext:value-type="float">
            <text:p>7.455,37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14];[$Polizei.O14];[$Elisa.O14];[$TSSK.Q14];[$Papa.O14];[$'315323'.O14])" office:value-type="currency" office:currency="EUR" office:value="-7772.92363892247" calcext:value-type="currency">
            <text:p>-7.772,92 €</text:p>
          </table:table-cell>
          <table:table-cell table:formula="of:=0-[.N14]" office:value-type="float" office:value="7772.92363892247" calcext:value-type="float">
            <text:p>7.772,92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15];[$Polizei.O15];[$Elisa.O15];[$TSSK.Q15];[$Papa.O15];[$'315323'.O15])" office:value-type="currency" office:currency="EUR" office:value="-8113.15856067732" calcext:value-type="currency">
            <text:p>-8.113,16 €</text:p>
          </table:table-cell>
          <table:table-cell table:formula="of:=0-[.N15]" office:value-type="float" office:value="8113.15856067732" calcext:value-type="float">
            <text:p>8.113,16</text:p>
          </table:table-cell>
        </table:table-row>
        <table:table-row table:style-name="ro8">
          <table:table-cell table:style-name="ce51" office:value-type="string" calcext:value-type="string">
            <text:p>3-2021</text:p>
          </table:table-cell>
          <table:table-cell table:number-columns-repeated="9"/>
          <table:table-cell table:style-name="ce54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style-name="ce56" table:formula="of:=0-SUM([$Jojo.O16];[$Polizei.O16];[$Elisa.O16];[$TSSK.Q16];[$Papa.O16];[$'315323'.O16])" office:value-type="currency" office:currency="EUR" office:value="-8451.04303205848" calcext:value-type="currency">
            <text:p>-8.451,04 €</text:p>
          </table:table-cell>
          <table:table-cell table:formula="of:=0-[.N16]" office:value-type="float" office:value="8451.04303205848" calcext:value-type="float">
            <text:p>8.451,04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17];[$Polizei.O17];[$Elisa.O17];[$TSSK.Q17];[$Papa.O17];[$'315323'.O17])" office:value-type="currency" office:currency="EUR" office:value="474.86535357242" calcext:value-type="currency">
            <text:p>474,87 €</text:p>
          </table:table-cell>
          <table:table-cell table:formula="of:=0-[.N17]" office:value-type="float" office:value="-474.86535357242" calcext:value-type="float">
            <text:p>-474,87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18];[$Polizei.O18];[$Elisa.O18];[$TSSK.Q18];[$Papa.O18];[$'315323'.O18])" office:value-type="currency" office:currency="EUR" office:value="418.272661316735" calcext:value-type="currency">
            <text:p>418,27 €</text:p>
          </table:table-cell>
          <table:table-cell table:formula="of:=0-[.N18]" office:value-type="float" office:value="-418.272661316735" calcext:value-type="float">
            <text:p>-418,27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19];[$Polizei.O19];[$Elisa.O19];[$TSSK.Q19];[$Papa.O19];[$'315323'.O19])" office:value-type="currency" office:currency="EUR" office:value="356.565264468367" calcext:value-type="currency">
            <text:p>356,57 €</text:p>
          </table:table-cell>
          <table:table-cell table:formula="of:=0-[.N19]" office:value-type="float" office:value="-356.565264468367" calcext:value-type="float">
            <text:p>-356,57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20];[$Polizei.O20];[$Elisa.O20];[$TSSK.Q20];[$Papa.O20];[$'315323'.O20])" office:value-type="currency" office:currency="EUR" office:value="289.177893283725" calcext:value-type="currency">
            <text:p>289,18 €</text:p>
          </table:table-cell>
          <table:table-cell table:formula="of:=0-[.N20]" office:value-type="float" office:value="-289.177893283725" calcext:value-type="float">
            <text:p>-289,18</text:p>
          </table:table-cell>
        </table:table-row>
        <table:table-row table:style-name="ro8">
          <table:table-cell table:style-name="ce51" office:value-type="string" calcext:value-type="string">
            <text:p>4-2021</text:p>
          </table:table-cell>
          <table:table-cell table:number-columns-repeated="9"/>
          <table:table-cell table:style-name="ce54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21];[$Polizei.O21];[$Elisa.O21];[$TSSK.Q21];[$Papa.O21];[$'315323'.O21])" office:value-type="currency" office:currency="EUR" office:value="215.476982433276" calcext:value-type="currency">
            <text:p>215,48 €</text:p>
          </table:table-cell>
          <table:table-cell table:formula="of:=0-[.N21]" office:value-type="float" office:value="-215.476982433276" calcext:value-type="float">
            <text:p>-215,48</text:p>
          </table:table-cell>
        </table:table-row>
        <table:table-row table:style-name="ro8">
          <table:table-cell table:style-name="ce49" office:value-type="date" office:date-value="2021-04-17" calcext:value-type="date">
            <text:p>17.04.21</text:p>
          </table:table-cell>
          <table:table-cell table:number-columns-repeated="3"/>
          <table:table-cell table:style-name="Default"/>
          <table:table-cell office:value-type="float" office:value="-4470.12" calcext:value-type="float">
            <text:p>-4.470,12</text:p>
          </table:table-cell>
          <table:table-cell table:number-columns-repeated="4"/>
          <table:table-cell table:style-name="ce54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22];[$Polizei.O22];[$Elisa.O22];[$TSSK.Q22];[$Papa.O22];[$'315323'.O22])" office:value-type="currency" office:currency="EUR" office:value="134.751744553694" calcext:value-type="currency">
            <text:p>134,75 €</text:p>
          </table:table-cell>
          <table:table-cell table:formula="of:=0-[.N22]" office:value-type="float" office:value="-134.751744553694" calcext:value-type="float">
            <text:p>-134,75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23];[$Polizei.O23];[$Elisa.O23];[$TSSK.Q23];[$Papa.O23];[$'315323'.O23])" office:value-type="currency" office:currency="EUR" office:value="48.8955102725558" calcext:value-type="currency">
            <text:p>48,90 €</text:p>
          </table:table-cell>
          <table:table-cell table:formula="of:=0-[.N23]" office:value-type="float" office:value="-48.8955102725558" calcext:value-type="float">
            <text:p>-48,90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24];[$Polizei.O24];[$Elisa.O24];[$TSSK.Q24];[$Papa.O24];[$'315323'.O24])" office:value-type="currency" office:currency="EUR" office:value="-48.3852993884413" calcext:value-type="currency">
            <text:p>-48,39 €</text:p>
          </table:table-cell>
          <table:table-cell table:formula="of:=0-[.N24]" office:value-type="float" office:value="48.3852993884413" calcext:value-type="float">
            <text:p>48,39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25];[$Polizei.O25];[$Elisa.O25];[$TSSK.Q25];[$Papa.O25];[$'315323'.O25])" office:value-type="currency" office:currency="EUR" office:value="-155.394915852488" calcext:value-type="currency">
            <text:p>-155,39 €</text:p>
          </table:table-cell>
          <table:table-cell table:formula="of:=0-[.N25]" office:value-type="float" office:value="155.394915852488" calcext:value-type="float">
            <text:p>155,39</text:p>
          </table:table-cell>
        </table:table-row>
        <table:table-row table:style-name="ro8">
          <table:table-cell table:style-name="ce50" office:value-type="string" calcext:value-type="string">
            <text:p>5-2021</text:p>
          </table:table-cell>
          <table:table-cell table:number-columns-repeated="9"/>
          <table:table-cell table:style-name="ce54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26];[$Polizei.O26];[$Elisa.O26];[$TSSK.Q26];[$Papa.O26];[$'315323'.O26])" office:value-type="currency" office:currency="EUR" office:value="-273.269757596066" calcext:value-type="currency">
            <text:p>-273,27 €</text:p>
          </table:table-cell>
          <table:table-cell table:formula="of:=0-[.N26]" office:value-type="float" office:value="273.269757596066" calcext:value-type="float">
            <text:p>273,27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27];[$Polizei.O27];[$Elisa.O27];[$TSSK.Q27];[$Papa.O27];[$'315323'.O27])" office:value-type="currency" office:currency="EUR" office:value="-404.29054285047" calcext:value-type="currency">
            <text:p>-404,29 €</text:p>
          </table:table-cell>
          <table:table-cell table:formula="of:=0-[.N27]" office:value-type="float" office:value="404.29054285047" calcext:value-type="float">
            <text:p>404,29</text:p>
          </table:table-cell>
        </table:table-row>
        <table:table-row table:style-name="ro8">
          <table:table-cell table:number-columns-repeated="10"/>
          <table:table-cell table:style-name="ce54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style-name="ce56" table:formula="of:=0-SUM([$Jojo.O28];[$Polizei.O28];[$Elisa.O28];[$TSSK.Q28];[$Papa.O28];[$'315323'.O28])" office:value-type="currency" office:currency="EUR" office:value="-547.896843177767" calcext:value-type="currency">
            <text:p>-547,90 €</text:p>
          </table:table-cell>
          <table:table-cell table:formula="of:=0-[.N28]" office:value-type="float" office:value="547.896843177767" calcext:value-type="float">
            <text:p>547,90</text:p>
          </table:table-cell>
        </table:table-row>
        <table:table-row table:style-name="ro8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29];[$Polizei.O29];[$Elisa.O29];[$TSSK.Q29];[$Papa.O29];[$'315323'.O29])" office:value-type="currency" office:currency="EUR" office:value="-706.724427763892" calcext:value-type="currency">
            <text:p>-706,72 €</text:p>
          </table:table-cell>
          <table:table-cell table:formula="of:=0-[.N29]" office:value-type="float" office:value="706.724427763892" calcext:value-type="float">
            <text:p>706,72</text:p>
          </table:table-cell>
        </table:table-row>
        <table:table-row table:style-name="ro8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0];[$Polizei.O30];[$Elisa.O30];[$TSSK.Q30];[$Papa.O30];[$'315323'.O30])" office:value-type="currency" office:currency="EUR" office:value="-882.615699775963" calcext:value-type="currency">
            <text:p>-882,62 €</text:p>
          </table:table-cell>
          <table:table-cell table:formula="of:=0-[.N30]" office:value-type="float" office:value="882.615699775963" calcext:value-type="float">
            <text:p>882,62</text:p>
          </table:table-cell>
        </table:table-row>
        <table:table-row table:style-name="ro8">
          <table:table-cell table:style-name="ce51" office:value-type="string" calcext:value-type="string">
            <text:p>6-202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1];[$Polizei.O31];[$Elisa.O31];[$TSSK.Q31];[$Papa.O31];[$'315323'.O31])" office:value-type="currency" office:currency="EUR" office:value="-1077.65383578146" calcext:value-type="currency">
            <text:p>-1.077,65 €</text:p>
          </table:table-cell>
          <table:table-cell table:formula="of:=0-[.N31]" office:value-type="float" office:value="1077.65383578146" calcext:value-type="float">
            <text:p>1.077,65</text:p>
          </table:table-cell>
        </table:table-row>
        <table:table-row table:style-name="ro8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2];[$Polizei.O32];[$Elisa.O32];[$TSSK.Q32];[$Papa.O32];[$'315323'.O32])" office:value-type="currency" office:currency="EUR" office:value="-1294.19605641192" calcext:value-type="currency">
            <text:p>-1.294,20 €</text:p>
          </table:table-cell>
          <table:table-cell table:formula="of:=0-[.N32]" office:value-type="float" office:value="1294.19605641192" calcext:value-type="float">
            <text:p>1.294,20</text:p>
          </table:table-cell>
        </table:table-row>
        <table:table-row table:style-name="ro8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3];[$Polizei.O33];[$Elisa.O33];[$TSSK.Q33];[$Papa.O33];[$'315323'.O33])" office:value-type="currency" office:currency="EUR" office:value="-1534.91165999029" calcext:value-type="currency">
            <text:p>-1.534,91 €</text:p>
          </table:table-cell>
          <table:table-cell table:formula="of:=0-[.N33]" office:value-type="float" office:value="1534.91165999029" calcext:value-type="float">
            <text:p>1.534,91</text:p>
          </table:table-cell>
        </table:table-row>
        <table:table-row table:style-name="ro8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4];[$Polizei.O34];[$Elisa.O34];[$TSSK.Q34];[$Papa.O34];[$'315323'.O34])" office:value-type="currency" office:currency="EUR" office:value="-1802.82551535589" calcext:value-type="currency">
            <text:p>-1.802,83 €</text:p>
          </table:table-cell>
          <table:table-cell table:formula="of:=0-[.N34]" office:value-type="float" office:value="1802.82551535589" calcext:value-type="float">
            <text:p>1.802,83</text:p>
          </table:table-cell>
        </table:table-row>
        <table:table-row table:style-name="ro8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5];[$Polizei.O35];[$Elisa.O35];[$TSSK.Q35];[$Papa.O35];[$'315323'.O35])" office:value-type="currency" office:currency="EUR" office:value="-2101.36781309862" calcext:value-type="currency">
            <text:p>-2.101,37 €</text:p>
          </table:table-cell>
          <table:table-cell table:formula="of:=0-[.N35]" office:value-type="float" office:value="2101.36781309862" calcext:value-type="float">
            <text:p>2.101,37</text:p>
          </table:table-cell>
        </table:table-row>
        <table:table-row table:style-name="ro8">
          <table:table-cell table:style-name="ce51" office:value-type="string" calcext:value-type="string">
            <text:p>7-202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6];[$Polizei.O36];[$Elisa.O36];[$TSSK.Q36];[$Papa.O36];[$'315323'.O36])" office:value-type="currency" office:currency="EUR" office:value="-2434.43099272302" calcext:value-type="currency">
            <text:p>-2.434,43 €</text:p>
          </table:table-cell>
          <table:table-cell table:formula="of:=0-[.N36]" office:value-type="float" office:value="2434.43099272302" calcext:value-type="float">
            <text:p>2.434,43</text:p>
          </table:table-cell>
        </table:table-row>
        <table:table-row table:style-name="ro8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7];[$Polizei.O37];[$Elisa.O37];[$TSSK.Q37];[$Papa.O37];[$'315323'.O37])" office:value-type="currency" office:currency="EUR" office:value="-2806.43489919104" calcext:value-type="currency">
            <text:p>-2.806,43 €</text:p>
          </table:table-cell>
          <table:table-cell table:formula="of:=0-[.N37]" office:value-type="float" office:value="2806.43489919104" calcext:value-type="float">
            <text:p>2.806,43</text:p>
          </table:table-cell>
        </table:table-row>
        <table:table-row table:style-name="ro8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8];[$Polizei.O38];[$Elisa.O38];[$TSSK.Q38];[$Papa.O38];[$'315323'.O38])" office:value-type="currency" office:currency="EUR" office:value="-3222.40137847479" calcext:value-type="currency">
            <text:p>-3.222,40 €</text:p>
          </table:table-cell>
          <table:table-cell table:formula="of:=0-[.N38]" office:value-type="float" office:value="3222.40137847479" calcext:value-type="float">
            <text:p>3.222,40</text:p>
          </table:table-cell>
        </table:table-row>
        <table:table-row table:style-name="ro8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39];[$Polizei.O39];[$Elisa.O39];[$TSSK.Q39];[$Papa.O39];[$'315323'.O39])" office:value-type="currency" office:currency="EUR" office:value="-3688.03970121304" calcext:value-type="currency">
            <text:p>-3.688,04 €</text:p>
          </table:table-cell>
          <table:table-cell table:formula="of:=0-[.N39]" office:value-type="float" office:value="3688.03970121304" calcext:value-type="float">
            <text:p>3.688,04</text:p>
          </table:table-cell>
        </table:table-row>
        <table:table-row table:style-name="ro8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table:style-name="ce56" table:formula="of:=0-SUM([$Jojo.O40];[$Polizei.O40];[$Elisa.O40];[$TSSK.Q40];[$Papa.O40];[$'315323'.O40])" office:value-type="currency" office:currency="EUR" office:value="-4209.84440978891" calcext:value-type="currency">
            <text:p>-4.209,84 €</text:p>
          </table:table-cell>
          <table:table-cell table:formula="of:=0-[.N40]" office:value-type="float" office:value="4209.84440978891" calcext:value-type="float">
            <text:p>4.209,84</text:p>
          </table:table-cell>
        </table:table-row>
        <table:table-row table:style-name="ro8">
          <table:table-cell table:style-name="ce51" office:value-type="string" calcext:value-type="string">
            <text:p>8-20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41];[$Polizei.O41];[$Elisa.O41];[$TSSK.Q41];[$Papa.O41];[$'315323'.O41])" office:value-type="currency" office:currency="EUR" office:value="365.946837592996" calcext:value-type="currency">
            <text:p>365,95 €</text:p>
          </table:table-cell>
          <table:table-cell table:formula="of:=0-[.N41]" office:value-type="float" office:value="-365.946837592996" calcext:value-type="float">
            <text:p>-365,95</text:p>
          </table:table-cell>
        </table:table-row>
        <table:table-row table:style-name="ro8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42];[$Polizei.O42];[$Elisa.O42];[$TSSK.Q42];[$Papa.O42];[$'315323'.O42])" office:value-type="currency" office:currency="EUR" office:value="0" calcext:value-type="currency">
            <text:p>0,00 €</text:p>
          </table:table-cell>
          <table:table-cell table:formula="of:=0-[.N42]" office:value-type="float" office:value="0" calcext:value-type="float">
            <text:p>,00</text:p>
          </table:table-cell>
        </table:table-row>
        <table:table-row table:style-name="ro8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43];[$Polizei.O43];[$Elisa.O43];[$TSSK.Q43];[$Papa.O43];[$'315323'.O43])" office:value-type="currency" office:currency="EUR" office:value="0" calcext:value-type="currency">
            <text:p>0,00 €</text:p>
          </table:table-cell>
          <table:table-cell table:formula="of:=0-[.N43]" office:value-type="float" office:value="0" calcext:value-type="float">
            <text:p>,00</text:p>
          </table:table-cell>
        </table:table-row>
        <table:table-row table:style-name="ro8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44];[$Polizei.O44];[$Elisa.O44];[$TSSK.Q44];[$Papa.O44];[$'315323'.O44])" office:value-type="currency" office:currency="EUR" office:value="0" calcext:value-type="currency">
            <text:p>0,00 €</text:p>
          </table:table-cell>
          <table:table-cell table:formula="of:=0-[.N44]" office:value-type="float" office:value="0" calcext:value-type="float">
            <text:p>,00</text:p>
          </table:table-cell>
        </table:table-row>
        <table:table-row table:style-name="ro8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45];[$Polizei.O45];[$Elisa.O45];[$TSSK.Q45];[$Papa.O45];[$'315323'.O45])" office:value-type="currency" office:currency="EUR" office:value="0" calcext:value-type="currency">
            <text:p>0,00 €</text:p>
          </table:table-cell>
          <table:table-cell table:formula="of:=0-[.N45]" office:value-type="float" office:value="0" calcext:value-type="float">
            <text:p>,00</text:p>
          </table:table-cell>
        </table:table-row>
        <table:table-row table:style-name="ro8">
          <table:table-cell table:style-name="ce51" office:value-type="string" calcext:value-type="string">
            <text:p>9-202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46];[$Polizei.O46];[$Elisa.O46];[$TSSK.Q46];[$Papa.O46];[$'315323'.O46])" office:value-type="currency" office:currency="EUR" office:value="0" calcext:value-type="currency">
            <text:p>0,00 €</text:p>
          </table:table-cell>
          <table:table-cell table:formula="of:=0-[.N46]" office:value-type="float" office:value="0" calcext:value-type="float">
            <text:p>,00</text:p>
          </table:table-cell>
        </table:table-row>
        <table:table-row table:style-name="ro8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47];[$Polizei.O47];[$Elisa.O47];[$TSSK.Q47];[$Papa.O47];[$'315323'.O47])" office:value-type="currency" office:currency="EUR" office:value="0" calcext:value-type="currency">
            <text:p>0,00 €</text:p>
          </table:table-cell>
          <table:table-cell table:formula="of:=0-[.N47]" office:value-type="float" office:value="0" calcext:value-type="float">
            <text:p>,00</text:p>
          </table:table-cell>
        </table:table-row>
        <table:table-row table:style-name="ro8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48];[$Polizei.O48];[$Elisa.O48];[$TSSK.Q48];[$Papa.O48];[$'315323'.O48])" office:value-type="currency" office:currency="EUR" office:value="0" calcext:value-type="currency">
            <text:p>0,00 €</text:p>
          </table:table-cell>
          <table:table-cell table:formula="of:=0-[.N48]" office:value-type="float" office:value="0" calcext:value-type="float">
            <text:p>,00</text:p>
          </table:table-cell>
        </table:table-row>
        <table:table-row table:style-name="ro8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49];[$Polizei.O49];[$Elisa.O49];[$TSSK.Q49];[$Papa.O49];[$'315323'.O49])" office:value-type="currency" office:currency="EUR" office:value="0" calcext:value-type="currency">
            <text:p>0,00 €</text:p>
          </table:table-cell>
          <table:table-cell table:formula="of:=0-[.N49]" office:value-type="float" office:value="0" calcext:value-type="float">
            <text:p>,00</text:p>
          </table:table-cell>
        </table:table-row>
        <table:table-row table:style-name="ro8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50];[$Polizei.O50];[$Elisa.O50];[$TSSK.Q50];[$Papa.O50];[$'315323'.O50])" office:value-type="currency" office:currency="EUR" office:value="0" calcext:value-type="currency">
            <text:p>0,00 €</text:p>
          </table:table-cell>
          <table:table-cell table:formula="of:=0-[.N50]" office:value-type="float" office:value="0" calcext:value-type="float">
            <text:p>,00</text:p>
          </table:table-cell>
        </table:table-row>
        <table:table-row table:style-name="ro8">
          <table:table-cell table:style-name="ce51" office:value-type="string" calcext:value-type="string">
            <text:p>10-202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51];[$Polizei.O51];[$Elisa.O51];[$TSSK.Q51];[$Papa.O51];[$'315323'.O51])" office:value-type="currency" office:currency="EUR" office:value="0" calcext:value-type="currency">
            <text:p>0,00 €</text:p>
          </table:table-cell>
          <table:table-cell table:formula="of:=0-[.N51]" office:value-type="float" office:value="0" calcext:value-type="float">
            <text:p>,00</text:p>
          </table:table-cell>
        </table:table-row>
        <table:table-row table:style-name="ro8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style-name="ce56" table:formula="of:=0-SUM([$Jojo.O52];[$Polizei.O52];[$Elisa.O52];[$TSSK.Q52];[$Papa.O52];[$'315323'.O52])" office:value-type="currency" office:currency="EUR" office:value="0" calcext:value-type="currency">
            <text:p>0,00 €</text:p>
          </table:table-cell>
          <table:table-cell table:formula="of:=0-[.N52]" office:value-type="float" office:value="0" calcext:value-type="float">
            <text:p>,00</text:p>
          </table:table-cell>
        </table:table-row>
        <table:table-row table:style-name="ro8" table:number-rows-repeated="3">
          <table:table-cell table:number-columns-repeated="15"/>
        </table:table-row>
        <table:table-row table:style-name="ro8">
          <table:table-cell table:style-name="ce51" office:value-type="string" calcext:value-type="string">
            <text:p>11-2021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2-2021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0" office:value-type="string" calcext:value-type="string">
            <text:p>1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0" office:value-type="string" calcext:value-type="string">
            <text:p>2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3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4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0" office:value-type="string" calcext:value-type="string">
            <text:p>5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6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7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8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9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0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1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2-2022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0" office:value-type="string" calcext:value-type="string">
            <text:p>1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0" office:value-type="string" calcext:value-type="string">
            <text:p>2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3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4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0" office:value-type="string" calcext:value-type="string">
            <text:p>5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6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7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8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9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0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1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2-2023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0" office:value-type="string" calcext:value-type="string">
            <text:p>1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0" office:value-type="string" calcext:value-type="string">
            <text:p>2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3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4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0" office:value-type="string" calcext:value-type="string">
            <text:p>5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6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7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8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9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0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1-2024</text:p>
          </table:table-cell>
          <table:table-cell table:number-columns-repeated="14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style-name="ce51" office:value-type="string" calcext:value-type="string">
            <text:p>12-2024</text:p>
          </table:table-cell>
          <table:table-cell table:number-columns-repeated="14"/>
        </table:table-row>
        <table:table-row table:style-name="ro8" table:number-rows-repeated="239">
          <table:table-cell table:number-columns-repeated="15"/>
        </table:table-row>
        <table:table-row table:style-name="ro2" table:number-rows-repeated="2051">
          <table:table-cell table:number-columns-repeated="15"/>
        </table:table-row>
        <table:table-row table:style-name="ro2" table:number-rows-repeated="468">
          <table:table-cell table:number-columns-repeated="14"/>
          <table:table-cell table:style-name="Default"/>
        </table:table-row>
        <table:table-row table:style-name="ro2">
          <table:table-cell table:number-columns-repeated="14"/>
          <table:table-cell table:style-name="Default"/>
        </table:table-row>
      </table:table>
      <table:table table:name="Jojo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3" table:default-cell-style-name="ce56"/>
        <table:table-column table:style-name="co22" table:number-columns-repeated="2" table:default-cell-style-name="ce56"/>
        <table:table-column table:style-name="co24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Default"/>
        <table:table-column table:style-name="co29" table:default-cell-style-name="Default"/>
        <table:table-column table:style-name="co22" table:number-columns-repeated="2" table:default-cell-style-name="Default"/>
        <table:table-column table:style-name="co30" table:default-cell-style-name="ce60"/>
        <table:table-column table:style-name="co31" table:default-cell-style-name="ce60"/>
        <table:table-column table:style-name="co32" table:default-cell-style-name="ce60"/>
        <table:table-column table:style-name="co22" table:default-cell-style-name="ce62"/>
        <table:table-column table:style-name="co33" table:default-cell-style-name="ce60"/>
        <table:table-column table:style-name="co22" table:default-cell-style-name="ce60"/>
        <table:table-column table:style-name="co22" table:number-columns-repeated="45" table:default-cell-style-name="Default"/>
        <table:table-row table:style-name="ro9">
          <table:table-cell table:style-name="ce57" office:value-type="string" calcext:value-type="string">
            <text:p>Jojo Konto Johannes Bank <text:s text:c="2"/>Kontobesitzer: Johannes Simonetto</text:p>
          </table:table-cell>
          <table:table-cell table:style-name="ce57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45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style-name="ce53" table:formula="of:=SUM([.C5:.I1000];[.O6:.O1000])" office:value-type="float" office:value="107838.844752211" calcext:value-type="float">
            <text:p>107.838,84</text:p>
          </table:table-cell>
          <table:table-cell table:style-name="Default"/>
          <table:table-cell table:style-name="ce49" table:formula="of:=TODAY()" office:value-type="date" office:date-value="2026-04-02" calcext:value-type="date">
            <text:p>02.04.26</text:p>
          </table:table-cell>
          <table:table-cell table:style-name="Default" table:formula="of:=TEXT([.E2];&quot;MMMM&quot;)" office:value-type="string" office:string-value="April" calcext:value-type="string">
            <text:p>April</text:p>
          </table:table-cell>
          <table:table-cell table:style-name="ce58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4" calcext:value-type="string">
            <text:p>4</text:p>
          </table:table-cell>
          <table:table-cell table:style-name="Default" table:formula="of:=TEXT([.E2];&quot;JJJJ&quot;)" office:value-type="string" office:string-value="2026" calcext:value-type="string">
            <text:p>2026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45"/>
        </table:table-row>
        <table:table-row table:style-name="ro6">
          <table:table-cell table:number-columns-repeated="2"/>
          <table:table-cell table:style-name="ce52" office:value-type="string" calcext:value-type="string">
            <text:p>Überweisungen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45"/>
        </table:table-row>
        <table:table-row table:style-name="ro9">
          <table:table-cell table:style-name="ce48" office:value-type="string" calcext:value-type="string">
            <text:p>Datum</text:p>
          </table:table-cell>
          <table:table-cell table:style-name="ce48" office:value-type="string" calcext:value-type="string">
            <text:p>Überweisungskonto</text:p>
          </table:table-cell>
          <table:table-cell table:style-name="ce48" office:value-type="string" calcext:value-type="string">
            <text:p>von</text:p>
          </table:table-cell>
          <table:table-cell table:style-name="ce48" office:value-type="string" calcext:value-type="string">
            <text:p>nach</text:p>
          </table:table-cell>
          <table:table-cell table:style-name="ce48" office:value-type="string" calcext:value-type="string">
            <text:p>Einzahlung</text:p>
          </table:table-cell>
          <table:table-cell table:style-name="ce48" office:value-type="string" calcext:value-type="string">
            <text:p>Auszahlung</text:p>
          </table:table-cell>
          <table:table-cell table:style-name="ce48" office:value-type="string" calcext:value-type="string">
            <text:p>Einzahlug über Kaufladen</text:p>
          </table:table-cell>
          <table:table-cell table:style-name="ce48" office:value-type="string" calcext:value-type="string">
            <text:p>Auszahlung über Kaufladen</text:p>
          </table:table-cell>
          <table:table-cell table:style-name="ce48" office:value-type="string" calcext:value-type="string">
            <text:p>Sonstiges…</text:p>
          </table:table-cell>
          <table:table-cell table:style-name="ce48" office:value-type="string" calcext:value-type="string">
            <text:p>...mit Bezeichnung</text:p>
          </table:table-cell>
          <table:table-cell/>
          <table:table-cell table:style-name="ce55" office:value-type="string" calcext:value-type="string">
            <text:p>Zinsen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Zinssatz(mtl.;-1-22):</text:p>
          </table:table-cell>
          <table:table-cell table:style-name="ce29" office:value-type="percentage" office:value="0.04" calcext:value-type="percentage">
            <text:p>4,0 %</text:p>
          </table:table-cell>
          <table:table-cell table:style-name="Default" office:value-type="string" calcext:value-type="string">
            <text:p>Zinssatz(mtl.;ab1-22):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5"/>
        </table:table-row>
        <table:table-row table:style-name="ro8">
          <table:table-cell table:style-name="ce49" office:value-type="date" office:date-value="2021-01-30" calcext:value-type="date">
            <text:p>30.01.21</text:p>
          </table:table-cell>
          <table:table-cell table:style-name="ce49"/>
          <table:table-cell table:number-columns-repeated="6"/>
          <table:table-cell office:value-type="currency" office:currency="EUR" office:value="26843.29" calcext:value-type="currency">
            <text:p>26.843,29 €</text:p>
          </table:table-cell>
          <table:table-cell office:value-type="string" calcext:value-type="string">
            <text:p>Kontostand alt</text:p>
          </table:table-cell>
          <table:table-cell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Monatsende Geld</text:p>
          </table:table-cell>
          <table:table-cell table:style-name="Default" office:value-type="string" calcext:value-type="string">
            <text:p>Zinsen</text:p>
          </table:table-cell>
          <table:table-cell table:style-name="Default" office:value-type="string" calcext:value-type="string">
            <text:p>Kontostand neu</text:p>
          </table:table-cell>
          <table:table-cell table:style-name="Default" office:value-type="string" calcext:value-type="string" table:number-columns-spanned="3" table:number-rows-spanned="1">
            <text:p>Zur Berechnung</text:p>
          </table:table-cell>
          <table:covered-table-cell table:number-columns-repeated="2" table:style-name="Default"/>
          <table:table-cell table:number-columns-repeated="45"/>
        </table:table-row>
        <table:table-row table:style-name="ro8">
          <table:table-cell table:style-name="ce49" office:value-type="date" office:date-value="2021-01-31" calcext:value-type="date">
            <text:p>31.01.21</text:p>
          </table:table-cell>
          <table:table-cell office:value-type="float" office:value="315323" calcext:value-type="float">
            <text:p>315323</text:p>
          </table:table-cell>
          <table:table-cell office:value-type="currency" office:currency="EUR" office:value="90" calcext:value-type="currency">
            <text:p>90,00 €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formula="of:=IF([$Übersicht.K4]&gt;[.Q6];[.R6];0)" office:value-type="currency" office:currency="EUR" office:value="26933.29" calcext:value-type="currency">
            <text:p>26.933,29 €</text:p>
          </table:table-cell>
          <table:table-cell table:formula="of:=[.N6]*[.Q4]" office:value-type="currency" office:currency="EUR" office:value="1077.3316" calcext:value-type="currency">
            <text:p>1.077,33 €</text:p>
          </table:table-cell>
          <table:table-cell table:formula="of:=[.N6]+[.O6]" office:value-type="currency" office:currency="EUR" office:value="28010.6216" calcext:value-type="currency">
            <text:p>28.010,62 €</text:p>
          </table:table-cell>
          <table:table-cell table:style-name="ce61" office:value-type="currency" office:currency="EUR" office:value="0" calcext:value-type="currency">
            <text:p>0,00 €</text:p>
          </table:table-cell>
          <table:table-cell table:style-name="ce63" table:formula="of:=[.S6]" office:value-type="currency" office:currency="EUR" office:value="26933.29" calcext:value-type="currency">
            <text:p>26.933,29 €</text:p>
          </table:table-cell>
          <table:table-cell table:style-name="ce63" table:formula="of:=SUM([.C5:.I10])" office:value-type="currency" office:currency="EUR" office:value="26933.29" calcext:value-type="currency">
            <text:p>26.933,29 €</text:p>
          </table:table-cell>
          <table:table-cell table:number-columns-repeated="45"/>
        </table:table-row>
        <table:table-row table:style-name="ro8">
          <table:table-cell table:number-columns-repeated="10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formula="of:=IF([$Übersicht.K5]&gt;[.Q7];[.R7];0)" office:value-type="currency" office:currency="EUR" office:value="27818.1716" calcext:value-type="currency">
            <text:p>27.818,17 €</text:p>
          </table:table-cell>
          <table:table-cell table:formula="of:=[.N7]*[.Q4]" office:value-type="currency" office:currency="EUR" office:value="1112.726864" calcext:value-type="currency">
            <text:p>1.112,73 €</text:p>
          </table:table-cell>
          <table:table-cell table:formula="of:=[.N7]+[.O7]" office:value-type="currency" office:currency="EUR" office:value="28930.898464" calcext:value-type="currency">
            <text:p>28.930,9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7]+[.P6]" office:value-type="currency" office:currency="EUR" office:value="27818.1716" calcext:value-type="currency">
            <text:p>27.818,17 €</text:p>
          </table:table-cell>
          <table:table-cell table:formula="of:=SUM([.C12:.I15])" office:value-type="currency" office:currency="EUR" office:value="-192.449999999997" calcext:value-type="currency">
            <text:p>-192,45 €</text:p>
          </table:table-cell>
          <table:table-cell table:number-columns-repeated="45"/>
        </table:table-row>
        <table:table-row table:style-name="ro8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56" table:formula="of:=IF([$Übersicht.K6]&gt;[.Q8];[.R8];0)" office:value-type="currency" office:currency="EUR" office:value="85930.898464" calcext:value-type="currency">
            <text:p>85.930,90 €</text:p>
          </table:table-cell>
          <table:table-cell table:style-name="ce56" table:formula="of:=[.N8]*[.Q4]" office:value-type="currency" office:currency="EUR" office:value="3437.23593856" calcext:value-type="currency">
            <text:p>3.437,24 €</text:p>
          </table:table-cell>
          <table:table-cell table:style-name="ce56" table:formula="of:=[.N8]+[.O8]" office:value-type="currency" office:currency="EUR" office:value="89368.13440256" calcext:value-type="currency">
            <text:p>89.368,1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8]+[.P7]" office:value-type="currency" office:currency="EUR" office:value="85930.898464" calcext:value-type="currency">
            <text:p>85.930,90 €</text:p>
          </table:table-cell>
          <table:table-cell table:formula="of:=SUM([.C17:.I20])" office:value-type="currency" office:currency="EUR" office:value="57000" calcext:value-type="currency">
            <text:p>57.000,00 €</text:p>
          </table:table-cell>
          <table:table-cell table:number-columns-repeated="45"/>
        </table:table-row>
        <table:table-row table:style-name="ro8">
          <table:table-cell table:number-columns-repeated="10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formula="of:=IF([$Übersicht.K7]&gt;[.Q9];[.R9];0)" office:value-type="currency" office:currency="EUR" office:value="89378.13440256" calcext:value-type="currency">
            <text:p>89.378,13 €</text:p>
          </table:table-cell>
          <table:table-cell table:formula="of:=[.N9]*[.Q4]" office:value-type="currency" office:currency="EUR" office:value="3575.1253761024" calcext:value-type="currency">
            <text:p>3.575,13 €</text:p>
          </table:table-cell>
          <table:table-cell table:formula="of:=[.N9]+[.O9]" office:value-type="currency" office:currency="EUR" office:value="92953.2597786624" calcext:value-type="currency">
            <text:p>92.953,2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9]+[.P8]" office:value-type="currency" office:currency="EUR" office:value="89378.13440256" calcext:value-type="currency">
            <text:p>89.378,13 €</text:p>
          </table:table-cell>
          <table:table-cell table:formula="of:=SUM([.C22:.I25])" office:value-type="currency" office:currency="EUR" office:value="10" calcext:value-type="currency">
            <text:p>10,00 €</text:p>
          </table:table-cell>
          <table:table-cell table:number-columns-repeated="45"/>
        </table:table-row>
        <table:table-row table:style-name="ro8">
          <table:table-cell table:number-columns-repeated="10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formula="of:=IF([$Übersicht.K8]&gt;[.Q10];[.R10];0)" office:value-type="currency" office:currency="EUR" office:value="92963.2597786624" calcext:value-type="currency">
            <text:p>92.963,26 €</text:p>
          </table:table-cell>
          <table:table-cell table:formula="of:=[.N10]*[.Q4]" office:value-type="currency" office:currency="EUR" office:value="3718.5303911465" calcext:value-type="currency">
            <text:p>3.718,53 €</text:p>
          </table:table-cell>
          <table:table-cell table:formula="of:=[.N10]+[.O10]" office:value-type="currency" office:currency="EUR" office:value="96681.7901698089" calcext:value-type="currency">
            <text:p>96.681,7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0]+[.P9]" office:value-type="currency" office:currency="EUR" office:value="92963.2597786624" calcext:value-type="currency">
            <text:p>92.963,26 €</text:p>
          </table:table-cell>
          <table:table-cell table:formula="of:=SUM([.C27:.I30])" office:value-type="currency" office:currency="EUR" office:value="10" calcext:value-type="currency">
            <text:p>10,00 €</text:p>
          </table:table-cell>
          <table:table-cell table:number-columns-repeated="45"/>
        </table:table-row>
        <table:table-row table:style-name="ro8">
          <table:table-cell table:style-name="ce50" office:value-type="string" calcext:value-type="string">
            <text:p>2-2021</text:p>
          </table:table-cell>
          <table:table-cell table:number-columns-repeated="9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formula="of:=IF([$Übersicht.K9]&gt;[.Q11];[.R11];0)" office:value-type="currency" office:currency="EUR" office:value="96681.7901698089" calcext:value-type="currency">
            <text:p>96.681,79 €</text:p>
          </table:table-cell>
          <table:table-cell table:formula="of:=[.N11]*[.Q4]" office:value-type="currency" office:currency="EUR" office:value="3867.27160679236" calcext:value-type="currency">
            <text:p>3.867,27 €</text:p>
          </table:table-cell>
          <table:table-cell table:formula="of:=[.N11]+[.O11]" office:value-type="currency" office:currency="EUR" office:value="100549.061776601" calcext:value-type="currency">
            <text:p>100.549,0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1]+[.P10]" office:value-type="currency" office:currency="EUR" office:value="96681.7901698089" calcext:value-type="currency">
            <text:p>96.681,79 €</text:p>
          </table:table-cell>
          <table:table-cell table:formula="of:=SUM([.C32:.I35])" office:value-type="currency" office:currency="EUR" office:value="0" calcext:value-type="currency">
            <text:p>0,00 €</text:p>
          </table:table-cell>
          <table:table-cell table:number-columns-repeated="45"/>
        </table:table-row>
        <table:table-row table:style-name="ro8">
          <table:table-cell table:style-name="ce49" office:value-type="date" office:date-value="2021-02-04" calcext:value-type="date">
            <text:p>04.02.21</text:p>
          </table:table-cell>
          <table:table-cell table:number-columns-repeated="3"/>
          <table:table-cell office:value-type="currency" office:currency="EUR" office:value="2.5" calcext:value-type="currency">
            <text:p>2,50 €</text:p>
          </table:table-cell>
          <table:table-cell/>
          <table:table-cell office:value-type="currency" office:currency="EUR" office:value="5.05" calcext:value-type="currency">
            <text:p>5,05 €</text:p>
          </table:table-cell>
          <table:table-cell table:number-columns-repeated="3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formula="of:=IF([$Übersicht.K10]&gt;[.Q12];[.R12];0)" office:value-type="currency" office:currency="EUR" office:value="100549.061776601" calcext:value-type="currency">
            <text:p>100.549,06 €</text:p>
          </table:table-cell>
          <table:table-cell table:formula="of:=[.N12]*[.Q4]" office:value-type="currency" office:currency="EUR" office:value="4021.96247106404" calcext:value-type="currency">
            <text:p>4.021,96 €</text:p>
          </table:table-cell>
          <table:table-cell table:formula="of:=[.N12]+[.O12]" office:value-type="currency" office:currency="EUR" office:value="104571.024247665" calcext:value-type="currency">
            <text:p>104.571,0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2]+[.P11]" office:value-type="currency" office:currency="EUR" office:value="100549.061776601" calcext:value-type="currency">
            <text:p>100.549,06 €</text:p>
          </table:table-cell>
          <table:table-cell table:formula="of:=SUM([.C37:.I40])" office:value-type="currency" office:currency="EUR" office:value="0" calcext:value-type="currency">
            <text:p>0,00 €</text:p>
          </table:table-cell>
          <table:table-cell table:number-columns-repeated="45"/>
        </table:table-row>
        <table:table-row table:style-name="ro8">
          <table:table-cell table:style-name="ce49" office:value-type="date" office:date-value="2021-02-17" calcext:value-type="date">
            <text:p>17.02.21</text:p>
          </table:table-cell>
          <table:table-cell table:number-columns-repeated="2"/>
          <table:table-cell office:value-type="currency" office:currency="EUR" office:value="-200" calcext:value-type="currency">
            <text:p>-200,00 €</text:p>
          </table:table-cell>
          <table:table-cell table:number-columns-repeated="5"/>
          <table:table-cell office:value-type="string" calcext:value-type="string">
            <text:p>Kellerschrank</text:p>
          </table:table-cell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formula="of:=IF([$Übersicht.K11]&gt;[.Q13];[.R13];0)" office:value-type="currency" office:currency="EUR" office:value="104571.024247665" calcext:value-type="currency">
            <text:p>104.571,02 €</text:p>
          </table:table-cell>
          <table:table-cell table:formula="of:=[.N13]*[.Q4]" office:value-type="currency" office:currency="EUR" office:value="4182.8409699066" calcext:value-type="currency">
            <text:p>4.182,84 €</text:p>
          </table:table-cell>
          <table:table-cell table:formula="of:=[.N13]+[.O13]" office:value-type="currency" office:currency="EUR" office:value="108753.865217572" calcext:value-type="currency">
            <text:p>108.753,8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3]+[.P12]" office:value-type="currency" office:currency="EUR" office:value="104571.024247665" calcext:value-type="currency">
            <text:p>104.571,02 €</text:p>
          </table:table-cell>
          <table:table-cell table:style-name="ce64" table:formula="of:=SUM([.C42:.I45])" office:value-type="currency" office:currency="EUR" office:value="0" calcext:value-type="currency">
            <text:p>0,00 €</text:p>
          </table:table-cell>
          <table:table-cell table:number-columns-repeated="45"/>
        </table:table-row>
        <table:table-row table:style-name="ro8">
          <table:table-cell table:style-name="ce49" office:value-type="date" office:date-value="2021-02-06" calcext:value-type="date">
            <text:p>06.02.21</text:p>
          </table:table-cell>
          <table:table-cell table:number-columns-repeated="5"/>
          <table:table-cell office:value-type="currency" office:currency="EUR" office:value="50000" calcext:value-type="currency">
            <text:p>50.000,00 €</text:p>
          </table:table-cell>
          <table:table-cell office:value-type="currency" office:currency="EUR" office:value="-50000" calcext:value-type="currency">
            <text:p>-50.000,00 €</text:p>
          </table:table-cell>
          <table:table-cell/>
          <table:table-cell office:value-type="string" calcext:value-type="string">
            <text:p>Rückgängig</text:p>
          </table:table-cell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formula="of:=IF([$Übersicht.K12]&gt;[.Q14];[.R14];0)" office:value-type="currency" office:currency="EUR" office:value="108753.865217572" calcext:value-type="currency">
            <text:p>108.753,87 €</text:p>
          </table:table-cell>
          <table:table-cell table:formula="of:=[.N14]*[.Q4]" office:value-type="currency" office:currency="EUR" office:value="4350.15460870288" calcext:value-type="currency">
            <text:p>4.350,15 €</text:p>
          </table:table-cell>
          <table:table-cell table:formula="of:=[.N14]+[.O14]" office:value-type="currency" office:currency="EUR" office:value="113104.019826275" calcext:value-type="currency">
            <text:p>113.104,0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4]+[.P13]" office:value-type="currency" office:currency="EUR" office:value="108753.865217572" calcext:value-type="currency">
            <text:p>108.753,87 €</text:p>
          </table:table-cell>
          <table:table-cell table:style-name="ce64" table:formula="of:=SUM([.C47:.I50])" office:value-type="currency" office:currency="EUR" office:value="0" calcext:value-type="currency">
            <text:p>0,00 €</text:p>
          </table:table-cell>
          <table:table-cell table:number-columns-repeated="45"/>
        </table:table-row>
        <table:table-row table:style-name="ro8">
          <table:table-cell table:style-name="ce49" office:value-type="date" office:date-value="2021-02-07" calcext:value-type="date">
            <text:p>07.02.21</text:p>
          </table:table-cell>
          <table:table-cell table:number-columns-repeated="5"/>
          <table:table-cell office:value-type="currency" office:currency="EUR" office:value="10000" calcext:value-type="currency">
            <text:p>10.000,00 €</text:p>
          </table:table-cell>
          <table:table-cell office:value-type="currency" office:currency="EUR" office:value="-10000" calcext:value-type="currency">
            <text:p>-10.000,00 €</text:p>
          </table:table-cell>
          <table:table-cell/>
          <table:table-cell office:value-type="string" calcext:value-type="string">
            <text:p>Rückgängig</text:p>
          </table:table-cell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formula="of:=IF([$Übersicht.K13]&gt;[.Q15];[.R15];0)" office:value-type="currency" office:currency="EUR" office:value="113104.019826275" calcext:value-type="currency">
            <text:p>113.104,02 €</text:p>
          </table:table-cell>
          <table:table-cell table:formula="of:=[.N15]*[.Q4]" office:value-type="currency" office:currency="EUR" office:value="4524.160793051" calcext:value-type="currency">
            <text:p>4.524,16 €</text:p>
          </table:table-cell>
          <table:table-cell table:formula="of:=[.N15]+[.O15]" office:value-type="currency" office:currency="EUR" office:value="117628.180619326" calcext:value-type="currency">
            <text:p>117.628,1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5]+[.P14]" office:value-type="currency" office:currency="EUR" office:value="113104.019826275" calcext:value-type="currency">
            <text:p>113.104,02 €</text:p>
          </table:table-cell>
          <table:table-cell table:style-name="ce64" table:formula="of:=SUM([.C52:.I55])" office:value-type="currency" office:currency="EUR" office:value="0" calcext:value-type="currency">
            <text:p>0,00 €</text:p>
          </table:table-cell>
          <table:table-cell table:number-columns-repeated="45"/>
        </table:table-row>
        <table:table-row table:style-name="ro8">
          <table:table-cell table:style-name="ce51" office:value-type="string" calcext:value-type="string">
            <text:p>3-2021</text:p>
          </table:table-cell>
          <table:table-cell table:number-columns-repeated="9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formula="of:=IF([$Übersicht.K14]&gt;[.Q16];[.R16];0)" office:value-type="currency" office:currency="EUR" office:value="117538.180619326" calcext:value-type="currency">
            <text:p>117.538,18 €</text:p>
          </table:table-cell>
          <table:table-cell table:formula="of:=[.N16]*[.Q4]" office:value-type="currency" office:currency="EUR" office:value="4701.52722477304" calcext:value-type="currency">
            <text:p>4.701,53 €</text:p>
          </table:table-cell>
          <table:table-cell table:formula="of:=[.N16]+[.O16]" office:value-type="currency" office:currency="EUR" office:value="122239.707844099" calcext:value-type="currency">
            <text:p>122.239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6]+[.P15]" office:value-type="currency" office:currency="EUR" office:value="117538.180619326" calcext:value-type="currency">
            <text:p>117.538,18 €</text:p>
          </table:table-cell>
          <table:table-cell table:style-name="ce64" table:formula="of:=SUM([.C57:.I60])" office:value-type="currency" office:currency="EUR" office:value="-90" calcext:value-type="currency">
            <text:p>-90,00 €</text:p>
          </table:table-cell>
          <table:table-cell table:number-columns-repeated="45"/>
        </table:table-row>
        <table:table-row table:style-name="ro8">
          <table:table-cell table:style-name="ce49" office:value-type="date" office:date-value="2021-03-01" calcext:value-type="date">
            <text:p>01.03.21</text:p>
          </table:table-cell>
          <table:table-cell table:number-columns-repeated="3"/>
          <table:table-cell office:value-type="currency" office:currency="EUR" office:value="57000" calcext:value-type="currency">
            <text:p>57.000,00 €</text:p>
          </table:table-cell>
          <table:table-cell table:number-columns-repeated="5"/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formula="of:=IF([$Übersicht.K15]&gt;[.Q17];[.R17];0)" office:value-type="currency" office:currency="EUR" office:value="122239.707844099" calcext:value-type="currency">
            <text:p>122.239,71 €</text:p>
          </table:table-cell>
          <table:table-cell table:formula="of:=[.N17]*[.S4]" office:value-type="currency" office:currency="EUR" office:value="-611.198539220495" calcext:value-type="currency">
            <text:p>-611,20 €</text:p>
          </table:table-cell>
          <table:table-cell table:formula="of:=[.N17]+[.O17]" office:value-type="currency" office:currency="EUR" office:value="121628.509304879" calcext:value-type="currency">
            <text:p>121.628,5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7]+[.P16]" office:value-type="currency" office:currency="EUR" office:value="122239.707844099" calcext:value-type="currency">
            <text:p>122.239,71 €</text:p>
          </table:table-cell>
          <table:table-cell table:style-name="ce64" table:formula="of:=SUM([.C62:.I6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formula="of:=IF([$Übersicht.K16]&gt;[.Q18];[.R18];0)" office:value-type="currency" office:currency="EUR" office:value="121628.509304879" calcext:value-type="currency">
            <text:p>121.628,51 €</text:p>
          </table:table-cell>
          <table:table-cell table:formula="of:=[.N18]*[.S4]" office:value-type="currency" office:currency="EUR" office:value="-608.142546524393" calcext:value-type="currency">
            <text:p>-608,14 €</text:p>
          </table:table-cell>
          <table:table-cell table:formula="of:=[.N18]+[.O18]" office:value-type="currency" office:currency="EUR" office:value="121020.366758354" calcext:value-type="currency">
            <text:p>121.020,3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8]+[.P17]" office:value-type="currency" office:currency="EUR" office:value="121628.509304879" calcext:value-type="currency">
            <text:p>121.628,51 €</text:p>
          </table:table-cell>
          <table:table-cell table:style-name="ce64" table:formula="of:=SUM([.C67:.I7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formula="of:=IF([$Übersicht.K17]&gt;[.Q19];[.R19];0)" office:value-type="currency" office:currency="EUR" office:value="121020.366758354" calcext:value-type="currency">
            <text:p>121.020,37 €</text:p>
          </table:table-cell>
          <table:table-cell table:formula="of:=[.N19]*[.S4]" office:value-type="currency" office:currency="EUR" office:value="-605.101833791771" calcext:value-type="currency">
            <text:p>-605,10 €</text:p>
          </table:table-cell>
          <table:table-cell table:formula="of:=[.N19]+[.O19]" office:value-type="currency" office:currency="EUR" office:value="120415.264924562" calcext:value-type="currency">
            <text:p>120.415,2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9]+[.P18]" office:value-type="currency" office:currency="EUR" office:value="121020.366758354" calcext:value-type="currency">
            <text:p>121.020,37 €</text:p>
          </table:table-cell>
          <table:table-cell table:style-name="ce64" table:formula="of:=SUM([.C72:.I7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formula="of:=IF([$Übersicht.K18]&gt;[.Q20];[.R20];0)" office:value-type="currency" office:currency="EUR" office:value="120415.264924562" calcext:value-type="currency">
            <text:p>120.415,26 €</text:p>
          </table:table-cell>
          <table:table-cell table:formula="of:=[.N20]*[.S4]" office:value-type="currency" office:currency="EUR" office:value="-602.076324622812" calcext:value-type="currency">
            <text:p>-602,08 €</text:p>
          </table:table-cell>
          <table:table-cell table:formula="of:=[.N20]+[.O20]" office:value-type="currency" office:currency="EUR" office:value="119813.18859994" calcext:value-type="currency">
            <text:p>119.813,1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0]+[.P19]" office:value-type="currency" office:currency="EUR" office:value="120415.264924562" calcext:value-type="currency">
            <text:p>120.415,26 €</text:p>
          </table:table-cell>
          <table:table-cell table:style-name="ce64" table:formula="of:=SUM([.C77:.I8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style-name="ce51" office:value-type="string" calcext:value-type="string">
            <text:p>4-2021</text:p>
          </table:table-cell>
          <table:table-cell table:number-columns-repeated="9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formula="of:=IF([$Übersicht.K19]&gt;[.Q21];[.R21];0)" office:value-type="currency" office:currency="EUR" office:value="119813.18859994" calcext:value-type="currency">
            <text:p>119.813,19 €</text:p>
          </table:table-cell>
          <table:table-cell table:formula="of:=[.N21]*[.S4]" office:value-type="currency" office:currency="EUR" office:value="-599.065942999698" calcext:value-type="currency">
            <text:p>-599,07 €</text:p>
          </table:table-cell>
          <table:table-cell table:formula="of:=[.N21]+[.O21]" office:value-type="currency" office:currency="EUR" office:value="119214.12265694" calcext:value-type="currency">
            <text:p>119.214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1]+[.P20]" office:value-type="currency" office:currency="EUR" office:value="119813.18859994" calcext:value-type="currency">
            <text:p>119.813,19 €</text:p>
          </table:table-cell>
          <table:table-cell table:style-name="ce64" table:formula="of:=SUM([.C82:.I8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style-name="ce49" office:value-type="date" office:date-value="2021-04-16" calcext:value-type="date">
            <text:p>16.04.21</text:p>
          </table:table-cell>
          <table:table-cell table:number-columns-repeated="3"/>
          <table:table-cell office:value-type="currency" office:currency="EUR" office:value="10" calcext:value-type="currency">
            <text:p>10,00 €</text:p>
          </table:table-cell>
          <table:table-cell table:number-columns-repeated="5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formula="of:=IF([$Übersicht.K20]&gt;[.Q22];[.R22];0)" office:value-type="currency" office:currency="EUR" office:value="119214.12265694" calcext:value-type="currency">
            <text:p>119.214,12 €</text:p>
          </table:table-cell>
          <table:table-cell table:formula="of:=[.N22]*[.S4]" office:value-type="currency" office:currency="EUR" office:value="-596.0706132847" calcext:value-type="currency">
            <text:p>-596,07 €</text:p>
          </table:table-cell>
          <table:table-cell table:formula="of:=[.N22]+[.O22]" office:value-type="currency" office:currency="EUR" office:value="118618.052043655" calcext:value-type="currency">
            <text:p>118.618,0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22]+[.P21]" office:value-type="currency" office:currency="EUR" office:value="119214.12265694" calcext:value-type="currency">
            <text:p>119.214,12 €</text:p>
          </table:table-cell>
          <table:table-cell table:style-name="ce64" table:formula="of:=SUM([.C87:.I9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formula="of:=IF([$Übersicht.K21]&gt;[.Q23];[.R23];0)" office:value-type="currency" office:currency="EUR" office:value="118618.052043655" calcext:value-type="currency">
            <text:p>118.618,05 €</text:p>
          </table:table-cell>
          <table:table-cell table:formula="of:=[.N23]*[.S4]" office:value-type="currency" office:currency="EUR" office:value="-593.090260218277" calcext:value-type="currency">
            <text:p>-593,09 €</text:p>
          </table:table-cell>
          <table:table-cell table:formula="of:=[.N23]+[.O23]" office:value-type="currency" office:currency="EUR" office:value="118024.961783437" calcext:value-type="currency">
            <text:p>118.024,9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3]+[.P22]" office:value-type="currency" office:currency="EUR" office:value="118618.052043655" calcext:value-type="currency">
            <text:p>118.618,05 €</text:p>
          </table:table-cell>
          <table:table-cell table:style-name="ce64" table:formula="of:=SUM([.C92:.I9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formula="of:=IF([$Übersicht.K22]&gt;[.Q24];[.R24];0)" office:value-type="currency" office:currency="EUR" office:value="118024.961783437" calcext:value-type="currency">
            <text:p>118.024,96 €</text:p>
          </table:table-cell>
          <table:table-cell table:formula="of:=[.N24]*[.S4]" office:value-type="currency" office:currency="EUR" office:value="-590.124808917185" calcext:value-type="currency">
            <text:p>-590,12 €</text:p>
          </table:table-cell>
          <table:table-cell table:formula="of:=[.N24]+[.O24]" office:value-type="currency" office:currency="EUR" office:value="117434.83697452" calcext:value-type="currency">
            <text:p>117.434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4]+[.P23]" office:value-type="currency" office:currency="EUR" office:value="118024.961783437" calcext:value-type="currency">
            <text:p>118.024,96 €</text:p>
          </table:table-cell>
          <table:table-cell table:style-name="ce64" table:formula="of:=SUM([.C97:.I10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formula="of:=IF([$Übersicht.K23]&gt;[.Q25];[.R25];0)" office:value-type="currency" office:currency="EUR" office:value="117434.83697452" calcext:value-type="currency">
            <text:p>117.434,84 €</text:p>
          </table:table-cell>
          <table:table-cell table:formula="of:=[.N25]*[.S4]" office:value-type="currency" office:currency="EUR" office:value="-587.174184872599" calcext:value-type="currency">
            <text:p>-587,17 €</text:p>
          </table:table-cell>
          <table:table-cell table:formula="of:=[.N25]+[.O25]" office:value-type="currency" office:currency="EUR" office:value="116847.662789647" calcext:value-type="currency">
            <text:p>116.847,6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5]+[.P24]" office:value-type="currency" office:currency="EUR" office:value="117434.83697452" calcext:value-type="currency">
            <text:p>117.434,84 €</text:p>
          </table:table-cell>
          <table:table-cell table:style-name="ce64" table:formula="of:=SUM([.C102:.I10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style-name="ce50" office:value-type="string" calcext:value-type="string">
            <text:p>5-2021</text:p>
          </table:table-cell>
          <table:table-cell table:number-columns-repeated="9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formula="of:=IF([$Übersicht.K24]&gt;[.Q26];[.R26];0)" office:value-type="currency" office:currency="EUR" office:value="116847.662789647" calcext:value-type="currency">
            <text:p>116.847,66 €</text:p>
          </table:table-cell>
          <table:table-cell table:formula="of:=[.N26]*[.S4]" office:value-type="currency" office:currency="EUR" office:value="-584.238313948236" calcext:value-type="currency">
            <text:p>-584,24 €</text:p>
          </table:table-cell>
          <table:table-cell table:formula="of:=[.N26]+[.O26]" office:value-type="currency" office:currency="EUR" office:value="116263.424475699" calcext:value-type="currency">
            <text:p>116.263,4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6]+[.P25]" office:value-type="currency" office:currency="EUR" office:value="116847.662789647" calcext:value-type="currency">
            <text:p>116.847,66 €</text:p>
          </table:table-cell>
          <table:table-cell table:style-name="ce64" table:formula="of:=SUM([.C107:.I11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style-name="ce49" office:value-type="date" office:date-value="2021-05-18" calcext:value-type="date">
            <text:p>18.05.21</text:p>
          </table:table-cell>
          <table:table-cell table:number-columns-repeated="3"/>
          <table:table-cell office:value-type="currency" office:currency="EUR" office:value="10" calcext:value-type="currency">
            <text:p>10,00 €</text:p>
          </table:table-cell>
          <table:table-cell table:number-columns-repeated="5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formula="of:=IF([$Übersicht.K25]&gt;[.Q27];[.R27];0)" office:value-type="currency" office:currency="EUR" office:value="116263.424475699" calcext:value-type="currency">
            <text:p>116.263,42 €</text:p>
          </table:table-cell>
          <table:table-cell table:formula="of:=[.N27]*[.S4]" office:value-type="currency" office:currency="EUR" office:value="-581.317122378495" calcext:value-type="currency">
            <text:p>-581,32 €</text:p>
          </table:table-cell>
          <table:table-cell table:formula="of:=[.N27]+[.O27]" office:value-type="currency" office:currency="EUR" office:value="115682.107353321" calcext:value-type="currency">
            <text:p>115.682,1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7]+[.P26]" office:value-type="currency" office:currency="EUR" office:value="116263.424475699" calcext:value-type="currency">
            <text:p>116.263,42 €</text:p>
          </table:table-cell>
          <table:table-cell table:style-name="ce64" table:formula="of:=SUM([.C112:.I11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formula="of:=IF([$Übersicht.K26]&gt;[.Q28];[.R28];0)" office:value-type="currency" office:currency="EUR" office:value="115682.107353321" calcext:value-type="currency">
            <text:p>115.682,11 €</text:p>
          </table:table-cell>
          <table:table-cell table:formula="of:=[.N28]*[.S4]" office:value-type="currency" office:currency="EUR" office:value="-578.410536766603" calcext:value-type="currency">
            <text:p>-578,41 €</text:p>
          </table:table-cell>
          <table:table-cell table:formula="of:=[.N28]+[.O28]" office:value-type="currency" office:currency="EUR" office:value="115103.696816554" calcext:value-type="currency">
            <text:p>115.103,7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8]+[.P27]" office:value-type="currency" office:currency="EUR" office:value="115682.107353321" calcext:value-type="currency">
            <text:p>115.682,11 €</text:p>
          </table:table-cell>
          <table:table-cell table:style-name="ce64" table:formula="of:=SUM([.C117:.I12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style-name="ce56" table:formula="of:=IF([$Übersicht.K27]&gt;[.Q29];[.R29];0)" office:value-type="currency" office:currency="EUR" office:value="115103.696816554" calcext:value-type="currency">
            <text:p>115.103,70 €</text:p>
          </table:table-cell>
          <table:table-cell table:formula="of:=[.N29]*[.T29]" office:value-type="currency" office:currency="EUR" office:value="-575.51848408277" calcext:value-type="currency">
            <text:p>-575,52 €</text:p>
          </table:table-cell>
          <table:table-cell table:formula="of:=[.N29]+[.O29]" office:value-type="currency" office:currency="EUR" office:value="114528.178332471" calcext:value-type="currency">
            <text:p>114.528,1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28]" office:value-type="currency" office:currency="EUR" office:value="115103.696816554" calcext:value-type="currency">
            <text:p>115.103,70 €</text:p>
          </table:table-cell>
          <table:table-cell table:style-name="ce64" table:formula="of:=SUM([.C122:.I12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formula="of:=IF([$Übersicht.K28]&gt;[.Q30];[.R30];0)" office:value-type="currency" office:currency="EUR" office:value="114528.178332471" calcext:value-type="currency">
            <text:p>114.528,18 €</text:p>
          </table:table-cell>
          <table:table-cell table:formula="of:=[.N30]*[.T30]" office:value-type="currency" office:currency="EUR" office:value="-572.640891662356" calcext:value-type="currency">
            <text:p>-572,64 €</text:p>
          </table:table-cell>
          <table:table-cell table:formula="of:=[.N30]+[.O30]" office:value-type="currency" office:currency="EUR" office:value="113955.537440809" calcext:value-type="currency">
            <text:p>113.955,5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29]" office:value-type="currency" office:currency="EUR" office:value="114528.178332471" calcext:value-type="currency">
            <text:p>114.528,18 €</text:p>
          </table:table-cell>
          <table:table-cell table:style-name="ce64" table:formula="of:=SUM([.C127:.I13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style-name="ce51" office:value-type="string" calcext:value-type="string">
            <text:p>6-2021</text:p>
          </table:table-cell>
          <table:table-cell table:number-columns-repeated="9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formula="of:=IF([$Übersicht.K29]&gt;[.Q31];[.R31];0)" office:value-type="currency" office:currency="EUR" office:value="113955.537440809" calcext:value-type="currency">
            <text:p>113.955,54 €</text:p>
          </table:table-cell>
          <table:table-cell table:formula="of:=[.N31]*[.T31]" office:value-type="currency" office:currency="EUR" office:value="-569.777687204044" calcext:value-type="currency">
            <text:p>-569,78 €</text:p>
          </table:table-cell>
          <table:table-cell table:style-name="ce56" table:formula="of:=[.N31]+[.O31]" office:value-type="currency" office:currency="EUR" office:value="113385.759753605" calcext:value-type="currency">
            <text:p>113.385,7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30]" office:value-type="currency" office:currency="EUR" office:value="113955.537440809" calcext:value-type="currency">
            <text:p>113.955,54 €</text:p>
          </table:table-cell>
          <table:table-cell table:style-name="ce64" table:formula="of:=SUM([.C132:.I13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table:formula="of:=IF([$Übersicht.K30]&gt;[.Q32];[.R32];0)" office:value-type="currency" office:currency="EUR" office:value="113385.759753605" calcext:value-type="currency">
            <text:p>113.385,76 €</text:p>
          </table:table-cell>
          <table:table-cell table:formula="of:=[.N32]*[.T32]" office:value-type="currency" office:currency="EUR" office:value="-566.928798768024" calcext:value-type="currency">
            <text:p>-566,93 €</text:p>
          </table:table-cell>
          <table:table-cell table:formula="of:=[.N32]+[.O32]" office:value-type="currency" office:currency="EUR" office:value="112818.830954837" calcext:value-type="currency">
            <text:p>112.818,8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31]" office:value-type="currency" office:currency="EUR" office:value="113385.759753605" calcext:value-type="currency">
            <text:p>113.385,76 €</text:p>
          </table:table-cell>
          <table:table-cell table:style-name="ce64" table:formula="of:=SUM([.C137:.I14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table:formula="of:=IF([$Übersicht.K31]&gt;[.Q33];[.R33];0)" office:value-type="currency" office:currency="EUR" office:value="112818.830954837" calcext:value-type="currency">
            <text:p>112.818,83 €</text:p>
          </table:table-cell>
          <table:table-cell table:formula="of:=[.N33]*[.T33]" office:value-type="currency" office:currency="EUR" office:value="-564.094154774184" calcext:value-type="currency">
            <text:p>-564,09 €</text:p>
          </table:table-cell>
          <table:table-cell table:formula="of:=[.N33]+[.O33]" office:value-type="currency" office:currency="EUR" office:value="112254.736800063" calcext:value-type="currency">
            <text:p>112.254,7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32]" office:value-type="currency" office:currency="EUR" office:value="112818.830954837" calcext:value-type="currency">
            <text:p>112.818,83 €</text:p>
          </table:table-cell>
          <table:table-cell table:style-name="ce64" table:formula="of:=SUM([.C142:.I14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table:formula="of:=IF([$Übersicht.K32]&gt;[.Q34];[.R34];0)" office:value-type="currency" office:currency="EUR" office:value="112254.736800063" calcext:value-type="currency">
            <text:p>112.254,74 €</text:p>
          </table:table-cell>
          <table:table-cell table:formula="of:=[.N34]*[.T34]" office:value-type="currency" office:currency="EUR" office:value="-561.273684000313" calcext:value-type="currency">
            <text:p>-561,27 €</text:p>
          </table:table-cell>
          <table:table-cell table:formula="of:=[.N34]+[.O34]" office:value-type="currency" office:currency="EUR" office:value="111693.463116062" calcext:value-type="currency">
            <text:p>111.693,4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33]" office:value-type="currency" office:currency="EUR" office:value="112254.736800063" calcext:value-type="currency">
            <text:p>112.254,74 €</text:p>
          </table:table-cell>
          <table:table-cell table:style-name="ce64" table:formula="of:=SUM([.C147:.I15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table:formula="of:=IF([$Übersicht.K33]&gt;[.Q35];[.R35];0)" office:value-type="currency" office:currency="EUR" office:value="111693.463116062" calcext:value-type="currency">
            <text:p>111.693,46 €</text:p>
          </table:table-cell>
          <table:table-cell table:formula="of:=[.N35]*[.T35]" office:value-type="currency" office:currency="EUR" office:value="-558.467315580312" calcext:value-type="currency">
            <text:p>-558,47 €</text:p>
          </table:table-cell>
          <table:table-cell table:formula="of:=[.N35]+[.O35]" office:value-type="currency" office:currency="EUR" office:value="111134.995800482" calcext:value-type="currency">
            <text:p>111.135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34]" office:value-type="currency" office:currency="EUR" office:value="111693.463116062" calcext:value-type="currency">
            <text:p>111.693,46 €</text:p>
          </table:table-cell>
          <table:table-cell table:style-name="ce64" table:formula="of:=SUM([.C152:.I15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style-name="ce51" office:value-type="string" calcext:value-type="string">
            <text:p>7-2021</text:p>
          </table:table-cell>
          <table:table-cell table:number-columns-repeated="9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table:formula="of:=IF([$Übersicht.K34]&gt;[.Q36];[.R36];0)" office:value-type="currency" office:currency="EUR" office:value="111134.995800482" calcext:value-type="currency">
            <text:p>111.135,00 €</text:p>
          </table:table-cell>
          <table:table-cell table:formula="of:=[.N36]*[.T36]" office:value-type="currency" office:currency="EUR" office:value="-555.67497900241" calcext:value-type="currency">
            <text:p>-555,67 €</text:p>
          </table:table-cell>
          <table:table-cell table:formula="of:=[.N36]+[.O36]" office:value-type="currency" office:currency="EUR" office:value="110579.32082148" calcext:value-type="currency">
            <text:p>110.579,32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6]+[.P35]" office:value-type="currency" office:currency="EUR" office:value="111134.995800482" calcext:value-type="currency">
            <text:p>111.135,00 €</text:p>
          </table:table-cell>
          <table:table-cell table:style-name="ce64" table:formula="of:=SUM([.C157:.I16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table:formula="of:=IF([$Übersicht.K35]&gt;[.Q37];[.R37];0)" office:value-type="currency" office:currency="EUR" office:value="110579.32082148" calcext:value-type="currency">
            <text:p>110.579,32 €</text:p>
          </table:table-cell>
          <table:table-cell table:formula="of:=[.N37]*[.T37]" office:value-type="currency" office:currency="EUR" office:value="-552.896604107398" calcext:value-type="currency">
            <text:p>-552,90 €</text:p>
          </table:table-cell>
          <table:table-cell table:formula="of:=[.N37]+[.O37]" office:value-type="currency" office:currency="EUR" office:value="110026.424217372" calcext:value-type="currency">
            <text:p>110.026,4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36]" office:value-type="currency" office:currency="EUR" office:value="110579.32082148" calcext:value-type="currency">
            <text:p>110.579,32 €</text:p>
          </table:table-cell>
          <table:table-cell table:style-name="ce64" table:formula="of:=SUM([.C162:.I16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table:formula="of:=IF([$Übersicht.K36]&gt;[.Q38];[.R38];0)" office:value-type="currency" office:currency="EUR" office:value="110026.424217372" calcext:value-type="currency">
            <text:p>110.026,42 €</text:p>
          </table:table-cell>
          <table:table-cell table:formula="of:=[.N38]*[.T38]" office:value-type="currency" office:currency="EUR" office:value="-550.132121086861" calcext:value-type="currency">
            <text:p>-550,13 €</text:p>
          </table:table-cell>
          <table:table-cell table:formula="of:=[.N38]+[.O38]" office:value-type="currency" office:currency="EUR" office:value="109476.292096285" calcext:value-type="currency">
            <text:p>109.476,2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8]+[.P37]" office:value-type="currency" office:currency="EUR" office:value="110026.424217372" calcext:value-type="currency">
            <text:p>110.026,42 €</text:p>
          </table:table-cell>
          <table:table-cell table:style-name="ce64" table:formula="of:=SUM([.C167:.I17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table:formula="of:=IF([$Übersicht.K37]&gt;[.Q39];[.R39];0)" office:value-type="currency" office:currency="EUR" office:value="109476.292096285" calcext:value-type="currency">
            <text:p>109.476,29 €</text:p>
          </table:table-cell>
          <table:table-cell table:formula="of:=[.N39]*[.T39]" office:value-type="currency" office:currency="EUR" office:value="-547.381460481427" calcext:value-type="currency">
            <text:p>-547,38 €</text:p>
          </table:table-cell>
          <table:table-cell table:formula="of:=[.N39]+[.O39]" office:value-type="currency" office:currency="EUR" office:value="108928.910635804" calcext:value-type="currency">
            <text:p>108.928,9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38]" office:value-type="currency" office:currency="EUR" office:value="109476.292096285" calcext:value-type="currency">
            <text:p>109.476,29 €</text:p>
          </table:table-cell>
          <table:table-cell table:style-name="ce64" table:formula="of:=SUM([.C172:.I17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table:formula="of:=IF([$Übersicht.K38]&gt;[.Q40];[.R40];0)" office:value-type="currency" office:currency="EUR" office:value="108928.910635804" calcext:value-type="currency">
            <text:p>108.928,91 €</text:p>
          </table:table-cell>
          <table:table-cell table:formula="of:=[.N40]*[.T40]" office:value-type="currency" office:currency="EUR" office:value="-544.64455317902" calcext:value-type="currency">
            <text:p>-544,64 €</text:p>
          </table:table-cell>
          <table:table-cell table:formula="of:=[.N40]+[.O40]" office:value-type="currency" office:currency="EUR" office:value="108384.266082625" calcext:value-type="currency">
            <text:p>108.384,2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39]" office:value-type="currency" office:currency="EUR" office:value="108928.910635804" calcext:value-type="currency">
            <text:p>108.928,91 €</text:p>
          </table:table-cell>
          <table:table-cell table:style-name="ce64" table:formula="of:=SUM([.C177:.I18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style-name="ce51" office:value-type="string" calcext:value-type="string">
            <text:p>8-2021</text:p>
          </table:table-cell>
          <table:table-cell table:number-columns-repeated="9"/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table:formula="of:=IF([$Übersicht.K39]&gt;[.Q41];[.R41];0)" office:value-type="currency" office:currency="EUR" office:value="108384.266082625" calcext:value-type="currency">
            <text:p>108.384,27 €</text:p>
          </table:table-cell>
          <table:table-cell table:formula="of:=[.N41]*[.T41]" office:value-type="currency" office:currency="EUR" office:value="-541.921330413124" calcext:value-type="currency">
            <text:p>-541,92 €</text:p>
          </table:table-cell>
          <table:table-cell table:formula="of:=[.N41]+[.O41]" office:value-type="currency" office:currency="EUR" office:value="107842.344752212" calcext:value-type="currency">
            <text:p>107.842,3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40]" office:value-type="currency" office:currency="EUR" office:value="108384.266082625" calcext:value-type="currency">
            <text:p>108.384,27 €</text:p>
          </table:table-cell>
          <table:table-cell table:style-name="ce64" table:formula="of:=SUM([.C182:.I18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table:formula="of:=IF([$Übersicht.K40]&gt;[.Q42];[.R42];0)" office:value-type="currency" office:currency="EUR" office:value="0" calcext:value-type="currency">
            <text:p>0,00 €</text:p>
          </table:table-cell>
          <table:table-cell table:formula="of:=[.N42]*[.T42]" office:value-type="currency" office:currency="EUR" office:value="-0" calcext:value-type="currency">
            <text:p>0,00 €</text:p>
          </table:table-cell>
          <table:table-cell table:formula="of:=[.N42]+[.O4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41]" office:value-type="currency" office:currency="EUR" office:value="107842.344752212" calcext:value-type="currency">
            <text:p>107.842,34 €</text:p>
          </table:table-cell>
          <table:table-cell table:style-name="ce64" table:formula="of:=SUM([.C187:.I19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table:formula="of:=IF([$Übersicht.K41]&gt;[.Q43];[.R43];0)" office:value-type="currency" office:currency="EUR" office:value="0" calcext:value-type="currency">
            <text:p>0,00 €</text:p>
          </table:table-cell>
          <table:table-cell table:formula="of:=[.N43]*[.T43]" office:value-type="currency" office:currency="EUR" office:value="-0" calcext:value-type="currency">
            <text:p>0,00 €</text:p>
          </table:table-cell>
          <table:table-cell table:formula="of:=[.N43]+[.O43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42]" office:value-type="currency" office:currency="EUR" office:value="0" calcext:value-type="currency">
            <text:p>0,00 €</text:p>
          </table:table-cell>
          <table:table-cell table:style-name="ce64" table:formula="of:=SUM([.C192:.I19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table:formula="of:=IF([$Übersicht.K42]&gt;[.Q44];[.R44];0)" office:value-type="currency" office:currency="EUR" office:value="0" calcext:value-type="currency">
            <text:p>0,00 €</text:p>
          </table:table-cell>
          <table:table-cell table:formula="of:=[.N44]*[.T44]" office:value-type="currency" office:currency="EUR" office:value="-0" calcext:value-type="currency">
            <text:p>0,00 €</text:p>
          </table:table-cell>
          <table:table-cell table:formula="of:=[.N44]+[.O44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43]" office:value-type="currency" office:currency="EUR" office:value="0" calcext:value-type="currency">
            <text:p>0,00 €</text:p>
          </table:table-cell>
          <table:table-cell table:style-name="ce64" table:formula="of:=SUM([.C197:.I20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formula="of:=IF([$Übersicht.K43]&gt;[.Q45];[.R45];0)" office:value-type="currency" office:currency="EUR" office:value="0" calcext:value-type="currency">
            <text:p>0,00 €</text:p>
          </table:table-cell>
          <table:table-cell table:formula="of:=[.N45]*[.T45]" office:value-type="currency" office:currency="EUR" office:value="-0" calcext:value-type="currency">
            <text:p>0,00 €</text:p>
          </table:table-cell>
          <table:table-cell table:formula="of:=[.N45]+[.O45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44]" office:value-type="currency" office:currency="EUR" office:value="0" calcext:value-type="currency">
            <text:p>0,00 €</text:p>
          </table:table-cell>
          <table:table-cell table:style-name="ce64" table:formula="of:=SUM([.C202:.I20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style-name="ce51" office:value-type="string" calcext:value-type="string">
            <text:p>9-2021</text:p>
          </table:table-cell>
          <table:table-cell table:number-columns-repeated="9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table:formula="of:=IF([$Übersicht.K44]&gt;[.Q46];[.R46];0)" office:value-type="currency" office:currency="EUR" office:value="0" calcext:value-type="currency">
            <text:p>0,00 €</text:p>
          </table:table-cell>
          <table:table-cell table:formula="of:=[.N46]*[.T46]" office:value-type="currency" office:currency="EUR" office:value="-0" calcext:value-type="currency">
            <text:p>0,00 €</text:p>
          </table:table-cell>
          <table:table-cell table:formula="of:=[.N46]+[.O46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45]" office:value-type="currency" office:currency="EUR" office:value="0" calcext:value-type="currency">
            <text:p>0,00 €</text:p>
          </table:table-cell>
          <table:table-cell table:style-name="ce64" table:formula="of:=SUM([.C207:.I21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formula="of:=IF([$Übersicht.K45]&gt;[.Q47];[.R47];0)" office:value-type="currency" office:currency="EUR" office:value="0" calcext:value-type="currency">
            <text:p>0,00 €</text:p>
          </table:table-cell>
          <table:table-cell table:formula="of:=[.N47]*[.T47]" office:value-type="currency" office:currency="EUR" office:value="-0" calcext:value-type="currency">
            <text:p>0,00 €</text:p>
          </table:table-cell>
          <table:table-cell table:formula="of:=[.N47]+[.O47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46]" office:value-type="currency" office:currency="EUR" office:value="0" calcext:value-type="currency">
            <text:p>0,00 €</text:p>
          </table:table-cell>
          <table:table-cell table:style-name="ce64" table:formula="of:=SUM([.C212:.I21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table:formula="of:=IF([$Übersicht.K46]&gt;[.Q48];[.R48];0)" office:value-type="currency" office:currency="EUR" office:value="0" calcext:value-type="currency">
            <text:p>0,00 €</text:p>
          </table:table-cell>
          <table:table-cell table:formula="of:=[.N48]*[.T48]" office:value-type="currency" office:currency="EUR" office:value="-0" calcext:value-type="currency">
            <text:p>0,00 €</text:p>
          </table:table-cell>
          <table:table-cell table:formula="of:=[.N48]+[.O48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6]+[.P47]" office:value-type="currency" office:currency="EUR" office:value="0" calcext:value-type="currency">
            <text:p>0,00 €</text:p>
          </table:table-cell>
          <table:table-cell table:style-name="ce64" table:formula="of:=SUM([.C217:.I22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table:formula="of:=IF([$Übersicht.K47]&gt;[.Q49];[.R49];0)" office:value-type="currency" office:currency="EUR" office:value="0" calcext:value-type="currency">
            <text:p>0,00 €</text:p>
          </table:table-cell>
          <table:table-cell table:formula="of:=[.N49]*[.T49]" office:value-type="currency" office:currency="EUR" office:value="-0" calcext:value-type="currency">
            <text:p>0,00 €</text:p>
          </table:table-cell>
          <table:table-cell table:formula="of:=[.N49]+[.O49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48]" office:value-type="currency" office:currency="EUR" office:value="0" calcext:value-type="currency">
            <text:p>0,00 €</text:p>
          </table:table-cell>
          <table:table-cell table:style-name="ce64" table:formula="of:=SUM([.C222:.I22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table:style-name="ce56" table:formula="of:=IF([$Übersicht.K48]&gt;[.Q50];[.R50];0)" office:value-type="currency" office:currency="EUR" office:value="0" calcext:value-type="currency">
            <text:p>0,00 €</text:p>
          </table:table-cell>
          <table:table-cell table:formula="of:=[.N50]*[.T50]" office:value-type="currency" office:currency="EUR" office:value="-0" calcext:value-type="currency">
            <text:p>0,00 €</text:p>
          </table:table-cell>
          <table:table-cell table:formula="of:=[.N50]+[.O50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8]+[.P49]" office:value-type="currency" office:currency="EUR" office:value="0" calcext:value-type="currency">
            <text:p>0,00 €</text:p>
          </table:table-cell>
          <table:table-cell table:style-name="ce64" table:formula="of:=SUM([.C227:.I23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style-name="ce51" office:value-type="string" calcext:value-type="string">
            <text:p>10-2021</text:p>
          </table:table-cell>
          <table:table-cell table:number-columns-repeated="9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table:formula="of:=IF([$Übersicht.K49]&gt;[.Q51];[.R51];0)" office:value-type="currency" office:currency="EUR" office:value="0" calcext:value-type="currency">
            <text:p>0,00 €</text:p>
          </table:table-cell>
          <table:table-cell table:formula="of:=[.N51]*[.T51]" office:value-type="currency" office:currency="EUR" office:value="-0" calcext:value-type="currency">
            <text:p>0,00 €</text:p>
          </table:table-cell>
          <table:table-cell table:formula="of:=[.N51]+[.O51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50]" office:value-type="currency" office:currency="EUR" office:value="0" calcext:value-type="currency">
            <text:p>0,00 €</text:p>
          </table:table-cell>
          <table:table-cell table:style-name="ce64" table:formula="of:=SUM([.C232:.I235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>
          <table:table-cell table:number-columns-repeated="10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formula="of:=IF([$Übersicht.K50]&gt;[.Q52];[.R52];0)" office:value-type="currency" office:currency="EUR" office:value="0" calcext:value-type="currency">
            <text:p>0,00 €</text:p>
          </table:table-cell>
          <table:table-cell table:formula="of:=[.N52]*[.T52]" office:value-type="currency" office:currency="EUR" office:value="-0" calcext:value-type="currency">
            <text:p>0,00 €</text:p>
          </table:table-cell>
          <table:table-cell table:formula="of:=[.N52]+[.O5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51]" office:value-type="currency" office:currency="EUR" office:value="0" calcext:value-type="currency">
            <text:p>0,00 €</text:p>
          </table:table-cell>
          <table:table-cell table:style-name="ce64" table:formula="of:=SUM([.C237:.I240])" office:value-type="currency" office:currency="EUR" office:value="0" calcext:value-type="currency">
            <text:p>0,00 €</text:p>
          </table:table-cell>
          <table:table-cell table:style-name="ce29" office:value-type="percentage" office:value="-0.005" calcext:value-type="percentage">
            <text:p>-0,5 %</text:p>
          </table:table-cell>
          <table:table-cell table:number-columns-repeated="44"/>
        </table:table-row>
        <table:table-row table:style-name="ro8" table:number-rows-repeated="3">
          <table:table-cell table:number-columns-repeated="18"/>
          <table:table-cell table:style-name="ce64"/>
          <table:table-cell table:number-columns-repeated="45"/>
        </table:table-row>
        <table:table-row table:style-name="ro8">
          <table:table-cell table:style-name="ce51" office:value-type="string" calcext:value-type="string">
            <text:p>11-2021</text:p>
          </table:table-cell>
          <table:table-cell table:number-columns-repeated="17"/>
          <table:table-cell table:style-name="ce64"/>
          <table:table-cell table:number-columns-repeated="45"/>
        </table:table-row>
        <table:table-row table:style-name="ro8">
          <table:table-cell table:style-name="ce49" office:value-type="date" office:date-value="2021-11-17" calcext:value-type="date">
            <text:p>17.11.21</text:p>
          </table:table-cell>
          <table:table-cell table:number-columns-repeated="4"/>
          <table:table-cell office:value-type="currency" office:currency="EUR" office:value="-90" calcext:value-type="currency">
            <text:p>-90,00 €</text:p>
          </table:table-cell>
          <table:table-cell table:number-columns-repeated="3"/>
          <table:table-cell office:value-type="string" calcext:value-type="string">
            <text:p>Tppt</text:p>
          </table:table-cell>
          <table:table-cell table:number-columns-repeated="8"/>
          <table:table-cell table:style-name="ce64"/>
          <table:table-cell table:number-columns-repeated="45"/>
        </table:table-row>
        <table:table-row table:style-name="ro8" table:number-rows-repeated="3">
          <table:table-cell table:number-columns-repeated="18"/>
          <table:table-cell table:style-name="ce64"/>
          <table:table-cell table:number-columns-repeated="45"/>
        </table:table-row>
        <table:table-row table:style-name="ro8">
          <table:table-cell table:style-name="ce51" office:value-type="string" calcext:value-type="string">
            <text:p>12-2021</text:p>
          </table:table-cell>
          <table:table-cell table:number-columns-repeated="17"/>
          <table:table-cell table:style-name="ce64"/>
          <table:table-cell table:number-columns-repeated="45"/>
        </table:table-row>
        <table:table-row table:style-name="ro8" table:number-rows-repeated="3">
          <table:table-cell table:number-columns-repeated="18"/>
          <table:table-cell table:style-name="Default"/>
          <table:table-cell table:number-columns-repeated="45"/>
        </table:table-row>
        <table:table-row table:style-name="ro8">
          <table:table-cell table:number-columns-repeated="64"/>
        </table:table-row>
        <table:table-row table:style-name="ro8">
          <table:table-cell table:style-name="ce50" office:value-type="string" calcext:value-type="string">
            <text:p>1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0" office:value-type="string" calcext:value-type="string">
            <text:p>2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3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4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0" office:value-type="string" calcext:value-type="string">
            <text:p>5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6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7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8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9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10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11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12-2022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0" office:value-type="string" calcext:value-type="string">
            <text:p>1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0" office:value-type="string" calcext:value-type="string">
            <text:p>2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3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4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0" office:value-type="string" calcext:value-type="string">
            <text:p>5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6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7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8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9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10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11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12-2023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0" office:value-type="string" calcext:value-type="string">
            <text:p>1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0" office:value-type="string" calcext:value-type="string">
            <text:p>2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3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4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0" office:value-type="string" calcext:value-type="string">
            <text:p>5-2024</text:p>
          </table:table-cell>
          <table:table-cell table:number-columns-repeated="4"/>
          <table:table-cell office:value-type="currency" office:currency="EUR" office:value="-3.5" calcext:value-type="currency">
            <text:p>-3,50 €</text:p>
          </table:table-cell>
          <table:table-cell table:number-columns-repeated="58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6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7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8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9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10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11-2024</text:p>
          </table:table-cell>
          <table:table-cell table:number-columns-repeated="63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style-name="ce51" office:value-type="string" calcext:value-type="string">
            <text:p>12-2024</text:p>
          </table:table-cell>
          <table:table-cell table:number-columns-repeated="63"/>
        </table:table-row>
        <table:table-row table:style-name="ro8" table:number-rows-repeated="1011">
          <table:table-cell table:number-columns-repeated="64"/>
        </table:table-row>
        <table:table-row table:style-name="ro2" table:number-rows-repeated="37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lizei" table:style-name="ta1">
        <office:forms form:automatic-focus="false" form:apply-design-mode="false"/>
        <table:table-column table:style-name="co19" table:default-cell-style-name="Default"/>
        <table:table-column table:style-name="co34" table:default-cell-style-name="Default"/>
        <table:table-column table:style-name="co35" table:default-cell-style-name="ce53"/>
        <table:table-column table:style-name="co36" table:default-cell-style-name="ce53"/>
        <table:table-column table:style-name="co37" table:default-cell-style-name="ce53"/>
        <table:table-column table:style-name="co38" table:default-cell-style-name="ce53"/>
        <table:table-column table:style-name="co39" table:default-cell-style-name="ce53"/>
        <table:table-column table:style-name="co40" table:default-cell-style-name="ce53"/>
        <table:table-column table:style-name="co41" table:default-cell-style-name="ce53"/>
        <table:table-column table:style-name="co42" table:number-columns-repeated="2" table:default-cell-style-name="Default"/>
        <table:table-column table:style-name="co3" table:number-columns-repeated="2" table:default-cell-style-name="Default"/>
        <table:table-column table:style-name="co43" table:default-cell-style-name="ce60"/>
        <table:table-column table:style-name="co3" table:default-cell-style-name="ce60"/>
        <table:table-column table:style-name="co37" table:default-cell-style-name="ce60"/>
        <table:table-column table:style-name="co3" table:default-cell-style-name="ce62"/>
        <table:table-column table:style-name="co3" table:number-columns-repeated="2" table:default-cell-style-name="ce60"/>
        <table:table-column table:style-name="co3" table:default-cell-style-name="Default"/>
        <table:table-row table:style-name="ro1">
          <table:table-cell table:style-name="ce46" office:value-type="string" calcext:value-type="string">
            <text:p>Polizei Konto Johannes Bank <text:s text:c="2"/>Kontobesitzer: Polizeipräsident</text:p>
          </table:table-cell>
          <table:table-cell table:style-name="ce46"/>
          <table:table-cell table:style-name="Default" table:number-columns-repeated="7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formula="of:=SUM([.C5:.I1000];[.O6:.O1000])" office:value-type="float" office:value="18833.7091574994" calcext:value-type="float">
            <text:p>18.833,71</text:p>
          </table:table-cell>
          <table:table-cell table:style-name="Default"/>
          <table:table-cell table:style-name="ce49" table:formula="of:=TODAY()" office:value-type="date" office:date-value="2026-04-02" calcext:value-type="date">
            <text:p>02.04.26</text:p>
          </table:table-cell>
          <table:table-cell table:style-name="Default" table:formula="of:=TEXT([.E2];&quot;MMMM&quot;)" office:value-type="string" office:string-value="April" calcext:value-type="string">
            <text:p>April</text:p>
          </table:table-cell>
          <table:table-cell table:style-name="ce58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4" calcext:value-type="string">
            <text:p>4</text:p>
          </table:table-cell>
          <table:table-cell table:style-name="Default" table:formula="of:=TEXT([.E2];&quot;JJJJ&quot;)" office:value-type="string" office:string-value="2026" calcext:value-type="string">
            <text:p>2026</text:p>
          </table:table-cell>
          <table:table-cell table:style-name="Default"/>
          <table:table-cell table:number-columns-repeated="4"/>
          <table:table-cell table:style-name="Default" table:number-columns-repeated="6"/>
          <table:table-cell/>
        </table:table-row>
        <table:table-row table:style-name="ro6">
          <table:table-cell table:number-columns-repeated="2"/>
          <table:table-cell table:style-name="ce52" office:value-type="string" calcext:value-type="string">
            <text:p>Überweisungen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7">
          <table:table-cell table:style-name="ce48" office:value-type="string" calcext:value-type="string">
            <text:p>Datum</text:p>
          </table:table-cell>
          <table:table-cell table:style-name="ce48" office:value-type="string" calcext:value-type="string">
            <text:p>Überweisungskonto</text:p>
          </table:table-cell>
          <table:table-cell table:style-name="ce48" office:value-type="string" calcext:value-type="string">
            <text:p>von</text:p>
          </table:table-cell>
          <table:table-cell table:style-name="ce48" office:value-type="string" calcext:value-type="string">
            <text:p>nach</text:p>
          </table:table-cell>
          <table:table-cell table:style-name="ce48" office:value-type="string" calcext:value-type="string">
            <text:p>Einzahlung</text:p>
          </table:table-cell>
          <table:table-cell table:style-name="ce48" office:value-type="string" calcext:value-type="string">
            <text:p>Auszahlung</text:p>
          </table:table-cell>
          <table:table-cell table:style-name="ce48" office:value-type="string" calcext:value-type="string">
            <text:p>Einzahlug über Kaufladen</text:p>
          </table:table-cell>
          <table:table-cell table:style-name="ce48" office:value-type="string" calcext:value-type="string">
            <text:p>Auszahlug über Kaufladen</text:p>
          </table:table-cell>
          <table:table-cell table:style-name="ce48" office:value-type="string" calcext:value-type="string">
            <text:p>Sonstiges…</text:p>
          </table:table-cell>
          <table:table-cell table:style-name="ce48" office:value-type="string" calcext:value-type="string">
            <text:p>...mit Bezeichnung</text:p>
          </table:table-cell>
          <table:table-cell/>
          <table:table-cell table:style-name="ce55" office:value-type="string" calcext:value-type="string">
            <text:p>Zinsen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Zinssatz: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49" office:value-type="date" office:date-value="2021-01-30" calcext:value-type="date">
            <text:p>30.01.21</text:p>
          </table:table-cell>
          <table:table-cell table:style-name="ce49"/>
          <table:table-cell table:number-columns-repeated="6"/>
          <table:table-cell office:value-type="float" office:value="140.02" calcext:value-type="float">
            <text:p>140,02</text:p>
          </table:table-cell>
          <table:table-cell office:value-type="string" calcext:value-type="string">
            <text:p>Kontostand alt</text:p>
          </table:table-cell>
          <table:table-cell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Monatsende Geld</text:p>
          </table:table-cell>
          <table:table-cell table:style-name="Default" office:value-type="string" calcext:value-type="string">
            <text:p>Zinsen</text:p>
          </table:table-cell>
          <table:table-cell table:style-name="Default" office:value-type="string" calcext:value-type="string">
            <text:p>Kontostand neu</text:p>
          </table:table-cell>
          <table:table-cell table:style-name="Default" office:value-type="string" calcext:value-type="string" table:number-columns-spanned="3" table:number-rows-spanned="1">
            <text:p>Zur Berechnung</text:p>
          </table:table-cell>
          <table:covered-table-cell table:number-columns-repeated="2" table:style-name="Default"/>
          <table:table-cell/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formula="of:=IF([$Übersicht.K4]&gt;[.Q6];[.R6];0)" office:value-type="currency" office:currency="EUR" office:value="140.02" calcext:value-type="currency">
            <text:p>140,02 €</text:p>
          </table:table-cell>
          <table:table-cell table:formula="of:=[.N6]*[.Q4]" office:value-type="currency" office:currency="EUR" office:value="21.003" calcext:value-type="currency">
            <text:p>21,00 €</text:p>
          </table:table-cell>
          <table:table-cell table:formula="of:=[.N6]+[.O6]" office:value-type="currency" office:currency="EUR" office:value="161.023" calcext:value-type="currency">
            <text:p>161,02 €</text:p>
          </table:table-cell>
          <table:table-cell table:style-name="ce61" office:value-type="currency" office:currency="EUR" office:value="0" calcext:value-type="currency">
            <text:p>0,00 €</text:p>
          </table:table-cell>
          <table:table-cell table:style-name="ce63" table:formula="of:=[.S6]" office:value-type="currency" office:currency="EUR" office:value="140.02" calcext:value-type="currency">
            <text:p>140,02 €</text:p>
          </table:table-cell>
          <table:table-cell table:style-name="ce63" table:formula="of:=SUM([.C5:.I10])" office:value-type="currency" office:currency="EUR" office:value="140.02" calcext:value-type="currency">
            <text:p>140,02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formula="of:=IF([$Übersicht.K5]&gt;[.Q7];[.R7];0)" office:value-type="currency" office:currency="EUR" office:value="161.023" calcext:value-type="currency">
            <text:p>161,02 €</text:p>
          </table:table-cell>
          <table:table-cell table:formula="of:=[.N7]*[.Q4]" office:value-type="currency" office:currency="EUR" office:value="24.15345" calcext:value-type="currency">
            <text:p>24,15 €</text:p>
          </table:table-cell>
          <table:table-cell table:formula="of:=[.N7]+[.O7]" office:value-type="currency" office:currency="EUR" office:value="185.17645" calcext:value-type="currency">
            <text:p>185,1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7]+[.P6]" office:value-type="currency" office:currency="EUR" office:value="161.023" calcext:value-type="currency">
            <text:p>161,02 €</text:p>
          </table:table-cell>
          <table:table-cell table:formula="of:=SUM([.C12:.I1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56" table:formula="of:=IF([$Übersicht.K6]&gt;[.Q8];[.R8];0)" office:value-type="currency" office:currency="EUR" office:value="185.17645" calcext:value-type="currency">
            <text:p>185,18 €</text:p>
          </table:table-cell>
          <table:table-cell table:style-name="ce56" table:formula="of:=[.N8]*[.Q4]" office:value-type="currency" office:currency="EUR" office:value="27.7764675" calcext:value-type="currency">
            <text:p>27,78 €</text:p>
          </table:table-cell>
          <table:table-cell table:style-name="ce56" table:formula="of:=[.N8]+[.O8]" office:value-type="currency" office:currency="EUR" office:value="212.9529175" calcext:value-type="currency">
            <text:p>212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8]+[.P7]" office:value-type="currency" office:currency="EUR" office:value="185.17645" calcext:value-type="currency">
            <text:p>185,18 €</text:p>
          </table:table-cell>
          <table:table-cell table:formula="of:=SUM([.C17:.I2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formula="of:=IF([$Übersicht.K7]&gt;[.Q9];[.R9];0)" office:value-type="currency" office:currency="EUR" office:value="212.9529175" calcext:value-type="currency">
            <text:p>212,95 €</text:p>
          </table:table-cell>
          <table:table-cell table:formula="of:=[.N9]*[.Q4]" office:value-type="currency" office:currency="EUR" office:value="31.942937625" calcext:value-type="currency">
            <text:p>31,94 €</text:p>
          </table:table-cell>
          <table:table-cell table:formula="of:=[.N9]+[.O9]" office:value-type="currency" office:currency="EUR" office:value="244.895855125" calcext:value-type="currency">
            <text:p>244,9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9]+[.P8]" office:value-type="currency" office:currency="EUR" office:value="212.9529175" calcext:value-type="currency">
            <text:p>212,95 €</text:p>
          </table:table-cell>
          <table:table-cell table:formula="of:=SUM([.C22:.I2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formula="of:=IF([$Übersicht.K8]&gt;[.Q10];[.R10];0)" office:value-type="currency" office:currency="EUR" office:value="244.895855125" calcext:value-type="currency">
            <text:p>244,90 €</text:p>
          </table:table-cell>
          <table:table-cell table:formula="of:=[.N10]*[.Q4]" office:value-type="currency" office:currency="EUR" office:value="36.73437826875" calcext:value-type="currency">
            <text:p>36,73 €</text:p>
          </table:table-cell>
          <table:table-cell table:formula="of:=[.N10]+[.O10]" office:value-type="currency" office:currency="EUR" office:value="281.63023339375" calcext:value-type="currency">
            <text:p>281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0]+[.P9]" office:value-type="currency" office:currency="EUR" office:value="244.895855125" calcext:value-type="currency">
            <text:p>244,90 €</text:p>
          </table:table-cell>
          <table:table-cell table:formula="of:=SUM([.C27:.I3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6">
          <table:table-cell table:style-name="ce50" office:value-type="string" calcext:value-type="string">
            <text:p>2-2021</text:p>
          </table:table-cell>
          <table:table-cell table:number-columns-repeated="9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formula="of:=IF([$Übersicht.K9]&gt;[.Q11];[.R11];0)" office:value-type="currency" office:currency="EUR" office:value="281.63023339375" calcext:value-type="currency">
            <text:p>281,63 €</text:p>
          </table:table-cell>
          <table:table-cell table:formula="of:=[.N11]*[.Q4]" office:value-type="currency" office:currency="EUR" office:value="42.2445350090625" calcext:value-type="currency">
            <text:p>42,24 €</text:p>
          </table:table-cell>
          <table:table-cell table:formula="of:=[.N11]+[.O11]" office:value-type="currency" office:currency="EUR" office:value="323.874768402813" calcext:value-type="currency">
            <text:p>323,8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1]+[.P10]" office:value-type="currency" office:currency="EUR" office:value="281.63023339375" calcext:value-type="currency">
            <text:p>281,63 €</text:p>
          </table:table-cell>
          <table:table-cell table:formula="of:=SUM([.C32:.I3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formula="of:=IF([$Übersicht.K10]&gt;[.Q12];[.R12];0)" office:value-type="currency" office:currency="EUR" office:value="323.874768402813" calcext:value-type="currency">
            <text:p>323,87 €</text:p>
          </table:table-cell>
          <table:table-cell table:formula="of:=[.N12]*[.Q4]" office:value-type="currency" office:currency="EUR" office:value="48.5812152604219" calcext:value-type="currency">
            <text:p>48,58 €</text:p>
          </table:table-cell>
          <table:table-cell table:formula="of:=[.N12]+[.O12]" office:value-type="currency" office:currency="EUR" office:value="372.455983663234" calcext:value-type="currency">
            <text:p>372,4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2]+[.P11]" office:value-type="currency" office:currency="EUR" office:value="323.874768402813" calcext:value-type="currency">
            <text:p>323,87 €</text:p>
          </table:table-cell>
          <table:table-cell table:formula="of:=SUM([.C37:.I4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formula="of:=IF([$Übersicht.K11]&gt;[.Q13];[.R13];0)" office:value-type="currency" office:currency="EUR" office:value="372.455983663234" calcext:value-type="currency">
            <text:p>372,46 €</text:p>
          </table:table-cell>
          <table:table-cell table:formula="of:=[.N13]*[.Q4]" office:value-type="currency" office:currency="EUR" office:value="55.8683975494852" calcext:value-type="currency">
            <text:p>55,87 €</text:p>
          </table:table-cell>
          <table:table-cell table:formula="of:=[.N13]+[.O13]" office:value-type="currency" office:currency="EUR" office:value="428.32438121272" calcext:value-type="currency">
            <text:p>428,3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3]+[.P12]" office:value-type="currency" office:currency="EUR" office:value="372.455983663234" calcext:value-type="currency">
            <text:p>372,46 €</text:p>
          </table:table-cell>
          <table:table-cell table:style-name="ce64" table:formula="of:=SUM([.C42:.I4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formula="of:=IF([$Übersicht.K12]&gt;[.Q14];[.R14];0)" office:value-type="currency" office:currency="EUR" office:value="428.32438121272" calcext:value-type="currency">
            <text:p>428,32 €</text:p>
          </table:table-cell>
          <table:table-cell table:formula="of:=[.N14]*[.Q4]" office:value-type="currency" office:currency="EUR" office:value="64.2486571819079" calcext:value-type="currency">
            <text:p>64,25 €</text:p>
          </table:table-cell>
          <table:table-cell table:formula="of:=[.N14]+[.O14]" office:value-type="currency" office:currency="EUR" office:value="492.573038394628" calcext:value-type="currency">
            <text:p>492,5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4]+[.P13]" office:value-type="currency" office:currency="EUR" office:value="428.32438121272" calcext:value-type="currency">
            <text:p>428,32 €</text:p>
          </table:table-cell>
          <table:table-cell table:style-name="ce64" table:formula="of:=SUM([.C47:.I5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formula="of:=IF([$Übersicht.K13]&gt;[.Q15];[.R15];0)" office:value-type="currency" office:currency="EUR" office:value="492.573038394628" calcext:value-type="currency">
            <text:p>492,57 €</text:p>
          </table:table-cell>
          <table:table-cell table:formula="of:=[.N15]*[.Q4]" office:value-type="currency" office:currency="EUR" office:value="73.8859557591941" calcext:value-type="currency">
            <text:p>73,89 €</text:p>
          </table:table-cell>
          <table:table-cell table:formula="of:=[.N15]+[.O15]" office:value-type="currency" office:currency="EUR" office:value="566.458994153822" calcext:value-type="currency">
            <text:p>566,4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5]+[.P14]" office:value-type="currency" office:currency="EUR" office:value="492.573038394628" calcext:value-type="currency">
            <text:p>492,57 €</text:p>
          </table:table-cell>
          <table:table-cell table:style-name="ce64" table:formula="of:=SUM([.C52:.I5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6">
          <table:table-cell table:style-name="ce51" office:value-type="string" calcext:value-type="string">
            <text:p>3-2021</text:p>
          </table:table-cell>
          <table:table-cell table:number-columns-repeated="9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formula="of:=IF([$Übersicht.K14]&gt;[.Q16];[.R16];0)" office:value-type="currency" office:currency="EUR" office:value="566.458994153822" calcext:value-type="currency">
            <text:p>566,46 €</text:p>
          </table:table-cell>
          <table:table-cell table:formula="of:=[.N16]*[.Q4]" office:value-type="currency" office:currency="EUR" office:value="84.9688491230732" calcext:value-type="currency">
            <text:p>84,97 €</text:p>
          </table:table-cell>
          <table:table-cell table:formula="of:=[.N16]+[.O16]" office:value-type="currency" office:currency="EUR" office:value="651.427843276895" calcext:value-type="currency">
            <text:p>651,4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6]+[.P15]" office:value-type="currency" office:currency="EUR" office:value="566.458994153822" calcext:value-type="currency">
            <text:p>566,46 €</text:p>
          </table:table-cell>
          <table:table-cell table:style-name="ce64" table:formula="of:=SUM([.C57:.I6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formula="of:=IF([$Übersicht.K15]&gt;[.Q17];[.R17];0)" office:value-type="currency" office:currency="EUR" office:value="651.427843276895" calcext:value-type="currency">
            <text:p>651,43 €</text:p>
          </table:table-cell>
          <table:table-cell table:formula="of:=[.N17]*[.Q4]" office:value-type="currency" office:currency="EUR" office:value="97.7141764915342" calcext:value-type="currency">
            <text:p>97,71 €</text:p>
          </table:table-cell>
          <table:table-cell table:formula="of:=[.N17]+[.O17]" office:value-type="currency" office:currency="EUR" office:value="749.142019768429" calcext:value-type="currency">
            <text:p>749,1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7]+[.P16]" office:value-type="currency" office:currency="EUR" office:value="651.427843276895" calcext:value-type="currency">
            <text:p>651,43 €</text:p>
          </table:table-cell>
          <table:table-cell table:style-name="ce64" table:formula="of:=SUM([.C62:.I6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formula="of:=IF([$Übersicht.K16]&gt;[.Q18];[.R18];0)" office:value-type="currency" office:currency="EUR" office:value="749.142019768429" calcext:value-type="currency">
            <text:p>749,14 €</text:p>
          </table:table-cell>
          <table:table-cell table:formula="of:=[.N18]*[.Q4]" office:value-type="currency" office:currency="EUR" office:value="112.371302965264" calcext:value-type="currency">
            <text:p>112,37 €</text:p>
          </table:table-cell>
          <table:table-cell table:formula="of:=[.N18]+[.O18]" office:value-type="currency" office:currency="EUR" office:value="861.513322733693" calcext:value-type="currency">
            <text:p>861,5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8]+[.P17]" office:value-type="currency" office:currency="EUR" office:value="749.142019768429" calcext:value-type="currency">
            <text:p>749,14 €</text:p>
          </table:table-cell>
          <table:table-cell table:style-name="ce64" table:formula="of:=SUM([.C67:.I7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formula="of:=IF([$Übersicht.K17]&gt;[.Q19];[.R19];0)" office:value-type="currency" office:currency="EUR" office:value="861.513322733693" calcext:value-type="currency">
            <text:p>861,51 €</text:p>
          </table:table-cell>
          <table:table-cell table:formula="of:=[.N19]*[.Q4]" office:value-type="currency" office:currency="EUR" office:value="129.226998410054" calcext:value-type="currency">
            <text:p>129,23 €</text:p>
          </table:table-cell>
          <table:table-cell table:formula="of:=[.N19]+[.O19]" office:value-type="currency" office:currency="EUR" office:value="990.740321143747" calcext:value-type="currency">
            <text:p>990,7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9]+[.P18]" office:value-type="currency" office:currency="EUR" office:value="861.513322733693" calcext:value-type="currency">
            <text:p>861,51 €</text:p>
          </table:table-cell>
          <table:table-cell table:style-name="ce64" table:formula="of:=SUM([.C72:.I7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formula="of:=IF([$Übersicht.K18]&gt;[.Q20];[.R20];0)" office:value-type="currency" office:currency="EUR" office:value="990.740321143747" calcext:value-type="currency">
            <text:p>990,74 €</text:p>
          </table:table-cell>
          <table:table-cell table:formula="of:=[.N20]*[.Q4]" office:value-type="currency" office:currency="EUR" office:value="148.611048171562" calcext:value-type="currency">
            <text:p>148,61 €</text:p>
          </table:table-cell>
          <table:table-cell table:formula="of:=[.N20]+[.O20]" office:value-type="currency" office:currency="EUR" office:value="1139.35136931531" calcext:value-type="currency">
            <text:p>1.139,3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0]+[.P19]" office:value-type="currency" office:currency="EUR" office:value="990.740321143747" calcext:value-type="currency">
            <text:p>990,74 €</text:p>
          </table:table-cell>
          <table:table-cell table:style-name="ce64" table:formula="of:=SUM([.C77:.I8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6">
          <table:table-cell table:style-name="ce51" office:value-type="string" calcext:value-type="string">
            <text:p>4-2021</text:p>
          </table:table-cell>
          <table:table-cell table:number-columns-repeated="9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formula="of:=IF([$Übersicht.K19]&gt;[.Q21];[.R21];0)" office:value-type="currency" office:currency="EUR" office:value="1139.35136931531" calcext:value-type="currency">
            <text:p>1.139,35 €</text:p>
          </table:table-cell>
          <table:table-cell table:formula="of:=[.N21]*[.Q4]" office:value-type="currency" office:currency="EUR" office:value="170.902705397296" calcext:value-type="currency">
            <text:p>170,90 €</text:p>
          </table:table-cell>
          <table:table-cell table:formula="of:=[.N21]+[.O21]" office:value-type="currency" office:currency="EUR" office:value="1310.25407471261" calcext:value-type="currency">
            <text:p>1.310,2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1]+[.P20]" office:value-type="currency" office:currency="EUR" office:value="1139.35136931531" calcext:value-type="currency">
            <text:p>1.139,35 €</text:p>
          </table:table-cell>
          <table:table-cell table:style-name="ce64" table:formula="of:=SUM([.C82:.I8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formula="of:=IF([$Übersicht.K20]&gt;[.Q22];[.R22];0)" office:value-type="currency" office:currency="EUR" office:value="1310.25407471261" calcext:value-type="currency">
            <text:p>1.310,25 €</text:p>
          </table:table-cell>
          <table:table-cell table:formula="of:=[.N22]*[.Q4]" office:value-type="currency" office:currency="EUR" office:value="196.538111206891" calcext:value-type="currency">
            <text:p>196,54 €</text:p>
          </table:table-cell>
          <table:table-cell table:formula="of:=[.N22]+[.O22]" office:value-type="currency" office:currency="EUR" office:value="1506.7921859195" calcext:value-type="currency">
            <text:p>1.506,7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22]+[.P21]" office:value-type="currency" office:currency="EUR" office:value="1310.25407471261" calcext:value-type="currency">
            <text:p>1.310,25 €</text:p>
          </table:table-cell>
          <table:table-cell table:style-name="ce64" table:formula="of:=SUM([.C87:.I9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formula="of:=IF([$Übersicht.K21]&gt;[.Q23];[.R23];0)" office:value-type="currency" office:currency="EUR" office:value="1506.7921859195" calcext:value-type="currency">
            <text:p>1.506,79 €</text:p>
          </table:table-cell>
          <table:table-cell table:formula="of:=[.N23]*[.Q4]" office:value-type="currency" office:currency="EUR" office:value="226.018827887925" calcext:value-type="currency">
            <text:p>226,02 €</text:p>
          </table:table-cell>
          <table:table-cell table:formula="of:=[.N23]+[.O23]" office:value-type="currency" office:currency="EUR" office:value="1732.81101380742" calcext:value-type="currency">
            <text:p>1.732,8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3]+[.P22]" office:value-type="currency" office:currency="EUR" office:value="1506.7921859195" calcext:value-type="currency">
            <text:p>1.506,79 €</text:p>
          </table:table-cell>
          <table:table-cell table:style-name="ce64" table:formula="of:=SUM([.C92:.I9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formula="of:=IF([$Übersicht.K22]&gt;[.Q24];[.R24];0)" office:value-type="currency" office:currency="EUR" office:value="1732.81101380742" calcext:value-type="currency">
            <text:p>1.732,81 €</text:p>
          </table:table-cell>
          <table:table-cell table:formula="of:=[.N24]*[.Q4]" office:value-type="currency" office:currency="EUR" office:value="259.921652071113" calcext:value-type="currency">
            <text:p>259,92 €</text:p>
          </table:table-cell>
          <table:table-cell table:formula="of:=[.N24]+[.O24]" office:value-type="currency" office:currency="EUR" office:value="1992.73266587853" calcext:value-type="currency">
            <text:p>1.992,7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4]+[.P23]" office:value-type="currency" office:currency="EUR" office:value="1732.81101380742" calcext:value-type="currency">
            <text:p>1.732,81 €</text:p>
          </table:table-cell>
          <table:table-cell table:style-name="ce64" table:formula="of:=SUM([.C97:.I10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formula="of:=IF([$Übersicht.K23]&gt;[.Q25];[.R25];0)" office:value-type="currency" office:currency="EUR" office:value="1992.73266587853" calcext:value-type="currency">
            <text:p>1.992,73 €</text:p>
          </table:table-cell>
          <table:table-cell table:formula="of:=[.N25]*[.Q4]" office:value-type="currency" office:currency="EUR" office:value="298.90989988178" calcext:value-type="currency">
            <text:p>298,91 €</text:p>
          </table:table-cell>
          <table:table-cell table:formula="of:=[.N25]+[.O25]" office:value-type="currency" office:currency="EUR" office:value="2291.64256576031" calcext:value-type="currency">
            <text:p>2.291,6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5]+[.P24]" office:value-type="currency" office:currency="EUR" office:value="1992.73266587853" calcext:value-type="currency">
            <text:p>1.992,73 €</text:p>
          </table:table-cell>
          <table:table-cell table:style-name="ce64" table:formula="of:=SUM([.C102:.I10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6">
          <table:table-cell table:style-name="ce50" office:value-type="string" calcext:value-type="string">
            <text:p>5-2021</text:p>
          </table:table-cell>
          <table:table-cell table:number-columns-repeated="9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formula="of:=IF([$Übersicht.K24]&gt;[.Q26];[.R26];0)" office:value-type="currency" office:currency="EUR" office:value="2291.64256576031" calcext:value-type="currency">
            <text:p>2.291,64 €</text:p>
          </table:table-cell>
          <table:table-cell table:formula="of:=[.N26]*[.Q4]" office:value-type="currency" office:currency="EUR" office:value="343.746384864047" calcext:value-type="currency">
            <text:p>343,75 €</text:p>
          </table:table-cell>
          <table:table-cell table:formula="of:=[.N26]+[.O26]" office:value-type="currency" office:currency="EUR" office:value="2635.38895062436" calcext:value-type="currency">
            <text:p>2.635,3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6]+[.P25]" office:value-type="currency" office:currency="EUR" office:value="2291.64256576031" calcext:value-type="currency">
            <text:p>2.291,64 €</text:p>
          </table:table-cell>
          <table:table-cell table:style-name="ce64" table:formula="of:=SUM([.C107:.I11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formula="of:=IF([$Übersicht.K25]&gt;[.Q27];[.R27];0)" office:value-type="currency" office:currency="EUR" office:value="2635.38895062436" calcext:value-type="currency">
            <text:p>2.635,39 €</text:p>
          </table:table-cell>
          <table:table-cell table:formula="of:=[.N27]*[.Q4]" office:value-type="currency" office:currency="EUR" office:value="395.308342593654" calcext:value-type="currency">
            <text:p>395,31 €</text:p>
          </table:table-cell>
          <table:table-cell table:formula="of:=[.N27]+[.O27]" office:value-type="currency" office:currency="EUR" office:value="3030.69729321802" calcext:value-type="currency">
            <text:p>3.030,7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7]+[.P26]" office:value-type="currency" office:currency="EUR" office:value="2635.38895062436" calcext:value-type="currency">
            <text:p>2.635,39 €</text:p>
          </table:table-cell>
          <table:table-cell table:style-name="ce64" table:formula="of:=SUM([.C112:.I11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formula="of:=IF([$Übersicht.K26]&gt;[.Q28];[.R28];0)" office:value-type="currency" office:currency="EUR" office:value="3030.69729321802" calcext:value-type="currency">
            <text:p>3.030,70 €</text:p>
          </table:table-cell>
          <table:table-cell table:formula="of:=[.N28]*[.Q4]" office:value-type="currency" office:currency="EUR" office:value="454.604593982702" calcext:value-type="currency">
            <text:p>454,60 €</text:p>
          </table:table-cell>
          <table:table-cell table:formula="of:=[.N28]+[.O28]" office:value-type="currency" office:currency="EUR" office:value="3485.30188720072" calcext:value-type="currency">
            <text:p>3.485,3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8]+[.P27]" office:value-type="currency" office:currency="EUR" office:value="3030.69729321802" calcext:value-type="currency">
            <text:p>3.030,70 €</text:p>
          </table:table-cell>
          <table:table-cell table:style-name="ce64" table:formula="of:=SUM([.C117:.I12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style-name="ce56" table:formula="of:=IF([$Übersicht.K27]&gt;[.Q29];[.R29];0)" office:value-type="currency" office:currency="EUR" office:value="3485.30188720072" calcext:value-type="currency">
            <text:p>3.485,30 €</text:p>
          </table:table-cell>
          <table:table-cell table:formula="of:=[.N29]*[.Q4]" office:value-type="currency" office:currency="EUR" office:value="522.795283080108" calcext:value-type="currency">
            <text:p>522,80 €</text:p>
          </table:table-cell>
          <table:table-cell table:formula="of:=[.N29]+[.O29]" office:value-type="currency" office:currency="EUR" office:value="4008.09717028083" calcext:value-type="currency">
            <text:p>4.008,1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28]" office:value-type="currency" office:currency="EUR" office:value="3485.30188720072" calcext:value-type="currency">
            <text:p>3.485,30 €</text:p>
          </table:table-cell>
          <table:table-cell table:style-name="ce64" table:formula="of:=SUM([.C122:.I12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formula="of:=IF([$Übersicht.K28]&gt;[.Q30];[.R30];0)" office:value-type="currency" office:currency="EUR" office:value="4008.09717028083" calcext:value-type="currency">
            <text:p>4.008,10 €</text:p>
          </table:table-cell>
          <table:table-cell table:formula="of:=[.N30]*[.Q4]" office:value-type="currency" office:currency="EUR" office:value="601.214575542124" calcext:value-type="currency">
            <text:p>601,21 €</text:p>
          </table:table-cell>
          <table:table-cell table:formula="of:=[.N30]+[.O30]" office:value-type="currency" office:currency="EUR" office:value="4609.31174582295" calcext:value-type="currency">
            <text:p>4.609,3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29]" office:value-type="currency" office:currency="EUR" office:value="4008.09717028083" calcext:value-type="currency">
            <text:p>4.008,10 €</text:p>
          </table:table-cell>
          <table:table-cell table:style-name="ce64" table:formula="of:=SUM([.C127:.I13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6">
          <table:table-cell table:style-name="ce51" office:value-type="string" calcext:value-type="string">
            <text:p>6-2021</text:p>
          </table:table-cell>
          <table:table-cell table:number-columns-repeated="9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formula="of:=IF([$Übersicht.K29]&gt;[.Q31];[.R31];0)" office:value-type="currency" office:currency="EUR" office:value="4609.31174582295" calcext:value-type="currency">
            <text:p>4.609,31 €</text:p>
          </table:table-cell>
          <table:table-cell table:formula="of:=[.N31]*[.Q4]" office:value-type="currency" office:currency="EUR" office:value="691.396761873442" calcext:value-type="currency">
            <text:p>691,40 €</text:p>
          </table:table-cell>
          <table:table-cell table:style-name="ce56" table:formula="of:=[.N31]+[.O31]" office:value-type="currency" office:currency="EUR" office:value="5300.70850769639" calcext:value-type="currency">
            <text:p>5.300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30]" office:value-type="currency" office:currency="EUR" office:value="4609.31174582295" calcext:value-type="currency">
            <text:p>4.609,31 €</text:p>
          </table:table-cell>
          <table:table-cell table:style-name="ce64" table:formula="of:=SUM([.C132:.I13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table:formula="of:=IF([$Übersicht.K30]&gt;[.Q32];[.R32];0)" office:value-type="currency" office:currency="EUR" office:value="5300.70850769639" calcext:value-type="currency">
            <text:p>5.300,71 €</text:p>
          </table:table-cell>
          <table:table-cell table:formula="of:=[.N32]*[.Q4]" office:value-type="currency" office:currency="EUR" office:value="795.106276154459" calcext:value-type="currency">
            <text:p>795,11 €</text:p>
          </table:table-cell>
          <table:table-cell table:formula="of:=[.N32]+[.O32]" office:value-type="currency" office:currency="EUR" office:value="6095.81478385085" calcext:value-type="currency">
            <text:p>6.095,8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31]" office:value-type="currency" office:currency="EUR" office:value="5300.70850769639" calcext:value-type="currency">
            <text:p>5.300,71 €</text:p>
          </table:table-cell>
          <table:table-cell table:style-name="ce64" table:formula="of:=SUM([.C137:.I14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table:formula="of:=IF([$Übersicht.K31]&gt;[.Q33];[.R33];0)" office:value-type="currency" office:currency="EUR" office:value="6095.81478385085" calcext:value-type="currency">
            <text:p>6.095,81 €</text:p>
          </table:table-cell>
          <table:table-cell table:formula="of:=[.N33]*[.Q4]" office:value-type="currency" office:currency="EUR" office:value="914.372217577628" calcext:value-type="currency">
            <text:p>914,37 €</text:p>
          </table:table-cell>
          <table:table-cell table:formula="of:=[.N33]+[.O33]" office:value-type="currency" office:currency="EUR" office:value="7010.18700142848" calcext:value-type="currency">
            <text:p>7.010,1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32]" office:value-type="currency" office:currency="EUR" office:value="6095.81478385085" calcext:value-type="currency">
            <text:p>6.095,81 €</text:p>
          </table:table-cell>
          <table:table-cell table:style-name="ce64" table:formula="of:=SUM([.C142:.I14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table:formula="of:=IF([$Übersicht.K32]&gt;[.Q34];[.R34];0)" office:value-type="currency" office:currency="EUR" office:value="7010.18700142848" calcext:value-type="currency">
            <text:p>7.010,19 €</text:p>
          </table:table-cell>
          <table:table-cell table:formula="of:=[.N34]*[.Q4]" office:value-type="currency" office:currency="EUR" office:value="1051.52805021427" calcext:value-type="currency">
            <text:p>1.051,53 €</text:p>
          </table:table-cell>
          <table:table-cell table:formula="of:=[.N34]+[.O34]" office:value-type="currency" office:currency="EUR" office:value="8061.71505164275" calcext:value-type="currency">
            <text:p>8.061,7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33]" office:value-type="currency" office:currency="EUR" office:value="7010.18700142848" calcext:value-type="currency">
            <text:p>7.010,19 €</text:p>
          </table:table-cell>
          <table:table-cell table:style-name="ce64" table:formula="of:=SUM([.C147:.I15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table:formula="of:=IF([$Übersicht.K33]&gt;[.Q35];[.R35];0)" office:value-type="currency" office:currency="EUR" office:value="8061.71505164275" calcext:value-type="currency">
            <text:p>8.061,72 €</text:p>
          </table:table-cell>
          <table:table-cell table:formula="of:=[.N35]*[.Q4]" office:value-type="currency" office:currency="EUR" office:value="1209.25725774641" calcext:value-type="currency">
            <text:p>1.209,26 €</text:p>
          </table:table-cell>
          <table:table-cell table:formula="of:=[.N35]+[.O35]" office:value-type="currency" office:currency="EUR" office:value="9270.97230938916" calcext:value-type="currency">
            <text:p>9.270,9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34]" office:value-type="currency" office:currency="EUR" office:value="8061.71505164275" calcext:value-type="currency">
            <text:p>8.061,72 €</text:p>
          </table:table-cell>
          <table:table-cell table:style-name="ce64" table:formula="of:=SUM([.C152:.I15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6">
          <table:table-cell table:style-name="ce51" office:value-type="string" calcext:value-type="string">
            <text:p>7-2021</text:p>
          </table:table-cell>
          <table:table-cell table:number-columns-repeated="9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table:formula="of:=IF([$Übersicht.K34]&gt;[.Q36];[.R36];0)" office:value-type="currency" office:currency="EUR" office:value="9270.97230938916" calcext:value-type="currency">
            <text:p>9.270,97 €</text:p>
          </table:table-cell>
          <table:table-cell table:formula="of:=[.N36]*[.Q4]" office:value-type="currency" office:currency="EUR" office:value="1390.64584640837" calcext:value-type="currency">
            <text:p>1.390,65 €</text:p>
          </table:table-cell>
          <table:table-cell table:formula="of:=[.N36]+[.O36]" office:value-type="currency" office:currency="EUR" office:value="10661.6181557975" calcext:value-type="currency">
            <text:p>10.661,62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6]+[.P35]" office:value-type="currency" office:currency="EUR" office:value="9270.97230938916" calcext:value-type="currency">
            <text:p>9.270,97 €</text:p>
          </table:table-cell>
          <table:table-cell table:style-name="ce64" table:formula="of:=SUM([.C157:.I16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table:formula="of:=IF([$Übersicht.K35]&gt;[.Q37];[.R37];0)" office:value-type="currency" office:currency="EUR" office:value="10661.6181557975" calcext:value-type="currency">
            <text:p>10.661,62 €</text:p>
          </table:table-cell>
          <table:table-cell table:formula="of:=[.N37]*[.Q4]" office:value-type="currency" office:currency="EUR" office:value="1599.24272336963" calcext:value-type="currency">
            <text:p>1.599,24 €</text:p>
          </table:table-cell>
          <table:table-cell table:formula="of:=[.N37]+[.O37]" office:value-type="currency" office:currency="EUR" office:value="12260.8608791672" calcext:value-type="currency">
            <text:p>12.260,8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36]" office:value-type="currency" office:currency="EUR" office:value="10661.6181557975" calcext:value-type="currency">
            <text:p>10.661,62 €</text:p>
          </table:table-cell>
          <table:table-cell table:style-name="ce64" table:formula="of:=SUM([.C162:.I16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table:formula="of:=IF([$Übersicht.K36]&gt;[.Q38];[.R38];0)" office:value-type="currency" office:currency="EUR" office:value="12260.8608791672" calcext:value-type="currency">
            <text:p>12.260,86 €</text:p>
          </table:table-cell>
          <table:table-cell table:formula="of:=[.N38]*[.T38]" office:value-type="currency" office:currency="EUR" office:value="1839.12913187508" calcext:value-type="currency">
            <text:p>1.839,13 €</text:p>
          </table:table-cell>
          <table:table-cell table:formula="of:=[.N38]+[.O38]" office:value-type="currency" office:currency="EUR" office:value="14099.9900110422" calcext:value-type="currency">
            <text:p>14.099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8]+[.P37]" office:value-type="currency" office:currency="EUR" office:value="12260.8608791672" calcext:value-type="currency">
            <text:p>12.260,86 €</text:p>
          </table:table-cell>
          <table:table-cell table:style-name="ce64" table:formula="of:=SUM([.C167:.I17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table:formula="of:=IF([$Übersicht.K37]&gt;[.Q39];[.R39];0)" office:value-type="currency" office:currency="EUR" office:value="14099.9900110422" calcext:value-type="currency">
            <text:p>14.099,99 €</text:p>
          </table:table-cell>
          <table:table-cell table:formula="of:=[.N39]*[.T39]" office:value-type="currency" office:currency="EUR" office:value="2114.99850165634" calcext:value-type="currency">
            <text:p>2.115,00 €</text:p>
          </table:table-cell>
          <table:table-cell table:formula="of:=[.N39]+[.O39]" office:value-type="currency" office:currency="EUR" office:value="16214.9885126986" calcext:value-type="currency">
            <text:p>16.214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38]" office:value-type="currency" office:currency="EUR" office:value="14099.9900110422" calcext:value-type="currency">
            <text:p>14.099,99 €</text:p>
          </table:table-cell>
          <table:table-cell table:style-name="ce64" table:formula="of:=SUM([.C172:.I175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table:formula="of:=IF([$Übersicht.K38]&gt;[.Q40];[.R40];0)" office:value-type="currency" office:currency="EUR" office:value="16214.9885126986" calcext:value-type="currency">
            <text:p>16.214,99 €</text:p>
          </table:table-cell>
          <table:table-cell table:formula="of:=[.N40]*[.T40]" office:value-type="currency" office:currency="EUR" office:value="2432.24827690479" calcext:value-type="currency">
            <text:p>2.432,25 €</text:p>
          </table:table-cell>
          <table:table-cell table:formula="of:=[.N40]+[.O40]" office:value-type="currency" office:currency="EUR" office:value="18647.2367896034" calcext:value-type="currency">
            <text:p>18.647,2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39]" office:value-type="currency" office:currency="EUR" office:value="16214.9885126986" calcext:value-type="currency">
            <text:p>16.214,99 €</text:p>
          </table:table-cell>
          <table:table-cell table:style-name="ce64" table:formula="of:=SUM([.C177:.I180])" office:value-type="currency" office:currency="EUR" office:value="0" calcext:value-type="currency">
            <text:p>0,00 €</text:p>
          </table:table-cell>
          <table:table-cell office:value-type="float" office:value="0.15" calcext:value-type="float">
            <text:p>0,15</text:p>
          </table:table-cell>
        </table:table-row>
        <table:table-row table:style-name="ro6">
          <table:table-cell table:style-name="ce51" office:value-type="string" calcext:value-type="string">
            <text:p>8-2021</text:p>
          </table:table-cell>
          <table:table-cell table:number-columns-repeated="9"/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table:formula="of:=IF([$Übersicht.K39]&gt;[.Q41];[.R41];0)" office:value-type="currency" office:currency="EUR" office:value="18647.2367896034" calcext:value-type="currency">
            <text:p>18.647,24 €</text:p>
          </table:table-cell>
          <table:table-cell table:formula="of:=[.N41]*[.T41]" office:value-type="currency" office:currency="EUR" office:value="186.472367896034" calcext:value-type="currency">
            <text:p>186,47 €</text:p>
          </table:table-cell>
          <table:table-cell table:formula="of:=[.N41]+[.O41]" office:value-type="currency" office:currency="EUR" office:value="18833.7091574994" calcext:value-type="currency">
            <text:p>18.833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40]" office:value-type="currency" office:currency="EUR" office:value="18647.2367896034" calcext:value-type="currency">
            <text:p>18.647,24 €</text:p>
          </table:table-cell>
          <table:table-cell table:style-name="ce64" table:formula="of:=SUM([.C182:.I18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table:formula="of:=IF([$Übersicht.K40]&gt;[.Q42];[.R42];0)" office:value-type="currency" office:currency="EUR" office:value="0" calcext:value-type="currency">
            <text:p>0,00 €</text:p>
          </table:table-cell>
          <table:table-cell table:formula="of:=[.N42]*[.T42]" office:value-type="currency" office:currency="EUR" office:value="0" calcext:value-type="currency">
            <text:p>0,00 €</text:p>
          </table:table-cell>
          <table:table-cell table:formula="of:=[.N42]+[.O4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41]" office:value-type="currency" office:currency="EUR" office:value="18833.7091574994" calcext:value-type="currency">
            <text:p>18.833,71 €</text:p>
          </table:table-cell>
          <table:table-cell table:style-name="ce64" table:formula="of:=SUM([.C187:.I19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table:formula="of:=IF([$Übersicht.K41]&gt;[.Q43];[.R43];0)" office:value-type="currency" office:currency="EUR" office:value="0" calcext:value-type="currency">
            <text:p>0,00 €</text:p>
          </table:table-cell>
          <table:table-cell table:formula="of:=[.N43]*[.T43]" office:value-type="currency" office:currency="EUR" office:value="0" calcext:value-type="currency">
            <text:p>0,00 €</text:p>
          </table:table-cell>
          <table:table-cell table:formula="of:=[.N43]+[.O43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42]" office:value-type="currency" office:currency="EUR" office:value="0" calcext:value-type="currency">
            <text:p>0,00 €</text:p>
          </table:table-cell>
          <table:table-cell table:style-name="ce64" table:formula="of:=SUM([.C192:.I19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table:formula="of:=IF([$Übersicht.K42]&gt;[.Q44];[.R44];0)" office:value-type="currency" office:currency="EUR" office:value="0" calcext:value-type="currency">
            <text:p>0,00 €</text:p>
          </table:table-cell>
          <table:table-cell table:formula="of:=[.N44]*[.T44]" office:value-type="currency" office:currency="EUR" office:value="0" calcext:value-type="currency">
            <text:p>0,00 €</text:p>
          </table:table-cell>
          <table:table-cell table:formula="of:=[.N44]+[.O44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43]" office:value-type="currency" office:currency="EUR" office:value="0" calcext:value-type="currency">
            <text:p>0,00 €</text:p>
          </table:table-cell>
          <table:table-cell table:style-name="ce64" table:formula="of:=SUM([.C197:.I20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formula="of:=IF([$Übersicht.K43]&gt;[.Q45];[.R45];0)" office:value-type="currency" office:currency="EUR" office:value="0" calcext:value-type="currency">
            <text:p>0,00 €</text:p>
          </table:table-cell>
          <table:table-cell table:formula="of:=[.N45]*[.T45]" office:value-type="currency" office:currency="EUR" office:value="0" calcext:value-type="currency">
            <text:p>0,00 €</text:p>
          </table:table-cell>
          <table:table-cell table:formula="of:=[.N45]+[.O45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44]" office:value-type="currency" office:currency="EUR" office:value="0" calcext:value-type="currency">
            <text:p>0,00 €</text:p>
          </table:table-cell>
          <table:table-cell table:style-name="ce64" table:formula="of:=SUM([.C202:.I20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6">
          <table:table-cell table:style-name="ce51" office:value-type="string" calcext:value-type="string">
            <text:p>9-2021</text:p>
          </table:table-cell>
          <table:table-cell table:number-columns-repeated="9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table:formula="of:=IF([$Übersicht.K44]&gt;[.Q46];[.R46];0)" office:value-type="currency" office:currency="EUR" office:value="0" calcext:value-type="currency">
            <text:p>0,00 €</text:p>
          </table:table-cell>
          <table:table-cell table:formula="of:=[.N46]*[.T46]" office:value-type="currency" office:currency="EUR" office:value="0" calcext:value-type="currency">
            <text:p>0,00 €</text:p>
          </table:table-cell>
          <table:table-cell table:formula="of:=[.N46]+[.O46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45]" office:value-type="currency" office:currency="EUR" office:value="0" calcext:value-type="currency">
            <text:p>0,00 €</text:p>
          </table:table-cell>
          <table:table-cell table:style-name="ce64" table:formula="of:=SUM([.C207:.I21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formula="of:=IF([$Übersicht.K45]&gt;[.Q47];[.R47];0)" office:value-type="currency" office:currency="EUR" office:value="0" calcext:value-type="currency">
            <text:p>0,00 €</text:p>
          </table:table-cell>
          <table:table-cell table:formula="of:=[.N47]*[.T47]" office:value-type="currency" office:currency="EUR" office:value="0" calcext:value-type="currency">
            <text:p>0,00 €</text:p>
          </table:table-cell>
          <table:table-cell table:formula="of:=[.N47]+[.O47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46]" office:value-type="currency" office:currency="EUR" office:value="0" calcext:value-type="currency">
            <text:p>0,00 €</text:p>
          </table:table-cell>
          <table:table-cell table:style-name="ce64" table:formula="of:=SUM([.C212:.I21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table:formula="of:=IF([$Übersicht.K46]&gt;[.Q48];[.R48];0)" office:value-type="currency" office:currency="EUR" office:value="0" calcext:value-type="currency">
            <text:p>0,00 €</text:p>
          </table:table-cell>
          <table:table-cell table:formula="of:=[.N48]*[.T48]" office:value-type="currency" office:currency="EUR" office:value="0" calcext:value-type="currency">
            <text:p>0,00 €</text:p>
          </table:table-cell>
          <table:table-cell table:formula="of:=[.N48]+[.O48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6]+[.P47]" office:value-type="currency" office:currency="EUR" office:value="0" calcext:value-type="currency">
            <text:p>0,00 €</text:p>
          </table:table-cell>
          <table:table-cell table:style-name="ce64" table:formula="of:=SUM([.C217:.I22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table:formula="of:=IF([$Übersicht.K47]&gt;[.Q49];[.R49];0)" office:value-type="currency" office:currency="EUR" office:value="0" calcext:value-type="currency">
            <text:p>0,00 €</text:p>
          </table:table-cell>
          <table:table-cell table:formula="of:=[.N49]*[.T49]" office:value-type="currency" office:currency="EUR" office:value="0" calcext:value-type="currency">
            <text:p>0,00 €</text:p>
          </table:table-cell>
          <table:table-cell table:formula="of:=[.N49]+[.O49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48]" office:value-type="currency" office:currency="EUR" office:value="0" calcext:value-type="currency">
            <text:p>0,00 €</text:p>
          </table:table-cell>
          <table:table-cell table:style-name="ce64" table:formula="of:=SUM([.C222:.I22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table:style-name="ce56" table:formula="of:=IF([$Übersicht.K48]&gt;[.Q50];[.R50];0)" office:value-type="currency" office:currency="EUR" office:value="0" calcext:value-type="currency">
            <text:p>0,00 €</text:p>
          </table:table-cell>
          <table:table-cell table:formula="of:=[.N50]*[.T50]" office:value-type="currency" office:currency="EUR" office:value="0" calcext:value-type="currency">
            <text:p>0,00 €</text:p>
          </table:table-cell>
          <table:table-cell table:formula="of:=[.N50]+[.O50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8]+[.P49]" office:value-type="currency" office:currency="EUR" office:value="0" calcext:value-type="currency">
            <text:p>0,00 €</text:p>
          </table:table-cell>
          <table:table-cell table:style-name="ce64" table:formula="of:=SUM([.C227:.I23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6">
          <table:table-cell table:style-name="ce51" office:value-type="string" calcext:value-type="string">
            <text:p>10-2021</text:p>
          </table:table-cell>
          <table:table-cell table:number-columns-repeated="9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table:formula="of:=IF([$Übersicht.K49]&gt;[.Q51];[.R51];0)" office:value-type="currency" office:currency="EUR" office:value="0" calcext:value-type="currency">
            <text:p>0,00 €</text:p>
          </table:table-cell>
          <table:table-cell table:formula="of:=[.N51]*[.T51]" office:value-type="currency" office:currency="EUR" office:value="0" calcext:value-type="currency">
            <text:p>0,00 €</text:p>
          </table:table-cell>
          <table:table-cell table:formula="of:=[.N51]+[.O51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50]" office:value-type="currency" office:currency="EUR" office:value="0" calcext:value-type="currency">
            <text:p>0,00 €</text:p>
          </table:table-cell>
          <table:table-cell table:style-name="ce64" table:formula="of:=SUM([.C232:.I23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formula="of:=IF([$Übersicht.K50]&gt;[.Q52];[.R52];0)" office:value-type="currency" office:currency="EUR" office:value="0" calcext:value-type="currency">
            <text:p>0,00 €</text:p>
          </table:table-cell>
          <table:table-cell table:formula="of:=[.N52]*[.T52]" office:value-type="currency" office:currency="EUR" office:value="0" calcext:value-type="currency">
            <text:p>0,00 €</text:p>
          </table:table-cell>
          <table:table-cell table:formula="of:=[.N52]+[.O5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51]" office:value-type="currency" office:currency="EUR" office:value="0" calcext:value-type="currency">
            <text:p>0,00 €</text:p>
          </table:table-cell>
          <table:table-cell table:style-name="ce64" table:formula="of:=SUM([.C237:.I24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 table:number-rows-repeated="3">
          <table:table-cell table:number-columns-repeated="18"/>
          <table:table-cell table:style-name="ce64"/>
          <table:table-cell/>
        </table:table-row>
        <table:table-row table:style-name="ro6">
          <table:table-cell table:style-name="ce51" office:value-type="string" calcext:value-type="string">
            <text:p>11-2021</text:p>
          </table:table-cell>
          <table:table-cell table:number-columns-repeated="17"/>
          <table:table-cell table:style-name="ce64"/>
          <table:table-cell/>
        </table:table-row>
        <table:table-row table:style-name="ro2" table:number-rows-repeated="4">
          <table:table-cell table:number-columns-repeated="18"/>
          <table:table-cell table:style-name="ce64"/>
          <table:table-cell/>
        </table:table-row>
        <table:table-row table:style-name="ro6">
          <table:table-cell table:style-name="ce51" office:value-type="string" calcext:value-type="string">
            <text:p>12-2021</text:p>
          </table:table-cell>
          <table:table-cell table:number-columns-repeated="17"/>
          <table:table-cell table:style-name="ce64"/>
          <table:table-cell/>
        </table:table-row>
        <table:table-row table:style-name="ro2" table:number-rows-repeated="3">
          <table:table-cell table:number-columns-repeated="18"/>
          <table:table-cell table:style-name="Default"/>
          <table:table-cell/>
        </table:table-row>
        <table:table-row table:style-name="ro2">
          <table:table-cell table:number-columns-repeated="20"/>
        </table:table-row>
        <table:table-row table:style-name="ro6">
          <table:table-cell table:style-name="ce50" office:value-type="string" calcext:value-type="string">
            <text:p>1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2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3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4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5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6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7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8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9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0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1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2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1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2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3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4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5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6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7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8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9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0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1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2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1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2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3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4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5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6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7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8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9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0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1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2-2024</text:p>
          </table:table-cell>
          <table:table-cell table:number-columns-repeated="19"/>
        </table:table-row>
        <table:table-row table:style-name="ro2" table:number-rows-repeated="2759">
          <table:table-cell table:number-columns-repeated="20"/>
        </table:table-row>
        <table:table-row table:style-name="ro2" table:number-rows-repeated="1999">
          <table:table-cell table:number-columns-repeated="2"/>
          <table:table-cell table:style-name="Default" table:number-columns-repeated="7"/>
          <table:table-cell table:number-columns-repeated="11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11"/>
        </table:table-row>
      </table:table>
      <table:table table:name="Elisa" table:style-name="ta1">
        <office:forms form:automatic-focus="false" form:apply-design-mode="false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35" table:default-cell-style-name="ce60"/>
        <table:table-column table:style-name="co3" table:default-cell-style-name="ce60"/>
        <table:table-column table:style-name="co48" table:default-cell-style-name="ce60"/>
        <table:table-column table:style-name="co3" table:default-cell-style-name="ce62"/>
        <table:table-column table:style-name="co3" table:number-columns-repeated="2" table:default-cell-style-name="ce60"/>
        <table:table-column table:style-name="co3" table:default-cell-style-name="Default"/>
        <table:table-row table:style-name="ro1">
          <table:table-cell table:style-name="ce46" office:value-type="string" calcext:value-type="string">
            <text:p>Elisa Konto Johannes Bank <text:s text:c="2"/>Kontobesitzer: Elisa Simonetto</text:p>
          </table:table-cell>
          <table:table-cell table:style-name="ce46"/>
          <table:table-cell table:number-columns-repeated="11"/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style-name="ce53" table:formula="of:=SUM([.C5:.I1000];[.O6:.O1000])" office:value-type="float" office:value="12555.0540357246" calcext:value-type="float">
            <text:p>12.555,05</text:p>
          </table:table-cell>
          <table:table-cell/>
          <table:table-cell table:style-name="ce49" table:formula="of:=TODAY()" office:value-type="date" office:date-value="2026-04-02" calcext:value-type="date">
            <text:p>02.04.26</text:p>
          </table:table-cell>
          <table:table-cell table:formula="of:=TEXT([.E2];&quot;MMMM&quot;)" office:value-type="string" office:string-value="April" calcext:value-type="string">
            <text:p>April</text:p>
          </table:table-cell>
          <table:table-cell table:style-name="ce58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4" calcext:value-type="string">
            <text:p>4</text:p>
          </table:table-cell>
          <table:table-cell table:formula="of:=TEXT([.E2];&quot;JJJJ&quot;)" office:value-type="string" office:string-value="2026" calcext:value-type="string">
            <text:p>2026</text:p>
          </table:table-cell>
          <table:table-cell table:number-columns-repeated="5"/>
          <table:table-cell table:style-name="Default" table:number-columns-repeated="6"/>
          <table:table-cell/>
        </table:table-row>
        <table:table-row table:style-name="ro6">
          <table:table-cell table:number-columns-repeated="2"/>
          <table:table-cell table:style-name="ce52" office:value-type="string" calcext:value-type="string">
            <text:p>Überweisungen</text:p>
          </table:table-cell>
          <table:table-cell table:number-columns-repeated="10"/>
          <table:table-cell table:style-name="Default" table:number-columns-repeated="6"/>
          <table:table-cell/>
        </table:table-row>
        <table:table-row table:style-name="ro7">
          <table:table-cell table:style-name="ce48" office:value-type="string" calcext:value-type="string">
            <text:p>Datum</text:p>
          </table:table-cell>
          <table:table-cell table:style-name="ce48" office:value-type="string" calcext:value-type="string">
            <text:p>Überweisungskonto</text:p>
          </table:table-cell>
          <table:table-cell table:style-name="ce48" office:value-type="string" calcext:value-type="string">
            <text:p>von</text:p>
          </table:table-cell>
          <table:table-cell table:style-name="ce48" office:value-type="string" calcext:value-type="string">
            <text:p>nach</text:p>
          </table:table-cell>
          <table:table-cell table:style-name="ce48" office:value-type="string" calcext:value-type="string">
            <text:p>Einzahlung</text:p>
          </table:table-cell>
          <table:table-cell table:style-name="ce48" office:value-type="string" calcext:value-type="string">
            <text:p>Auszahlung</text:p>
          </table:table-cell>
          <table:table-cell table:style-name="ce48" office:value-type="string" calcext:value-type="string">
            <text:p>Einzahlug über Kaufladen</text:p>
          </table:table-cell>
          <table:table-cell table:style-name="ce48" office:value-type="string" calcext:value-type="string">
            <text:p>Auszahlug über Kaufladen</text:p>
          </table:table-cell>
          <table:table-cell table:style-name="ce48" office:value-type="string" calcext:value-type="string">
            <text:p>Sonstiges…</text:p>
          </table:table-cell>
          <table:table-cell table:style-name="ce48" office:value-type="string" calcext:value-type="string">
            <text:p>...mit Bezeichnung</text:p>
          </table:table-cell>
          <table:table-cell/>
          <table:table-cell table:style-name="ce55" office:value-type="string" calcext:value-type="string">
            <text:p>Zinsen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Zinssatz:</text:p>
          </table:table-cell>
          <table:table-cell table:style-name="Default" office:value-type="float" office:value="0.08" calcext:value-type="float">
            <text:p>0,08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49" office:value-type="date" office:date-value="2021-01-29" calcext:value-type="date">
            <text:p>29.01.21</text:p>
          </table:table-cell>
          <table:table-cell table:style-name="ce49"/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4"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Monatsende Geld</text:p>
          </table:table-cell>
          <table:table-cell table:style-name="Default" office:value-type="string" calcext:value-type="string">
            <text:p>Zinsen</text:p>
          </table:table-cell>
          <table:table-cell table:style-name="Default" office:value-type="string" calcext:value-type="string">
            <text:p>Kontostand neu</text:p>
          </table:table-cell>
          <table:table-cell table:style-name="Default" office:value-type="string" calcext:value-type="string" table:number-columns-spanned="3" table:number-rows-spanned="1">
            <text:p>Zur Berechnung</text:p>
          </table:table-cell>
          <table:covered-table-cell table:number-columns-repeated="2" table:style-name="Default"/>
          <table:table-cell/>
        </table:table-row>
        <table:table-row table:style-name="ro2">
          <table:table-cell table:style-name="ce49" office:value-type="date" office:date-value="2021-01-30" calcext:value-type="date">
            <text:p>30.01.21</text:p>
          </table:table-cell>
          <table:table-cell table:number-columns-repeated="7"/>
          <table:table-cell office:value-type="float" office:value="397.26" calcext:value-type="float">
            <text:p>397,26</text:p>
          </table:table-cell>
          <table:table-cell office:value-type="string" calcext:value-type="string">
            <text:p>Kontostand alt</text:p>
          </table:table-cell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formula="of:=IF([$Übersicht.K4]&gt;[.Q6];[.R6];0)" office:value-type="currency" office:currency="EUR" office:value="667.26" calcext:value-type="currency">
            <text:p>667,26 €</text:p>
          </table:table-cell>
          <table:table-cell table:formula="of:=[.N6]*[.Q4]" office:value-type="currency" office:currency="EUR" office:value="53.3808" calcext:value-type="currency">
            <text:p>53,38 €</text:p>
          </table:table-cell>
          <table:table-cell table:formula="of:=[.N6]+[.O6]" office:value-type="currency" office:currency="EUR" office:value="720.6408" calcext:value-type="currency">
            <text:p>720,64 €</text:p>
          </table:table-cell>
          <table:table-cell table:style-name="ce61" office:value-type="currency" office:currency="EUR" office:value="0" calcext:value-type="currency">
            <text:p>0,00 €</text:p>
          </table:table-cell>
          <table:table-cell table:style-name="ce63" table:formula="of:=[.S6]" office:value-type="currency" office:currency="EUR" office:value="667.26" calcext:value-type="currency">
            <text:p>667,26 €</text:p>
          </table:table-cell>
          <table:table-cell table:style-name="ce63" table:formula="of:=SUM([.C5:.I10])" office:value-type="currency" office:currency="EUR" office:value="667.26" calcext:value-type="currency">
            <text:p>667,26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 office:value-type="date" office:date-value="2021-01-31" calcext:value-type="date">
            <text:p>31.01.21</text:p>
          </table:table-cell>
          <table:table-cell office:value-type="float" office:value="315323" calcext:value-type="float">
            <text:p>315323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formula="of:=IF([$Übersicht.K5]&gt;[.Q7];[.R7];0)" office:value-type="currency" office:currency="EUR" office:value="853.9808" calcext:value-type="currency">
            <text:p>853,98 €</text:p>
          </table:table-cell>
          <table:table-cell table:formula="of:=[.N7]*[.Q4]" office:value-type="currency" office:currency="EUR" office:value="68.318464" calcext:value-type="currency">
            <text:p>68,32 €</text:p>
          </table:table-cell>
          <table:table-cell table:formula="of:=[.N7]+[.O7]" office:value-type="currency" office:currency="EUR" office:value="922.299264" calcext:value-type="currency">
            <text:p>922,3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7]+[.P6]" office:value-type="currency" office:currency="EUR" office:value="853.9808" calcext:value-type="currency">
            <text:p>853,98 €</text:p>
          </table:table-cell>
          <table:table-cell table:formula="of:=SUM([.C12:.I15])" office:value-type="currency" office:currency="EUR" office:value="133.34" calcext:value-type="currency">
            <text:p>133,34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56" table:formula="of:=IF([$Übersicht.K6]&gt;[.Q8];[.R8];0)" office:value-type="currency" office:currency="EUR" office:value="922.299264" calcext:value-type="currency">
            <text:p>922,30 €</text:p>
          </table:table-cell>
          <table:table-cell table:style-name="ce56" table:formula="of:=[.N8]*[.Q4]" office:value-type="currency" office:currency="EUR" office:value="73.78394112" calcext:value-type="currency">
            <text:p>73,78 €</text:p>
          </table:table-cell>
          <table:table-cell table:style-name="ce56" table:formula="of:=[.N8]+[.O8]" office:value-type="currency" office:currency="EUR" office:value="996.08320512" calcext:value-type="currency">
            <text:p>996,0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8]+[.P7]" office:value-type="currency" office:currency="EUR" office:value="922.299264" calcext:value-type="currency">
            <text:p>922,30 €</text:p>
          </table:table-cell>
          <table:table-cell table:formula="of:=SUM([.C17:.I2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formula="of:=IF([$Übersicht.K7]&gt;[.Q9];[.R9];0)" office:value-type="currency" office:currency="EUR" office:value="996.08320512" calcext:value-type="currency">
            <text:p>996,08 €</text:p>
          </table:table-cell>
          <table:table-cell table:formula="of:=[.N9]*[.Q4]" office:value-type="currency" office:currency="EUR" office:value="79.6866564096" calcext:value-type="currency">
            <text:p>79,69 €</text:p>
          </table:table-cell>
          <table:table-cell table:formula="of:=[.N9]+[.O9]" office:value-type="currency" office:currency="EUR" office:value="1075.7698615296" calcext:value-type="currency">
            <text:p>1.075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9]+[.P8]" office:value-type="currency" office:currency="EUR" office:value="996.08320512" calcext:value-type="currency">
            <text:p>996,08 €</text:p>
          </table:table-cell>
          <table:table-cell table:formula="of:=SUM([.C22:.I2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formula="of:=IF([$Übersicht.K8]&gt;[.Q10];[.R10];0)" office:value-type="currency" office:currency="EUR" office:value="1075.7698615296" calcext:value-type="currency">
            <text:p>1.075,77 €</text:p>
          </table:table-cell>
          <table:table-cell table:formula="of:=[.N10]*[.Q4]" office:value-type="currency" office:currency="EUR" office:value="86.061588922368" calcext:value-type="currency">
            <text:p>86,06 €</text:p>
          </table:table-cell>
          <table:table-cell table:formula="of:=[.N10]+[.O10]" office:value-type="currency" office:currency="EUR" office:value="1161.83145045197" calcext:value-type="currency">
            <text:p>1.161,8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0]+[.P9]" office:value-type="currency" office:currency="EUR" office:value="1075.7698615296" calcext:value-type="currency">
            <text:p>1.075,77 €</text:p>
          </table:table-cell>
          <table:table-cell table:formula="of:=SUM([.C27:.I3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0" office:value-type="string" calcext:value-type="string">
            <text:p>2-2021</text:p>
          </table:table-cell>
          <table:table-cell table:number-columns-repeated="9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formula="of:=IF([$Übersicht.K9]&gt;[.Q11];[.R11];0)" office:value-type="currency" office:currency="EUR" office:value="1161.83145045197" calcext:value-type="currency">
            <text:p>1.161,83 €</text:p>
          </table:table-cell>
          <table:table-cell table:formula="of:=[.N11]*[.Q4]" office:value-type="currency" office:currency="EUR" office:value="92.9465160361576" calcext:value-type="currency">
            <text:p>92,95 €</text:p>
          </table:table-cell>
          <table:table-cell table:formula="of:=[.N11]+[.O11]" office:value-type="currency" office:currency="EUR" office:value="1254.77796648813" calcext:value-type="currency">
            <text:p>1.254,7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1]+[.P10]" office:value-type="currency" office:currency="EUR" office:value="1161.83145045197" calcext:value-type="currency">
            <text:p>1.161,83 €</text:p>
          </table:table-cell>
          <table:table-cell table:formula="of:=SUM([.C32:.I3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 office:value-type="date" office:date-value="2021-02-17" calcext:value-type="date">
            <text:p>17.02.21</text:p>
          </table:table-cell>
          <table:table-cell/>
          <table:table-cell table:style-name="ce53"/>
          <table:table-cell table:style-name="ce53" office:value-type="float" office:value="-200" calcext:value-type="float">
            <text:p>-200,00</text:p>
          </table:table-cell>
          <table:table-cell table:style-name="ce53" table:number-columns-repeated="5"/>
          <table:table-cell office:value-type="string" calcext:value-type="string">
            <text:p>Kellerschrank</text:p>
          </table:table-cell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formula="of:=IF([$Übersicht.K10]&gt;[.Q12];[.R12];0)" office:value-type="currency" office:currency="EUR" office:value="1254.77796648813" calcext:value-type="currency">
            <text:p>1.254,78 €</text:p>
          </table:table-cell>
          <table:table-cell table:formula="of:=[.N12]*[.Q4]" office:value-type="currency" office:currency="EUR" office:value="100.38223731905" calcext:value-type="currency">
            <text:p>100,38 €</text:p>
          </table:table-cell>
          <table:table-cell table:formula="of:=[.N12]+[.O12]" office:value-type="currency" office:currency="EUR" office:value="1355.16020380718" calcext:value-type="currency">
            <text:p>1.355,1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2]+[.P11]" office:value-type="currency" office:currency="EUR" office:value="1254.77796648813" calcext:value-type="currency">
            <text:p>1.254,78 €</text:p>
          </table:table-cell>
          <table:table-cell table:formula="of:=SUM([.C37:.I4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 office:value-type="date" office:date-value="2021-02-17" calcext:value-type="date">
            <text:p>17.02.21</text:p>
          </table:table-cell>
          <table:table-cell/>
          <table:table-cell office:value-type="float" office:value="333.34" calcext:value-type="float">
            <text:p>333,34</text:p>
          </table:table-cell>
          <table:table-cell table:number-columns-repeated="6"/>
          <table:table-cell office:value-type="string" calcext:value-type="string">
            <text:p>Kellerschrank</text:p>
          </table:table-cell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formula="of:=IF([$Übersicht.K11]&gt;[.Q13];[.R13];0)" office:value-type="currency" office:currency="EUR" office:value="1355.16020380718" calcext:value-type="currency">
            <text:p>1.355,16 €</text:p>
          </table:table-cell>
          <table:table-cell table:formula="of:=[.N13]*[.Q4]" office:value-type="currency" office:currency="EUR" office:value="108.412816304574" calcext:value-type="currency">
            <text:p>108,41 €</text:p>
          </table:table-cell>
          <table:table-cell table:formula="of:=[.N13]+[.O13]" office:value-type="currency" office:currency="EUR" office:value="1463.57302011175" calcext:value-type="currency">
            <text:p>1.463,5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3]+[.P12]" office:value-type="currency" office:currency="EUR" office:value="1355.16020380718" calcext:value-type="currency">
            <text:p>1.355,16 €</text:p>
          </table:table-cell>
          <table:table-cell table:style-name="ce64" table:formula="of:=SUM([.C42:.I4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formula="of:=IF([$Übersicht.K12]&gt;[.Q14];[.R14];0)" office:value-type="currency" office:currency="EUR" office:value="1463.57302011175" calcext:value-type="currency">
            <text:p>1.463,57 €</text:p>
          </table:table-cell>
          <table:table-cell table:formula="of:=[.N14]*[.Q4]" office:value-type="currency" office:currency="EUR" office:value="117.08584160894" calcext:value-type="currency">
            <text:p>117,09 €</text:p>
          </table:table-cell>
          <table:table-cell table:formula="of:=[.N14]+[.O14]" office:value-type="currency" office:currency="EUR" office:value="1580.65886172069" calcext:value-type="currency">
            <text:p>1.580,6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4]+[.P13]" office:value-type="currency" office:currency="EUR" office:value="1463.57302011175" calcext:value-type="currency">
            <text:p>1.463,57 €</text:p>
          </table:table-cell>
          <table:table-cell table:style-name="ce64" table:formula="of:=SUM([.C47:.I5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formula="of:=IF([$Übersicht.K13]&gt;[.Q15];[.R15];0)" office:value-type="currency" office:currency="EUR" office:value="1680.65886172069" calcext:value-type="currency">
            <text:p>1.680,66 €</text:p>
          </table:table-cell>
          <table:table-cell table:formula="of:=[.N15]*[.Q4]" office:value-type="currency" office:currency="EUR" office:value="134.452708937655" calcext:value-type="currency">
            <text:p>134,45 €</text:p>
          </table:table-cell>
          <table:table-cell table:formula="of:=[.N15]+[.O15]" office:value-type="currency" office:currency="EUR" office:value="1815.11157065835" calcext:value-type="currency">
            <text:p>1.815,1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5]+[.P14]" office:value-type="currency" office:currency="EUR" office:value="1680.65886172069" calcext:value-type="currency">
            <text:p>1.680,66 €</text:p>
          </table:table-cell>
          <table:table-cell table:style-name="ce64" table:formula="of:=SUM([.C52:.I55])" office:value-type="currency" office:currency="EUR" office:value="100" calcext:value-type="currency">
            <text:p>10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3-2021</text:p>
          </table:table-cell>
          <table:table-cell table:number-columns-repeated="9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formula="of:=IF([$Übersicht.K14]&gt;[.Q16];[.R16];0)" office:value-type="currency" office:currency="EUR" office:value="1815.11157065835" calcext:value-type="currency">
            <text:p>1.815,11 €</text:p>
          </table:table-cell>
          <table:table-cell table:formula="of:=[.N16]*[.Q4]" office:value-type="currency" office:currency="EUR" office:value="145.208925652668" calcext:value-type="currency">
            <text:p>145,21 €</text:p>
          </table:table-cell>
          <table:table-cell table:formula="of:=[.N16]+[.O16]" office:value-type="currency" office:currency="EUR" office:value="1960.32049631102" calcext:value-type="currency">
            <text:p>1.960,3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6]+[.P15]" office:value-type="currency" office:currency="EUR" office:value="1815.11157065835" calcext:value-type="currency">
            <text:p>1.815,11 €</text:p>
          </table:table-cell>
          <table:table-cell table:style-name="ce64" table:formula="of:=SUM([.C57:.I6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formula="of:=IF([$Übersicht.K15]&gt;[.Q17];[.R17];0)" office:value-type="currency" office:currency="EUR" office:value="1960.32049631102" calcext:value-type="currency">
            <text:p>1.960,32 €</text:p>
          </table:table-cell>
          <table:table-cell table:formula="of:=[.N17]*[.Q4]" office:value-type="currency" office:currency="EUR" office:value="156.825639704882" calcext:value-type="currency">
            <text:p>156,83 €</text:p>
          </table:table-cell>
          <table:table-cell table:formula="of:=[.N17]+[.O17]" office:value-type="currency" office:currency="EUR" office:value="2117.1461360159" calcext:value-type="currency">
            <text:p>2.117,1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7]+[.P16]" office:value-type="currency" office:currency="EUR" office:value="1960.32049631102" calcext:value-type="currency">
            <text:p>1.960,32 €</text:p>
          </table:table-cell>
          <table:table-cell table:style-name="ce64" table:formula="of:=SUM([.C62:.I6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formula="of:=IF([$Übersicht.K16]&gt;[.Q18];[.R18];0)" office:value-type="currency" office:currency="EUR" office:value="2117.1461360159" calcext:value-type="currency">
            <text:p>2.117,15 €</text:p>
          </table:table-cell>
          <table:table-cell table:formula="of:=[.N18]*[.Q4]" office:value-type="currency" office:currency="EUR" office:value="169.371690881272" calcext:value-type="currency">
            <text:p>169,37 €</text:p>
          </table:table-cell>
          <table:table-cell table:formula="of:=[.N18]+[.O18]" office:value-type="currency" office:currency="EUR" office:value="2286.51782689717" calcext:value-type="currency">
            <text:p>2.286,5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8]+[.P17]" office:value-type="currency" office:currency="EUR" office:value="2117.1461360159" calcext:value-type="currency">
            <text:p>2.117,15 €</text:p>
          </table:table-cell>
          <table:table-cell table:style-name="ce64" table:formula="of:=SUM([.C67:.I7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formula="of:=IF([$Übersicht.K17]&gt;[.Q19];[.R19];0)" office:value-type="currency" office:currency="EUR" office:value="2286.51782689717" calcext:value-type="currency">
            <text:p>2.286,52 €</text:p>
          </table:table-cell>
          <table:table-cell table:formula="of:=[.N19]*[.Q4]" office:value-type="currency" office:currency="EUR" office:value="182.921426151774" calcext:value-type="currency">
            <text:p>182,92 €</text:p>
          </table:table-cell>
          <table:table-cell table:formula="of:=[.N19]+[.O19]" office:value-type="currency" office:currency="EUR" office:value="2469.43925304895" calcext:value-type="currency">
            <text:p>2.469,4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9]+[.P18]" office:value-type="currency" office:currency="EUR" office:value="2286.51782689717" calcext:value-type="currency">
            <text:p>2.286,52 €</text:p>
          </table:table-cell>
          <table:table-cell table:style-name="ce64" table:formula="of:=SUM([.C72:.I7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formula="of:=IF([$Übersicht.K18]&gt;[.Q20];[.R20];0)" office:value-type="currency" office:currency="EUR" office:value="2469.43925304895" calcext:value-type="currency">
            <text:p>2.469,44 €</text:p>
          </table:table-cell>
          <table:table-cell table:formula="of:=[.N20]*[.Q4]" office:value-type="currency" office:currency="EUR" office:value="197.555140243916" calcext:value-type="currency">
            <text:p>197,56 €</text:p>
          </table:table-cell>
          <table:table-cell table:formula="of:=[.N20]+[.O20]" office:value-type="currency" office:currency="EUR" office:value="2666.99439329286" calcext:value-type="currency">
            <text:p>2.666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0]+[.P19]" office:value-type="currency" office:currency="EUR" office:value="2469.43925304895" calcext:value-type="currency">
            <text:p>2.469,44 €</text:p>
          </table:table-cell>
          <table:table-cell table:style-name="ce64" table:formula="of:=SUM([.C77:.I8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4-2021</text:p>
          </table:table-cell>
          <table:table-cell table:number-columns-repeated="9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formula="of:=IF([$Übersicht.K19]&gt;[.Q21];[.R21];0)" office:value-type="currency" office:currency="EUR" office:value="2666.99439329286" calcext:value-type="currency">
            <text:p>2.666,99 €</text:p>
          </table:table-cell>
          <table:table-cell table:formula="of:=[.N21]*[.Q4]" office:value-type="currency" office:currency="EUR" office:value="213.359551463429" calcext:value-type="currency">
            <text:p>213,36 €</text:p>
          </table:table-cell>
          <table:table-cell table:formula="of:=[.N21]+[.O21]" office:value-type="currency" office:currency="EUR" office:value="2880.35394475629" calcext:value-type="currency">
            <text:p>2.880,3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1]+[.P20]" office:value-type="currency" office:currency="EUR" office:value="2666.99439329286" calcext:value-type="currency">
            <text:p>2.666,99 €</text:p>
          </table:table-cell>
          <table:table-cell table:style-name="ce64" table:formula="of:=SUM([.C82:.I8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formula="of:=IF([$Übersicht.K20]&gt;[.Q22];[.R22];0)" office:value-type="currency" office:currency="EUR" office:value="2880.35394475629" calcext:value-type="currency">
            <text:p>2.880,35 €</text:p>
          </table:table-cell>
          <table:table-cell table:formula="of:=[.N22]*[.Q4]" office:value-type="currency" office:currency="EUR" office:value="230.428315580503" calcext:value-type="currency">
            <text:p>230,43 €</text:p>
          </table:table-cell>
          <table:table-cell table:formula="of:=[.N22]+[.O22]" office:value-type="currency" office:currency="EUR" office:value="3110.78226033679" calcext:value-type="currency">
            <text:p>3.110,7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22]+[.P21]" office:value-type="currency" office:currency="EUR" office:value="2880.35394475629" calcext:value-type="currency">
            <text:p>2.880,35 €</text:p>
          </table:table-cell>
          <table:table-cell table:style-name="ce64" table:formula="of:=SUM([.C87:.I9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formula="of:=IF([$Übersicht.K21]&gt;[.Q23];[.R23];0)" office:value-type="currency" office:currency="EUR" office:value="3110.78226033679" calcext:value-type="currency">
            <text:p>3.110,78 €</text:p>
          </table:table-cell>
          <table:table-cell table:formula="of:=[.N23]*[.Q4]" office:value-type="currency" office:currency="EUR" office:value="248.862580826943" calcext:value-type="currency">
            <text:p>248,86 €</text:p>
          </table:table-cell>
          <table:table-cell table:formula="of:=[.N23]+[.O23]" office:value-type="currency" office:currency="EUR" office:value="3359.64484116374" calcext:value-type="currency">
            <text:p>3.359,6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3]+[.P22]" office:value-type="currency" office:currency="EUR" office:value="3110.78226033679" calcext:value-type="currency">
            <text:p>3.110,78 €</text:p>
          </table:table-cell>
          <table:table-cell table:style-name="ce64" table:formula="of:=SUM([.C92:.I9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formula="of:=IF([$Übersicht.K22]&gt;[.Q24];[.R24];0)" office:value-type="currency" office:currency="EUR" office:value="3359.64484116374" calcext:value-type="currency">
            <text:p>3.359,64 €</text:p>
          </table:table-cell>
          <table:table-cell table:formula="of:=[.N24]*[.Q4]" office:value-type="currency" office:currency="EUR" office:value="268.771587293099" calcext:value-type="currency">
            <text:p>268,77 €</text:p>
          </table:table-cell>
          <table:table-cell table:formula="of:=[.N24]+[.O24]" office:value-type="currency" office:currency="EUR" office:value="3628.41642845684" calcext:value-type="currency">
            <text:p>3.628,4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4]+[.P23]" office:value-type="currency" office:currency="EUR" office:value="3359.64484116374" calcext:value-type="currency">
            <text:p>3.359,64 €</text:p>
          </table:table-cell>
          <table:table-cell table:style-name="ce64" table:formula="of:=SUM([.C97:.I10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formula="of:=IF([$Übersicht.K23]&gt;[.Q25];[.R25];0)" office:value-type="currency" office:currency="EUR" office:value="3628.41642845684" calcext:value-type="currency">
            <text:p>3.628,42 €</text:p>
          </table:table-cell>
          <table:table-cell table:formula="of:=[.N25]*[.Q4]" office:value-type="currency" office:currency="EUR" office:value="290.273314276547" calcext:value-type="currency">
            <text:p>290,27 €</text:p>
          </table:table-cell>
          <table:table-cell table:formula="of:=[.N25]+[.O25]" office:value-type="currency" office:currency="EUR" office:value="3918.68974273338" calcext:value-type="currency">
            <text:p>3.918,6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5]+[.P24]" office:value-type="currency" office:currency="EUR" office:value="3628.41642845684" calcext:value-type="currency">
            <text:p>3.628,42 €</text:p>
          </table:table-cell>
          <table:table-cell table:style-name="ce64" table:formula="of:=SUM([.C102:.I10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0" office:value-type="string" calcext:value-type="string">
            <text:p>5-2021</text:p>
          </table:table-cell>
          <table:table-cell table:number-columns-repeated="9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formula="of:=IF([$Übersicht.K24]&gt;[.Q26];[.R26];0)" office:value-type="currency" office:currency="EUR" office:value="3918.68974273338" calcext:value-type="currency">
            <text:p>3.918,69 €</text:p>
          </table:table-cell>
          <table:table-cell table:formula="of:=[.N26]*[.Q4]" office:value-type="currency" office:currency="EUR" office:value="313.495179418671" calcext:value-type="currency">
            <text:p>313,50 €</text:p>
          </table:table-cell>
          <table:table-cell table:formula="of:=[.N26]+[.O26]" office:value-type="currency" office:currency="EUR" office:value="4232.18492215205" calcext:value-type="currency">
            <text:p>4.232,1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6]+[.P25]" office:value-type="currency" office:currency="EUR" office:value="3918.68974273338" calcext:value-type="currency">
            <text:p>3.918,69 €</text:p>
          </table:table-cell>
          <table:table-cell table:style-name="ce64" table:formula="of:=SUM([.C107:.I11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formula="of:=IF([$Übersicht.K25]&gt;[.Q27];[.R27];0)" office:value-type="currency" office:currency="EUR" office:value="4232.18492215205" calcext:value-type="currency">
            <text:p>4.232,18 €</text:p>
          </table:table-cell>
          <table:table-cell table:formula="of:=[.N27]*[.Q4]" office:value-type="currency" office:currency="EUR" office:value="338.574793772164" calcext:value-type="currency">
            <text:p>338,57 €</text:p>
          </table:table-cell>
          <table:table-cell table:formula="of:=[.N27]+[.O27]" office:value-type="currency" office:currency="EUR" office:value="4570.75971592422" calcext:value-type="currency">
            <text:p>4.570,7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7]+[.P26]" office:value-type="currency" office:currency="EUR" office:value="4232.18492215205" calcext:value-type="currency">
            <text:p>4.232,18 €</text:p>
          </table:table-cell>
          <table:table-cell table:style-name="ce64" table:formula="of:=SUM([.C112:.I11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formula="of:=IF([$Übersicht.K26]&gt;[.Q28];[.R28];0)" office:value-type="currency" office:currency="EUR" office:value="4570.75971592422" calcext:value-type="currency">
            <text:p>4.570,76 €</text:p>
          </table:table-cell>
          <table:table-cell table:formula="of:=[.N28]*[.Q4]" office:value-type="currency" office:currency="EUR" office:value="365.660777273937" calcext:value-type="currency">
            <text:p>365,66 €</text:p>
          </table:table-cell>
          <table:table-cell table:formula="of:=[.N28]+[.O28]" office:value-type="currency" office:currency="EUR" office:value="4936.42049319816" calcext:value-type="currency">
            <text:p>4.936,4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8]+[.P27]" office:value-type="currency" office:currency="EUR" office:value="4570.75971592422" calcext:value-type="currency">
            <text:p>4.570,76 €</text:p>
          </table:table-cell>
          <table:table-cell table:style-name="ce64" table:formula="of:=SUM([.C117:.I12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style-name="ce56" table:formula="of:=IF([$Übersicht.K27]&gt;[.Q29];[.R29];0)" office:value-type="currency" office:currency="EUR" office:value="4936.42049319816" calcext:value-type="currency">
            <text:p>4.936,42 €</text:p>
          </table:table-cell>
          <table:table-cell table:formula="of:=[.N29]*[.Q4]" office:value-type="currency" office:currency="EUR" office:value="394.913639455852" calcext:value-type="currency">
            <text:p>394,91 €</text:p>
          </table:table-cell>
          <table:table-cell table:formula="of:=[.N29]+[.O29]" office:value-type="currency" office:currency="EUR" office:value="5331.33413265401" calcext:value-type="currency">
            <text:p>5.331,3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28]" office:value-type="currency" office:currency="EUR" office:value="4936.42049319816" calcext:value-type="currency">
            <text:p>4.936,42 €</text:p>
          </table:table-cell>
          <table:table-cell table:style-name="ce64" table:formula="of:=SUM([.C122:.I12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formula="of:=IF([$Übersicht.K28]&gt;[.Q30];[.R30];0)" office:value-type="currency" office:currency="EUR" office:value="5331.33413265401" calcext:value-type="currency">
            <text:p>5.331,33 €</text:p>
          </table:table-cell>
          <table:table-cell table:formula="of:=[.N30]*[.Q4]" office:value-type="currency" office:currency="EUR" office:value="426.506730612321" calcext:value-type="currency">
            <text:p>426,51 €</text:p>
          </table:table-cell>
          <table:table-cell table:formula="of:=[.N30]+[.O30]" office:value-type="currency" office:currency="EUR" office:value="5757.84086326633" calcext:value-type="currency">
            <text:p>5.757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29]" office:value-type="currency" office:currency="EUR" office:value="5331.33413265401" calcext:value-type="currency">
            <text:p>5.331,33 €</text:p>
          </table:table-cell>
          <table:table-cell table:style-name="ce64" table:formula="of:=SUM([.C127:.I13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6-202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formula="of:=IF([$Übersicht.K29]&gt;[.Q31];[.R31];0)" office:value-type="currency" office:currency="EUR" office:value="5757.84086326633" calcext:value-type="currency">
            <text:p>5.757,84 €</text:p>
          </table:table-cell>
          <table:table-cell table:formula="of:=[.N31]*[.Q4]" office:value-type="currency" office:currency="EUR" office:value="460.627269061306" calcext:value-type="currency">
            <text:p>460,63 €</text:p>
          </table:table-cell>
          <table:table-cell table:style-name="ce56" table:formula="of:=[.N31]+[.O31]" office:value-type="currency" office:currency="EUR" office:value="6218.46813232763" calcext:value-type="currency">
            <text:p>6.218,4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30]" office:value-type="currency" office:currency="EUR" office:value="5757.84086326633" calcext:value-type="currency">
            <text:p>5.757,84 €</text:p>
          </table:table-cell>
          <table:table-cell table:style-name="ce64" table:formula="of:=SUM([.C132:.I13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table:formula="of:=IF([$Übersicht.K30]&gt;[.Q32];[.R32];0)" office:value-type="currency" office:currency="EUR" office:value="6218.46813232763" calcext:value-type="currency">
            <text:p>6.218,47 €</text:p>
          </table:table-cell>
          <table:table-cell table:formula="of:=[.N32]*[.Q4]" office:value-type="currency" office:currency="EUR" office:value="497.477450586211" calcext:value-type="currency">
            <text:p>497,48 €</text:p>
          </table:table-cell>
          <table:table-cell table:formula="of:=[.N32]+[.O32]" office:value-type="currency" office:currency="EUR" office:value="6715.94558291385" calcext:value-type="currency">
            <text:p>6.715,9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31]" office:value-type="currency" office:currency="EUR" office:value="6218.46813232763" calcext:value-type="currency">
            <text:p>6.218,47 €</text:p>
          </table:table-cell>
          <table:table-cell table:style-name="ce64" table:formula="of:=SUM([.C137:.I14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table:formula="of:=IF([$Übersicht.K31]&gt;[.Q33];[.R33];0)" office:value-type="currency" office:currency="EUR" office:value="6715.94558291385" calcext:value-type="currency">
            <text:p>6.715,95 €</text:p>
          </table:table-cell>
          <table:table-cell table:formula="of:=[.N33]*[.Q4]" office:value-type="currency" office:currency="EUR" office:value="537.275646633108" calcext:value-type="currency">
            <text:p>537,28 €</text:p>
          </table:table-cell>
          <table:table-cell table:formula="of:=[.N33]+[.O33]" office:value-type="currency" office:currency="EUR" office:value="7253.22122954695" calcext:value-type="currency">
            <text:p>7.253,2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32]" office:value-type="currency" office:currency="EUR" office:value="6715.94558291385" calcext:value-type="currency">
            <text:p>6.715,95 €</text:p>
          </table:table-cell>
          <table:table-cell table:style-name="ce64" table:formula="of:=SUM([.C142:.I14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table:formula="of:=IF([$Übersicht.K32]&gt;[.Q34];[.R34];0)" office:value-type="currency" office:currency="EUR" office:value="7253.22122954695" calcext:value-type="currency">
            <text:p>7.253,22 €</text:p>
          </table:table-cell>
          <table:table-cell table:formula="of:=[.N34]*[.Q4]" office:value-type="currency" office:currency="EUR" office:value="580.257698363756" calcext:value-type="currency">
            <text:p>580,26 €</text:p>
          </table:table-cell>
          <table:table-cell table:formula="of:=[.N34]+[.O34]" office:value-type="currency" office:currency="EUR" office:value="7833.47892791071" calcext:value-type="currency">
            <text:p>7.833,4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33]" office:value-type="currency" office:currency="EUR" office:value="7253.22122954695" calcext:value-type="currency">
            <text:p>7.253,22 €</text:p>
          </table:table-cell>
          <table:table-cell table:style-name="ce64" table:formula="of:=SUM([.C147:.I15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table:formula="of:=IF([$Übersicht.K33]&gt;[.Q35];[.R35];0)" office:value-type="currency" office:currency="EUR" office:value="7833.47892791071" calcext:value-type="currency">
            <text:p>7.833,48 €</text:p>
          </table:table-cell>
          <table:table-cell table:formula="of:=[.N35]*[.Q4]" office:value-type="currency" office:currency="EUR" office:value="626.678314232857" calcext:value-type="currency">
            <text:p>626,68 €</text:p>
          </table:table-cell>
          <table:table-cell table:formula="of:=[.N35]+[.O35]" office:value-type="currency" office:currency="EUR" office:value="8460.15724214357" calcext:value-type="currency">
            <text:p>8.460,1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34]" office:value-type="currency" office:currency="EUR" office:value="7833.47892791071" calcext:value-type="currency">
            <text:p>7.833,48 €</text:p>
          </table:table-cell>
          <table:table-cell table:style-name="ce64" table:formula="of:=SUM([.C152:.I15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7-202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table:formula="of:=IF([$Übersicht.K34]&gt;[.Q36];[.R36];0)" office:value-type="currency" office:currency="EUR" office:value="8460.15724214357" calcext:value-type="currency">
            <text:p>8.460,16 €</text:p>
          </table:table-cell>
          <table:table-cell table:formula="of:=[.N36]*[.Q4]" office:value-type="currency" office:currency="EUR" office:value="676.812579371485" calcext:value-type="currency">
            <text:p>676,81 €</text:p>
          </table:table-cell>
          <table:table-cell table:formula="of:=[.N36]+[.O36]" office:value-type="currency" office:currency="EUR" office:value="9136.96982151505" calcext:value-type="currency">
            <text:p>9.136,9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6]+[.P35]" office:value-type="currency" office:currency="EUR" office:value="8460.15724214357" calcext:value-type="currency">
            <text:p>8.460,16 €</text:p>
          </table:table-cell>
          <table:table-cell table:style-name="ce64" table:formula="of:=SUM([.C157:.I16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table:formula="of:=IF([$Übersicht.K35]&gt;[.Q37];[.R37];0)" office:value-type="currency" office:currency="EUR" office:value="9136.96982151505" calcext:value-type="currency">
            <text:p>9.136,97 €</text:p>
          </table:table-cell>
          <table:table-cell table:formula="of:=[.N37]*[.Q4]" office:value-type="currency" office:currency="EUR" office:value="730.957585721204" calcext:value-type="currency">
            <text:p>730,96 €</text:p>
          </table:table-cell>
          <table:table-cell table:formula="of:=[.N37]+[.O37]" office:value-type="currency" office:currency="EUR" office:value="9867.92740723625" calcext:value-type="currency">
            <text:p>9.867,9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36]" office:value-type="currency" office:currency="EUR" office:value="9136.96982151505" calcext:value-type="currency">
            <text:p>9.136,97 €</text:p>
          </table:table-cell>
          <table:table-cell table:style-name="ce64" table:formula="of:=SUM([.C162:.I16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table:formula="of:=IF([$Übersicht.K36]&gt;[.Q38];[.R38];0)" office:value-type="currency" office:currency="EUR" office:value="9867.92740723625" calcext:value-type="currency">
            <text:p>9.867,93 €</text:p>
          </table:table-cell>
          <table:table-cell table:formula="of:=[.N38]*[.T38]" office:value-type="currency" office:currency="EUR" office:value="789.4341925789" calcext:value-type="currency">
            <text:p>789,43 €</text:p>
          </table:table-cell>
          <table:table-cell table:formula="of:=[.N38]+[.O38]" office:value-type="currency" office:currency="EUR" office:value="10657.3615998152" calcext:value-type="currency">
            <text:p>10.657,3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8]+[.P37]" office:value-type="currency" office:currency="EUR" office:value="9867.92740723625" calcext:value-type="currency">
            <text:p>9.867,93 €</text:p>
          </table:table-cell>
          <table:table-cell table:style-name="ce64" table:formula="of:=SUM([.C167:.I17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table:formula="of:=IF([$Übersicht.K37]&gt;[.Q39];[.R39];0)" office:value-type="currency" office:currency="EUR" office:value="10657.3615998152" calcext:value-type="currency">
            <text:p>10.657,36 €</text:p>
          </table:table-cell>
          <table:table-cell table:formula="of:=[.N39]*[.T39]" office:value-type="currency" office:currency="EUR" office:value="852.588927985212" calcext:value-type="currency">
            <text:p>852,59 €</text:p>
          </table:table-cell>
          <table:table-cell table:formula="of:=[.N39]+[.O39]" office:value-type="currency" office:currency="EUR" office:value="11509.9505278004" calcext:value-type="currency">
            <text:p>11.509,9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38]" office:value-type="currency" office:currency="EUR" office:value="10657.3615998152" calcext:value-type="currency">
            <text:p>10.657,36 €</text:p>
          </table:table-cell>
          <table:table-cell table:style-name="ce64" table:formula="of:=SUM([.C172:.I17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table:formula="of:=IF([$Übersicht.K38]&gt;[.Q40];[.R40];0)" office:value-type="currency" office:currency="EUR" office:value="11509.9505278004" calcext:value-type="currency">
            <text:p>11.509,95 €</text:p>
          </table:table-cell>
          <table:table-cell table:formula="of:=[.N40]*[.T40]" office:value-type="currency" office:currency="EUR" office:value="920.796042224029" calcext:value-type="currency">
            <text:p>920,80 €</text:p>
          </table:table-cell>
          <table:table-cell table:formula="of:=[.N40]+[.O40]" office:value-type="currency" office:currency="EUR" office:value="12430.7465700244" calcext:value-type="currency">
            <text:p>12.430,7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39]" office:value-type="currency" office:currency="EUR" office:value="11509.9505278004" calcext:value-type="currency">
            <text:p>11.509,95 €</text:p>
          </table:table-cell>
          <table:table-cell table:style-name="ce64" table:formula="of:=SUM([.C177:.I18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8-20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table:formula="of:=IF([$Übersicht.K39]&gt;[.Q41];[.R41];0)" office:value-type="currency" office:currency="EUR" office:value="12430.7465700244" calcext:value-type="currency">
            <text:p>12.430,75 €</text:p>
          </table:table-cell>
          <table:table-cell table:formula="of:=[.N41]*[.T41]" office:value-type="currency" office:currency="EUR" office:value="124.307465700244" calcext:value-type="currency">
            <text:p>124,31 €</text:p>
          </table:table-cell>
          <table:table-cell table:formula="of:=[.N41]+[.O41]" office:value-type="currency" office:currency="EUR" office:value="12555.0540357246" calcext:value-type="currency">
            <text:p>12.555,0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40]" office:value-type="currency" office:currency="EUR" office:value="12430.7465700244" calcext:value-type="currency">
            <text:p>12.430,75 €</text:p>
          </table:table-cell>
          <table:table-cell table:style-name="ce64" table:formula="of:=SUM([.C182:.I18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table:formula="of:=IF([$Übersicht.K40]&gt;[.Q42];[.R42];0)" office:value-type="currency" office:currency="EUR" office:value="0" calcext:value-type="currency">
            <text:p>0,00 €</text:p>
          </table:table-cell>
          <table:table-cell table:formula="of:=[.N42]*[.T42]" office:value-type="currency" office:currency="EUR" office:value="0" calcext:value-type="currency">
            <text:p>0,00 €</text:p>
          </table:table-cell>
          <table:table-cell table:formula="of:=[.N42]+[.O4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41]" office:value-type="currency" office:currency="EUR" office:value="12555.0540357246" calcext:value-type="currency">
            <text:p>12.555,05 €</text:p>
          </table:table-cell>
          <table:table-cell table:style-name="ce64" table:formula="of:=SUM([.C187:.I19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table:formula="of:=IF([$Übersicht.K41]&gt;[.Q43];[.R43];0)" office:value-type="currency" office:currency="EUR" office:value="0" calcext:value-type="currency">
            <text:p>0,00 €</text:p>
          </table:table-cell>
          <table:table-cell table:formula="of:=[.N43]*[.T43]" office:value-type="currency" office:currency="EUR" office:value="0" calcext:value-type="currency">
            <text:p>0,00 €</text:p>
          </table:table-cell>
          <table:table-cell table:formula="of:=[.N43]+[.O43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42]" office:value-type="currency" office:currency="EUR" office:value="0" calcext:value-type="currency">
            <text:p>0,00 €</text:p>
          </table:table-cell>
          <table:table-cell table:style-name="ce64" table:formula="of:=SUM([.C192:.I19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table:formula="of:=IF([$Übersicht.K42]&gt;[.Q44];[.R44];0)" office:value-type="currency" office:currency="EUR" office:value="0" calcext:value-type="currency">
            <text:p>0,00 €</text:p>
          </table:table-cell>
          <table:table-cell table:formula="of:=[.N44]*[.T44]" office:value-type="currency" office:currency="EUR" office:value="0" calcext:value-type="currency">
            <text:p>0,00 €</text:p>
          </table:table-cell>
          <table:table-cell table:formula="of:=[.N44]+[.O44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43]" office:value-type="currency" office:currency="EUR" office:value="0" calcext:value-type="currency">
            <text:p>0,00 €</text:p>
          </table:table-cell>
          <table:table-cell table:style-name="ce64" table:formula="of:=SUM([.C197:.I20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formula="of:=IF([$Übersicht.K43]&gt;[.Q45];[.R45];0)" office:value-type="currency" office:currency="EUR" office:value="0" calcext:value-type="currency">
            <text:p>0,00 €</text:p>
          </table:table-cell>
          <table:table-cell table:formula="of:=[.N45]*[.T45]" office:value-type="currency" office:currency="EUR" office:value="0" calcext:value-type="currency">
            <text:p>0,00 €</text:p>
          </table:table-cell>
          <table:table-cell table:formula="of:=[.N45]+[.O45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44]" office:value-type="currency" office:currency="EUR" office:value="0" calcext:value-type="currency">
            <text:p>0,00 €</text:p>
          </table:table-cell>
          <table:table-cell table:style-name="ce64" table:formula="of:=SUM([.C202:.I20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6">
          <table:table-cell table:style-name="ce51" office:value-type="string" calcext:value-type="string">
            <text:p>9-202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table:formula="of:=IF([$Übersicht.K44]&gt;[.Q46];[.R46];0)" office:value-type="currency" office:currency="EUR" office:value="0" calcext:value-type="currency">
            <text:p>0,00 €</text:p>
          </table:table-cell>
          <table:table-cell table:formula="of:=[.N46]*[.T46]" office:value-type="currency" office:currency="EUR" office:value="0" calcext:value-type="currency">
            <text:p>0,00 €</text:p>
          </table:table-cell>
          <table:table-cell table:formula="of:=[.N46]+[.O46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45]" office:value-type="currency" office:currency="EUR" office:value="0" calcext:value-type="currency">
            <text:p>0,00 €</text:p>
          </table:table-cell>
          <table:table-cell table:style-name="ce64" table:formula="of:=SUM([.C207:.I21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formula="of:=IF([$Übersicht.K45]&gt;[.Q47];[.R47];0)" office:value-type="currency" office:currency="EUR" office:value="0" calcext:value-type="currency">
            <text:p>0,00 €</text:p>
          </table:table-cell>
          <table:table-cell table:formula="of:=[.N47]*[.T47]" office:value-type="currency" office:currency="EUR" office:value="0" calcext:value-type="currency">
            <text:p>0,00 €</text:p>
          </table:table-cell>
          <table:table-cell table:formula="of:=[.N47]+[.O47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46]" office:value-type="currency" office:currency="EUR" office:value="0" calcext:value-type="currency">
            <text:p>0,00 €</text:p>
          </table:table-cell>
          <table:table-cell table:style-name="ce64" table:formula="of:=SUM([.C212:.I21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table:formula="of:=IF([$Übersicht.K46]&gt;[.Q48];[.R48];0)" office:value-type="currency" office:currency="EUR" office:value="0" calcext:value-type="currency">
            <text:p>0,00 €</text:p>
          </table:table-cell>
          <table:table-cell table:formula="of:=[.N48]*[.T48]" office:value-type="currency" office:currency="EUR" office:value="0" calcext:value-type="currency">
            <text:p>0,00 €</text:p>
          </table:table-cell>
          <table:table-cell table:formula="of:=[.N48]+[.O48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6]+[.P47]" office:value-type="currency" office:currency="EUR" office:value="0" calcext:value-type="currency">
            <text:p>0,00 €</text:p>
          </table:table-cell>
          <table:table-cell table:style-name="ce64" table:formula="of:=SUM([.C217:.I22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table:formula="of:=IF([$Übersicht.K47]&gt;[.Q49];[.R49];0)" office:value-type="currency" office:currency="EUR" office:value="0" calcext:value-type="currency">
            <text:p>0,00 €</text:p>
          </table:table-cell>
          <table:table-cell table:formula="of:=[.N49]*[.T49]" office:value-type="currency" office:currency="EUR" office:value="0" calcext:value-type="currency">
            <text:p>0,00 €</text:p>
          </table:table-cell>
          <table:table-cell table:formula="of:=[.N49]+[.O49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48]" office:value-type="currency" office:currency="EUR" office:value="0" calcext:value-type="currency">
            <text:p>0,00 €</text:p>
          </table:table-cell>
          <table:table-cell table:style-name="ce64" table:formula="of:=SUM([.C222:.I22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table:style-name="ce56" table:formula="of:=IF([$Übersicht.K48]&gt;[.Q50];[.R50];0)" office:value-type="currency" office:currency="EUR" office:value="0" calcext:value-type="currency">
            <text:p>0,00 €</text:p>
          </table:table-cell>
          <table:table-cell table:formula="of:=[.N50]*[.T50]" office:value-type="currency" office:currency="EUR" office:value="0" calcext:value-type="currency">
            <text:p>0,00 €</text:p>
          </table:table-cell>
          <table:table-cell table:formula="of:=[.N50]+[.O50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8]+[.P49]" office:value-type="currency" office:currency="EUR" office:value="0" calcext:value-type="currency">
            <text:p>0,00 €</text:p>
          </table:table-cell>
          <table:table-cell table:style-name="ce64" table:formula="of:=SUM([.C227:.I23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6">
          <table:table-cell table:style-name="ce51" office:value-type="string" calcext:value-type="string">
            <text:p>10-202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table:formula="of:=IF([$Übersicht.K49]&gt;[.Q51];[.R51];0)" office:value-type="currency" office:currency="EUR" office:value="0" calcext:value-type="currency">
            <text:p>0,00 €</text:p>
          </table:table-cell>
          <table:table-cell table:formula="of:=[.N51]*[.T51]" office:value-type="currency" office:currency="EUR" office:value="0" calcext:value-type="currency">
            <text:p>0,00 €</text:p>
          </table:table-cell>
          <table:table-cell table:formula="of:=[.N51]+[.O51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50]" office:value-type="currency" office:currency="EUR" office:value="0" calcext:value-type="currency">
            <text:p>0,00 €</text:p>
          </table:table-cell>
          <table:table-cell table:style-name="ce64" table:formula="of:=SUM([.C232:.I23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style-name="ce49" office:value-type="date" office:date-value="2021-10-03" calcext:value-type="date">
            <text:p>03.10.21</text:p>
          </table:table-cell>
          <table:table-cell office:value-type="string" calcext:value-type="string">
            <text:p>TSSK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formula="of:=IF([$Übersicht.K50]&gt;[.Q52];[.R52];0)" office:value-type="currency" office:currency="EUR" office:value="0" calcext:value-type="currency">
            <text:p>0,00 €</text:p>
          </table:table-cell>
          <table:table-cell table:formula="of:=[.N52]*[.T52]" office:value-type="currency" office:currency="EUR" office:value="0" calcext:value-type="currency">
            <text:p>0,00 €</text:p>
          </table:table-cell>
          <table:table-cell table:formula="of:=[.N52]+[.O5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51]" office:value-type="currency" office:currency="EUR" office:value="0" calcext:value-type="currency">
            <text:p>0,00 €</text:p>
          </table:table-cell>
          <table:table-cell table:style-name="ce64" table:formula="of:=SUM([.C237:.I24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 table:number-rows-repeated="3">
          <table:table-cell table:number-columns-repeated="18"/>
          <table:table-cell table:style-name="ce64"/>
          <table:table-cell/>
        </table:table-row>
        <table:table-row table:style-name="ro6">
          <table:table-cell table:style-name="ce51" office:value-type="string" calcext:value-type="string">
            <text:p>11-2021</text:p>
          </table:table-cell>
          <table:table-cell table:number-columns-repeated="17"/>
          <table:table-cell table:style-name="ce64"/>
          <table:table-cell/>
        </table:table-row>
        <table:table-row table:style-name="ro2" table:number-rows-repeated="4">
          <table:table-cell table:number-columns-repeated="18"/>
          <table:table-cell table:style-name="ce64"/>
          <table:table-cell/>
        </table:table-row>
        <table:table-row table:style-name="ro6">
          <table:table-cell table:style-name="ce51" office:value-type="string" calcext:value-type="string">
            <text:p>12-2021</text:p>
          </table:table-cell>
          <table:table-cell table:number-columns-repeated="17"/>
          <table:table-cell table:style-name="ce64"/>
          <table:table-cell/>
        </table:table-row>
        <table:table-row table:style-name="ro2" table:number-rows-repeated="3">
          <table:table-cell table:number-columns-repeated="18"/>
          <table:table-cell table:style-name="Default"/>
          <table:table-cell/>
        </table:table-row>
        <table:table-row table:style-name="ro2">
          <table:table-cell table:number-columns-repeated="20"/>
        </table:table-row>
        <table:table-row table:style-name="ro6">
          <table:table-cell table:style-name="ce50" office:value-type="string" calcext:value-type="string">
            <text:p>1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2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3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4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5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6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7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8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9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0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1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2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1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2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3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4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5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6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7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8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9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0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1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2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1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2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3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4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5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6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7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8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9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0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1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2-2024</text:p>
          </table:table-cell>
          <table:table-cell table:number-columns-repeated="19"/>
        </table:table-row>
        <table:table-row table:style-name="ro2" table:number-rows-repeated="4758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TSSK" table:style-name="ta1">
        <office:forms form:automatic-focus="false" form:apply-design-mode="false"/>
        <table:table-column table:style-name="co3" table:default-cell-style-name="Default"/>
        <table:table-column table:style-name="co12" table:default-cell-style-name="Default"/>
        <table:table-column table:style-name="co49" table:default-cell-style-name="ce53"/>
        <table:table-column table:style-name="co50" table:default-cell-style-name="ce53"/>
        <table:table-column table:style-name="co14" table:number-columns-repeated="2" table:default-cell-style-name="ce53"/>
        <table:table-column table:style-name="co51" table:default-cell-style-name="ce53"/>
        <table:table-column table:style-name="co52" table:default-cell-style-name="ce53"/>
        <table:table-column table:style-name="co53" table:default-cell-style-name="ce53"/>
        <table:table-column table:style-name="co54" table:default-cell-style-name="ce53"/>
        <table:table-column table:style-name="co55" table:default-cell-style-name="ce53"/>
        <table:table-column table:style-name="co2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ce60"/>
        <table:table-column table:style-name="co3" table:default-cell-style-name="ce60"/>
        <table:table-column table:style-name="co38" table:default-cell-style-name="ce60"/>
        <table:table-column table:style-name="co3" table:default-cell-style-name="ce62"/>
        <table:table-column table:style-name="co42" table:default-cell-style-name="ce60"/>
        <table:table-column table:style-name="co3" table:default-cell-style-name="ce60"/>
        <table:table-column table:style-name="co3" table:number-columns-repeated="2" table:default-cell-style-name="Default"/>
        <table:table-row table:style-name="ro1">
          <table:table-cell table:style-name="ce46" office:value-type="string" calcext:value-type="string">
            <text:p>TSSK Konto Johannes Bank <text:s text:c="2"/>Kontobesitzer: Tobias Simonetto</text:p>
          </table:table-cell>
          <table:table-cell table:style-name="ce46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formula="of:=SUM([.C5:.K1000];[.Q6:.Q1000])" office:value-type="float" office:value="74259.0172155063" calcext:value-type="float">
            <text:p>74.259,02</text:p>
          </table:table-cell>
          <table:table-cell table:style-name="Default"/>
          <table:table-cell table:style-name="ce49" table:formula="of:=TODAY()" office:value-type="date" office:date-value="2026-04-02" calcext:value-type="date">
            <text:p>02.04.26</text:p>
          </table:table-cell>
          <table:table-cell table:style-name="Default" table:formula="of:=TEXT([.E2];&quot;MMMM&quot;)" office:value-type="string" office:string-value="April" calcext:value-type="string">
            <text:p>April</text:p>
          </table:table-cell>
          <table:table-cell table:style-name="Default" table:number-columns-repeated="2"/>
          <table:table-cell table:style-name="ce58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4" calcext:value-type="string">
            <text:p>4</text:p>
          </table:table-cell>
          <table:table-cell table:style-name="Default" table:formula="of:=TEXT([.E2];&quot;JJJJ&quot;)" office:value-type="string" office:string-value="2026" calcext:value-type="string">
            <text:p>2026</text:p>
          </table:table-cell>
          <table:table-cell table:style-name="Default"/>
          <table:table-cell table:number-columns-repeated="4"/>
          <table:table-cell table:style-name="Default" table:number-columns-repeated="6"/>
          <table:table-cell/>
          <table:table-cell table:style-name="ce49"/>
        </table:table-row>
        <table:table-row table:style-name="ro6">
          <table:table-cell table:number-columns-repeated="2"/>
          <table:table-cell table:style-name="ce52" office:value-type="string" calcext:value-type="string">
            <text:p>Überweisungen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7">
          <table:table-cell table:style-name="ce48" office:value-type="string" calcext:value-type="string">
            <text:p>Datum</text:p>
          </table:table-cell>
          <table:table-cell table:style-name="ce48" office:value-type="string" calcext:value-type="string">
            <text:p>Überweisungskonto</text:p>
          </table:table-cell>
          <table:table-cell table:style-name="ce48" office:value-type="string" calcext:value-type="string">
            <text:p>von</text:p>
          </table:table-cell>
          <table:table-cell table:style-name="ce48" office:value-type="string" calcext:value-type="string">
            <text:p>nach</text:p>
          </table:table-cell>
          <table:table-cell table:style-name="ce48" office:value-type="string" calcext:value-type="string">
            <text:p>Einzahlung</text:p>
          </table:table-cell>
          <table:table-cell table:style-name="ce48" office:value-type="string" calcext:value-type="string">
            <text:p>Auszahlung</text:p>
          </table:table-cell>
          <table:table-cell table:style-name="ce48" office:value-type="string" calcext:value-type="string">
            <text:p>Rückzahlung Kaufladeneinzahllung</text:p>
          </table:table-cell>
          <table:table-cell table:style-name="ce48" office:value-type="string" calcext:value-type="string">
            <text:p>Rückzahlung Kaufladenauszahlung</text:p>
          </table:table-cell>
          <table:table-cell table:style-name="ce48" office:value-type="string" calcext:value-type="string">
            <text:p>Einzahlug über Kaufladen</text:p>
          </table:table-cell>
          <table:table-cell table:style-name="ce48" office:value-type="string" calcext:value-type="string">
            <text:p>Auszahlug über Kaufladen</text:p>
          </table:table-cell>
          <table:table-cell table:style-name="ce48" office:value-type="string" calcext:value-type="string">
            <text:p>Sonstiges…</text:p>
          </table:table-cell>
          <table:table-cell table:style-name="ce48" office:value-type="string" calcext:value-type="string">
            <text:p>...mit Bezeichnung</text:p>
          </table:table-cell>
          <table:table-cell/>
          <table:table-cell table:style-name="ce55" office:value-type="string" calcext:value-type="string">
            <text:p>Zinsen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Zinssatz-1-22: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string" calcext:value-type="string">
            <text:p>Zinssatz- ab1-22:</text:p>
          </table:table-cell>
          <table:table-cell table:style-name="ce37" office:value-type="float" office:value="-0.005" calcext:value-type="float">
            <text:p>-0,0050</text:p>
          </table:table-cell>
          <table:table-cell table:number-columns-repeated="2"/>
        </table:table-row>
        <table:table-row table:style-name="ro2">
          <table:table-cell table:style-name="ce49" office:value-type="date" office:date-value="2021-01-29" calcext:value-type="date">
            <text:p>29.01.21</text:p>
          </table:table-cell>
          <table:table-cell table:style-name="ce49"/>
          <table:table-cell table:number-columns-repeated="4"/>
          <table:table-cell table:formula="of:=0-SUM([$Jojo.G5:$Jojo.G10];[$Polizei.G5:$Polizei.G10];[$Elisa.G5:$Elisa.G10];[.I5:.I10];[$Papa.G5:$Papa.G10];[$'315323'.G5:$'315323'.G10];[$'Johannes Bank'.G5:$'Johannes Bank'.G10])" office:value-type="float" office:value="-180" calcext:value-type="float">
            <text:p>-180,00</text:p>
          </table:table-cell>
          <table:table-cell table:formula="of:=0-SUM([$Jojo.H5:$Jojo.H10];[$Polizei.H5:$Polizei.H10];[$Elisa.H5:$Elisa.H10];[.J5:.J10];[$Papa.H5:$Papa.H10];[$'315323'.H5:$'315323'.H10];[$'Johannes Bank'.H5:$'Johannes Bank'.H10])" office:value-type="float" office:value="0" calcext:value-type="float">
            <text:p>,00</text:p>
          </table:table-cell>
          <table:table-cell table:number-columns-repeated="5"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Monatsende Geld</text:p>
          </table:table-cell>
          <table:table-cell table:style-name="Default" office:value-type="string" calcext:value-type="string">
            <text:p>Zinsen</text:p>
          </table:table-cell>
          <table:table-cell table:style-name="Default" office:value-type="string" calcext:value-type="string">
            <text:p>Kontostand neu</text:p>
          </table:table-cell>
          <table:table-cell table:style-name="Default" office:value-type="string" calcext:value-type="string" table:number-columns-spanned="3" table:number-rows-spanned="1">
            <text:p>Zur Berechnung</text:p>
          </table:table-cell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49" office:value-type="date" office:date-value="2021-01-30" calcext:value-type="date">
            <text:p>30.01.21</text:p>
          </table:table-cell>
          <table:table-cell table:number-columns-repeated="9"/>
          <table:table-cell office:value-type="float" office:value="2662.99" calcext:value-type="float">
            <text:p>2.662,99</text:p>
          </table:table-cell>
          <table:table-cell office:value-type="string" calcext:value-type="string">
            <text:p>Kontostand alt</text:p>
          </table:table-cell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formula="of:=IF([$Übersicht.K4]&gt;[.S6];[.T6];0)" office:value-type="currency" office:currency="EUR" office:value="2572.99" calcext:value-type="currency">
            <text:p>2.572,99 €</text:p>
          </table:table-cell>
          <table:table-cell table:formula="of:=[.P6]*[.S4]" office:value-type="currency" office:currency="EUR" office:value="102.9196" calcext:value-type="currency">
            <text:p>102,92 €</text:p>
          </table:table-cell>
          <table:table-cell table:formula="of:=[.P6]+[.Q6]" office:value-type="currency" office:currency="EUR" office:value="2675.9096" calcext:value-type="currency">
            <text:p>2.675,91 €</text:p>
          </table:table-cell>
          <table:table-cell table:style-name="ce61" office:value-type="currency" office:currency="EUR" office:value="0" calcext:value-type="currency">
            <text:p>0,00 €</text:p>
          </table:table-cell>
          <table:table-cell table:style-name="ce63" table:formula="of:=[.U6]" office:value-type="currency" office:currency="EUR" office:value="2572.99" calcext:value-type="currency">
            <text:p>2.572,99 €</text:p>
          </table:table-cell>
          <table:table-cell table:style-name="ce63" table:formula="of:=SUM([.C5:.K10])" office:value-type="currency" office:currency="EUR" office:value="2572.99" calcext:value-type="currency">
            <text:p>2.572,99 €</text:p>
          </table:table-cell>
          <table:table-cell table:number-columns-repeated="2"/>
        </table:table-row>
        <table:table-row table:style-name="ro2">
          <table:table-cell table:style-name="ce49" office:value-type="date" office:date-value="2021-01-31" calcext:value-type="date">
            <text:p>31.01.21</text:p>
          </table:table-cell>
          <table:table-cell office:value-type="float" office:value="315323" calcext:value-type="float">
            <text:p>315323</text:p>
          </table:table-cell>
          <table:table-cell office:value-type="float" office:value="90" calcext:value-type="float">
            <text:p>90,00</text:p>
          </table:table-cell>
          <table:table-cell table:number-columns-repeated="9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formula="of:=IF([$Übersicht.K5]&gt;[.S7];[.T7];0)" office:value-type="currency" office:currency="EUR" office:value="2829.38959999999" calcext:value-type="currency">
            <text:p>2.829,39 €</text:p>
          </table:table-cell>
          <table:table-cell table:formula="of:=[.P7]*[.S4]" office:value-type="currency" office:currency="EUR" office:value="113.175584" calcext:value-type="currency">
            <text:p>113,18 €</text:p>
          </table:table-cell>
          <table:table-cell table:formula="of:=[.P7]+[.Q7]" office:value-type="currency" office:currency="EUR" office:value="2942.56518399999" calcext:value-type="currency">
            <text:p>2.942,5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7]+[.R6]" office:value-type="currency" office:currency="EUR" office:value="2829.38959999999" calcext:value-type="currency">
            <text:p>2.829,39 €</text:p>
          </table:table-cell>
          <table:table-cell table:formula="of:=SUM([.C12:.K15])" office:value-type="currency" office:currency="EUR" office:value="153.479999999994" calcext:value-type="currency">
            <text:p>153,48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formula="of:=IF([$Übersicht.K6]&gt;[.S8];[.T8];0)" office:value-type="currency" office:currency="EUR" office:value="2942.56518399999" calcext:value-type="currency">
            <text:p>2.942,57 €</text:p>
          </table:table-cell>
          <table:table-cell table:style-name="ce56" table:formula="of:=[.P8]*[.S4]" office:value-type="currency" office:currency="EUR" office:value="117.70260736" calcext:value-type="currency">
            <text:p>117,70 €</text:p>
          </table:table-cell>
          <table:table-cell table:style-name="ce56" table:formula="of:=[.P8]+[.Q8]" office:value-type="currency" office:currency="EUR" office:value="3060.26779135999" calcext:value-type="currency">
            <text:p>3.060,2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U8]+[.R7]" office:value-type="currency" office:currency="EUR" office:value="2942.56518399999" calcext:value-type="currency">
            <text:p>2.942,57 €</text:p>
          </table:table-cell>
          <table:table-cell table:formula="of:=SUM([.C17:.K2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formula="of:=IF([$Übersicht.K7]&gt;[.S9];[.T9];0)" office:value-type="currency" office:currency="EUR" office:value="61212.31779136" calcext:value-type="currency">
            <text:p>61.212,32 €</text:p>
          </table:table-cell>
          <table:table-cell table:formula="of:=[.P9]*[.S4]" office:value-type="currency" office:currency="EUR" office:value="2448.4927116544" calcext:value-type="currency">
            <text:p>2.448,49 €</text:p>
          </table:table-cell>
          <table:table-cell table:formula="of:=[.P9]+[.Q9]" office:value-type="currency" office:currency="EUR" office:value="63660.8105030144" calcext:value-type="currency">
            <text:p>63.660,8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9]+[.R8]" office:value-type="currency" office:currency="EUR" office:value="61212.31779136" calcext:value-type="currency">
            <text:p>61.212,32 €</text:p>
          </table:table-cell>
          <table:table-cell table:formula="of:=SUM([.C22:.K25])" office:value-type="currency" office:currency="EUR" office:value="58152.05" calcext:value-type="currency">
            <text:p>58.152,05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formula="of:=IF([$Übersicht.K8]&gt;[.S10];[.T10];0)" office:value-type="currency" office:currency="EUR" office:value="63660.8105030144" calcext:value-type="currency">
            <text:p>63.660,81 €</text:p>
          </table:table-cell>
          <table:table-cell table:formula="of:=[.P10]*[.S4]" office:value-type="currency" office:currency="EUR" office:value="2546.43242012058" calcext:value-type="currency">
            <text:p>2.546,43 €</text:p>
          </table:table-cell>
          <table:table-cell table:formula="of:=[.P10]+[.Q10]" office:value-type="currency" office:currency="EUR" office:value="66207.242923135" calcext:value-type="currency">
            <text:p>66.207,2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0]+[.R9]" office:value-type="currency" office:currency="EUR" office:value="63660.8105030144" calcext:value-type="currency">
            <text:p>63.660,81 €</text:p>
          </table:table-cell>
          <table:table-cell table:formula="of:=SUM([.C27:.K3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6">
          <table:table-cell table:style-name="ce50" office:value-type="string" calcext:value-type="string">
            <text:p>2-2021</text:p>
          </table:table-cell>
          <table:table-cell table:number-columns-repeated="11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formula="of:=IF([$Übersicht.K9]&gt;[.S11];[.T11];0)" office:value-type="currency" office:currency="EUR" office:value="66207.242923135" calcext:value-type="currency">
            <text:p>66.207,24 €</text:p>
          </table:table-cell>
          <table:table-cell table:formula="of:=[.P11]*[.S4]" office:value-type="currency" office:currency="EUR" office:value="2648.2897169254" calcext:value-type="currency">
            <text:p>2.648,29 €</text:p>
          </table:table-cell>
          <table:table-cell table:formula="of:=[.P11]+[.Q11]" office:value-type="currency" office:currency="EUR" office:value="68855.5326400604" calcext:value-type="currency">
            <text:p>68.855,5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0]+[.R10]" office:value-type="currency" office:currency="EUR" office:value="66207.242923135" calcext:value-type="currency">
            <text:p>66.207,24 €</text:p>
          </table:table-cell>
          <table:table-cell table:style-name="ce21" table:formula="of:=SUM([.C32:.K35])" office:value-type="currency" office:currency="EUR" office:value="538.3" calcext:value-type="currency">
            <text:p>538,30 €</text:p>
          </table:table-cell>
          <table:table-cell table:number-columns-repeated="2"/>
        </table:table-row>
        <table:table-row table:style-name="ro2">
          <table:table-cell table:style-name="ce49" office:value-type="date" office:date-value="2021-02-17" calcext:value-type="date">
            <text:p>17.02.21</text:p>
          </table:table-cell>
          <table:table-cell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0-SUM([$Jojo.G12:$Jojo.G15];[$Polizei.G12:$Polizei.G15];[$Elisa.G12:$Elisa.G15];[.I12:.I15];[$Papa.G12:$Papa.G15];[$'315323'.G12:$'315323'.G15];[$'Johannes Bank'.G12:$'Johannes Bank'.G15])" office:value-type="float" office:value="-60005.05" calcext:value-type="float">
            <text:p>-60.005,05</text:p>
          </table:table-cell>
          <table:table-cell table:formula="of:=0-SUM([$'Johannes Bank'.H12:$'Johannes Bank'.H15];[$Jojo.H12:$Jojo.H15];[$Polizei.H12:$Polizei.H15];[$Elisa.H12:$Elisa.H15];[.J12:.J15];[$Papa.H12:$Papa.H15];[$'315323'.H12:$'315323'.H15])" office:value-type="float" office:value="60025.2" calcext:value-type="float">
            <text:p>60.025,20</text:p>
          </table:table-cell>
          <table:table-cell table:number-columns-repeated="3"/>
          <table:table-cell office:value-type="string" calcext:value-type="string">
            <text:p>Kellerschrank</text:p>
          </table:table-cell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formula="of:=IF([$Übersicht.K10]&gt;[.S12];[.T12];0)" office:value-type="currency" office:currency="EUR" office:value="69393.8326400604" calcext:value-type="currency">
            <text:p>69.393,83 €</text:p>
          </table:table-cell>
          <table:table-cell table:formula="of:=[.P12]*[.S4]" office:value-type="currency" office:currency="EUR" office:value="2775.75330560242" calcext:value-type="currency">
            <text:p>2.775,75 €</text:p>
          </table:table-cell>
          <table:table-cell table:formula="of:=[.P12]+[.Q12]" office:value-type="currency" office:currency="EUR" office:value="72169.5859456628" calcext:value-type="currency">
            <text:p>72.169,5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1]+[.R11]" office:value-type="currency" office:currency="EUR" office:value="69393.8326400604" calcext:value-type="currency">
            <text:p>69.393,83 €</text:p>
          </table:table-cell>
          <table:table-cell table:style-name="ce21" table:formula="of:=SUM([.C37:.K4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49" office:value-type="date" office:date-value="2021-02-17" calcext:value-type="date">
            <text:p>17.02.21</text:p>
          </table:table-cell>
          <table:table-cell/>
          <table:table-cell office:value-type="float" office:value="333.33" calcext:value-type="float">
            <text:p>333,33</text:p>
          </table:table-cell>
          <table:table-cell table:number-columns-repeated="8"/>
          <table:table-cell office:value-type="string" calcext:value-type="string">
            <text:p>Kellerschrank</text:p>
          </table:table-cell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formula="of:=IF([$Übersicht.K11]&gt;[.S13];[.T13];0)" office:value-type="currency" office:currency="EUR" office:value="72169.5859456628" calcext:value-type="currency">
            <text:p>72.169,59 €</text:p>
          </table:table-cell>
          <table:table-cell table:formula="of:=[.P13]*[.S4]" office:value-type="currency" office:currency="EUR" office:value="2886.78343782651" calcext:value-type="currency">
            <text:p>2.886,78 €</text:p>
          </table:table-cell>
          <table:table-cell table:formula="of:=[.P13]+[.Q13]" office:value-type="currency" office:currency="EUR" office:value="75056.3693834893" calcext:value-type="currency">
            <text:p>75.056,3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2]+[.R12]" office:value-type="currency" office:currency="EUR" office:value="72169.5859456628" calcext:value-type="currency">
            <text:p>72.169,59 €</text:p>
          </table:table-cell>
          <table:table-cell table:style-name="ce21" table:formula="of:=SUM([.C42:.K4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formula="of:=IF([$Übersicht.K12]&gt;[.S14];[.T14];0)" office:value-type="currency" office:currency="EUR" office:value="75056.3693834893" calcext:value-type="currency">
            <text:p>75.056,37 €</text:p>
          </table:table-cell>
          <table:table-cell table:formula="of:=[.P14]*[.S4]" office:value-type="currency" office:currency="EUR" office:value="3002.25477533957" calcext:value-type="currency">
            <text:p>3.002,25 €</text:p>
          </table:table-cell>
          <table:table-cell table:formula="of:=[.P14]+[.Q14]" office:value-type="currency" office:currency="EUR" office:value="78058.6241588289" calcext:value-type="currency">
            <text:p>78.058,6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4]+[.R13]" office:value-type="currency" office:currency="EUR" office:value="75056.3693834893" calcext:value-type="currency">
            <text:p>75.056,37 €</text:p>
          </table:table-cell>
          <table:table-cell table:style-name="ce21" table:formula="of:=SUM([.C47:.K5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formula="of:=IF([$Übersicht.K13]&gt;[.S15];[.T15];0)" office:value-type="currency" office:currency="EUR" office:value="77858.6241588289" calcext:value-type="currency">
            <text:p>77.858,62 €</text:p>
          </table:table-cell>
          <table:table-cell table:formula="of:=[.P15]*[.S4]" office:value-type="currency" office:currency="EUR" office:value="3114.34496635316" calcext:value-type="currency">
            <text:p>3.114,34 €</text:p>
          </table:table-cell>
          <table:table-cell table:formula="of:=[.P15]+[.Q15]" office:value-type="currency" office:currency="EUR" office:value="80972.969125182" calcext:value-type="currency">
            <text:p>80.972,9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5]+[.R14]" office:value-type="currency" office:currency="EUR" office:value="77858.6241588289" calcext:value-type="currency">
            <text:p>77.858,62 €</text:p>
          </table:table-cell>
          <table:table-cell table:style-name="ce21" table:formula="of:=SUM([.C52:.K55])" office:value-type="currency" office:currency="EUR" office:value="-200" calcext:value-type="currency">
            <text:p>-200,00 €</text:p>
          </table:table-cell>
          <table:table-cell table:number-columns-repeated="2"/>
        </table:table-row>
        <table:table-row table:style-name="ro6">
          <table:table-cell table:style-name="ce51" office:value-type="string" calcext:value-type="string">
            <text:p>3-2021</text:p>
          </table:table-cell>
          <table:table-cell table:number-columns-repeated="11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formula="of:=IF([$Übersicht.K14]&gt;[.S16];[.T16];0)" office:value-type="currency" office:currency="EUR" office:value="80972.969125182" calcext:value-type="currency">
            <text:p>80.972,97 €</text:p>
          </table:table-cell>
          <table:table-cell table:formula="of:=[.P16]*[.S4]" office:value-type="currency" office:currency="EUR" office:value="3238.91876500728" calcext:value-type="currency">
            <text:p>3.238,92 €</text:p>
          </table:table-cell>
          <table:table-cell table:formula="of:=[.P16]+[.Q16]" office:value-type="currency" office:currency="EUR" office:value="84211.8878901893" calcext:value-type="currency">
            <text:p>84.211,8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6]+[.R15]" office:value-type="currency" office:currency="EUR" office:value="80972.969125182" calcext:value-type="currency">
            <text:p>80.972,97 €</text:p>
          </table:table-cell>
          <table:table-cell table:style-name="ce21" table:formula="of:=SUM([.C57:.K6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0-SUM([$Jojo.G17:$Jojo.G20];[$Polizei.G17:$Polizei.G20];[$Elisa.G17:$Elisa.G20];[.I17:.I20];[$Papa.G17:$Papa.G20];[$'315323'.G17:$'315323'.G20];[$'Johannes Bank'.G17:$'Johannes Bank'.G20])" office:value-type="float" office:value="0" calcext:value-type="float">
            <text:p>,00</text:p>
          </table:table-cell>
          <table:table-cell table:formula="of:=0-SUM([$'Johannes Bank'.H17:$'Johannes Bank'.H20];[$Jojo.H17:$Jojo.H20];[$Polizei.H17:$Polizei.H20];[$Elisa.H17:$Elisa.H20];[.J17:.J20];[$Papa.H17:$Papa.H20];[$'315323'.H17:$'315323'.H20])" office:value-type="float" office:value="0" calcext:value-type="float">
            <text:p>,00</text:p>
          </table:table-cell>
          <table:table-cell table:number-columns-repeated="4"/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formula="of:=IF([$Übersicht.K15]&gt;[.S17];[.T17];0)" office:value-type="currency" office:currency="EUR" office:value="84211.8878901893" calcext:value-type="currency">
            <text:p>84.211,89 €</text:p>
          </table:table-cell>
          <table:table-cell table:formula="of:=[.P17]*[.U4]" office:value-type="currency" office:currency="EUR" office:value="-421.059439450947" calcext:value-type="currency">
            <text:p>-421,06 €</text:p>
          </table:table-cell>
          <table:table-cell table:formula="of:=[.P17]+[.Q17]" office:value-type="currency" office:currency="EUR" office:value="83790.8284507384" calcext:value-type="currency">
            <text:p>83.790,8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7]+[.R16]" office:value-type="currency" office:currency="EUR" office:value="84211.8878901893" calcext:value-type="currency">
            <text:p>84.211,89 €</text:p>
          </table:table-cell>
          <table:table-cell table:style-name="ce21" table:formula="of:=SUM([.C62:.K6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formula="of:=IF([$Übersicht.K16]&gt;[.S18];[.T18];0)" office:value-type="currency" office:currency="EUR" office:value="83790.8284507384" calcext:value-type="currency">
            <text:p>83.790,83 €</text:p>
          </table:table-cell>
          <table:table-cell table:formula="of:=[.P18]*[.U4]" office:value-type="currency" office:currency="EUR" office:value="-418.954142253692" calcext:value-type="currency">
            <text:p>-418,95 €</text:p>
          </table:table-cell>
          <table:table-cell table:formula="of:=[.P18]+[.Q18]" office:value-type="currency" office:currency="EUR" office:value="83371.8743084847" calcext:value-type="currency">
            <text:p>83.371,8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8]+[.R17]" office:value-type="currency" office:currency="EUR" office:value="83790.8284507384" calcext:value-type="currency">
            <text:p>83.790,83 €</text:p>
          </table:table-cell>
          <table:table-cell table:style-name="ce21" table:formula="of:=SUM([.C67:.K7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formula="of:=IF([$Übersicht.K17]&gt;[.S19];[.T19];0)" office:value-type="currency" office:currency="EUR" office:value="83371.8743084847" calcext:value-type="currency">
            <text:p>83.371,87 €</text:p>
          </table:table-cell>
          <table:table-cell table:formula="of:=[.P19]*[.U4]" office:value-type="currency" office:currency="EUR" office:value="-416.859371542423" calcext:value-type="currency">
            <text:p>-416,86 €</text:p>
          </table:table-cell>
          <table:table-cell table:formula="of:=[.P19]+[.Q19]" office:value-type="currency" office:currency="EUR" office:value="82955.0149369423" calcext:value-type="currency">
            <text:p>82.955,0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9]+[.R18]" office:value-type="currency" office:currency="EUR" office:value="83371.8743084847" calcext:value-type="currency">
            <text:p>83.371,87 €</text:p>
          </table:table-cell>
          <table:table-cell table:style-name="ce21" table:formula="of:=SUM([.C72:.K7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formula="of:=IF([$Übersicht.K18]&gt;[.S20];[.T20];0)" office:value-type="currency" office:currency="EUR" office:value="82955.0149369423" calcext:value-type="currency">
            <text:p>82.955,01 €</text:p>
          </table:table-cell>
          <table:table-cell table:formula="of:=[.P20]*[.U4]" office:value-type="currency" office:currency="EUR" office:value="-414.775074684711" calcext:value-type="currency">
            <text:p>-414,78 €</text:p>
          </table:table-cell>
          <table:table-cell table:formula="of:=[.P20]+[.Q20]" office:value-type="currency" office:currency="EUR" office:value="82540.2398622575" calcext:value-type="currency">
            <text:p>82.540,2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0]+[.R19]" office:value-type="currency" office:currency="EUR" office:value="82955.0149369423" calcext:value-type="currency">
            <text:p>82.955,01 €</text:p>
          </table:table-cell>
          <table:table-cell table:style-name="ce21" table:formula="of:=SUM([.C77:.K8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6">
          <table:table-cell table:style-name="ce51" office:value-type="string" calcext:value-type="string">
            <text:p>4-2021</text:p>
          </table:table-cell>
          <table:table-cell table:number-columns-repeated="11"/>
          <table:table-cell table:style-name="ce59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formula="of:=IF([$Übersicht.K19]&gt;[.S21];[.T21];0)" office:value-type="currency" office:currency="EUR" office:value="82540.2398622575" calcext:value-type="currency">
            <text:p>82.540,24 €</text:p>
          </table:table-cell>
          <table:table-cell table:formula="of:=[.P21]*[.U4]" office:value-type="currency" office:currency="EUR" office:value="-412.701199311288" calcext:value-type="currency">
            <text:p>-412,70 €</text:p>
          </table:table-cell>
          <table:table-cell table:formula="of:=[.P21]+[.Q21]" office:value-type="currency" office:currency="EUR" office:value="82127.5386629463" calcext:value-type="currency">
            <text:p>82.127,5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1]+[.R20]" office:value-type="currency" office:currency="EUR" office:value="82540.2398622575" calcext:value-type="currency">
            <text:p>82.540,24 €</text:p>
          </table:table-cell>
          <table:table-cell table:style-name="ce21" table:formula="of:=SUM([.C82:.K8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49" office:value-type="date" office:date-value="2021-04-16" calcext:value-type="date">
            <text:p>16.04.21</text:p>
          </table:table-cell>
          <table:table-cell table:number-columns-repeated="3"/>
          <table:table-cell office:value-type="float" office:value="58000" calcext:value-type="float">
            <text:p>58.000,00</text:p>
          </table:table-cell>
          <table:table-cell/>
          <table:table-cell table:formula="of:=0-SUM([$Jojo.G22:$Jojo.G25];[$Polizei.G22:$Polizei.G25];[$Elisa.G22:$Elisa.G22];[.I22:.I25];[$Papa.G22:$Papa.G25];[$'315323'.G22:$'315323'.G25];[$'Johannes Bank'.G22:$'Johannes Bank'.G25])" office:value-type="float" office:value="0" calcext:value-type="float">
            <text:p>,00</text:p>
          </table:table-cell>
          <table:table-cell table:formula="of:=0-SUM([$'Johannes Bank'.H22:$'Johannes Bank'.H25];[$Jojo.H22:$Jojo.H25];[$Polizei.H22:$Polizei.H25];[$Elisa.H22:$Elisa.H25];[.J22:.J25];[$Papa.H22:$Papa.H25];[$'315323'.H22:$'315323'.H25])" office:value-type="float" office:value="0" calcext:value-type="float">
            <text:p>,00</text:p>
          </table:table-cell>
          <table:table-cell table:number-columns-repeated="4"/>
          <table:table-cell table:style-name="ce59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formula="of:=IF([$Übersicht.K20]&gt;[.S22];[.T22];0)" office:value-type="currency" office:currency="EUR" office:value="82127.5386629463" calcext:value-type="currency">
            <text:p>82.127,54 €</text:p>
          </table:table-cell>
          <table:table-cell table:formula="of:=[.P22]*[.U4]" office:value-type="currency" office:currency="EUR" office:value="-410.637693314732" calcext:value-type="currency">
            <text:p>-410,64 €</text:p>
          </table:table-cell>
          <table:table-cell table:formula="of:=[.P22]+[.Q22]" office:value-type="currency" office:currency="EUR" office:value="81716.9009696316" calcext:value-type="currency">
            <text:p>81.716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U10]+[.R21]" office:value-type="currency" office:currency="EUR" office:value="82127.5386629463" calcext:value-type="currency">
            <text:p>82.127,54 €</text:p>
          </table:table-cell>
          <table:table-cell table:style-name="ce21" table:formula="of:=SUM([.C87:.K9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49" office:value-type="date" office:date-value="2021-04-17" calcext:value-type="date">
            <text:p>17.04.21</text:p>
          </table:table-cell>
          <table:table-cell table:number-columns-repeated="3"/>
          <table:table-cell office:value-type="float" office:value="152.05" calcext:value-type="float">
            <text:p>152,05</text:p>
          </table:table-cell>
          <table:table-cell table:number-columns-repeated="7"/>
          <table:table-cell table:style-name="ce59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formula="of:=IF([$Übersicht.K21]&gt;[.S23];[.T23];0)" office:value-type="currency" office:currency="EUR" office:value="82255.2009696316" calcext:value-type="currency">
            <text:p>82.255,20 €</text:p>
          </table:table-cell>
          <table:table-cell table:formula="of:=[.P23]*[.U4]" office:value-type="currency" office:currency="EUR" office:value="-411.276004848158" calcext:value-type="currency">
            <text:p>-411,28 €</text:p>
          </table:table-cell>
          <table:table-cell table:formula="of:=[.P23]+[.Q23]" office:value-type="currency" office:currency="EUR" office:value="81843.9249647834" calcext:value-type="currency">
            <text:p>81.843,9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1]+[.R22]" office:value-type="currency" office:currency="EUR" office:value="82255.2009696316" calcext:value-type="currency">
            <text:p>82.255,20 €</text:p>
          </table:table-cell>
          <table:table-cell table:style-name="ce21" table:formula="of:=SUM([.C92:.K9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formula="of:=IF([$Übersicht.K22]&gt;[.S24];[.T24];0)" office:value-type="currency" office:currency="EUR" office:value="81843.9249647834" calcext:value-type="currency">
            <text:p>81.843,92 €</text:p>
          </table:table-cell>
          <table:table-cell table:formula="of:=[.P24]*[.U4]" office:value-type="currency" office:currency="EUR" office:value="-409.219624823917" calcext:value-type="currency">
            <text:p>-409,22 €</text:p>
          </table:table-cell>
          <table:table-cell table:formula="of:=[.P24]+[.Q24]" office:value-type="currency" office:currency="EUR" office:value="81434.7053399595" calcext:value-type="currency">
            <text:p>81.434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2]+[.R23]" office:value-type="currency" office:currency="EUR" office:value="81843.9249647834" calcext:value-type="currency">
            <text:p>81.843,92 €</text:p>
          </table:table-cell>
          <table:table-cell table:style-name="ce21" table:formula="of:=SUM([.C97:.K10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formula="of:=IF([$Übersicht.K23]&gt;[.S25];[.T25];0)" office:value-type="currency" office:currency="EUR" office:value="81434.7053399595" calcext:value-type="currency">
            <text:p>81.434,71 €</text:p>
          </table:table-cell>
          <table:table-cell table:formula="of:=[.P25]*[.U4]" office:value-type="currency" office:currency="EUR" office:value="-407.173526699798" calcext:value-type="currency">
            <text:p>-407,17 €</text:p>
          </table:table-cell>
          <table:table-cell table:formula="of:=[.P25]+[.Q25]" office:value-type="currency" office:currency="EUR" office:value="81027.5318132597" calcext:value-type="currency">
            <text:p>81.027,5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3]+[.R24]" office:value-type="currency" office:currency="EUR" office:value="81434.7053399595" calcext:value-type="currency">
            <text:p>81.434,71 €</text:p>
          </table:table-cell>
          <table:table-cell table:style-name="ce21" table:formula="of:=SUM([.C102:.K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6">
          <table:table-cell table:style-name="ce50" office:value-type="string" calcext:value-type="string">
            <text:p>5-2021</text:p>
          </table:table-cell>
          <table:table-cell table:number-columns-repeated="11"/>
          <table:table-cell table:style-name="ce59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formula="of:=IF([$Übersicht.K24]&gt;[.S26];[.T26];0)" office:value-type="currency" office:currency="EUR" office:value="81027.5318132597" calcext:value-type="currency">
            <text:p>81.027,53 €</text:p>
          </table:table-cell>
          <table:table-cell table:formula="of:=[.P26]*[.U4]" office:value-type="currency" office:currency="EUR" office:value="-405.137659066299" calcext:value-type="currency">
            <text:p>-405,14 €</text:p>
          </table:table-cell>
          <table:table-cell table:formula="of:=[.P26]+[.Q26]" office:value-type="currency" office:currency="EUR" office:value="80622.3941541934" calcext:value-type="currency">
            <text:p>80.622,3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4]+[.R25]" office:value-type="currency" office:currency="EUR" office:value="81027.5318132597" calcext:value-type="currency">
            <text:p>81.027,53 €</text:p>
          </table:table-cell>
          <table:table-cell table:style-name="ce21" table:formula="of:=SUM([.C107:.K11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0-SUM([$Jojo.G27:$Jojo.G30];[$Polizei.G27:$Polizei.G30];[$Elisa.G27:$Elisa.G30];[.I27:.I30];[$Papa.G27:$Papa.G30];[$'315323'.G27:$'315323'.G30];[$'Johannes Bank'.G27:$'Johannes Bank'.G30])" office:value-type="float" office:value="0" calcext:value-type="float">
            <text:p>,00</text:p>
          </table:table-cell>
          <table:table-cell table:formula="of:=0-SUM([$'Johannes Bank'.H27:$'Johannes Bank'.H30];[$Jojo.H27:$Jojo.H30];[$Polizei.H27:$Polizei.H30];[$Elisa.H27:$Elisa.H30];[.J27:.J30];[$Papa.H27:$Papa.H30];[$'315323'.H27:$'315323'.H30])" office:value-type="float" office:value="0" calcext:value-type="float">
            <text:p>,00</text:p>
          </table:table-cell>
          <table:table-cell table:number-columns-repeated="4"/>
          <table:table-cell table:style-name="ce59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formula="of:=IF([$Übersicht.K25]&gt;[.S27];[.T27];0)" office:value-type="currency" office:currency="EUR" office:value="80422.3941541934" calcext:value-type="currency">
            <text:p>80.422,39 €</text:p>
          </table:table-cell>
          <table:table-cell table:formula="of:=[.P27]*[.U4]" office:value-type="currency" office:currency="EUR" office:value="-402.111970770967" calcext:value-type="currency">
            <text:p>-402,11 €</text:p>
          </table:table-cell>
          <table:table-cell table:formula="of:=[.P27]+[.Q27]" office:value-type="currency" office:currency="EUR" office:value="80020.2821834224" calcext:value-type="currency">
            <text:p>80.020,2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5]+[.R26]" office:value-type="currency" office:currency="EUR" office:value="80422.3941541934" calcext:value-type="currency">
            <text:p>80.422,39 €</text:p>
          </table:table-cell>
          <table:table-cell table:style-name="ce21" table:formula="of:=SUM([.C112:.K11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9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formula="of:=IF([$Übersicht.K26]&gt;[.S28];[.T28];0)" office:value-type="currency" office:currency="EUR" office:value="80020.2821834224" calcext:value-type="currency">
            <text:p>80.020,28 €</text:p>
          </table:table-cell>
          <table:table-cell table:formula="of:=[.P28]*[.U4]" office:value-type="currency" office:currency="EUR" office:value="-400.101410917112" calcext:value-type="currency">
            <text:p>-400,10 €</text:p>
          </table:table-cell>
          <table:table-cell table:formula="of:=[.P28]+[.Q28]" office:value-type="currency" office:currency="EUR" office:value="79620.1807725053" calcext:value-type="currency">
            <text:p>79.620,1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6]+[.R27]" office:value-type="currency" office:currency="EUR" office:value="80020.2821834224" calcext:value-type="currency">
            <text:p>80.020,28 €</text:p>
          </table:table-cell>
          <table:table-cell table:style-name="ce21" table:formula="of:=SUM([.C117:.K12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formula="of:=IF([$Übersicht.K27]&gt;[.S29];[.T29];0)" office:value-type="currency" office:currency="EUR" office:value="79620.1807725053" calcext:value-type="currency">
            <text:p>79.620,18 €</text:p>
          </table:table-cell>
          <table:table-cell table:formula="of:=[.P29]*[.V29]" office:value-type="currency" office:currency="EUR" office:value="-398.100903862527" calcext:value-type="currency">
            <text:p>-398,10 €</text:p>
          </table:table-cell>
          <table:table-cell table:formula="of:=[.P29]+[.Q29]" office:value-type="currency" office:currency="EUR" office:value="79222.0798686428" calcext:value-type="currency">
            <text:p>79.222,0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7]+[.R28]" office:value-type="currency" office:currency="EUR" office:value="79620.1807725053" calcext:value-type="currency">
            <text:p>79.620,18 €</text:p>
          </table:table-cell>
          <table:table-cell table:style-name="ce21" table:formula="of:=SUM([.C122:.K12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formula="of:=IF([$Übersicht.K28]&gt;[.S30];[.T30];0)" office:value-type="currency" office:currency="EUR" office:value="79222.0798686428" calcext:value-type="currency">
            <text:p>79.222,08 €</text:p>
          </table:table-cell>
          <table:table-cell table:formula="of:=[.P30]*[.V30]" office:value-type="currency" office:currency="EUR" office:value="-396.110399343214" calcext:value-type="currency">
            <text:p>-396,11 €</text:p>
          </table:table-cell>
          <table:table-cell table:formula="of:=[.P30]+[.Q30]" office:value-type="currency" office:currency="EUR" office:value="78825.9694692996" calcext:value-type="currency">
            <text:p>78.825,9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8]+[.R29]" office:value-type="currency" office:currency="EUR" office:value="79222.0798686428" calcext:value-type="currency">
            <text:p>79.222,08 €</text:p>
          </table:table-cell>
          <table:table-cell table:style-name="ce21" table:formula="of:=SUM([.C127:.K13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/>
        </table:table-row>
        <table:table-row table:style-name="ro6">
          <table:table-cell table:style-name="ce51" office:value-type="string" calcext:value-type="string">
            <text:p>6-202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formula="of:=IF([$Übersicht.K29]&gt;[.S31];[.T31];0)" office:value-type="currency" office:currency="EUR" office:value="78825.9694692996" calcext:value-type="currency">
            <text:p>78.825,97 €</text:p>
          </table:table-cell>
          <table:table-cell table:formula="of:=[.P31]*[.V31]" office:value-type="currency" office:currency="EUR" office:value="-394.129847346498" calcext:value-type="currency">
            <text:p>-394,13 €</text:p>
          </table:table-cell>
          <table:table-cell table:style-name="ce56" table:formula="of:=[.P31]+[.Q31]" office:value-type="currency" office:currency="EUR" office:value="78431.8396219531" calcext:value-type="currency">
            <text:p>78.431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9]+[.R30]" office:value-type="currency" office:currency="EUR" office:value="78825.9694692996" calcext:value-type="currency">
            <text:p>78.825,97 €</text:p>
          </table:table-cell>
          <table:table-cell table:style-name="ce21" table:formula="of:=SUM([.C132:.K13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/>
        </table:table-row>
        <table:table-row table:style-name="ro2">
          <table:table-cell table:number-columns-repeated="6"/>
          <table:table-cell table:formula="of:=0-SUM([$Jojo.G32:$Jojo.G35];[$Polizei.G32:$Polizei.G35];[$Elisa.G32:$Elisa.G35];[.I32:.I35];[$Papa.G32:$Papa.G35];[$'315323'.G32:$'315323'.G35];[$'Johannes Bank'.G32:$'Johannes Bank'.G35])" office:value-type="float" office:value="0" calcext:value-type="float">
            <text:p>,00</text:p>
          </table:table-cell>
          <table:table-cell table:formula="of:=0-SUM([$'Johannes Bank'.H32:$'Johannes Bank'.H35];[$Jojo.H32:$Jojo.H35];[$Polizei.H32:$Polizei.H35];[$Elisa.H32:$Elisa.H35];[.J32:.J35];[$Papa.H32:$Papa.H35];[$'315323'.H32:$'315323'.H35])" office:value-type="float" office:value="538.3" calcext:value-type="float">
            <text:p>538,3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table:formula="of:=IF([$Übersicht.K30]&gt;[.S32];[.T32];0)" office:value-type="currency" office:currency="EUR" office:value="78431.8396219531" calcext:value-type="currency">
            <text:p>78.431,84 €</text:p>
          </table:table-cell>
          <table:table-cell table:formula="of:=[.P32]*[.V32]" office:value-type="currency" office:currency="EUR" office:value="-392.159198109765" calcext:value-type="currency">
            <text:p>-392,16 €</text:p>
          </table:table-cell>
          <table:table-cell table:formula="of:=[.P32]+[.Q32]" office:value-type="currency" office:currency="EUR" office:value="78039.6804238433" calcext:value-type="currency">
            <text:p>78.039,6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0]+[.R31]" office:value-type="currency" office:currency="EUR" office:value="78431.8396219531" calcext:value-type="currency">
            <text:p>78.431,84 €</text:p>
          </table:table-cell>
          <table:table-cell table:style-name="ce21" table:formula="of:=SUM([.C137:.K14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table:formula="of:=IF([$Übersicht.K31]&gt;[.S33];[.T33];0)" office:value-type="currency" office:currency="EUR" office:value="78039.6804238433" calcext:value-type="currency">
            <text:p>78.039,68 €</text:p>
          </table:table-cell>
          <table:table-cell table:formula="of:=[.P33]*[.V33]" office:value-type="currency" office:currency="EUR" office:value="-390.198402119217" calcext:value-type="currency">
            <text:p>-390,20 €</text:p>
          </table:table-cell>
          <table:table-cell table:formula="of:=[.P33]+[.Q33]" office:value-type="currency" office:currency="EUR" office:value="77649.4820217241" calcext:value-type="currency">
            <text:p>77.649,4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1]+[.R32]" office:value-type="currency" office:currency="EUR" office:value="78039.6804238433" calcext:value-type="currency">
            <text:p>78.039,68 €</text:p>
          </table:table-cell>
          <table:table-cell table:style-name="ce21" table:formula="of:=SUM([.C142:.K14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table:formula="of:=IF([$Übersicht.K32]&gt;[.S34];[.T34];0)" office:value-type="currency" office:currency="EUR" office:value="77649.4820217241" calcext:value-type="currency">
            <text:p>77.649,48 €</text:p>
          </table:table-cell>
          <table:table-cell table:formula="of:=[.P34]*[.V34]" office:value-type="currency" office:currency="EUR" office:value="-388.247410108621" calcext:value-type="currency">
            <text:p>-388,25 €</text:p>
          </table:table-cell>
          <table:table-cell table:formula="of:=[.P34]+[.Q34]" office:value-type="currency" office:currency="EUR" office:value="77261.2346116155" calcext:value-type="currency">
            <text:p>77.261,2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2]+[.R33]" office:value-type="currency" office:currency="EUR" office:value="77649.4820217241" calcext:value-type="currency">
            <text:p>77.649,48 €</text:p>
          </table:table-cell>
          <table:table-cell table:style-name="ce21" table:formula="of:=SUM([.C147:.K15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table:formula="of:=IF([$Übersicht.K33]&gt;[.S35];[.T35];0)" office:value-type="currency" office:currency="EUR" office:value="77261.2346116155" calcext:value-type="currency">
            <text:p>77.261,23 €</text:p>
          </table:table-cell>
          <table:table-cell table:formula="of:=[.P35]*[.V35]" office:value-type="currency" office:currency="EUR" office:value="-386.306173058077" calcext:value-type="currency">
            <text:p>-386,31 €</text:p>
          </table:table-cell>
          <table:table-cell table:formula="of:=[.P35]+[.Q35]" office:value-type="currency" office:currency="EUR" office:value="76874.9284385574" calcext:value-type="currency">
            <text:p>76.874,9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3]+[.R34]" office:value-type="currency" office:currency="EUR" office:value="77261.2346116155" calcext:value-type="currency">
            <text:p>77.261,23 €</text:p>
          </table:table-cell>
          <table:table-cell table:style-name="ce21" table:formula="of:=SUM([.C152:.K15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6">
          <table:table-cell table:style-name="ce51" office:value-type="string" calcext:value-type="string">
            <text:p>7-2021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table:formula="of:=IF([$Übersicht.K34]&gt;[.S36];[.T36];0)" office:value-type="currency" office:currency="EUR" office:value="76874.9284385574" calcext:value-type="currency">
            <text:p>76.874,93 €</text:p>
          </table:table-cell>
          <table:table-cell table:formula="of:=[.P36]*[.V36]" office:value-type="currency" office:currency="EUR" office:value="-384.374642192787" calcext:value-type="currency">
            <text:p>-384,37 €</text:p>
          </table:table-cell>
          <table:table-cell table:formula="of:=[.P36]+[.Q36]" office:value-type="currency" office:currency="EUR" office:value="76490.5537963646" calcext:value-type="currency">
            <text:p>76.490,5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U24]+[.R35]" office:value-type="currency" office:currency="EUR" office:value="76874.9284385574" calcext:value-type="currency">
            <text:p>76.874,93 €</text:p>
          </table:table-cell>
          <table:table-cell table:style-name="ce21" table:formula="of:=SUM([.C157:.K16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6"/>
          <table:table-cell table:formula="of:=0-SUM([$Jojo.G37:$Jojo.G40];[$Polizei.G37:$Polizei.G40];[$Elisa.G37:$Elisa.G40];[.I37:.I40];[$Papa.G37:$Papa.G40];[$'315323'.G37:$'315323'.G40];[$'Johannes Bank'.G37:$'Johannes Bank'.G40])" office:value-type="float" office:value="0" calcext:value-type="float">
            <text:p>,00</text:p>
          </table:table-cell>
          <table:table-cell table:formula="of:=0-SUM([$'Johannes Bank'.H37:$'Johannes Bank'.H40];[$Jojo.H37:$Jojo.H40];[$Polizei.H37:$Polizei.H40];[$Elisa.H37:$Elisa.H40];[.J37:.J40];[$Papa.H37:$Papa.H40];[$'315323'.H37:$'315323'.H40])" office:value-type="float" office:value="0" calcext:value-type="float">
            <text:p>,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table:formula="of:=IF([$Übersicht.K35]&gt;[.S37];[.T37];0)" office:value-type="currency" office:currency="EUR" office:value="76490.5537963646" calcext:value-type="currency">
            <text:p>76.490,55 €</text:p>
          </table:table-cell>
          <table:table-cell table:formula="of:=[.P37]*[.V37]" office:value-type="currency" office:currency="EUR" office:value="-382.452768981823" calcext:value-type="currency">
            <text:p>-382,45 €</text:p>
          </table:table-cell>
          <table:table-cell table:formula="of:=[.P37]+[.Q37]" office:value-type="currency" office:currency="EUR" office:value="76108.1010273828" calcext:value-type="currency">
            <text:p>76.108,1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5]+[.R36]" office:value-type="currency" office:currency="EUR" office:value="76490.5537963646" calcext:value-type="currency">
            <text:p>76.490,55 €</text:p>
          </table:table-cell>
          <table:table-cell table:style-name="ce21" table:formula="of:=SUM([.C162:.K16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table:formula="of:=IF([$Übersicht.K36]&gt;[.S38];[.T38];0)" office:value-type="currency" office:currency="EUR" office:value="76108.1010273828" calcext:value-type="currency">
            <text:p>76.108,10 €</text:p>
          </table:table-cell>
          <table:table-cell table:formula="of:=[.P38]*[.V38]" office:value-type="currency" office:currency="EUR" office:value="-380.540505136914" calcext:value-type="currency">
            <text:p>-380,54 €</text:p>
          </table:table-cell>
          <table:table-cell table:formula="of:=[.P38]+[.Q38]" office:value-type="currency" office:currency="EUR" office:value="75727.5605222459" calcext:value-type="currency">
            <text:p>75.727,5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6]+[.R37]" office:value-type="currency" office:currency="EUR" office:value="76108.1010273828" calcext:value-type="currency">
            <text:p>76.108,10 €</text:p>
          </table:table-cell>
          <table:table-cell table:style-name="ce21" table:formula="of:=SUM([.C167:.K17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table:formula="of:=IF([$Übersicht.K37]&gt;[.S39];[.T39];0)" office:value-type="currency" office:currency="EUR" office:value="75727.5605222459" calcext:value-type="currency">
            <text:p>75.727,56 €</text:p>
          </table:table-cell>
          <table:table-cell table:formula="of:=[.P39]*[.V39]" office:value-type="currency" office:currency="EUR" office:value="-378.637802611229" calcext:value-type="currency">
            <text:p>-378,64 €</text:p>
          </table:table-cell>
          <table:table-cell table:formula="of:=[.P39]+[.Q39]" office:value-type="currency" office:currency="EUR" office:value="75348.9227196346" calcext:value-type="currency">
            <text:p>75.348,9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7]+[.R38]" office:value-type="currency" office:currency="EUR" office:value="75727.5605222459" calcext:value-type="currency">
            <text:p>75.727,56 €</text:p>
          </table:table-cell>
          <table:table-cell table:style-name="ce21" table:formula="of:=SUM([.C172:.K17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table:formula="of:=IF([$Übersicht.K38]&gt;[.S40];[.T40];0)" office:value-type="currency" office:currency="EUR" office:value="75348.9227196346" calcext:value-type="currency">
            <text:p>75.348,92 €</text:p>
          </table:table-cell>
          <table:table-cell table:formula="of:=[.P40]*[.V40]" office:value-type="currency" office:currency="EUR" office:value="-376.744613598173" calcext:value-type="currency">
            <text:p>-376,74 €</text:p>
          </table:table-cell>
          <table:table-cell table:formula="of:=[.P40]+[.Q40]" office:value-type="currency" office:currency="EUR" office:value="74972.1781060365" calcext:value-type="currency">
            <text:p>74.972,1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8]+[.R39]" office:value-type="currency" office:currency="EUR" office:value="75348.9227196346" calcext:value-type="currency">
            <text:p>75.348,92 €</text:p>
          </table:table-cell>
          <table:table-cell table:style-name="ce21" table:formula="of:=SUM([.C177:.K18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6">
          <table:table-cell table:style-name="ce51" office:value-type="string" calcext:value-type="string">
            <text:p>8-202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table:formula="of:=IF([$Übersicht.K39]&gt;[.S41];[.T41];0)" office:value-type="currency" office:currency="EUR" office:value="74972.1781060365" calcext:value-type="currency">
            <text:p>74.972,18 €</text:p>
          </table:table-cell>
          <table:table-cell table:formula="of:=[.P41]*[.V41]" office:value-type="currency" office:currency="EUR" office:value="-374.860890530183" calcext:value-type="currency">
            <text:p>-374,86 €</text:p>
          </table:table-cell>
          <table:table-cell table:formula="of:=[.P41]+[.Q41]" office:value-type="currency" office:currency="EUR" office:value="74597.3172155063" calcext:value-type="currency">
            <text:p>74.597,3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7]+[.R40]" office:value-type="currency" office:currency="EUR" office:value="74972.1781060365" calcext:value-type="currency">
            <text:p>74.972,18 €</text:p>
          </table:table-cell>
          <table:table-cell table:style-name="ce21" table:formula="of:=SUM([.C182:.K18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6"/>
          <table:table-cell table:formula="of:=0-SUM([$Jojo.G42:$Jojo.G45];[$Polizei.G42:$Polizei.G45];[$Elisa.G42:$Elisa.G45];[.I42:.I45];[$Papa.G42:$Papa.G45];[$'315323'.G42:$'315323'.G45];[$'Johannes Bank'.G42:$'Johannes Bank'.G45])" office:value-type="float" office:value="0" calcext:value-type="float">
            <text:p>,00</text:p>
          </table:table-cell>
          <table:table-cell table:formula="of:=0-SUM([$'Johannes Bank'.H42:$'Johannes Bank'.H45];[$Jojo.H42:$Jojo.H45];[$Polizei.H42:$Polizei.H45];[$Elisa.H42:$Elisa.H45];[.J42:.J45];[$Papa.H42:$Papa.H45];[$'315323'.H42:$'315323'.H45])" office:value-type="float" office:value="0" calcext:value-type="float">
            <text:p>,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table:formula="of:=IF([$Übersicht.K40]&gt;[.S42];[.T42];0)" office:value-type="currency" office:currency="EUR" office:value="0" calcext:value-type="currency">
            <text:p>0,00 €</text:p>
          </table:table-cell>
          <table:table-cell table:formula="of:=[.P42]*[.V42]" office:value-type="currency" office:currency="EUR" office:value="-0" calcext:value-type="currency">
            <text:p>0,00 €</text:p>
          </table:table-cell>
          <table:table-cell table:formula="of:=[.P42]+[.Q4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8]+[.R41]" office:value-type="currency" office:currency="EUR" office:value="74597.3172155063" calcext:value-type="currency">
            <text:p>74.597,32 €</text:p>
          </table:table-cell>
          <table:table-cell table:style-name="ce21" table:formula="of:=SUM([.C187:.K19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table:formula="of:=IF([$Übersicht.K41]&gt;[.S43];[.T43];0)" office:value-type="currency" office:currency="EUR" office:value="0" calcext:value-type="currency">
            <text:p>0,00 €</text:p>
          </table:table-cell>
          <table:table-cell table:formula="of:=[.P43]*[.V43]" office:value-type="currency" office:currency="EUR" office:value="-0" calcext:value-type="currency">
            <text:p>0,00 €</text:p>
          </table:table-cell>
          <table:table-cell table:formula="of:=[.P43]+[.Q43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19]+[.R42]" office:value-type="currency" office:currency="EUR" office:value="0" calcext:value-type="currency">
            <text:p>0,00 €</text:p>
          </table:table-cell>
          <table:table-cell table:style-name="ce21" table:formula="of:=SUM([.C192:.K19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table:formula="of:=IF([$Übersicht.K42]&gt;[.S44];[.T44];0)" office:value-type="currency" office:currency="EUR" office:value="0" calcext:value-type="currency">
            <text:p>0,00 €</text:p>
          </table:table-cell>
          <table:table-cell table:formula="of:=[.P44]*[.V44]" office:value-type="currency" office:currency="EUR" office:value="-0" calcext:value-type="currency">
            <text:p>0,00 €</text:p>
          </table:table-cell>
          <table:table-cell table:formula="of:=[.P44]+[.Q44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0]+[.R43]" office:value-type="currency" office:currency="EUR" office:value="0" calcext:value-type="currency">
            <text:p>0,00 €</text:p>
          </table:table-cell>
          <table:table-cell table:style-name="ce21" table:formula="of:=SUM([.C197:.K20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formula="of:=IF([$Übersicht.K43]&gt;[.S45];[.T45];0)" office:value-type="currency" office:currency="EUR" office:value="0" calcext:value-type="currency">
            <text:p>0,00 €</text:p>
          </table:table-cell>
          <table:table-cell table:formula="of:=[.P45]*[.V45]" office:value-type="currency" office:currency="EUR" office:value="-0" calcext:value-type="currency">
            <text:p>0,00 €</text:p>
          </table:table-cell>
          <table:table-cell table:formula="of:=[.P45]+[.Q45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1]+[.R44]" office:value-type="currency" office:currency="EUR" office:value="0" calcext:value-type="currency">
            <text:p>0,00 €</text:p>
          </table:table-cell>
          <table:table-cell table:style-name="ce21" table:formula="of:=SUM([.C202:.K20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6">
          <table:table-cell table:style-name="ce51" office:value-type="string" calcext:value-type="string">
            <text:p>9-2021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table:formula="of:=IF([$Übersicht.K44]&gt;[.S46];[.T46];0)" office:value-type="currency" office:currency="EUR" office:value="0" calcext:value-type="currency">
            <text:p>0,00 €</text:p>
          </table:table-cell>
          <table:table-cell table:formula="of:=[.P46]*[.V46]" office:value-type="currency" office:currency="EUR" office:value="-0" calcext:value-type="currency">
            <text:p>0,00 €</text:p>
          </table:table-cell>
          <table:table-cell table:formula="of:=[.P46]+[.Q46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2]+[.R45]" office:value-type="currency" office:currency="EUR" office:value="0" calcext:value-type="currency">
            <text:p>0,00 €</text:p>
          </table:table-cell>
          <table:table-cell table:style-name="ce21" table:formula="of:=SUM([.C207:.K21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6"/>
          <table:table-cell table:formula="of:=0-SUM([$Jojo.G47:$Jojo.G50];[$Polizei.G47:$Polizei.G50];[$Elisa.G47:$Elisa.G47];[.I47:.I50];[$Papa.G47:$Papa.G50];[$'315323'.G47:$'315323'.G50];[$'Johannes Bank'.G47:$'Johannes Bank'.G50])" office:value-type="float" office:value="0" calcext:value-type="float">
            <text:p>,00</text:p>
          </table:table-cell>
          <table:table-cell table:formula="of:=0-SUM([$'Johannes Bank'.H47:$'Johannes Bank'.H50];[$Jojo.H47:$Jojo.H50];[$Polizei.H47:$Polizei.H50];[$Elisa.H47:$Elisa.H50];[.J47:.J50];[$Papa.H47:$Papa.H50];[$'315323'.H47:$'315323'.H50])" office:value-type="float" office:value="0" calcext:value-type="float">
            <text:p>,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formula="of:=IF([$Übersicht.K45]&gt;[.S47];[.T47];0)" office:value-type="currency" office:currency="EUR" office:value="0" calcext:value-type="currency">
            <text:p>0,00 €</text:p>
          </table:table-cell>
          <table:table-cell table:formula="of:=[.P47]*[.V47]" office:value-type="currency" office:currency="EUR" office:value="-0" calcext:value-type="currency">
            <text:p>0,00 €</text:p>
          </table:table-cell>
          <table:table-cell table:formula="of:=[.P47]+[.Q47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3]+[.R46]" office:value-type="currency" office:currency="EUR" office:value="0" calcext:value-type="currency">
            <text:p>0,00 €</text:p>
          </table:table-cell>
          <table:table-cell table:style-name="ce21" table:formula="of:=SUM([.C212:.K21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table:formula="of:=IF([$Übersicht.K46]&gt;[.S48];[.T48];0)" office:value-type="currency" office:currency="EUR" office:value="0" calcext:value-type="currency">
            <text:p>0,00 €</text:p>
          </table:table-cell>
          <table:table-cell table:formula="of:=[.P48]*[.V48]" office:value-type="currency" office:currency="EUR" office:value="-0" calcext:value-type="currency">
            <text:p>0,00 €</text:p>
          </table:table-cell>
          <table:table-cell table:formula="of:=[.P48]+[.Q48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4]+[.R47]" office:value-type="currency" office:currency="EUR" office:value="0" calcext:value-type="currency">
            <text:p>0,00 €</text:p>
          </table:table-cell>
          <table:table-cell table:style-name="ce21" table:formula="of:=SUM([.C217:.K22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table:formula="of:=IF([$Übersicht.K47]&gt;[.S49];[.T49];0)" office:value-type="currency" office:currency="EUR" office:value="0" calcext:value-type="currency">
            <text:p>0,00 €</text:p>
          </table:table-cell>
          <table:table-cell table:formula="of:=[.P49]*[.V49]" office:value-type="currency" office:currency="EUR" office:value="-0" calcext:value-type="currency">
            <text:p>0,00 €</text:p>
          </table:table-cell>
          <table:table-cell table:formula="of:=[.P49]+[.Q49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5]+[.R48]" office:value-type="currency" office:currency="EUR" office:value="0" calcext:value-type="currency">
            <text:p>0,00 €</text:p>
          </table:table-cell>
          <table:table-cell table:style-name="ce21" table:formula="of:=SUM([.C222:.K22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table:formula="of:=IF([$Übersicht.K48]&gt;[.S50];[.T50];0)" office:value-type="currency" office:currency="EUR" office:value="0" calcext:value-type="currency">
            <text:p>0,00 €</text:p>
          </table:table-cell>
          <table:table-cell table:formula="of:=[.P50]*[.V50]" office:value-type="currency" office:currency="EUR" office:value="-0" calcext:value-type="currency">
            <text:p>0,00 €</text:p>
          </table:table-cell>
          <table:table-cell table:formula="of:=[.P50]+[.Q50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U26]+[.R49]" office:value-type="currency" office:currency="EUR" office:value="0" calcext:value-type="currency">
            <text:p>0,00 €</text:p>
          </table:table-cell>
          <table:table-cell table:style-name="ce21" table:formula="of:=SUM([.C227:.K23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6">
          <table:table-cell table:style-name="ce51" office:value-type="string" calcext:value-type="string">
            <text:p>10-2021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table:formula="of:=IF([$Übersicht.K49]&gt;[.S51];[.T51];0)" office:value-type="currency" office:currency="EUR" office:value="0" calcext:value-type="currency">
            <text:p>0,00 €</text:p>
          </table:table-cell>
          <table:table-cell table:formula="of:=[.P51]*[.V51]" office:value-type="currency" office:currency="EUR" office:value="-0" calcext:value-type="currency">
            <text:p>0,00 €</text:p>
          </table:table-cell>
          <table:table-cell table:formula="of:=[.P51]+[.Q51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7]+[.R50]" office:value-type="currency" office:currency="EUR" office:value="0" calcext:value-type="currency">
            <text:p>0,00 €</text:p>
          </table:table-cell>
          <table:table-cell table:style-name="ce21" table:formula="of:=SUM([.C232:.K235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style-name="ce49" office:value-type="date" office:date-value="2021-10-03" calcext:value-type="date">
            <text:p>03.10.21</text:p>
          </table:table-cell>
          <table:table-cell office:value-type="string" calcext:value-type="string">
            <text:p>Elisa</text:p>
          </table:table-cell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0-SUM([$Jojo.G52:$Jojo.G55];[$Polizei.G52:$Polizei.G55];[$Elisa.G52:$Elisa.G55];[.I52:.I55];[$Papa.G52:$Papa.G55];[$'315323'.G52:$'315323'.G55];[$'Johannes Bank'.G52:$'Johannes Bank'.G55])" office:value-type="float" office:value="0" calcext:value-type="float">
            <text:p>,00</text:p>
          </table:table-cell>
          <table:table-cell table:formula="of:=0-SUM([$'Johannes Bank'.H52:$'Johannes Bank'.H55];[$Jojo.H52:$Jojo.H55];[$Polizei.H52:$Polizei.H55];[$Elisa.H52:$Elisa.H55];[.J52:.J55];[$Papa.H52:$Papa.H55];[$'315323'.H52:$'315323'.H55])" office:value-type="float" office:value="0" calcext:value-type="float">
            <text:p>,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formula="of:=IF([$Übersicht.K50]&gt;[.S52];[.T52];0)" office:value-type="currency" office:currency="EUR" office:value="0" calcext:value-type="currency">
            <text:p>0,00 €</text:p>
          </table:table-cell>
          <table:table-cell table:formula="of:=[.P52]*[.V52]" office:value-type="currency" office:currency="EUR" office:value="-0" calcext:value-type="currency">
            <text:p>0,00 €</text:p>
          </table:table-cell>
          <table:table-cell table:formula="of:=[.P52]+[.Q5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U28]+[.R51]" office:value-type="currency" office:currency="EUR" office:value="0" calcext:value-type="currency">
            <text:p>0,00 €</text:p>
          </table:table-cell>
          <table:table-cell table:style-name="ce21" table:formula="of:=SUM([.C237:.K240])" office:value-type="currency" office:currency="EUR" office:value="0" calcext:value-type="currency">
            <text:p>0,00 €</text:p>
          </table:table-cell>
          <table:table-cell table:style-name="ce37" office:value-type="float" office:value="-0.005" calcext:value-type="float">
            <text:p>-0,0050</text:p>
          </table:table-cell>
          <table:table-cell table:style-name="ce22"/>
        </table:table-row>
        <table:table-row table:style-name="ro2">
          <table:table-cell table:style-name="ce49" office:value-type="date" office:date-value="2021-10-03" calcext:value-type="date">
            <text:p>03.10.21</text:p>
          </table:table-cell>
          <table:table-cell office:value-type="string" calcext:value-type="string">
            <text:p>Papa</text:p>
          </table:table-cell>
          <table:table-cell/>
          <table:table-cell office:value-type="float" office:value="-100" calcext:value-type="float">
            <text:p>-100,00</text:p>
          </table:table-cell>
          <table:table-cell table:number-columns-repeated="16"/>
          <table:table-cell table:style-name="ce21"/>
          <table:table-cell table:style-name="ce22" table:number-columns-repeated="2"/>
        </table:table-row>
        <table:table-row table:style-name="ro2" table:number-rows-repeated="2">
          <table:table-cell table:number-columns-repeated="20"/>
          <table:table-cell table:style-name="ce21"/>
          <table:table-cell table:style-name="ce22" table:number-columns-repeated="2"/>
        </table:table-row>
        <table:table-row table:style-name="ro6">
          <table:table-cell table:style-name="ce51" office:value-type="string" calcext:value-type="string">
            <text:p>11-2021</text:p>
          </table:table-cell>
          <table:table-cell table:number-columns-repeated="19"/>
          <table:table-cell table:style-name="ce21"/>
          <table:table-cell table:style-name="ce22" table:number-columns-repeated="2"/>
        </table:table-row>
        <table:table-row table:style-name="ro2">
          <table:table-cell table:number-columns-repeated="6"/>
          <table:table-cell table:formula="of:=0-SUM([$Jojo.G57:$Jojo.G60];[$Polizei.G57:$Polizei.G60];[$Elisa.G57:$Elisa.G60];[.I57:.I60];[$Papa.G57:$Papa.G60];[$'315323'.G57:$'315323'.G60];[$'Johannes Bank'.G57:$'Johannes Bank'.G60])" office:value-type="float" office:value="0" calcext:value-type="float">
            <text:p>,00</text:p>
          </table:table-cell>
          <table:table-cell table:formula="of:=0-SUM([$'Johannes Bank'.H57:$'Johannes Bank'.H60];[$Jojo.H57:$Jojo.H60];[$Polizei.H57:$Polizei.H60];[$Elisa.H57:$Elisa.H60];[.J57:.J60];[$Papa.H57:$Papa.H60];[$'315323'.H57:$'315323'.H60])" office:value-type="float" office:value="0" calcext:value-type="float">
            <text:p>,00</text:p>
          </table:table-cell>
          <table:table-cell table:number-columns-repeated="12"/>
          <table:table-cell table:style-name="ce21"/>
          <table:table-cell table:style-name="ce22" table:number-columns-repeated="2"/>
        </table:table-row>
        <table:table-row table:style-name="ro2" table:number-rows-repeated="3">
          <table:table-cell table:number-columns-repeated="20"/>
          <table:table-cell table:style-name="ce21"/>
          <table:table-cell table:style-name="ce22" table:number-columns-repeated="2"/>
        </table:table-row>
        <table:table-row table:style-name="ro6">
          <table:table-cell table:style-name="ce51" office:value-type="string" calcext:value-type="string">
            <text:p>12-2021</text:p>
          </table:table-cell>
          <table:table-cell table:number-columns-repeated="19"/>
          <table:table-cell table:style-name="Default"/>
          <table:table-cell table:style-name="ce22" table:number-columns-repeated="2"/>
        </table:table-row>
        <table:table-row table:style-name="ro2">
          <table:table-cell table:number-columns-repeated="6"/>
          <table:table-cell table:formula="of:=0-SUM([$Jojo.G62:$Jojo.G65];[$Polizei.G62:$Polizei.G65];[$Elisa.G62:$Elisa.G65];[.I62:.I65];[$Papa.G62:$Papa.G65];[$'315323'.G62:$'315323'.G65];[$'Johannes Bank'.G62:$'Johannes Bank'.G65])" office:value-type="float" office:value="0" calcext:value-type="float">
            <text:p>,00</text:p>
          </table:table-cell>
          <table:table-cell table:formula="of:=0-SUM([$'Johannes Bank'.H62:$'Johannes Bank'.H65];[$Jojo.H62:$Jojo.H65];[$Polizei.H62:$Polizei.H65];[$Elisa.H62:$Elisa.H65];[.J62:.J65];[$Papa.H62:$Papa.H65];[$'315323'.H62:$'315323'.H65])" office:value-type="float" office:value="0" calcext:value-type="float">
            <text:p>,00</text:p>
          </table:table-cell>
          <table:table-cell table:number-columns-repeated="12"/>
          <table:table-cell table:style-name="Default"/>
          <table:table-cell table:style-name="ce22" table:number-columns-repeated="2"/>
        </table:table-row>
        <table:table-row table:style-name="ro2">
          <table:table-cell table:number-columns-repeated="20"/>
          <table:table-cell table:style-name="Default"/>
          <table:table-cell table:style-name="ce22" table:number-columns-repeated="2"/>
        </table:table-row>
        <table:table-row table:style-name="ro2" table:number-rows-repeated="2">
          <table:table-cell table:number-columns-repeated="20"/>
          <table:table-cell table:style-name="ce21"/>
          <table:table-cell table:number-columns-repeated="2"/>
        </table:table-row>
        <table:table-row table:style-name="ro6">
          <table:table-cell table:style-name="ce50" office:value-type="string" calcext:value-type="string">
            <text:p>1-2022</text:p>
          </table:table-cell>
          <table:table-cell table:number-columns-repeated="19"/>
          <table:table-cell table:style-name="ce21"/>
          <table:table-cell table:number-columns-repeated="2"/>
        </table:table-row>
        <table:table-row table:style-name="ro2">
          <table:table-cell table:number-columns-repeated="6"/>
          <table:table-cell table:formula="of:=0-SUM([$Jojo.G67:$Jojo.G70];[$Polizei.G67:$Polizei.G70];[$Elisa.G67:$Elisa.G70];[.I67:.I70];[$Papa.G67:$Papa.G70];[$'315323'.G67:$'315323'.G70];[$'Johannes Bank'.G67:$'Johannes Bank'.G70])" office:value-type="float" office:value="0" calcext:value-type="float">
            <text:p>,00</text:p>
          </table:table-cell>
          <table:table-cell table:formula="of:=0-SUM([$'Johannes Bank'.H67:$'Johannes Bank'.H70];[$Jojo.H67:$Jojo.H70];[$Polizei.H67:$Polizei.H70];[$Elisa.H67:$Elisa.H70];[.J67:.J70];[$Papa.H67:$Papa.H70];[$'315323'.H67:$'315323'.H70])" office:value-type="float" office:value="0" calcext:value-type="float">
            <text:p>,00</text:p>
          </table:table-cell>
          <table:table-cell table:number-columns-repeated="12"/>
          <table:table-cell table:style-name="ce21"/>
          <table:table-cell table:number-columns-repeated="2"/>
        </table:table-row>
        <table:table-row table:style-name="ro2" table:number-rows-repeated="3">
          <table:table-cell table:number-columns-repeated="20"/>
          <table:table-cell table:style-name="ce21"/>
          <table:table-cell table:number-columns-repeated="2"/>
        </table:table-row>
        <table:table-row table:style-name="ro6">
          <table:table-cell table:style-name="ce50" office:value-type="string" calcext:value-type="string">
            <text:p>2-2022</text:p>
          </table:table-cell>
          <table:table-cell table:number-columns-repeated="19"/>
          <table:table-cell table:style-name="ce21"/>
          <table:table-cell table:number-columns-repeated="2"/>
        </table:table-row>
        <table:table-row table:style-name="ro2">
          <table:table-cell table:number-columns-repeated="6"/>
          <table:table-cell table:formula="of:=0-SUM([$Jojo.G72:$Jojo.G75];[$Polizei.G72:$Polizei.G75];[$Elisa.G72:$Elisa.G72];[.I72:.I75];[$Papa.G72:$Papa.G75];[$'315323'.G72:$'315323'.G75];[$'Johannes Bank'.G72:$'Johannes Bank'.G75])" office:value-type="float" office:value="0" calcext:value-type="float">
            <text:p>,00</text:p>
          </table:table-cell>
          <table:table-cell table:formula="of:=0-SUM([$'Johannes Bank'.H72:$'Johannes Bank'.H75];[$Jojo.H72:$Jojo.H75];[$Polizei.H72:$Polizei.H75];[$Elisa.H72:$Elisa.H75];[.J72:.J75];[$Papa.H72:$Papa.H75];[$'315323'.H72:$'315323'.H75])" office:value-type="float" office:value="0" calcext:value-type="float">
            <text:p>,00</text:p>
          </table:table-cell>
          <table:table-cell table:number-columns-repeated="12"/>
          <table:table-cell table:style-name="ce21"/>
          <table:table-cell table:number-columns-repeated="2"/>
        </table:table-row>
        <table:table-row table:style-name="ro2" table:number-rows-repeated="3">
          <table:table-cell table:number-columns-repeated="20"/>
          <table:table-cell table:style-name="ce21"/>
          <table:table-cell table:number-columns-repeated="2"/>
        </table:table-row>
        <table:table-row table:style-name="ro6">
          <table:table-cell table:style-name="ce51" office:value-type="string" calcext:value-type="string">
            <text:p>3-2022</text:p>
          </table:table-cell>
          <table:table-cell table:number-columns-repeated="19"/>
          <table:table-cell table:style-name="ce21"/>
          <table:table-cell table:number-columns-repeated="2"/>
        </table:table-row>
        <table:table-row table:style-name="ro2">
          <table:table-cell table:number-columns-repeated="6"/>
          <table:table-cell table:formula="of:=0-SUM([$Jojo.G77:$Jojo.G80];[$Polizei.G77:$Polizei.G80];[$Elisa.G77:$Elisa.G80];[.I77:.I80];[$Papa.G77:$Papa.G80];[$'315323'.G77:$'315323'.G80];[$'Johannes Bank'.G77:$'Johannes Bank'.G80])" office:value-type="float" office:value="0" calcext:value-type="float">
            <text:p>,00</text:p>
          </table:table-cell>
          <table:table-cell table:formula="of:=0-SUM([$'Johannes Bank'.H77:$'Johannes Bank'.H80];[$Jojo.H77:$Jojo.H80];[$Polizei.H77:$Polizei.H80];[$Elisa.H77:$Elisa.H80];[.J77:.J80];[$Papa.H77:$Papa.H80];[$'315323'.H77:$'315323'.H80])" office:value-type="float" office:value="0" calcext:value-type="float">
            <text:p>,00</text:p>
          </table:table-cell>
          <table:table-cell table:number-columns-repeated="12"/>
          <table:table-cell table:style-name="ce21"/>
          <table:table-cell table:number-columns-repeated="2"/>
        </table:table-row>
        <table:table-row table:style-name="ro2" table:number-rows-repeated="3">
          <table:table-cell table:number-columns-repeated="20"/>
          <table:table-cell table:style-name="ce21"/>
          <table:table-cell table:number-columns-repeated="2"/>
        </table:table-row>
        <table:table-row table:style-name="ro6">
          <table:table-cell table:style-name="ce51" office:value-type="string" calcext:value-type="string">
            <text:p>4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82:$Jojo.G85];[$Polizei.G82:$Polizei.G85];[$Elisa.G82:$Elisa.G85];[.I82:.I85];[$Papa.G82:$Papa.G85];[$'315323'.G82:$'315323'.G85];[$'Johannes Bank'.G82:$'Johannes Bank'.G85])" office:value-type="float" office:value="0" calcext:value-type="float">
            <text:p>,00</text:p>
          </table:table-cell>
          <table:table-cell table:formula="of:=0-SUM([$'Johannes Bank'.H82:$'Johannes Bank'.H85];[$Jojo.H82:$Jojo.H85];[$Polizei.H82:$Polizei.H85];[$Elisa.H82:$Elisa.H85];[.J82:.J85];[$Papa.H82:$Papa.H85];[$'315323'.H82:$'315323'.H8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0" office:value-type="string" calcext:value-type="string">
            <text:p>5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87:$Jojo.G90];[$Polizei.G87:$Polizei.G90];[$Elisa.G87:$Elisa.G90];[.I87:.I90];[$Papa.G87:$Papa.G90];[$'315323'.G87:$'315323'.G90];[$'Johannes Bank'.G87:$'Johannes Bank'.G90])" office:value-type="float" office:value="0" calcext:value-type="float">
            <text:p>,00</text:p>
          </table:table-cell>
          <table:table-cell table:formula="of:=0-SUM([$'Johannes Bank'.H87:$'Johannes Bank'.H90];[$Jojo.H87:$Jojo.H90];[$Polizei.H87:$Polizei.H90];[$Elisa.H87:$Elisa.H90];[.J87:.J90];[$Papa.H87:$Papa.H90];[$'315323'.H87:$'315323'.H9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6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92:$Jojo.G95];[$Polizei.G92:$Polizei.G95];[$Elisa.G92:$Elisa.G95];[.I92:.I95];[$Papa.G92:$Papa.G95];[$'315323'.G92:$'315323'.G95];[$'Johannes Bank'.G92:$'Johannes Bank'.G95])" office:value-type="float" office:value="0" calcext:value-type="float">
            <text:p>,00</text:p>
          </table:table-cell>
          <table:table-cell table:formula="of:=0-SUM([$'Johannes Bank'.H92:$'Johannes Bank'.H95];[$Jojo.H92:$Jojo.H95];[$Polizei.H92:$Polizei.H95];[$Elisa.H92:$Elisa.H95];[.J92:.J95];[$Papa.H92:$Papa.H95];[$'315323'.H92:$'315323'.H9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7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97:$Jojo.G100];[$Polizei.G97:$Polizei.G100];[$Elisa.G97:$Elisa.G97];[.I97:.I100];[$Papa.G97:$Papa.G100];[$'315323'.G97:$'315323'.G100];[$'Johannes Bank'.G97:$'Johannes Bank'.G100])" office:value-type="float" office:value="0" calcext:value-type="float">
            <text:p>,00</text:p>
          </table:table-cell>
          <table:table-cell table:formula="of:=0-SUM([$'Johannes Bank'.H97:$'Johannes Bank'.H100];[$Jojo.H97:$Jojo.H100];[$Polizei.H97:$Polizei.H100];[$Elisa.H97:$Elisa.H100];[.J97:.J100];[$Papa.H97:$Papa.H100];[$'315323'.H97:$'315323'.H10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8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02:$Jojo.G105];[$Polizei.G102:$Polizei.G105];[$Elisa.G102:$Elisa.G105];[.I102:.I105];[$Papa.G102:$Papa.G105];[$'315323'.G102:$'315323'.G105];[$'Johannes Bank'.G102:$'Johannes Bank'.G105])" office:value-type="float" office:value="0" calcext:value-type="float">
            <text:p>,00</text:p>
          </table:table-cell>
          <table:table-cell table:formula="of:=0-SUM([$'Johannes Bank'.H102:$'Johannes Bank'.H105];[$Jojo.H102:$Jojo.H105];[$Polizei.H102:$Polizei.H105];[$Elisa.H102:$Elisa.H105];[.J102:.J105];[$Papa.H102:$Papa.H105];[$'315323'.H102:$'315323'.H10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9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07:$Jojo.G110];[$Polizei.G107:$Polizei.G110];[$Elisa.G107:$Elisa.G110];[.I107:.I110];[$Papa.G107:$Papa.G110];[$'315323'.G107:$'315323'.G110];[$'Johannes Bank'.G107:$'Johannes Bank'.G110])" office:value-type="float" office:value="0" calcext:value-type="float">
            <text:p>,00</text:p>
          </table:table-cell>
          <table:table-cell table:formula="of:=0-SUM([$'Johannes Bank'.H107:$'Johannes Bank'.H110];[$Jojo.H107:$Jojo.H110];[$Polizei.H107:$Polizei.H110];[$Elisa.H107:$Elisa.H110];[.J107:.J110];[$Papa.H107:$Papa.H110];[$'315323'.H107:$'315323'.H11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10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12:$Jojo.G115];[$Polizei.G112:$Polizei.G115];[$Elisa.G112:$Elisa.G115];[.I112:.I115];[$Papa.G112:$Papa.G115];[$'315323'.G112:$'315323'.G115];[$'Johannes Bank'.G112:$'Johannes Bank'.G115])" office:value-type="float" office:value="0" calcext:value-type="float">
            <text:p>,00</text:p>
          </table:table-cell>
          <table:table-cell table:formula="of:=0-SUM([$'Johannes Bank'.H112:$'Johannes Bank'.H115];[$Jojo.H112:$Jojo.H115];[$Polizei.H112:$Polizei.H115];[$Elisa.H112:$Elisa.H115];[.J112:.J115];[$Papa.H112:$Papa.H115];[$'315323'.H112:$'315323'.H11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11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17:$Jojo.G120];[$Polizei.G117:$Polizei.G120];[$Elisa.G117:$Elisa.G120];[.I117:.I120];[$Papa.G117:$Papa.G120];[$'315323'.G117:$'315323'.G120];[$'Johannes Bank'.G117:$'Johannes Bank'.G120])" office:value-type="float" office:value="0" calcext:value-type="float">
            <text:p>,00</text:p>
          </table:table-cell>
          <table:table-cell table:formula="of:=0-SUM([$'Johannes Bank'.H117:$'Johannes Bank'.H120];[$Jojo.H117:$Jojo.H120];[$Polizei.H117:$Polizei.H120];[$Elisa.H117:$Elisa.H120];[.J117:.J120];[$Papa.H117:$Papa.H120];[$'315323'.H117:$'315323'.H12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12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22:$Jojo.G125];[$Polizei.G122:$Polizei.G125];[$Elisa.G122:$Elisa.G122];[.I122:.I125];[$Papa.G122:$Papa.G125];[$'315323'.G122:$'315323'.G125];[$'Johannes Bank'.G122:$'Johannes Bank'.G125])" office:value-type="float" office:value="0" calcext:value-type="float">
            <text:p>,00</text:p>
          </table:table-cell>
          <table:table-cell table:formula="of:=0-SUM([$'Johannes Bank'.H122:$'Johannes Bank'.H125];[$Jojo.H122:$Jojo.H125];[$Polizei.H122:$Polizei.H125];[$Elisa.H122:$Elisa.H125];[.J122:.J125];[$Papa.H122:$Papa.H125];[$'315323'.H122:$'315323'.H12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0" office:value-type="string" calcext:value-type="string">
            <text:p>1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27:$Jojo.G130];[$Polizei.G127:$Polizei.G130];[$Elisa.G127:$Elisa.G130];[.I127:.I130];[$Papa.G127:$Papa.G130];[$'315323'.G127:$'315323'.G130];[$'Johannes Bank'.G127:$'Johannes Bank'.G130])" office:value-type="float" office:value="0" calcext:value-type="float">
            <text:p>,00</text:p>
          </table:table-cell>
          <table:table-cell table:formula="of:=0-SUM([$'Johannes Bank'.H127:$'Johannes Bank'.H130];[$Jojo.H127:$Jojo.H130];[$Polizei.H127:$Polizei.H130];[$Elisa.H127:$Elisa.H130];[.J127:.J130];[$Papa.H127:$Papa.H130];[$'315323'.H127:$'315323'.H13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0" office:value-type="string" calcext:value-type="string">
            <text:p>2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32:$Jojo.G135];[$Polizei.G132:$Polizei.G135];[$Elisa.G132:$Elisa.G135];[.I132:.I135];[$Papa.G132:$Papa.G135];[$'315323'.G132:$'315323'.G135];[$'Johannes Bank'.G132:$'Johannes Bank'.G135])" office:value-type="float" office:value="0" calcext:value-type="float">
            <text:p>,00</text:p>
          </table:table-cell>
          <table:table-cell table:formula="of:=0-SUM([$'Johannes Bank'.H132:$'Johannes Bank'.H135];[$Jojo.H132:$Jojo.H135];[$Polizei.H132:$Polizei.H135];[$Elisa.H132:$Elisa.H135];[.J132:.J135];[$Papa.H132:$Papa.H135];[$'315323'.H132:$'315323'.H13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3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37:$Jojo.G140];[$Polizei.G137:$Polizei.G140];[$Elisa.G137:$Elisa.G140];[.I137:.I140];[$Papa.G137:$Papa.G140];[$'315323'.G137:$'315323'.G140];[$'Johannes Bank'.G137:$'Johannes Bank'.G140])" office:value-type="float" office:value="0" calcext:value-type="float">
            <text:p>,00</text:p>
          </table:table-cell>
          <table:table-cell table:formula="of:=0-SUM([$'Johannes Bank'.H137:$'Johannes Bank'.H140];[$Jojo.H137:$Jojo.H140];[$Polizei.H137:$Polizei.H140];[$Elisa.H137:$Elisa.H140];[.J137:.J140];[$Papa.H137:$Papa.H140];[$'315323'.H137:$'315323'.H14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4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42:$Jojo.G145];[$Polizei.G142:$Polizei.G145];[$Elisa.G142:$Elisa.G145];[.I142:.I145];[$Papa.G142:$Papa.G145];[$'315323'.G142:$'315323'.G145];[$'Johannes Bank'.G142:$'Johannes Bank'.G145])" office:value-type="float" office:value="0" calcext:value-type="float">
            <text:p>,00</text:p>
          </table:table-cell>
          <table:table-cell table:formula="of:=0-SUM([$'Johannes Bank'.H142:$'Johannes Bank'.H145];[$Jojo.H142:$Jojo.H145];[$Polizei.H142:$Polizei.H145];[$Elisa.H142:$Elisa.H145];[.J142:.J145];[$Papa.H142:$Papa.H145];[$'315323'.H142:$'315323'.H14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0" office:value-type="string" calcext:value-type="string">
            <text:p>5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47:$Jojo.G150];[$Polizei.G147:$Polizei.G150];[$Elisa.G147:$Elisa.G147];[.I147:.I150];[$Papa.G147:$Papa.G150];[$'315323'.G147:$'315323'.G150];[$'Johannes Bank'.G147:$'Johannes Bank'.G150])" office:value-type="float" office:value="0" calcext:value-type="float">
            <text:p>,00</text:p>
          </table:table-cell>
          <table:table-cell table:formula="of:=0-SUM([$'Johannes Bank'.H147:$'Johannes Bank'.H150];[$Jojo.H147:$Jojo.H150];[$Polizei.H147:$Polizei.H150];[$Elisa.H147:$Elisa.H150];[.J147:.J150];[$Papa.H147:$Papa.H150];[$'315323'.H147:$'315323'.H15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6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52:$Jojo.G155];[$Polizei.G152:$Polizei.G155];[$Elisa.G152:$Elisa.G155];[.I152:.I155];[$Papa.G152:$Papa.G155];[$'315323'.G152:$'315323'.G155];[$'Johannes Bank'.G152:$'Johannes Bank'.G155])" office:value-type="float" office:value="0" calcext:value-type="float">
            <text:p>,00</text:p>
          </table:table-cell>
          <table:table-cell table:formula="of:=0-SUM([$'Johannes Bank'.H152:$'Johannes Bank'.H155];[$Jojo.H152:$Jojo.H155];[$Polizei.H152:$Polizei.H155];[$Elisa.H152:$Elisa.H155];[.J152:.J155];[$Papa.H152:$Papa.H155];[$'315323'.H152:$'315323'.H15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7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57:$Jojo.G160];[$Polizei.G157:$Polizei.G160];[$Elisa.G157:$Elisa.G160];[.I157:.I160];[$Papa.G157:$Papa.G160];[$'315323'.G157:$'315323'.G160];[$'Johannes Bank'.G157:$'Johannes Bank'.G160])" office:value-type="float" office:value="0" calcext:value-type="float">
            <text:p>,00</text:p>
          </table:table-cell>
          <table:table-cell table:formula="of:=0-SUM([$'Johannes Bank'.H157:$'Johannes Bank'.H160];[$Jojo.H157:$Jojo.H160];[$Polizei.H157:$Polizei.H160];[$Elisa.H157:$Elisa.H160];[.J157:.J160];[$Papa.H157:$Papa.H160];[$'315323'.H157:$'315323'.H16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8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62:$Jojo.G165];[$Polizei.G162:$Polizei.G165];[$Elisa.G162:$Elisa.G165];[.I162:.I165];[$Papa.G162:$Papa.G165];[$'315323'.G162:$'315323'.G165];[$'Johannes Bank'.G162:$'Johannes Bank'.G165])" office:value-type="float" office:value="0" calcext:value-type="float">
            <text:p>,00</text:p>
          </table:table-cell>
          <table:table-cell table:formula="of:=0-SUM([$'Johannes Bank'.H162:$'Johannes Bank'.H165];[$Jojo.H162:$Jojo.H165];[$Polizei.H162:$Polizei.H165];[$Elisa.H162:$Elisa.H165];[.J162:.J165];[$Papa.H162:$Papa.H165];[$'315323'.H162:$'315323'.H16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9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67:$Jojo.G170];[$Polizei.G167:$Polizei.G170];[$Elisa.G167:$Elisa.G170];[.I167:.I170];[$Papa.G167:$Papa.G170];[$'315323'.G167:$'315323'.G170];[$'Johannes Bank'.G167:$'Johannes Bank'.G170])" office:value-type="float" office:value="0" calcext:value-type="float">
            <text:p>,00</text:p>
          </table:table-cell>
          <table:table-cell table:formula="of:=0-SUM([$'Johannes Bank'.H167:$'Johannes Bank'.H170];[$Jojo.H167:$Jojo.H170];[$Polizei.H167:$Polizei.H170];[$Elisa.H167:$Elisa.H170];[.J167:.J170];[$Papa.H167:$Papa.H170];[$'315323'.H167:$'315323'.H17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10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72:$Jojo.G175];[$Polizei.G172:$Polizei.G175];[$Elisa.G172:$Elisa.G172];[.I172:.I175];[$Papa.G172:$Papa.G175];[$'315323'.G172:$'315323'.G175];[$'Johannes Bank'.G172:$'Johannes Bank'.G175])" office:value-type="float" office:value="0" calcext:value-type="float">
            <text:p>,00</text:p>
          </table:table-cell>
          <table:table-cell table:formula="of:=0-SUM([$'Johannes Bank'.H172:$'Johannes Bank'.H175];[$Jojo.H172:$Jojo.H175];[$Polizei.H172:$Polizei.H175];[$Elisa.H172:$Elisa.H175];[.J172:.J175];[$Papa.H172:$Papa.H175];[$'315323'.H172:$'315323'.H17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11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77:$Jojo.G180];[$Polizei.G177:$Polizei.G180];[$Elisa.G177:$Elisa.G180];[.I177:.I180];[$Papa.G177:$Papa.G180];[$'315323'.G177:$'315323'.G180];[$'Johannes Bank'.G177:$'Johannes Bank'.G180])" office:value-type="float" office:value="0" calcext:value-type="float">
            <text:p>,00</text:p>
          </table:table-cell>
          <table:table-cell table:formula="of:=0-SUM([$'Johannes Bank'.H177:$'Johannes Bank'.H180];[$Jojo.H177:$Jojo.H180];[$Polizei.H177:$Polizei.H180];[$Elisa.H177:$Elisa.H180];[.J177:.J180];[$Papa.H177:$Papa.H180];[$'315323'.H177:$'315323'.H18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12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82:$Jojo.G185];[$Polizei.G182:$Polizei.G185];[$Elisa.G182:$Elisa.G185];[.I182:.I185];[$Papa.G182:$Papa.G185];[$'315323'.G182:$'315323'.G185];[$'Johannes Bank'.G182:$'Johannes Bank'.G185])" office:value-type="float" office:value="0" calcext:value-type="float">
            <text:p>,00</text:p>
          </table:table-cell>
          <table:table-cell table:formula="of:=0-SUM([$'Johannes Bank'.H182:$'Johannes Bank'.H185];[$Jojo.H182:$Jojo.H185];[$Polizei.H182:$Polizei.H185];[$Elisa.H182:$Elisa.H185];[.J182:.J185];[$Papa.H182:$Papa.H185];[$'315323'.H182:$'315323'.H18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0" office:value-type="string" calcext:value-type="string">
            <text:p>1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87:$Jojo.G190];[$Polizei.G187:$Polizei.G190];[$Elisa.G187:$Elisa.G190];[.I187:.I190];[$Papa.G187:$Papa.G190];[$'315323'.G187:$'315323'.G190];[$'Johannes Bank'.G187:$'Johannes Bank'.G190])" office:value-type="float" office:value="0" calcext:value-type="float">
            <text:p>,00</text:p>
          </table:table-cell>
          <table:table-cell table:formula="of:=0-SUM([$'Johannes Bank'.H187:$'Johannes Bank'.H190];[$Jojo.H187:$Jojo.H190];[$Polizei.H187:$Polizei.H190];[$Elisa.H187:$Elisa.H190];[.J187:.J190];[$Papa.H187:$Papa.H190];[$'315323'.H187:$'315323'.H19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0" office:value-type="string" calcext:value-type="string">
            <text:p>2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92:$Jojo.G195];[$Polizei.G192:$Polizei.G195];[$Elisa.G192:$Elisa.G195];[.I192:.I195];[$Papa.G192:$Papa.G195];[$'315323'.G192:$'315323'.G195];[$'Johannes Bank'.G192:$'Johannes Bank'.G195])" office:value-type="float" office:value="0" calcext:value-type="float">
            <text:p>,00</text:p>
          </table:table-cell>
          <table:table-cell table:formula="of:=0-SUM([$'Johannes Bank'.H192:$'Johannes Bank'.H195];[$Jojo.H192:$Jojo.H195];[$Polizei.H192:$Polizei.H195];[$Elisa.H192:$Elisa.H195];[.J192:.J195];[$Papa.H192:$Papa.H195];[$'315323'.H192:$'315323'.H19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3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97:$Jojo.G200];[$Polizei.G197:$Polizei.G200];[$Elisa.G197:$Elisa.G197];[.I197:.I200];[$Papa.G197:$Papa.G200];[$'315323'.G197:$'315323'.G200];[$'Johannes Bank'.G197:$'Johannes Bank'.G200])" office:value-type="float" office:value="0" calcext:value-type="float">
            <text:p>,00</text:p>
          </table:table-cell>
          <table:table-cell table:formula="of:=0-SUM([$'Johannes Bank'.H197:$'Johannes Bank'.H200];[$Jojo.H197:$Jojo.H200];[$Polizei.H197:$Polizei.H200];[$Elisa.H197:$Elisa.H200];[.J197:.J200];[$Papa.H197:$Papa.H200];[$'315323'.H197:$'315323'.H20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4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02:$Jojo.G205];[$Polizei.G202:$Polizei.G205];[$Elisa.G202:$Elisa.G205];[.I202:.I205];[$Papa.G202:$Papa.G205];[$'315323'.G202:$'315323'.G205];[$'Johannes Bank'.G202:$'Johannes Bank'.G205])" office:value-type="float" office:value="0" calcext:value-type="float">
            <text:p>,00</text:p>
          </table:table-cell>
          <table:table-cell table:formula="of:=0-SUM([$'Johannes Bank'.H202:$'Johannes Bank'.H205];[$Jojo.H202:$Jojo.H205];[$Polizei.H202:$Polizei.H205];[$Elisa.H202:$Elisa.H205];[.J202:.J205];[$Papa.H202:$Papa.H205];[$'315323'.H202:$'315323'.H20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0" office:value-type="string" calcext:value-type="string">
            <text:p>5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07:$Jojo.G210];[$Polizei.G207:$Polizei.G210];[$Elisa.G207:$Elisa.G210];[.I207:.I210];[$Papa.G207:$Papa.G210];[$'315323'.G207:$'315323'.G210];[$'Johannes Bank'.G207:$'Johannes Bank'.G210])" office:value-type="float" office:value="0" calcext:value-type="float">
            <text:p>,00</text:p>
          </table:table-cell>
          <table:table-cell table:formula="of:=0-SUM([$'Johannes Bank'.H207:$'Johannes Bank'.H210];[$Jojo.H207:$Jojo.H210];[$Polizei.H207:$Polizei.H210];[$Elisa.H207:$Elisa.H210];[.J207:.J210];[$Papa.H207:$Papa.H210];[$'315323'.H207:$'315323'.H21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6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12:$Jojo.G215];[$Polizei.G212:$Polizei.G215];[$Elisa.G212:$Elisa.G215];[.I212:.I215];[$Papa.G212:$Papa.G215];[$'315323'.G212:$'315323'.G215];[$'Johannes Bank'.G212:$'Johannes Bank'.G215])" office:value-type="float" office:value="0" calcext:value-type="float">
            <text:p>,00</text:p>
          </table:table-cell>
          <table:table-cell table:formula="of:=0-SUM([$'Johannes Bank'.H212:$'Johannes Bank'.H215];[$Jojo.H212:$Jojo.H215];[$Polizei.H212:$Polizei.H215];[$Elisa.H212:$Elisa.H215];[.J212:.J215];[$Papa.H212:$Papa.H215];[$'315323'.H212:$'315323'.H21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7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17:$Jojo.G220];[$Polizei.G217:$Polizei.G220];[$Elisa.G217:$Elisa.G220];[.I217:.I220];[$Papa.G217:$Papa.G220];[$'315323'.G217:$'315323'.G220];[$'Johannes Bank'.G217:$'Johannes Bank'.G220])" office:value-type="float" office:value="0" calcext:value-type="float">
            <text:p>,00</text:p>
          </table:table-cell>
          <table:table-cell table:formula="of:=0-SUM([$'Johannes Bank'.H217:$'Johannes Bank'.H220];[$Jojo.H217:$Jojo.H220];[$Polizei.H217:$Polizei.H220];[$Elisa.H217:$Elisa.H220];[.J217:.J220];[$Papa.H217:$Papa.H220];[$'315323'.H217:$'315323'.H22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8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22:$Jojo.G225];[$Polizei.G222:$Polizei.G225];[$Elisa.G222:$Elisa.G222];[.I222:.I225];[$Papa.G222:$Papa.G225];[$'315323'.G222:$'315323'.G225];[$'Johannes Bank'.G222:$'Johannes Bank'.G225])" office:value-type="float" office:value="0" calcext:value-type="float">
            <text:p>,00</text:p>
          </table:table-cell>
          <table:table-cell table:formula="of:=0-SUM([$'Johannes Bank'.H222:$'Johannes Bank'.H225];[$Jojo.H222:$Jojo.H225];[$Polizei.H222:$Polizei.H225];[$Elisa.H222:$Elisa.H225];[.J222:.J225];[$Papa.H222:$Papa.H225];[$'315323'.H222:$'315323'.H22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9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27:$Jojo.G230];[$Polizei.G227:$Polizei.G230];[$Elisa.G227:$Elisa.G230];[.I227:.I230];[$Papa.G227:$Papa.G230];[$'315323'.G227:$'315323'.G230];[$'Johannes Bank'.G227:$'Johannes Bank'.G230])" office:value-type="float" office:value="0" calcext:value-type="float">
            <text:p>,00</text:p>
          </table:table-cell>
          <table:table-cell table:formula="of:=0-SUM([$'Johannes Bank'.H227:$'Johannes Bank'.H230];[$Jojo.H227:$Jojo.H230];[$Polizei.H227:$Polizei.H230];[$Elisa.H227:$Elisa.H230];[.J227:.J230];[$Papa.H227:$Papa.H230];[$'315323'.H227:$'315323'.H23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10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32:$Jojo.G235];[$Polizei.G232:$Polizei.G235];[$Elisa.G232:$Elisa.G235];[.I232:.I235];[$Papa.G232:$Papa.G235];[$'315323'.G232:$'315323'.G235];[$'Johannes Bank'.G232:$'Johannes Bank'.G235])" office:value-type="float" office:value="0" calcext:value-type="float">
            <text:p>,00</text:p>
          </table:table-cell>
          <table:table-cell table:formula="of:=0-SUM([$'Johannes Bank'.H232:$'Johannes Bank'.H235];[$Jojo.H232:$Jojo.H235];[$Polizei.H232:$Polizei.H235];[$Elisa.H232:$Elisa.H235];[.J232:.J235];[$Papa.H232:$Papa.H235];[$'315323'.H232:$'315323'.H23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11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37:$Jojo.G240];[$Polizei.G237:$Polizei.G240];[$Elisa.G237:$Elisa.G240];[.I237:.I240];[$Papa.G237:$Papa.G240];[$'315323'.G237:$'315323'.G240];[$'Johannes Bank'.G237:$'Johannes Bank'.G240])" office:value-type="float" office:value="0" calcext:value-type="float">
            <text:p>,00</text:p>
          </table:table-cell>
          <table:table-cell table:formula="of:=0-SUM([$'Johannes Bank'.H237:$'Johannes Bank'.H240];[$Jojo.H237:$Jojo.H240];[$Polizei.H237:$Polizei.H240];[$Elisa.H237:$Elisa.H240];[.J237:.J240];[$Papa.H237:$Papa.H240];[$'315323'.H237:$'315323'.H24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6">
          <table:table-cell table:style-name="ce51" office:value-type="string" calcext:value-type="string">
            <text:p>12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42:$Jojo.G245];[$Polizei.G242:$Polizei.G245];[$Elisa.G242:$Elisa.G245];[.I242:.I245];[$Papa.G242:$Papa.G245];[$'315323'.G242:$'315323'.G245];[$'Johannes Bank'.G242:$'Johannes Bank'.G245])" office:value-type="float" office:value="0" calcext:value-type="float">
            <text:p>,00</text:p>
          </table:table-cell>
          <table:table-cell table:formula="of:=0-SUM([$'Johannes Bank'.H242:$'Johannes Bank'.H245];[$Jojo.H242:$Jojo.H245];[$Polizei.H242:$Polizei.H245];[$Elisa.H242:$Elisa.H245];[.J242:.J245];[$Papa.H242:$Papa.H245];[$'315323'.H242:$'315323'.H24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2758">
          <table:table-cell table:number-columns-repeated="23"/>
        </table:table-row>
        <table:table-row table:style-name="ro2" table:number-rows-repeated="1999">
          <table:table-cell table:number-columns-repeated="2"/>
          <table:table-cell table:style-name="Default" table:number-columns-repeated="9"/>
          <table:table-cell table:number-columns-repeated="12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2"/>
        </table:table-row>
      </table:table>
      <table:table table:name="Papa" table:style-name="ta1">
        <office:forms form:automatic-focus="false" form:apply-design-mode="false"/>
        <table:table-column table:style-name="co3" table:default-cell-style-name="Default"/>
        <table:table-column table:style-name="co59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" table:number-columns-repeated="3" table:default-cell-style-name="Default"/>
        <table:table-column table:style-name="co63" table:default-cell-style-name="ce60"/>
        <table:table-column table:style-name="co3" table:default-cell-style-name="ce60"/>
        <table:table-column table:style-name="co64" table:default-cell-style-name="ce60"/>
        <table:table-column table:style-name="co3" table:default-cell-style-name="ce62"/>
        <table:table-column table:style-name="co3" table:default-cell-style-name="ce60"/>
        <table:table-column table:style-name="co65" table:default-cell-style-name="ce60"/>
        <table:table-column table:style-name="co3" table:default-cell-style-name="Default"/>
        <table:table-row table:style-name="ro1">
          <table:table-cell table:style-name="ce46" office:value-type="string" calcext:value-type="string">
            <text:p>Papa Konto Johannes Bank <text:s text:c="2"/>Kontobesitzer: Cristoforo Simonetto</text:p>
          </table:table-cell>
          <table:table-cell table:style-name="ce46"/>
          <table:table-cell table:number-columns-repeated="11"/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style-name="ce53" table:formula="of:=SUM([.C5:.I1000];[.O6:.O1000])" office:value-type="float" office:value="13735.2883870562" calcext:value-type="float">
            <text:p>13.735,29</text:p>
          </table:table-cell>
          <table:table-cell/>
          <table:table-cell table:style-name="ce67" table:formula="of:=TODAY()" office:value-type="date" office:date-value="2026-04-02" calcext:value-type="date">
            <text:p>04.26</text:p>
          </table:table-cell>
          <table:table-cell table:formula="of:=TEXT([.E2];&quot;MMMM&quot;)" office:value-type="string" office:string-value="April" calcext:value-type="string">
            <text:p>April</text:p>
          </table:table-cell>
          <table:table-cell table:style-name="ce59"/>
          <table:table-cell table:style-name="ce65"/>
          <table:table-cell table:number-columns-repeated="5"/>
          <table:table-cell table:style-name="Default" table:number-columns-repeated="6"/>
          <table:table-cell/>
        </table:table-row>
        <table:table-row table:style-name="ro6">
          <table:table-cell table:number-columns-repeated="2"/>
          <table:table-cell table:style-name="ce52" office:value-type="string" calcext:value-type="string">
            <text:p>Überweisungen</text:p>
          </table:table-cell>
          <table:table-cell table:number-columns-repeated="10"/>
          <table:table-cell table:style-name="Default" table:number-columns-repeated="6"/>
          <table:table-cell/>
        </table:table-row>
        <table:table-row table:style-name="ro7">
          <table:table-cell table:style-name="ce48" office:value-type="string" calcext:value-type="string">
            <text:p>Datum</text:p>
          </table:table-cell>
          <table:table-cell table:style-name="ce48" office:value-type="string" calcext:value-type="string">
            <text:p>Überweisungskonto</text:p>
          </table:table-cell>
          <table:table-cell table:style-name="ce48" office:value-type="string" calcext:value-type="string">
            <text:p>von</text:p>
          </table:table-cell>
          <table:table-cell table:style-name="ce48" office:value-type="string" calcext:value-type="string">
            <text:p>nach</text:p>
          </table:table-cell>
          <table:table-cell table:style-name="ce48" office:value-type="string" calcext:value-type="string">
            <text:p>Einzahlung</text:p>
          </table:table-cell>
          <table:table-cell table:style-name="ce48" office:value-type="string" calcext:value-type="string">
            <text:p>Auszahlung</text:p>
          </table:table-cell>
          <table:table-cell table:style-name="ce48" office:value-type="string" calcext:value-type="string">
            <text:p>Einzahlug über Kaufladen</text:p>
          </table:table-cell>
          <table:table-cell table:style-name="ce48" office:value-type="string" calcext:value-type="string">
            <text:p>Auszahlug über Kaufladen</text:p>
          </table:table-cell>
          <table:table-cell table:style-name="ce48" office:value-type="string" calcext:value-type="string">
            <text:p>Sonstiges…</text:p>
          </table:table-cell>
          <table:table-cell table:style-name="ce48" office:value-type="string" calcext:value-type="string">
            <text:p>...mit Bezeichnung</text:p>
          </table:table-cell>
          <table:table-cell/>
          <table:table-cell table:style-name="ce55" office:value-type="string" calcext:value-type="string">
            <text:p>Zinsen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Zinssatz:</text:p>
          </table:table-cell>
          <table:table-cell table:style-name="Default" office:value-type="float" office:value="0.08" calcext:value-type="float">
            <text:p>0,08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49" office:value-type="date" office:date-value="2021-01-30" calcext:value-type="date">
            <text:p>30.01.21</text:p>
          </table:table-cell>
          <table:table-cell table:style-name="ce49"/>
          <table:table-cell table:style-name="ce53" table:number-columns-repeated="6"/>
          <table:table-cell table:style-name="ce53" office:value-type="float" office:value="1421.97" calcext:value-type="float">
            <text:p>1.421,97</text:p>
          </table:table-cell>
          <table:table-cell office:value-type="string" calcext:value-type="string">
            <text:p>Kontostand alt</text:p>
          </table:table-cell>
          <table:table-cell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Monatsende Geld</text:p>
          </table:table-cell>
          <table:table-cell table:style-name="Default" office:value-type="string" calcext:value-type="string">
            <text:p>Zinsen</text:p>
          </table:table-cell>
          <table:table-cell table:style-name="Default" office:value-type="string" calcext:value-type="string">
            <text:p>Kontostand neu</text:p>
          </table:table-cell>
          <table:table-cell table:style-name="Default" office:value-type="string" calcext:value-type="string" table:number-columns-spanned="3" table:number-rows-spanned="1">
            <text:p>Zur Berechnung</text:p>
          </table:table-cell>
          <table:covered-table-cell table:number-columns-repeated="2" table:style-name="Default"/>
          <table:table-cell/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formula="of:=IF([$Übersicht.K4]&gt;[.Q6];[.R6];0)" office:value-type="currency" office:currency="EUR" office:value="1421.97" calcext:value-type="currency">
            <text:p>1.421,97 €</text:p>
          </table:table-cell>
          <table:table-cell table:formula="of:=[.N6]*[.Q4]" office:value-type="currency" office:currency="EUR" office:value="113.7576" calcext:value-type="currency">
            <text:p>113,76 €</text:p>
          </table:table-cell>
          <table:table-cell table:formula="of:=[.N6]+[.O6]" office:value-type="currency" office:currency="EUR" office:value="1535.7276" calcext:value-type="currency">
            <text:p>1.535,73 €</text:p>
          </table:table-cell>
          <table:table-cell table:style-name="ce61" office:value-type="currency" office:currency="EUR" office:value="0" calcext:value-type="currency">
            <text:p>0,00 €</text:p>
          </table:table-cell>
          <table:table-cell table:style-name="ce63" table:formula="of:=[.S6]" office:value-type="currency" office:currency="EUR" office:value="1421.97" calcext:value-type="currency">
            <text:p>1.421,97 €</text:p>
          </table:table-cell>
          <table:table-cell table:style-name="ce63" table:formula="of:=SUM([.C5:.I10])" office:value-type="currency" office:currency="EUR" office:value="1421.97" calcext:value-type="currency">
            <text:p>1.421,97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formula="of:=IF([$Übersicht.K5]&gt;[.Q7];[.R7];0)" office:value-type="currency" office:currency="EUR" office:value="1335.7276" calcext:value-type="currency">
            <text:p>1.335,73 €</text:p>
          </table:table-cell>
          <table:table-cell table:formula="of:=[.N7]*[.Q4]" office:value-type="currency" office:currency="EUR" office:value="106.858208" calcext:value-type="currency">
            <text:p>106,86 €</text:p>
          </table:table-cell>
          <table:table-cell table:formula="of:=[.N7]+[.O7]" office:value-type="currency" office:currency="EUR" office:value="1442.585808" calcext:value-type="currency">
            <text:p>1.442,5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7]+[.P6]" office:value-type="currency" office:currency="EUR" office:value="1335.7276" calcext:value-type="currency">
            <text:p>1.335,73 €</text:p>
          </table:table-cell>
          <table:table-cell table:formula="of:=SUM([.C12:.I15])" office:value-type="currency" office:currency="EUR" office:value="-200" calcext:value-type="currency">
            <text:p>-20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56" table:formula="of:=IF([$Übersicht.K6]&gt;[.Q8];[.R8];0)" office:value-type="currency" office:currency="EUR" office:value="1442.585808" calcext:value-type="currency">
            <text:p>1.442,59 €</text:p>
          </table:table-cell>
          <table:table-cell table:style-name="ce56" table:formula="of:=[.N8]*[.Q4]" office:value-type="currency" office:currency="EUR" office:value="115.40686464" calcext:value-type="currency">
            <text:p>115,41 €</text:p>
          </table:table-cell>
          <table:table-cell table:style-name="ce56" table:formula="of:=[.N8]+[.O8]" office:value-type="currency" office:currency="EUR" office:value="1557.99267264" calcext:value-type="currency">
            <text:p>1.557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8]+[.P7]" office:value-type="currency" office:currency="EUR" office:value="1442.585808" calcext:value-type="currency">
            <text:p>1.442,59 €</text:p>
          </table:table-cell>
          <table:table-cell table:formula="of:=SUM([.C17:.I2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formula="of:=IF([$Übersicht.K7]&gt;[.Q9];[.R9];0)" office:value-type="currency" office:currency="EUR" office:value="1557.99267264" calcext:value-type="currency">
            <text:p>1.557,99 €</text:p>
          </table:table-cell>
          <table:table-cell table:formula="of:=[.N9]*[.Q4]" office:value-type="currency" office:currency="EUR" office:value="124.6394138112" calcext:value-type="currency">
            <text:p>124,64 €</text:p>
          </table:table-cell>
          <table:table-cell table:formula="of:=[.N9]+[.O9]" office:value-type="currency" office:currency="EUR" office:value="1682.6320864512" calcext:value-type="currency">
            <text:p>1.682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9]+[.P8]" office:value-type="currency" office:currency="EUR" office:value="1557.99267264" calcext:value-type="currency">
            <text:p>1.557,99 €</text:p>
          </table:table-cell>
          <table:table-cell table:formula="of:=SUM([.C22:.I2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formula="of:=IF([$Übersicht.K8]&gt;[.Q10];[.R10];0)" office:value-type="currency" office:currency="EUR" office:value="1682.6320864512" calcext:value-type="currency">
            <text:p>1.682,63 €</text:p>
          </table:table-cell>
          <table:table-cell table:formula="of:=[.N10]*[.Q4]" office:value-type="currency" office:currency="EUR" office:value="134.610566916096" calcext:value-type="currency">
            <text:p>134,61 €</text:p>
          </table:table-cell>
          <table:table-cell table:formula="of:=[.N10]+[.O10]" office:value-type="currency" office:currency="EUR" office:value="1817.2426533673" calcext:value-type="currency">
            <text:p>1.817,2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0]+[.P9]" office:value-type="currency" office:currency="EUR" office:value="1682.6320864512" calcext:value-type="currency">
            <text:p>1.682,63 €</text:p>
          </table:table-cell>
          <table:table-cell table:formula="of:=SUM([.C27:.I3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0" office:value-type="string" calcext:value-type="string">
            <text:p>2-2021</text:p>
          </table:table-cell>
          <table:table-cell/>
          <table:table-cell table:style-name="ce53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formula="of:=IF([$Übersicht.K9]&gt;[.Q11];[.R11];0)" office:value-type="currency" office:currency="EUR" office:value="1278.9426533673" calcext:value-type="currency">
            <text:p>1.278,94 €</text:p>
          </table:table-cell>
          <table:table-cell table:formula="of:=[.N11]*[.Q4]" office:value-type="currency" office:currency="EUR" office:value="102.315412269384" calcext:value-type="currency">
            <text:p>102,32 €</text:p>
          </table:table-cell>
          <table:table-cell table:formula="of:=[.N11]+[.O11]" office:value-type="currency" office:currency="EUR" office:value="1381.25806563668" calcext:value-type="currency">
            <text:p>1.381,2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1]+[.P10]" office:value-type="currency" office:currency="EUR" office:value="1278.9426533673" calcext:value-type="currency">
            <text:p>1.278,94 €</text:p>
          </table:table-cell>
          <table:table-cell table:formula="of:=SUM([.C32:.I35])" office:value-type="currency" office:currency="EUR" office:value="-538.3" calcext:value-type="currency">
            <text:p>-538,3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 office:value-type="date" office:date-value="2021-02-17" calcext:value-type="date">
            <text:p>17.02.21</text:p>
          </table:table-cell>
          <table:table-cell/>
          <table:table-cell table:style-name="ce53"/>
          <table:table-cell table:style-name="ce53" office:value-type="float" office:value="-200" calcext:value-type="float">
            <text:p>-200,00</text:p>
          </table:table-cell>
          <table:table-cell table:style-name="ce53" table:number-columns-repeated="5"/>
          <table:table-cell office:value-type="string" calcext:value-type="string">
            <text:p>Kellerschrank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formula="of:=IF([$Übersicht.K10]&gt;[.Q12];[.R12];0)" office:value-type="currency" office:currency="EUR" office:value="1381.25806563668" calcext:value-type="currency">
            <text:p>1.381,26 €</text:p>
          </table:table-cell>
          <table:table-cell table:formula="of:=[.N12]*[.Q4]" office:value-type="currency" office:currency="EUR" office:value="110.500645250934" calcext:value-type="currency">
            <text:p>110,50 €</text:p>
          </table:table-cell>
          <table:table-cell table:formula="of:=[.N12]+[.O12]" office:value-type="currency" office:currency="EUR" office:value="1491.75871088761" calcext:value-type="currency">
            <text:p>1.491,7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2]+[.P11]" office:value-type="currency" office:currency="EUR" office:value="1381.25806563668" calcext:value-type="currency">
            <text:p>1.381,26 €</text:p>
          </table:table-cell>
          <table:table-cell table:formula="of:=SUM([.C37:.I4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formula="of:=IF([$Übersicht.K11]&gt;[.Q13];[.R13];0)" office:value-type="currency" office:currency="EUR" office:value="1491.75871088761" calcext:value-type="currency">
            <text:p>1.491,76 €</text:p>
          </table:table-cell>
          <table:table-cell table:formula="of:=[.N13]*[.Q4]" office:value-type="currency" office:currency="EUR" office:value="119.340696871009" calcext:value-type="currency">
            <text:p>119,34 €</text:p>
          </table:table-cell>
          <table:table-cell table:formula="of:=[.N13]+[.O13]" office:value-type="currency" office:currency="EUR" office:value="1611.09940775862" calcext:value-type="currency">
            <text:p>1.611,1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3]+[.P12]" office:value-type="currency" office:currency="EUR" office:value="1491.75871088761" calcext:value-type="currency">
            <text:p>1.491,76 €</text:p>
          </table:table-cell>
          <table:table-cell table:style-name="ce64" table:formula="of:=SUM([.C42:.I4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formula="of:=IF([$Übersicht.K12]&gt;[.Q14];[.R14];0)" office:value-type="currency" office:currency="EUR" office:value="1611.09940775862" calcext:value-type="currency">
            <text:p>1.611,10 €</text:p>
          </table:table-cell>
          <table:table-cell table:formula="of:=[.N14]*[.Q4]" office:value-type="currency" office:currency="EUR" office:value="128.88795262069" calcext:value-type="currency">
            <text:p>128,89 €</text:p>
          </table:table-cell>
          <table:table-cell table:formula="of:=[.N14]+[.O14]" office:value-type="currency" office:currency="EUR" office:value="1739.98736037931" calcext:value-type="currency">
            <text:p>1.739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4]+[.P13]" office:value-type="currency" office:currency="EUR" office:value="1611.09940775862" calcext:value-type="currency">
            <text:p>1.611,10 €</text:p>
          </table:table-cell>
          <table:table-cell table:style-name="ce64" table:formula="of:=SUM([.C47:.I5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formula="of:=IF([$Übersicht.K13]&gt;[.Q15];[.R15];0)" office:value-type="currency" office:currency="EUR" office:value="1839.98736037931" calcext:value-type="currency">
            <text:p>1.839,99 €</text:p>
          </table:table-cell>
          <table:table-cell table:formula="of:=[.N15]*[.Q4]" office:value-type="currency" office:currency="EUR" office:value="147.198988830345" calcext:value-type="currency">
            <text:p>147,20 €</text:p>
          </table:table-cell>
          <table:table-cell table:formula="of:=[.N15]+[.O15]" office:value-type="currency" office:currency="EUR" office:value="1987.18634920965" calcext:value-type="currency">
            <text:p>1.987,1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5]+[.P14]" office:value-type="currency" office:currency="EUR" office:value="1839.98736037931" calcext:value-type="currency">
            <text:p>1.839,99 €</text:p>
          </table:table-cell>
          <table:table-cell table:style-name="ce64" table:formula="of:=SUM([.C52:.I55])" office:value-type="currency" office:currency="EUR" office:value="100" calcext:value-type="currency">
            <text:p>10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3-2021</text:p>
          </table:table-cell>
          <table:table-cell/>
          <table:table-cell table:style-name="ce53" table:number-columns-repeated="7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formula="of:=IF([$Übersicht.K14]&gt;[.Q16];[.R16];0)" office:value-type="currency" office:currency="EUR" office:value="1987.18634920965" calcext:value-type="currency">
            <text:p>1.987,19 €</text:p>
          </table:table-cell>
          <table:table-cell table:formula="of:=[.N16]*[.Q4]" office:value-type="currency" office:currency="EUR" office:value="158.974907936772" calcext:value-type="currency">
            <text:p>158,97 €</text:p>
          </table:table-cell>
          <table:table-cell table:formula="of:=[.N16]+[.O16]" office:value-type="currency" office:currency="EUR" office:value="2146.16125714642" calcext:value-type="currency">
            <text:p>2.146,1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6]+[.P15]" office:value-type="currency" office:currency="EUR" office:value="1987.18634920965" calcext:value-type="currency">
            <text:p>1.987,19 €</text:p>
          </table:table-cell>
          <table:table-cell table:style-name="ce64" table:formula="of:=SUM([.C57:.I6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formula="of:=IF([$Übersicht.K15]&gt;[.Q17];[.R17];0)" office:value-type="currency" office:currency="EUR" office:value="2146.16125714642" calcext:value-type="currency">
            <text:p>2.146,16 €</text:p>
          </table:table-cell>
          <table:table-cell table:formula="of:=[.N17]*[.Q4]" office:value-type="currency" office:currency="EUR" office:value="171.692900571714" calcext:value-type="currency">
            <text:p>171,69 €</text:p>
          </table:table-cell>
          <table:table-cell table:formula="of:=[.N17]+[.O17]" office:value-type="currency" office:currency="EUR" office:value="2317.85415771813" calcext:value-type="currency">
            <text:p>2.317,8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7]+[.P16]" office:value-type="currency" office:currency="EUR" office:value="2146.16125714642" calcext:value-type="currency">
            <text:p>2.146,16 €</text:p>
          </table:table-cell>
          <table:table-cell table:style-name="ce64" table:formula="of:=SUM([.C62:.I6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formula="of:=IF([$Übersicht.K16]&gt;[.Q18];[.R18];0)" office:value-type="currency" office:currency="EUR" office:value="2317.85415771813" calcext:value-type="currency">
            <text:p>2.317,85 €</text:p>
          </table:table-cell>
          <table:table-cell table:formula="of:=[.N18]*[.Q4]" office:value-type="currency" office:currency="EUR" office:value="185.428332617451" calcext:value-type="currency">
            <text:p>185,43 €</text:p>
          </table:table-cell>
          <table:table-cell table:formula="of:=[.N18]+[.O18]" office:value-type="currency" office:currency="EUR" office:value="2503.28249033558" calcext:value-type="currency">
            <text:p>2.503,2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8]+[.P17]" office:value-type="currency" office:currency="EUR" office:value="2317.85415771813" calcext:value-type="currency">
            <text:p>2.317,85 €</text:p>
          </table:table-cell>
          <table:table-cell table:style-name="ce64" table:formula="of:=SUM([.C67:.I7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formula="of:=IF([$Übersicht.K17]&gt;[.Q19];[.R19];0)" office:value-type="currency" office:currency="EUR" office:value="2503.28249033558" calcext:value-type="currency">
            <text:p>2.503,28 €</text:p>
          </table:table-cell>
          <table:table-cell table:formula="of:=[.N19]*[.Q4]" office:value-type="currency" office:currency="EUR" office:value="200.262599226847" calcext:value-type="currency">
            <text:p>200,26 €</text:p>
          </table:table-cell>
          <table:table-cell table:formula="of:=[.N19]+[.O19]" office:value-type="currency" office:currency="EUR" office:value="2703.54508956243" calcext:value-type="currency">
            <text:p>2.703,5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9]+[.P18]" office:value-type="currency" office:currency="EUR" office:value="2503.28249033558" calcext:value-type="currency">
            <text:p>2.503,28 €</text:p>
          </table:table-cell>
          <table:table-cell table:style-name="ce64" table:formula="of:=SUM([.C72:.I7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formula="of:=IF([$Übersicht.K18]&gt;[.Q20];[.R20];0)" office:value-type="currency" office:currency="EUR" office:value="2703.54508956243" calcext:value-type="currency">
            <text:p>2.703,55 €</text:p>
          </table:table-cell>
          <table:table-cell table:formula="of:=[.N20]*[.Q4]" office:value-type="currency" office:currency="EUR" office:value="216.283607164995" calcext:value-type="currency">
            <text:p>216,28 €</text:p>
          </table:table-cell>
          <table:table-cell table:formula="of:=[.N20]+[.O20]" office:value-type="currency" office:currency="EUR" office:value="2919.82869672743" calcext:value-type="currency">
            <text:p>2.919,8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0]+[.P19]" office:value-type="currency" office:currency="EUR" office:value="2703.54508956243" calcext:value-type="currency">
            <text:p>2.703,55 €</text:p>
          </table:table-cell>
          <table:table-cell table:style-name="ce64" table:formula="of:=SUM([.C77:.I8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4-2021</text:p>
          </table:table-cell>
          <table:table-cell/>
          <table:table-cell table:style-name="ce53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formula="of:=IF([$Übersicht.K19]&gt;[.Q21];[.R21];0)" office:value-type="currency" office:currency="EUR" office:value="2919.82869672743" calcext:value-type="currency">
            <text:p>2.919,83 €</text:p>
          </table:table-cell>
          <table:table-cell table:formula="of:=[.N21]*[.Q4]" office:value-type="currency" office:currency="EUR" office:value="233.586295738194" calcext:value-type="currency">
            <text:p>233,59 €</text:p>
          </table:table-cell>
          <table:table-cell table:formula="of:=[.N21]+[.O21]" office:value-type="currency" office:currency="EUR" office:value="3153.41499246562" calcext:value-type="currency">
            <text:p>3.153,4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1]+[.P20]" office:value-type="currency" office:currency="EUR" office:value="2919.82869672743" calcext:value-type="currency">
            <text:p>2.919,83 €</text:p>
          </table:table-cell>
          <table:table-cell table:style-name="ce64" table:formula="of:=SUM([.C82:.I8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formula="of:=IF([$Übersicht.K20]&gt;[.Q22];[.R22];0)" office:value-type="currency" office:currency="EUR" office:value="3153.41499246562" calcext:value-type="currency">
            <text:p>3.153,41 €</text:p>
          </table:table-cell>
          <table:table-cell table:formula="of:=[.N22]*[.Q4]" office:value-type="currency" office:currency="EUR" office:value="252.27319939725" calcext:value-type="currency">
            <text:p>252,27 €</text:p>
          </table:table-cell>
          <table:table-cell table:formula="of:=[.N22]+[.O22]" office:value-type="currency" office:currency="EUR" office:value="3405.68819186287" calcext:value-type="currency">
            <text:p>3.405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22]+[.P21]" office:value-type="currency" office:currency="EUR" office:value="3153.41499246562" calcext:value-type="currency">
            <text:p>3.153,41 €</text:p>
          </table:table-cell>
          <table:table-cell table:style-name="ce64" table:formula="of:=SUM([.C87:.I9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formula="of:=IF([$Übersicht.K21]&gt;[.Q23];[.R23];0)" office:value-type="currency" office:currency="EUR" office:value="3405.68819186287" calcext:value-type="currency">
            <text:p>3.405,69 €</text:p>
          </table:table-cell>
          <table:table-cell table:formula="of:=[.N23]*[.Q4]" office:value-type="currency" office:currency="EUR" office:value="272.45505534903" calcext:value-type="currency">
            <text:p>272,46 €</text:p>
          </table:table-cell>
          <table:table-cell table:formula="of:=[.N23]+[.O23]" office:value-type="currency" office:currency="EUR" office:value="3678.1432472119" calcext:value-type="currency">
            <text:p>3.678,1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3]+[.P22]" office:value-type="currency" office:currency="EUR" office:value="3405.68819186287" calcext:value-type="currency">
            <text:p>3.405,69 €</text:p>
          </table:table-cell>
          <table:table-cell table:style-name="ce64" table:formula="of:=SUM([.C92:.I9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formula="of:=IF([$Übersicht.K22]&gt;[.Q24];[.R24];0)" office:value-type="currency" office:currency="EUR" office:value="3678.1432472119" calcext:value-type="currency">
            <text:p>3.678,14 €</text:p>
          </table:table-cell>
          <table:table-cell table:formula="of:=[.N24]*[.Q4]" office:value-type="currency" office:currency="EUR" office:value="294.251459776952" calcext:value-type="currency">
            <text:p>294,25 €</text:p>
          </table:table-cell>
          <table:table-cell table:formula="of:=[.N24]+[.O24]" office:value-type="currency" office:currency="EUR" office:value="3972.39470698885" calcext:value-type="currency">
            <text:p>3.972,3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4]+[.P23]" office:value-type="currency" office:currency="EUR" office:value="3678.1432472119" calcext:value-type="currency">
            <text:p>3.678,14 €</text:p>
          </table:table-cell>
          <table:table-cell table:style-name="ce64" table:formula="of:=SUM([.C97:.I10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formula="of:=IF([$Übersicht.K23]&gt;[.Q25];[.R25];0)" office:value-type="currency" office:currency="EUR" office:value="3972.39470698885" calcext:value-type="currency">
            <text:p>3.972,39 €</text:p>
          </table:table-cell>
          <table:table-cell table:formula="of:=[.N25]*[.Q4]" office:value-type="currency" office:currency="EUR" office:value="317.791576559108" calcext:value-type="currency">
            <text:p>317,79 €</text:p>
          </table:table-cell>
          <table:table-cell table:formula="of:=[.N25]+[.O25]" office:value-type="currency" office:currency="EUR" office:value="4290.18628354796" calcext:value-type="currency">
            <text:p>4.290,1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5]+[.P24]" office:value-type="currency" office:currency="EUR" office:value="3972.39470698885" calcext:value-type="currency">
            <text:p>3.972,39 €</text:p>
          </table:table-cell>
          <table:table-cell table:style-name="ce64" table:formula="of:=SUM([.C102:.I10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0" office:value-type="string" calcext:value-type="string">
            <text:p>5-2021</text:p>
          </table:table-cell>
          <table:table-cell/>
          <table:table-cell table:style-name="ce53" table:number-columns-repeated="7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formula="of:=IF([$Übersicht.K24]&gt;[.Q26];[.R26];0)" office:value-type="currency" office:currency="EUR" office:value="4290.18628354796" calcext:value-type="currency">
            <text:p>4.290,19 €</text:p>
          </table:table-cell>
          <table:table-cell table:formula="of:=[.N26]*[.Q4]" office:value-type="currency" office:currency="EUR" office:value="343.214902683837" calcext:value-type="currency">
            <text:p>343,21 €</text:p>
          </table:table-cell>
          <table:table-cell table:formula="of:=[.N26]+[.O26]" office:value-type="currency" office:currency="EUR" office:value="4633.4011862318" calcext:value-type="currency">
            <text:p>4.633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6]+[.P25]" office:value-type="currency" office:currency="EUR" office:value="4290.18628354796" calcext:value-type="currency">
            <text:p>4.290,19 €</text:p>
          </table:table-cell>
          <table:table-cell table:style-name="ce64" table:formula="of:=SUM([.C107:.I11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formula="of:=IF([$Übersicht.K25]&gt;[.Q27];[.R27];0)" office:value-type="currency" office:currency="EUR" office:value="4633.4011862318" calcext:value-type="currency">
            <text:p>4.633,40 €</text:p>
          </table:table-cell>
          <table:table-cell table:formula="of:=[.N27]*[.Q4]" office:value-type="currency" office:currency="EUR" office:value="370.672094898544" calcext:value-type="currency">
            <text:p>370,67 €</text:p>
          </table:table-cell>
          <table:table-cell table:formula="of:=[.N27]+[.O27]" office:value-type="currency" office:currency="EUR" office:value="5004.07328113034" calcext:value-type="currency">
            <text:p>5.004,0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7]+[.P26]" office:value-type="currency" office:currency="EUR" office:value="4633.4011862318" calcext:value-type="currency">
            <text:p>4.633,40 €</text:p>
          </table:table-cell>
          <table:table-cell table:style-name="ce64" table:formula="of:=SUM([.C112:.I11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formula="of:=IF([$Übersicht.K26]&gt;[.Q28];[.R28];0)" office:value-type="currency" office:currency="EUR" office:value="5004.07328113034" calcext:value-type="currency">
            <text:p>5.004,07 €</text:p>
          </table:table-cell>
          <table:table-cell table:formula="of:=[.N28]*[.Q4]" office:value-type="currency" office:currency="EUR" office:value="400.325862490427" calcext:value-type="currency">
            <text:p>400,33 €</text:p>
          </table:table-cell>
          <table:table-cell table:formula="of:=[.N28]+[.O28]" office:value-type="currency" office:currency="EUR" office:value="5404.39914362077" calcext:value-type="currency">
            <text:p>5.404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8]+[.P27]" office:value-type="currency" office:currency="EUR" office:value="5004.07328113034" calcext:value-type="currency">
            <text:p>5.004,07 €</text:p>
          </table:table-cell>
          <table:table-cell table:style-name="ce64" table:formula="of:=SUM([.C117:.I12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style-name="ce56" table:formula="of:=IF([$Übersicht.K27]&gt;[.Q29];[.R29];0)" office:value-type="currency" office:currency="EUR" office:value="5404.39914362077" calcext:value-type="currency">
            <text:p>5.404,40 €</text:p>
          </table:table-cell>
          <table:table-cell table:formula="of:=[.N29]*[.Q4]" office:value-type="currency" office:currency="EUR" office:value="432.351931489661" calcext:value-type="currency">
            <text:p>432,35 €</text:p>
          </table:table-cell>
          <table:table-cell table:formula="of:=[.N29]+[.O29]" office:value-type="currency" office:currency="EUR" office:value="5836.75107511043" calcext:value-type="currency">
            <text:p>5.836,7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28]" office:value-type="currency" office:currency="EUR" office:value="5404.39914362077" calcext:value-type="currency">
            <text:p>5.404,40 €</text:p>
          </table:table-cell>
          <table:table-cell table:style-name="ce64" table:formula="of:=SUM([.C122:.I12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formula="of:=IF([$Übersicht.K28]&gt;[.Q30];[.R30];0)" office:value-type="currency" office:currency="EUR" office:value="5836.75107511043" calcext:value-type="currency">
            <text:p>5.836,75 €</text:p>
          </table:table-cell>
          <table:table-cell table:formula="of:=[.N30]*[.Q4]" office:value-type="currency" office:currency="EUR" office:value="466.940086008834" calcext:value-type="currency">
            <text:p>466,94 €</text:p>
          </table:table-cell>
          <table:table-cell table:formula="of:=[.N30]+[.O30]" office:value-type="currency" office:currency="EUR" office:value="6303.69116111926" calcext:value-type="currency">
            <text:p>6.303,6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29]" office:value-type="currency" office:currency="EUR" office:value="5836.75107511043" calcext:value-type="currency">
            <text:p>5.836,75 €</text:p>
          </table:table-cell>
          <table:table-cell table:style-name="ce64" table:formula="of:=SUM([.C127:.I13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6-2021</text:p>
          </table:table-cell>
          <table:table-cell/>
          <table:table-cell table:style-name="ce53" table:number-columns-repeated="7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formula="of:=IF([$Übersicht.K29]&gt;[.Q31];[.R31];0)" office:value-type="currency" office:currency="EUR" office:value="6303.69116111926" calcext:value-type="currency">
            <text:p>6.303,69 €</text:p>
          </table:table-cell>
          <table:table-cell table:formula="of:=[.N31]*[.Q4]" office:value-type="currency" office:currency="EUR" office:value="504.295292889541" calcext:value-type="currency">
            <text:p>504,30 €</text:p>
          </table:table-cell>
          <table:table-cell table:style-name="ce56" table:formula="of:=[.N31]+[.O31]" office:value-type="currency" office:currency="EUR" office:value="6807.9864540088" calcext:value-type="currency">
            <text:p>6.807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30]" office:value-type="currency" office:currency="EUR" office:value="6303.69116111926" calcext:value-type="currency">
            <text:p>6.303,69 €</text:p>
          </table:table-cell>
          <table:table-cell table:style-name="ce64" table:formula="of:=SUM([.C132:.I13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 office:value-type="date" office:date-value="2021-06-25" calcext:value-type="date">
            <text:p>25.06.21</text:p>
          </table:table-cell>
          <table:table-cell/>
          <table:table-cell table:style-name="ce53" table:number-columns-repeated="5"/>
          <table:table-cell table:style-name="ce53" office:value-type="float" office:value="-538.3" calcext:value-type="float">
            <text:p>-538,30</text:p>
          </table:table-cell>
          <table:table-cell table:style-name="ce53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table:formula="of:=IF([$Übersicht.K30]&gt;[.Q32];[.R32];0)" office:value-type="currency" office:currency="EUR" office:value="6807.9864540088" calcext:value-type="currency">
            <text:p>6.807,99 €</text:p>
          </table:table-cell>
          <table:table-cell table:formula="of:=[.N32]*[.Q4]" office:value-type="currency" office:currency="EUR" office:value="544.638916320704" calcext:value-type="currency">
            <text:p>544,64 €</text:p>
          </table:table-cell>
          <table:table-cell table:formula="of:=[.N32]+[.O32]" office:value-type="currency" office:currency="EUR" office:value="7352.62537032951" calcext:value-type="currency">
            <text:p>7.352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31]" office:value-type="currency" office:currency="EUR" office:value="6807.9864540088" calcext:value-type="currency">
            <text:p>6.807,99 €</text:p>
          </table:table-cell>
          <table:table-cell table:style-name="ce64" table:formula="of:=SUM([.C137:.I14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table:formula="of:=IF([$Übersicht.K31]&gt;[.Q33];[.R33];0)" office:value-type="currency" office:currency="EUR" office:value="7352.62537032951" calcext:value-type="currency">
            <text:p>7.352,63 €</text:p>
          </table:table-cell>
          <table:table-cell table:formula="of:=[.N33]*[.Q4]" office:value-type="currency" office:currency="EUR" office:value="588.210029626361" calcext:value-type="currency">
            <text:p>588,21 €</text:p>
          </table:table-cell>
          <table:table-cell table:formula="of:=[.N33]+[.O33]" office:value-type="currency" office:currency="EUR" office:value="7940.83539995587" calcext:value-type="currency">
            <text:p>7.940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32]" office:value-type="currency" office:currency="EUR" office:value="7352.62537032951" calcext:value-type="currency">
            <text:p>7.352,63 €</text:p>
          </table:table-cell>
          <table:table-cell table:style-name="ce64" table:formula="of:=SUM([.C142:.I14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table:formula="of:=IF([$Übersicht.K32]&gt;[.Q34];[.R34];0)" office:value-type="currency" office:currency="EUR" office:value="7940.83539995587" calcext:value-type="currency">
            <text:p>7.940,84 €</text:p>
          </table:table-cell>
          <table:table-cell table:formula="of:=[.N34]*[.Q4]" office:value-type="currency" office:currency="EUR" office:value="635.26683199647" calcext:value-type="currency">
            <text:p>635,27 €</text:p>
          </table:table-cell>
          <table:table-cell table:formula="of:=[.N34]+[.O34]" office:value-type="currency" office:currency="EUR" office:value="8576.10223195234" calcext:value-type="currency">
            <text:p>8.576,1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33]" office:value-type="currency" office:currency="EUR" office:value="7940.83539995587" calcext:value-type="currency">
            <text:p>7.940,84 €</text:p>
          </table:table-cell>
          <table:table-cell table:style-name="ce64" table:formula="of:=SUM([.C147:.I15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table:formula="of:=IF([$Übersicht.K33]&gt;[.Q35];[.R35];0)" office:value-type="currency" office:currency="EUR" office:value="8576.10223195234" calcext:value-type="currency">
            <text:p>8.576,10 €</text:p>
          </table:table-cell>
          <table:table-cell table:formula="of:=[.N35]*[.Q4]" office:value-type="currency" office:currency="EUR" office:value="686.088178556187" calcext:value-type="currency">
            <text:p>686,09 €</text:p>
          </table:table-cell>
          <table:table-cell table:formula="of:=[.N35]+[.O35]" office:value-type="currency" office:currency="EUR" office:value="9262.19041050853" calcext:value-type="currency">
            <text:p>9.262,1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34]" office:value-type="currency" office:currency="EUR" office:value="8576.10223195234" calcext:value-type="currency">
            <text:p>8.576,10 €</text:p>
          </table:table-cell>
          <table:table-cell table:style-name="ce64" table:formula="of:=SUM([.C152:.I15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7-2021</text:p>
          </table:table-cell>
          <table:table-cell/>
          <table:table-cell table:style-name="ce53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table:formula="of:=IF([$Übersicht.K34]&gt;[.Q36];[.R36];0)" office:value-type="currency" office:currency="EUR" office:value="9262.19041050853" calcext:value-type="currency">
            <text:p>9.262,19 €</text:p>
          </table:table-cell>
          <table:table-cell table:formula="of:=[.N36]*[.Q4]" office:value-type="currency" office:currency="EUR" office:value="740.975232840682" calcext:value-type="currency">
            <text:p>740,98 €</text:p>
          </table:table-cell>
          <table:table-cell table:formula="of:=[.N36]+[.O36]" office:value-type="currency" office:currency="EUR" office:value="10003.1656433492" calcext:value-type="currency">
            <text:p>10.003,1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6]+[.P35]" office:value-type="currency" office:currency="EUR" office:value="9262.19041050853" calcext:value-type="currency">
            <text:p>9.262,19 €</text:p>
          </table:table-cell>
          <table:table-cell table:style-name="ce64" table:formula="of:=SUM([.C157:.I16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table:formula="of:=IF([$Übersicht.K35]&gt;[.Q37];[.R37];0)" office:value-type="currency" office:currency="EUR" office:value="10003.1656433492" calcext:value-type="currency">
            <text:p>10.003,17 €</text:p>
          </table:table-cell>
          <table:table-cell table:formula="of:=[.N37]*[.Q4]" office:value-type="currency" office:currency="EUR" office:value="800.253251467937" calcext:value-type="currency">
            <text:p>800,25 €</text:p>
          </table:table-cell>
          <table:table-cell table:formula="of:=[.N37]+[.O37]" office:value-type="currency" office:currency="EUR" office:value="10803.4188948171" calcext:value-type="currency">
            <text:p>10.803,4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36]" office:value-type="currency" office:currency="EUR" office:value="10003.1656433492" calcext:value-type="currency">
            <text:p>10.003,17 €</text:p>
          </table:table-cell>
          <table:table-cell table:style-name="ce64" table:formula="of:=SUM([.C162:.I16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table:formula="of:=IF([$Übersicht.K36]&gt;[.Q38];[.R38];0)" office:value-type="currency" office:currency="EUR" office:value="10803.4188948171" calcext:value-type="currency">
            <text:p>10.803,42 €</text:p>
          </table:table-cell>
          <table:table-cell table:formula="of:=[.N38]*[.T38]" office:value-type="currency" office:currency="EUR" office:value="864.273511585372" calcext:value-type="currency">
            <text:p>864,27 €</text:p>
          </table:table-cell>
          <table:table-cell table:formula="of:=[.N38]+[.O38]" office:value-type="currency" office:currency="EUR" office:value="11667.6924064025" calcext:value-type="currency">
            <text:p>11.667,6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8]+[.P37]" office:value-type="currency" office:currency="EUR" office:value="10803.4188948171" calcext:value-type="currency">
            <text:p>10.803,42 €</text:p>
          </table:table-cell>
          <table:table-cell table:style-name="ce64" table:formula="of:=SUM([.C167:.I17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table:formula="of:=IF([$Übersicht.K37]&gt;[.Q39];[.R39];0)" office:value-type="currency" office:currency="EUR" office:value="11667.6924064025" calcext:value-type="currency">
            <text:p>11.667,69 €</text:p>
          </table:table-cell>
          <table:table-cell table:formula="of:=[.N39]*[.T39]" office:value-type="currency" office:currency="EUR" office:value="933.415392512201" calcext:value-type="currency">
            <text:p>933,42 €</text:p>
          </table:table-cell>
          <table:table-cell table:formula="of:=[.N39]+[.O39]" office:value-type="currency" office:currency="EUR" office:value="12601.1077989147" calcext:value-type="currency">
            <text:p>12.601,1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38]" office:value-type="currency" office:currency="EUR" office:value="11667.6924064025" calcext:value-type="currency">
            <text:p>11.667,69 €</text:p>
          </table:table-cell>
          <table:table-cell table:style-name="ce64" table:formula="of:=SUM([.C172:.I17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table:formula="of:=IF([$Übersicht.K38]&gt;[.Q40];[.R40];0)" office:value-type="currency" office:currency="EUR" office:value="12601.1077989147" calcext:value-type="currency">
            <text:p>12.601,11 €</text:p>
          </table:table-cell>
          <table:table-cell table:formula="of:=[.N40]*[.T40]" office:value-type="currency" office:currency="EUR" office:value="1008.08862391318" calcext:value-type="currency">
            <text:p>1.008,09 €</text:p>
          </table:table-cell>
          <table:table-cell table:formula="of:=[.N40]+[.O40]" office:value-type="currency" office:currency="EUR" office:value="13609.1964228279" calcext:value-type="currency">
            <text:p>13.609,2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39]" office:value-type="currency" office:currency="EUR" office:value="12601.1077989147" calcext:value-type="currency">
            <text:p>12.601,11 €</text:p>
          </table:table-cell>
          <table:table-cell table:style-name="ce64" table:formula="of:=SUM([.C177:.I18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8-2021</text:p>
          </table:table-cell>
          <table:table-cell/>
          <table:table-cell table:style-name="ce53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table:formula="of:=IF([$Übersicht.K39]&gt;[.Q41];[.R41];0)" office:value-type="currency" office:currency="EUR" office:value="13609.1964228279" calcext:value-type="currency">
            <text:p>13.609,20 €</text:p>
          </table:table-cell>
          <table:table-cell table:formula="of:=[.N41]*[.T41]" office:value-type="currency" office:currency="EUR" office:value="136.091964228279" calcext:value-type="currency">
            <text:p>136,09 €</text:p>
          </table:table-cell>
          <table:table-cell table:formula="of:=[.N41]+[.O41]" office:value-type="currency" office:currency="EUR" office:value="13745.2883870562" calcext:value-type="currency">
            <text:p>13.745,2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40]" office:value-type="currency" office:currency="EUR" office:value="13609.1964228279" calcext:value-type="currency">
            <text:p>13.609,20 €</text:p>
          </table:table-cell>
          <table:table-cell table:style-name="ce64" table:formula="of:=SUM([.C182:.I18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table:formula="of:=IF([$Übersicht.K40]&gt;[.Q42];[.R42];0)" office:value-type="currency" office:currency="EUR" office:value="0" calcext:value-type="currency">
            <text:p>0,00 €</text:p>
          </table:table-cell>
          <table:table-cell table:formula="of:=[.N42]*[.T42]" office:value-type="currency" office:currency="EUR" office:value="0" calcext:value-type="currency">
            <text:p>0,00 €</text:p>
          </table:table-cell>
          <table:table-cell table:formula="of:=[.N42]+[.O4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41]" office:value-type="currency" office:currency="EUR" office:value="13745.2883870562" calcext:value-type="currency">
            <text:p>13.745,29 €</text:p>
          </table:table-cell>
          <table:table-cell table:style-name="ce64" table:formula="of:=SUM([.C187:.I19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table:formula="of:=IF([$Übersicht.K41]&gt;[.Q43];[.R43];0)" office:value-type="currency" office:currency="EUR" office:value="0" calcext:value-type="currency">
            <text:p>0,00 €</text:p>
          </table:table-cell>
          <table:table-cell table:formula="of:=[.N43]*[.T43]" office:value-type="currency" office:currency="EUR" office:value="0" calcext:value-type="currency">
            <text:p>0,00 €</text:p>
          </table:table-cell>
          <table:table-cell table:formula="of:=[.N43]+[.O43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42]" office:value-type="currency" office:currency="EUR" office:value="0" calcext:value-type="currency">
            <text:p>0,00 €</text:p>
          </table:table-cell>
          <table:table-cell table:style-name="ce64" table:formula="of:=SUM([.C192:.I19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table:formula="of:=IF([$Übersicht.K42]&gt;[.Q44];[.R44];0)" office:value-type="currency" office:currency="EUR" office:value="0" calcext:value-type="currency">
            <text:p>0,00 €</text:p>
          </table:table-cell>
          <table:table-cell table:formula="of:=[.N44]*[.T44]" office:value-type="currency" office:currency="EUR" office:value="0" calcext:value-type="currency">
            <text:p>0,00 €</text:p>
          </table:table-cell>
          <table:table-cell table:formula="of:=[.N44]+[.O44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43]" office:value-type="currency" office:currency="EUR" office:value="0" calcext:value-type="currency">
            <text:p>0,00 €</text:p>
          </table:table-cell>
          <table:table-cell table:style-name="ce64" table:formula="of:=SUM([.C197:.I20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formula="of:=IF([$Übersicht.K43]&gt;[.Q45];[.R45];0)" office:value-type="currency" office:currency="EUR" office:value="0" calcext:value-type="currency">
            <text:p>0,00 €</text:p>
          </table:table-cell>
          <table:table-cell table:formula="of:=[.N45]*[.T45]" office:value-type="currency" office:currency="EUR" office:value="0" calcext:value-type="currency">
            <text:p>0,00 €</text:p>
          </table:table-cell>
          <table:table-cell table:formula="of:=[.N45]+[.O45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44]" office:value-type="currency" office:currency="EUR" office:value="0" calcext:value-type="currency">
            <text:p>0,00 €</text:p>
          </table:table-cell>
          <table:table-cell table:style-name="ce64" table:formula="of:=SUM([.C202:.I20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6">
          <table:table-cell table:style-name="ce51" office:value-type="string" calcext:value-type="string">
            <text:p>9-2021</text:p>
          </table:table-cell>
          <table:table-cell/>
          <table:table-cell table:style-name="ce53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table:formula="of:=IF([$Übersicht.K44]&gt;[.Q46];[.R46];0)" office:value-type="currency" office:currency="EUR" office:value="0" calcext:value-type="currency">
            <text:p>0,00 €</text:p>
          </table:table-cell>
          <table:table-cell table:formula="of:=[.N46]*[.T46]" office:value-type="currency" office:currency="EUR" office:value="0" calcext:value-type="currency">
            <text:p>0,00 €</text:p>
          </table:table-cell>
          <table:table-cell table:formula="of:=[.N46]+[.O46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45]" office:value-type="currency" office:currency="EUR" office:value="0" calcext:value-type="currency">
            <text:p>0,00 €</text:p>
          </table:table-cell>
          <table:table-cell table:style-name="ce64" table:formula="of:=SUM([.C207:.I21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formula="of:=IF([$Übersicht.K45]&gt;[.Q47];[.R47];0)" office:value-type="currency" office:currency="EUR" office:value="0" calcext:value-type="currency">
            <text:p>0,00 €</text:p>
          </table:table-cell>
          <table:table-cell table:formula="of:=[.N47]*[.T47]" office:value-type="currency" office:currency="EUR" office:value="0" calcext:value-type="currency">
            <text:p>0,00 €</text:p>
          </table:table-cell>
          <table:table-cell table:formula="of:=[.N47]+[.O47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46]" office:value-type="currency" office:currency="EUR" office:value="0" calcext:value-type="currency">
            <text:p>0,00 €</text:p>
          </table:table-cell>
          <table:table-cell table:style-name="ce64" table:formula="of:=SUM([.C212:.I21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table:formula="of:=IF([$Übersicht.K46]&gt;[.Q48];[.R48];0)" office:value-type="currency" office:currency="EUR" office:value="0" calcext:value-type="currency">
            <text:p>0,00 €</text:p>
          </table:table-cell>
          <table:table-cell table:formula="of:=[.N48]*[.T48]" office:value-type="currency" office:currency="EUR" office:value="0" calcext:value-type="currency">
            <text:p>0,00 €</text:p>
          </table:table-cell>
          <table:table-cell table:formula="of:=[.N48]+[.O48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6]+[.P47]" office:value-type="currency" office:currency="EUR" office:value="0" calcext:value-type="currency">
            <text:p>0,00 €</text:p>
          </table:table-cell>
          <table:table-cell table:style-name="ce64" table:formula="of:=SUM([.C217:.I22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table:formula="of:=IF([$Übersicht.K47]&gt;[.Q49];[.R49];0)" office:value-type="currency" office:currency="EUR" office:value="0" calcext:value-type="currency">
            <text:p>0,00 €</text:p>
          </table:table-cell>
          <table:table-cell table:formula="of:=[.N49]*[.T49]" office:value-type="currency" office:currency="EUR" office:value="0" calcext:value-type="currency">
            <text:p>0,00 €</text:p>
          </table:table-cell>
          <table:table-cell table:formula="of:=[.N49]+[.O49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48]" office:value-type="currency" office:currency="EUR" office:value="0" calcext:value-type="currency">
            <text:p>0,00 €</text:p>
          </table:table-cell>
          <table:table-cell table:style-name="ce64" table:formula="of:=SUM([.C222:.I22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table:style-name="ce56" table:formula="of:=IF([$Übersicht.K48]&gt;[.Q50];[.R50];0)" office:value-type="currency" office:currency="EUR" office:value="0" calcext:value-type="currency">
            <text:p>0,00 €</text:p>
          </table:table-cell>
          <table:table-cell table:formula="of:=[.N50]*[.T50]" office:value-type="currency" office:currency="EUR" office:value="0" calcext:value-type="currency">
            <text:p>0,00 €</text:p>
          </table:table-cell>
          <table:table-cell table:formula="of:=[.N50]+[.O50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8]+[.P49]" office:value-type="currency" office:currency="EUR" office:value="0" calcext:value-type="currency">
            <text:p>0,00 €</text:p>
          </table:table-cell>
          <table:table-cell table:style-name="ce64" table:formula="of:=SUM([.C227:.I23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6">
          <table:table-cell table:style-name="ce51" office:value-type="string" calcext:value-type="string">
            <text:p>10-2021</text:p>
          </table:table-cell>
          <table:table-cell/>
          <table:table-cell table:style-name="ce53" table:number-columns-repeated="7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table:formula="of:=IF([$Übersicht.K49]&gt;[.Q51];[.R51];0)" office:value-type="currency" office:currency="EUR" office:value="0" calcext:value-type="currency">
            <text:p>0,00 €</text:p>
          </table:table-cell>
          <table:table-cell table:formula="of:=[.N51]*[.T51]" office:value-type="currency" office:currency="EUR" office:value="0" calcext:value-type="currency">
            <text:p>0,00 €</text:p>
          </table:table-cell>
          <table:table-cell table:formula="of:=[.N51]+[.O51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50]" office:value-type="currency" office:currency="EUR" office:value="0" calcext:value-type="currency">
            <text:p>0,00 €</text:p>
          </table:table-cell>
          <table:table-cell table:style-name="ce64" table:formula="of:=SUM([.C232:.I23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style-name="ce49" office:value-type="date" office:date-value="2021-10-03" calcext:value-type="date">
            <text:p>03.10.21</text:p>
          </table:table-cell>
          <table:table-cell office:value-type="string" calcext:value-type="string">
            <text:p>TSSK</text:p>
          </table:table-cell>
          <table:table-cell table:style-name="ce53" office:value-type="float" office:value="100" calcext:value-type="float">
            <text:p>100,00</text:p>
          </table:table-cell>
          <table:table-cell table:style-name="ce53" table:number-columns-repeated="6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formula="of:=IF([$Übersicht.K50]&gt;[.Q52];[.R52];0)" office:value-type="currency" office:currency="EUR" office:value="0" calcext:value-type="currency">
            <text:p>0,00 €</text:p>
          </table:table-cell>
          <table:table-cell table:formula="of:=[.N52]*[.T52]" office:value-type="currency" office:currency="EUR" office:value="0" calcext:value-type="currency">
            <text:p>0,00 €</text:p>
          </table:table-cell>
          <table:table-cell table:formula="of:=[.N52]+[.O5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51]" office:value-type="currency" office:currency="EUR" office:value="0" calcext:value-type="currency">
            <text:p>0,00 €</text:p>
          </table:table-cell>
          <table:table-cell table:style-name="ce64" table:formula="of:=SUM([.C237:.I24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 table:number-rows-repeated="3">
          <table:table-cell table:number-columns-repeated="2"/>
          <table:table-cell table:style-name="ce53" table:number-columns-repeated="7"/>
          <table:table-cell table:number-columns-repeated="9"/>
          <table:table-cell table:style-name="ce64"/>
          <table:table-cell/>
        </table:table-row>
        <table:table-row table:style-name="ro6">
          <table:table-cell table:style-name="ce51" office:value-type="string" calcext:value-type="string">
            <text:p>11-2021</text:p>
          </table:table-cell>
          <table:table-cell/>
          <table:table-cell table:style-name="ce53" table:number-columns-repeated="7"/>
          <table:table-cell table:number-columns-repeated="9"/>
          <table:table-cell table:style-name="ce64"/>
          <table:table-cell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9"/>
          <table:table-cell table:style-name="ce64"/>
          <table:table-cell/>
        </table:table-row>
        <table:table-row table:style-name="ro6">
          <table:table-cell table:style-name="ce51" office:value-type="string" calcext:value-type="string">
            <text:p>12-2021</text:p>
          </table:table-cell>
          <table:table-cell/>
          <table:table-cell table:style-name="ce53" table:number-columns-repeated="7"/>
          <table:table-cell table:number-columns-repeated="9"/>
          <table:table-cell table:style-name="ce64"/>
          <table:table-cell/>
        </table:table-row>
        <table:table-row table:style-name="ro2" table:number-rows-repeated="3">
          <table:table-cell table:number-columns-repeated="2"/>
          <table:table-cell table:style-name="ce53" table:number-columns-repeated="7"/>
          <table:table-cell table:number-columns-repeated="9"/>
          <table:table-cell table:style-name="Default"/>
          <table:table-cell/>
        </table:table-row>
        <table:table-row table:style-name="ro2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0" office:value-type="string" calcext:value-type="string">
            <text:p>1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0" office:value-type="string" calcext:value-type="string">
            <text:p>2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3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4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0" office:value-type="string" calcext:value-type="string">
            <text:p>5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6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7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8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9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10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11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12-2022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0" office:value-type="string" calcext:value-type="string">
            <text:p>1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0" office:value-type="string" calcext:value-type="string">
            <text:p>2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3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4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0" office:value-type="string" calcext:value-type="string">
            <text:p>5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6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7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8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9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10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11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12-2023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0" office:value-type="string" calcext:value-type="string">
            <text:p>1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0" office:value-type="string" calcext:value-type="string">
            <text:p>2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3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4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0" office:value-type="string" calcext:value-type="string">
            <text:p>5-2024</text:p>
          </table:table-cell>
          <table:table-cell/>
          <table:table-cell table:style-name="ce53" table:number-columns-repeated="3"/>
          <table:table-cell table:style-name="ce53" office:value-type="float" office:value="-10" calcext:value-type="float">
            <text:p>-10,00</text:p>
          </table:table-cell>
          <table:table-cell table:style-name="ce53" table:number-columns-repeated="3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6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7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8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9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10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11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4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6">
          <table:table-cell table:style-name="ce51" office:value-type="string" calcext:value-type="string">
            <text:p>12-2024</text:p>
          </table:table-cell>
          <table:table-cell/>
          <table:table-cell table:style-name="ce53" table:number-columns-repeated="7"/>
          <table:table-cell table:number-columns-repeated="11"/>
        </table:table-row>
        <table:table-row table:style-name="ro2" table:number-rows-repeated="759">
          <table:table-cell table:number-columns-repeated="2"/>
          <table:table-cell table:style-name="ce53" table:number-columns-repeated="7"/>
          <table:table-cell table:number-columns-repeated="11"/>
        </table:table-row>
        <table:table-row table:style-name="ro2" table:number-rows-repeated="3999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315323" table:style-name="ta1">
        <office:forms form:automatic-focus="false" form:apply-design-mode="false"/>
        <table:table-column table:style-name="co3" table:default-cell-style-name="Default"/>
        <table:table-column table:style-name="co66" table:default-cell-style-name="Default"/>
        <table:table-column table:style-name="co67" table:default-cell-style-name="ce53"/>
        <table:table-column table:style-name="co3" table:default-cell-style-name="ce53"/>
        <table:table-column table:style-name="co14" table:default-cell-style-name="ce53"/>
        <table:table-column table:style-name="co17" table:default-cell-style-name="ce53"/>
        <table:table-column table:style-name="co15" table:default-cell-style-name="ce53"/>
        <table:table-column table:style-name="co68" table:default-cell-style-name="ce53"/>
        <table:table-column table:style-name="co69" table:default-cell-style-name="ce53"/>
        <table:table-column table:style-name="co70" table:default-cell-style-name="Default"/>
        <table:table-column table:style-name="co65" table:default-cell-style-name="Default"/>
        <table:table-column table:style-name="co3" table:number-columns-repeated="2" table:default-cell-style-name="Default"/>
        <table:table-column table:style-name="co71" table:default-cell-style-name="ce60"/>
        <table:table-column table:style-name="co3" table:number-columns-repeated="2" table:default-cell-style-name="ce60"/>
        <table:table-column table:style-name="co3" table:default-cell-style-name="ce62"/>
        <table:table-column table:style-name="co3" table:number-columns-repeated="2" table:default-cell-style-name="ce60"/>
        <table:table-column table:style-name="co3" table:default-cell-style-name="Default"/>
        <table:table-row table:style-name="ro1">
          <table:table-cell table:style-name="ce46" office:value-type="string" calcext:value-type="string">
            <text:p>315323 Konto Johannes Bank <text:s text:c="2"/>Kontobesitzer: Doris Simonetto</text:p>
          </table:table-cell>
          <table:table-cell table:style-name="ce46"/>
          <table:table-cell table:style-name="Default" table:number-columns-repeated="7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formula="of:=SUM([.C5:.I1000];[.O6:.O1000])" office:value-type="float" office:value="10500.3221381011" calcext:value-type="float">
            <text:p>10.500,32</text:p>
          </table:table-cell>
          <table:table-cell table:style-name="Default"/>
          <table:table-cell table:style-name="ce49" table:formula="of:=TODAY()" office:value-type="date" office:date-value="2026-04-02" calcext:value-type="date">
            <text:p>02.04.26</text:p>
          </table:table-cell>
          <table:table-cell table:style-name="Default" table:formula="of:=TEXT([.E2];&quot;MMMM&quot;)" office:value-type="string" office:string-value="April" calcext:value-type="string">
            <text:p>April</text:p>
          </table:table-cell>
          <table:table-cell table:style-name="ce58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4" calcext:value-type="string">
            <text:p>4</text:p>
          </table:table-cell>
          <table:table-cell table:style-name="Default" table:formula="of:=TEXT([.E2];&quot;JJJJ&quot;)" office:value-type="string" office:string-value="2026" calcext:value-type="string">
            <text:p>2026</text:p>
          </table:table-cell>
          <table:table-cell table:style-name="Default"/>
          <table:table-cell table:number-columns-repeated="4"/>
          <table:table-cell table:style-name="Default" table:number-columns-repeated="6"/>
          <table:table-cell/>
        </table:table-row>
        <table:table-row table:style-name="ro6">
          <table:table-cell table:number-columns-repeated="2"/>
          <table:table-cell table:style-name="ce52" office:value-type="string" calcext:value-type="string">
            <text:p>Überweisungen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7">
          <table:table-cell table:style-name="ce48" office:value-type="string" calcext:value-type="string">
            <text:p>Datum</text:p>
          </table:table-cell>
          <table:table-cell table:style-name="ce48" office:value-type="string" calcext:value-type="string">
            <text:p>Überweisungskonto</text:p>
          </table:table-cell>
          <table:table-cell table:style-name="ce48" office:value-type="string" calcext:value-type="string">
            <text:p>von</text:p>
          </table:table-cell>
          <table:table-cell table:style-name="ce48" office:value-type="string" calcext:value-type="string">
            <text:p>nach</text:p>
          </table:table-cell>
          <table:table-cell table:style-name="ce48" office:value-type="string" calcext:value-type="string">
            <text:p>Einzahlung</text:p>
          </table:table-cell>
          <table:table-cell table:style-name="ce48" office:value-type="string" calcext:value-type="string">
            <text:p>Auszahlung</text:p>
          </table:table-cell>
          <table:table-cell table:style-name="ce48" office:value-type="string" calcext:value-type="string">
            <text:p>Einzahlug über Kaufladen</text:p>
          </table:table-cell>
          <table:table-cell table:style-name="ce48" office:value-type="string" calcext:value-type="string">
            <text:p>Auszahlug über Kaufladen</text:p>
          </table:table-cell>
          <table:table-cell table:style-name="ce48" office:value-type="string" calcext:value-type="string">
            <text:p>Sonstiges…</text:p>
          </table:table-cell>
          <table:table-cell table:style-name="ce48" office:value-type="string" calcext:value-type="string">
            <text:p>...mit Bezeichnung</text:p>
          </table:table-cell>
          <table:table-cell/>
          <table:table-cell table:style-name="ce55" office:value-type="string" calcext:value-type="string">
            <text:p>Zinsen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Zinssatz:</text:p>
          </table:table-cell>
          <table:table-cell table:style-name="Default" office:value-type="float" office:value="0.08" calcext:value-type="float">
            <text:p>0,08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49" office:value-type="date" office:date-value="2021-01-30" calcext:value-type="date">
            <text:p>30.01.21</text:p>
          </table:table-cell>
          <table:table-cell table:number-columns-repeated="7"/>
          <table:table-cell office:value-type="float" office:value="374.72" calcext:value-type="float">
            <text:p>374,72</text:p>
          </table:table-cell>
          <table:table-cell office:value-type="string" calcext:value-type="string">
            <text:p>Kontostand alt</text:p>
          </table:table-cell>
          <table:table-cell office:value-type="string" calcext:value-type="string">
            <text:p>War/Ist(1)/Nicht(0)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Monatsende Geld</text:p>
          </table:table-cell>
          <table:table-cell table:style-name="Default" office:value-type="string" calcext:value-type="string">
            <text:p>Zinsen</text:p>
          </table:table-cell>
          <table:table-cell table:style-name="Default" office:value-type="string" calcext:value-type="string">
            <text:p>Kontostand neu</text:p>
          </table:table-cell>
          <table:table-cell table:style-name="Default" office:value-type="string" calcext:value-type="string" table:number-columns-spanned="3" table:number-rows-spanned="1">
            <text:p>Zur Berechnung</text:p>
          </table:table-cell>
          <table:covered-table-cell table:number-columns-repeated="2" table:style-name="Default"/>
          <table:table-cell/>
        </table:table-row>
        <table:table-row table:style-name="ro2">
          <table:table-cell table:style-name="ce49" office:value-type="date" office:date-value="2021-01-31" calcext:value-type="date">
            <text:p>31.01.21</text:p>
          </table:table-cell>
          <table:table-cell table:style-name="ce49" office:value-type="string" calcext:value-type="string">
            <text:p>Jojo+TSSK+Elisa</text:p>
          </table:table-cell>
          <table:table-cell/>
          <table:table-cell office:value-type="float" office:value="270" calcext:value-type="float">
            <text:p>270,00</text:p>
          </table:table-cell>
          <table:table-cell table:number-columns-repeated="6"/>
          <table:table-cell table:style-name="ce59" table:formula="of:=[$Übersicht.K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formula="of:=IF([$Übersicht.K4]&gt;[.Q6];[.R6];0)" office:value-type="currency" office:currency="EUR" office:value="644.72" calcext:value-type="currency">
            <text:p>644,72 €</text:p>
          </table:table-cell>
          <table:table-cell table:formula="of:=[.N6]*[.Q4]" office:value-type="currency" office:currency="EUR" office:value="51.5776" calcext:value-type="currency">
            <text:p>51,58 €</text:p>
          </table:table-cell>
          <table:table-cell table:formula="of:=[.N6]+[.O6]" office:value-type="currency" office:currency="EUR" office:value="696.2976" calcext:value-type="currency">
            <text:p>696,30 €</text:p>
          </table:table-cell>
          <table:table-cell table:style-name="ce61" office:value-type="currency" office:currency="EUR" office:value="0" calcext:value-type="currency">
            <text:p>0,00 €</text:p>
          </table:table-cell>
          <table:table-cell table:style-name="ce63" table:formula="of:=[.S6]" office:value-type="currency" office:currency="EUR" office:value="644.72" calcext:value-type="currency">
            <text:p>644,72 €</text:p>
          </table:table-cell>
          <table:table-cell table:style-name="ce63" table:formula="of:=SUM([.C5:.I10])" office:value-type="currency" office:currency="EUR" office:value="644.72" calcext:value-type="currency">
            <text:p>644,72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formula="of:=IF([$Übersicht.K5]&gt;[.Q7];[.R7];0)" office:value-type="currency" office:currency="EUR" office:value="804.4276" calcext:value-type="currency">
            <text:p>804,43 €</text:p>
          </table:table-cell>
          <table:table-cell table:formula="of:=[.N7]*[.Q4]" office:value-type="currency" office:currency="EUR" office:value="64.354208" calcext:value-type="currency">
            <text:p>64,35 €</text:p>
          </table:table-cell>
          <table:table-cell table:formula="of:=[.N7]+[.O7]" office:value-type="currency" office:currency="EUR" office:value="868.781808" calcext:value-type="currency">
            <text:p>868,7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7]+[.P6]" office:value-type="currency" office:currency="EUR" office:value="804.4276" calcext:value-type="currency">
            <text:p>804,43 €</text:p>
          </table:table-cell>
          <table:table-cell table:formula="of:=SUM([.C12:.I15])" office:value-type="currency" office:currency="EUR" office:value="108.13" calcext:value-type="currency">
            <text:p>108,13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56" table:formula="of:=IF([$Übersicht.K6]&gt;[.Q8];[.R8];0)" office:value-type="currency" office:currency="EUR" office:value="868.781808" calcext:value-type="currency">
            <text:p>868,78 €</text:p>
          </table:table-cell>
          <table:table-cell table:style-name="ce56" table:formula="of:=[.N8]*[.Q4]" office:value-type="currency" office:currency="EUR" office:value="69.50254464" calcext:value-type="currency">
            <text:p>69,50 €</text:p>
          </table:table-cell>
          <table:table-cell table:style-name="ce56" table:formula="of:=[.N8]+[.O8]" office:value-type="currency" office:currency="EUR" office:value="938.28435264" calcext:value-type="currency">
            <text:p>938,2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8]+[.P7]" office:value-type="currency" office:currency="EUR" office:value="868.781808" calcext:value-type="currency">
            <text:p>868,78 €</text:p>
          </table:table-cell>
          <table:table-cell table:formula="of:=SUM([.C17:.I2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7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formula="of:=IF([$Übersicht.K7]&gt;[.Q9];[.R9];0)" office:value-type="currency" office:currency="EUR" office:value="938.28435264" calcext:value-type="currency">
            <text:p>938,28 €</text:p>
          </table:table-cell>
          <table:table-cell table:formula="of:=[.N9]*[.Q4]" office:value-type="currency" office:currency="EUR" office:value="75.0627482112" calcext:value-type="currency">
            <text:p>75,06 €</text:p>
          </table:table-cell>
          <table:table-cell table:formula="of:=[.N9]+[.O9]" office:value-type="currency" office:currency="EUR" office:value="1013.3471008512" calcext:value-type="currency">
            <text:p>1.013,3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9]+[.P8]" office:value-type="currency" office:currency="EUR" office:value="938.28435264" calcext:value-type="currency">
            <text:p>938,28 €</text:p>
          </table:table-cell>
          <table:table-cell table:formula="of:=SUM([.C22:.I2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formula="of:=IF([$Übersicht.K8]&gt;[.Q10];[.R10];0)" office:value-type="currency" office:currency="EUR" office:value="1013.3471008512" calcext:value-type="currency">
            <text:p>1.013,35 €</text:p>
          </table:table-cell>
          <table:table-cell table:formula="of:=[.N10]*[.Q4]" office:value-type="currency" office:currency="EUR" office:value="81.067768068096" calcext:value-type="currency">
            <text:p>81,07 €</text:p>
          </table:table-cell>
          <table:table-cell table:formula="of:=[.N10]+[.O10]" office:value-type="currency" office:currency="EUR" office:value="1094.4148689193" calcext:value-type="currency">
            <text:p>1.094,4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0]+[.P9]" office:value-type="currency" office:currency="EUR" office:value="1013.3471008512" calcext:value-type="currency">
            <text:p>1.013,35 €</text:p>
          </table:table-cell>
          <table:table-cell table:formula="of:=SUM([.C27:.I3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0" office:value-type="string" calcext:value-type="string">
            <text:p>2-2021</text:p>
          </table:table-cell>
          <table:table-cell table:number-columns-repeated="9"/>
          <table:table-cell table:style-name="ce59" table:formula="of:=[$Übersicht.K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formula="of:=IF([$Übersicht.K9]&gt;[.Q11];[.R11];0)" office:value-type="currency" office:currency="EUR" office:value="1094.4148689193" calcext:value-type="currency">
            <text:p>1.094,41 €</text:p>
          </table:table-cell>
          <table:table-cell table:formula="of:=[.N11]*[.Q4]" office:value-type="currency" office:currency="EUR" office:value="87.5531895135437" calcext:value-type="currency">
            <text:p>87,55 €</text:p>
          </table:table-cell>
          <table:table-cell table:formula="of:=[.N11]+[.O11]" office:value-type="currency" office:currency="EUR" office:value="1181.96805843284" calcext:value-type="currency">
            <text:p>1.181,9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1]+[.P10]" office:value-type="currency" office:currency="EUR" office:value="1094.4148689193" calcext:value-type="currency">
            <text:p>1.094,41 €</text:p>
          </table:table-cell>
          <table:table-cell table:formula="of:=SUM([.C32:.I3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 office:value-type="date" office:date-value="2021-02-17" calcext:value-type="date">
            <text:p>17.02.21</text:p>
          </table:table-cell>
          <table:table-cell table:number-columns-repeated="2"/>
          <table:table-cell office:value-type="float" office:value="-200" calcext:value-type="float">
            <text:p>-200,00</text:p>
          </table:table-cell>
          <table:table-cell table:number-columns-repeated="5"/>
          <table:table-cell office:value-type="string" calcext:value-type="string">
            <text:p>Kellerschrank</text:p>
          </table:table-cell>
          <table:table-cell table:style-name="ce59" table:formula="of:=[$Übersicht.K1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formula="of:=IF([$Übersicht.K10]&gt;[.Q12];[.R12];0)" office:value-type="currency" office:currency="EUR" office:value="1181.96805843284" calcext:value-type="currency">
            <text:p>1.181,97 €</text:p>
          </table:table-cell>
          <table:table-cell table:formula="of:=[.N12]*[.Q4]" office:value-type="currency" office:currency="EUR" office:value="94.5574446746272" calcext:value-type="currency">
            <text:p>94,56 €</text:p>
          </table:table-cell>
          <table:table-cell table:formula="of:=[.N12]+[.O12]" office:value-type="currency" office:currency="EUR" office:value="1276.52550310747" calcext:value-type="currency">
            <text:p>1.276,5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2]+[.P11]" office:value-type="currency" office:currency="EUR" office:value="1181.96805843284" calcext:value-type="currency">
            <text:p>1.181,97 €</text:p>
          </table:table-cell>
          <table:table-cell table:formula="of:=SUM([.C37:.I4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 office:value-type="date" office:date-value="2021-02-17" calcext:value-type="date">
            <text:p>17.02.21</text:p>
          </table:table-cell>
          <table:table-cell/>
          <table:table-cell office:value-type="float" office:value="333.33" calcext:value-type="float">
            <text:p>333,33</text:p>
          </table:table-cell>
          <table:table-cell table:number-columns-repeated="6"/>
          <table:table-cell office:value-type="string" calcext:value-type="string">
            <text:p>Kellerschrank</text:p>
          </table:table-cell>
          <table:table-cell table:style-name="ce59" table:formula="of:=[$Übersicht.K1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formula="of:=IF([$Übersicht.K11]&gt;[.Q13];[.R13];0)" office:value-type="currency" office:currency="EUR" office:value="1276.52550310747" calcext:value-type="currency">
            <text:p>1.276,53 €</text:p>
          </table:table-cell>
          <table:table-cell table:formula="of:=[.N13]*[.Q4]" office:value-type="currency" office:currency="EUR" office:value="102.122040248597" calcext:value-type="currency">
            <text:p>102,12 €</text:p>
          </table:table-cell>
          <table:table-cell table:formula="of:=[.N13]+[.O13]" office:value-type="currency" office:currency="EUR" office:value="1378.64754335606" calcext:value-type="currency">
            <text:p>1.378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3]+[.P12]" office:value-type="currency" office:currency="EUR" office:value="1276.52550310747" calcext:value-type="currency">
            <text:p>1.276,53 €</text:p>
          </table:table-cell>
          <table:table-cell table:style-name="ce64" table:formula="of:=SUM([.C42:.I4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 office:value-type="date" office:date-value="2021-02-03" calcext:value-type="date">
            <text:p>03.02.21</text:p>
          </table:table-cell>
          <table:table-cell table:number-columns-repeated="6"/>
          <table:table-cell office:value-type="float" office:value="-15.1" calcext:value-type="float">
            <text:p>-15,10</text:p>
          </table:table-cell>
          <table:table-cell table:number-columns-repeated="2"/>
          <table:table-cell table:style-name="ce59" table:formula="of:=[$Übersicht.K1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formula="of:=IF([$Übersicht.K12]&gt;[.Q14];[.R14];0)" office:value-type="currency" office:currency="EUR" office:value="1378.64754335606" calcext:value-type="currency">
            <text:p>1.378,65 €</text:p>
          </table:table-cell>
          <table:table-cell table:formula="of:=[.N14]*[.Q4]" office:value-type="currency" office:currency="EUR" office:value="110.291803468485" calcext:value-type="currency">
            <text:p>110,29 €</text:p>
          </table:table-cell>
          <table:table-cell table:formula="of:=[.N14]+[.O14]" office:value-type="currency" office:currency="EUR" office:value="1488.93934682454" calcext:value-type="currency">
            <text:p>1.488,9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4]+[.P13]" office:value-type="currency" office:currency="EUR" office:value="1378.64754335606" calcext:value-type="currency">
            <text:p>1.378,65 €</text:p>
          </table:table-cell>
          <table:table-cell table:style-name="ce64" table:formula="of:=SUM([.C47:.I5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 office:value-type="date" office:date-value="2021-02-05" calcext:value-type="date">
            <text:p>05.02.21</text:p>
          </table:table-cell>
          <table:table-cell table:number-columns-repeated="6"/>
          <table:table-cell office:value-type="float" office:value="-10.1" calcext:value-type="float">
            <text:p>-10,10</text:p>
          </table:table-cell>
          <table:table-cell table:number-columns-repeated="2"/>
          <table:table-cell table:style-name="ce59" table:formula="of:=[$Übersicht.K13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formula="of:=IF([$Übersicht.K13]&gt;[.Q15];[.R15];0)" office:value-type="currency" office:currency="EUR" office:value="1488.93934682454" calcext:value-type="currency">
            <text:p>1.488,94 €</text:p>
          </table:table-cell>
          <table:table-cell table:formula="of:=[.N15]*[.Q4]" office:value-type="currency" office:currency="EUR" office:value="119.115147745964" calcext:value-type="currency">
            <text:p>119,12 €</text:p>
          </table:table-cell>
          <table:table-cell table:formula="of:=[.N15]+[.O15]" office:value-type="currency" office:currency="EUR" office:value="1608.05449457051" calcext:value-type="currency">
            <text:p>1.608,0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5]+[.P14]" office:value-type="currency" office:currency="EUR" office:value="1488.93934682454" calcext:value-type="currency">
            <text:p>1.488,94 €</text:p>
          </table:table-cell>
          <table:table-cell table:style-name="ce64" table:formula="of:=SUM([.C52:.I5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3-2021</text:p>
          </table:table-cell>
          <table:table-cell table:number-columns-repeated="9"/>
          <table:table-cell table:style-name="ce59" table:formula="of:=[$Übersicht.K1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formula="of:=IF([$Übersicht.K14]&gt;[.Q16];[.R16];0)" office:value-type="currency" office:currency="EUR" office:value="1518.05449457051" calcext:value-type="currency">
            <text:p>1.518,05 €</text:p>
          </table:table-cell>
          <table:table-cell table:formula="of:=[.N16]*[.Q4]" office:value-type="currency" office:currency="EUR" office:value="121.444359565641" calcext:value-type="currency">
            <text:p>121,44 €</text:p>
          </table:table-cell>
          <table:table-cell table:formula="of:=[.N16]+[.O16]" office:value-type="currency" office:currency="EUR" office:value="1639.49885413615" calcext:value-type="currency">
            <text:p>1.639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6]+[.P15]" office:value-type="currency" office:currency="EUR" office:value="1518.05449457051" calcext:value-type="currency">
            <text:p>1.518,05 €</text:p>
          </table:table-cell>
          <table:table-cell table:style-name="ce64" table:formula="of:=SUM([.C57:.I60])" office:value-type="currency" office:currency="EUR" office:value="-90" calcext:value-type="currency">
            <text:p>-9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49"/>
          <table:table-cell table:number-columns-repeated="9"/>
          <table:table-cell table:style-name="ce59" table:formula="of:=[$Übersicht.K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formula="of:=IF([$Übersicht.K15]&gt;[.Q17];[.R17];0)" office:value-type="currency" office:currency="EUR" office:value="1639.49885413615" calcext:value-type="currency">
            <text:p>1.639,50 €</text:p>
          </table:table-cell>
          <table:table-cell table:formula="of:=[.N17]*[.Q4]" office:value-type="currency" office:currency="EUR" office:value="131.159908330892" calcext:value-type="currency">
            <text:p>131,16 €</text:p>
          </table:table-cell>
          <table:table-cell table:formula="of:=[.N17]+[.O17]" office:value-type="currency" office:currency="EUR" office:value="1770.65876246704" calcext:value-type="currency">
            <text:p>1.770,6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7]+[.P16]" office:value-type="currency" office:currency="EUR" office:value="1639.49885413615" calcext:value-type="currency">
            <text:p>1.639,50 €</text:p>
          </table:table-cell>
          <table:table-cell table:style-name="ce64" table:formula="of:=SUM([.C62:.I6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1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formula="of:=IF([$Übersicht.K16]&gt;[.Q18];[.R18];0)" office:value-type="currency" office:currency="EUR" office:value="1770.65876246704" calcext:value-type="currency">
            <text:p>1.770,66 €</text:p>
          </table:table-cell>
          <table:table-cell table:formula="of:=[.N18]*[.Q4]" office:value-type="currency" office:currency="EUR" office:value="141.652700997363" calcext:value-type="currency">
            <text:p>141,65 €</text:p>
          </table:table-cell>
          <table:table-cell table:formula="of:=[.N18]+[.O18]" office:value-type="currency" office:currency="EUR" office:value="1912.31146346441" calcext:value-type="currency">
            <text:p>1.912,3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8]+[.P17]" office:value-type="currency" office:currency="EUR" office:value="1770.65876246704" calcext:value-type="currency">
            <text:p>1.770,66 €</text:p>
          </table:table-cell>
          <table:table-cell table:style-name="ce64" table:formula="of:=SUM([.C67:.I7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1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formula="of:=IF([$Übersicht.K17]&gt;[.Q19];[.R19];0)" office:value-type="currency" office:currency="EUR" office:value="1912.31146346441" calcext:value-type="currency">
            <text:p>1.912,31 €</text:p>
          </table:table-cell>
          <table:table-cell table:formula="of:=[.N19]*[.Q4]" office:value-type="currency" office:currency="EUR" office:value="152.984917077152" calcext:value-type="currency">
            <text:p>152,98 €</text:p>
          </table:table-cell>
          <table:table-cell table:formula="of:=[.N19]+[.O19]" office:value-type="currency" office:currency="EUR" office:value="2065.29638054156" calcext:value-type="currency">
            <text:p>2.065,3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9]+[.P18]" office:value-type="currency" office:currency="EUR" office:value="1912.31146346441" calcext:value-type="currency">
            <text:p>1.912,31 €</text:p>
          </table:table-cell>
          <table:table-cell table:style-name="ce64" table:formula="of:=SUM([.C72:.I7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1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formula="of:=IF([$Übersicht.K18]&gt;[.Q20];[.R20];0)" office:value-type="currency" office:currency="EUR" office:value="2065.29638054156" calcext:value-type="currency">
            <text:p>2.065,30 €</text:p>
          </table:table-cell>
          <table:table-cell table:formula="of:=[.N20]*[.Q4]" office:value-type="currency" office:currency="EUR" office:value="165.223710443325" calcext:value-type="currency">
            <text:p>165,22 €</text:p>
          </table:table-cell>
          <table:table-cell table:formula="of:=[.N20]+[.O20]" office:value-type="currency" office:currency="EUR" office:value="2230.52009098488" calcext:value-type="currency">
            <text:p>2.230,5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0]+[.P19]" office:value-type="currency" office:currency="EUR" office:value="2065.29638054156" calcext:value-type="currency">
            <text:p>2.065,30 €</text:p>
          </table:table-cell>
          <table:table-cell table:style-name="ce64" table:formula="of:=SUM([.C77:.I8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4-2021</text:p>
          </table:table-cell>
          <table:table-cell table:number-columns-repeated="9"/>
          <table:table-cell table:style-name="ce59" table:formula="of:=[$Übersicht.K1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formula="of:=IF([$Übersicht.K19]&gt;[.Q21];[.R21];0)" office:value-type="currency" office:currency="EUR" office:value="2230.52009098488" calcext:value-type="currency">
            <text:p>2.230,52 €</text:p>
          </table:table-cell>
          <table:table-cell table:formula="of:=[.N21]*[.Q4]" office:value-type="currency" office:currency="EUR" office:value="178.441607278791" calcext:value-type="currency">
            <text:p>178,44 €</text:p>
          </table:table-cell>
          <table:table-cell table:formula="of:=[.N21]+[.O21]" office:value-type="currency" office:currency="EUR" office:value="2408.96169826367" calcext:value-type="currency">
            <text:p>2.408,9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1]+[.P20]" office:value-type="currency" office:currency="EUR" office:value="2230.52009098488" calcext:value-type="currency">
            <text:p>2.230,52 €</text:p>
          </table:table-cell>
          <table:table-cell table:style-name="ce64" table:formula="of:=SUM([.C82:.I8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20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formula="of:=IF([$Übersicht.K20]&gt;[.Q22];[.R22];0)" office:value-type="currency" office:currency="EUR" office:value="2408.96169826367" calcext:value-type="currency">
            <text:p>2.408,96 €</text:p>
          </table:table-cell>
          <table:table-cell table:formula="of:=[.N22]*[.Q4]" office:value-type="currency" office:currency="EUR" office:value="192.716935861094" calcext:value-type="currency">
            <text:p>192,72 €</text:p>
          </table:table-cell>
          <table:table-cell table:formula="of:=[.N22]+[.O22]" office:value-type="currency" office:currency="EUR" office:value="2601.67863412476" calcext:value-type="currency">
            <text:p>2.601,6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22]+[.P21]" office:value-type="currency" office:currency="EUR" office:value="2408.96169826367" calcext:value-type="currency">
            <text:p>2.408,96 €</text:p>
          </table:table-cell>
          <table:table-cell table:style-name="ce64" table:formula="of:=SUM([.C87:.I9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21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formula="of:=IF([$Übersicht.K21]&gt;[.Q23];[.R23];0)" office:value-type="currency" office:currency="EUR" office:value="2601.67863412476" calcext:value-type="currency">
            <text:p>2.601,68 €</text:p>
          </table:table-cell>
          <table:table-cell table:formula="of:=[.N23]*[.Q4]" office:value-type="currency" office:currency="EUR" office:value="208.134290729981" calcext:value-type="currency">
            <text:p>208,13 €</text:p>
          </table:table-cell>
          <table:table-cell table:formula="of:=[.N23]+[.O23]" office:value-type="currency" office:currency="EUR" office:value="2809.81292485474" calcext:value-type="currency">
            <text:p>2.809,8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3]+[.P22]" office:value-type="currency" office:currency="EUR" office:value="2601.67863412476" calcext:value-type="currency">
            <text:p>2.601,68 €</text:p>
          </table:table-cell>
          <table:table-cell table:style-name="ce64" table:formula="of:=SUM([.C92:.I9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22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formula="of:=IF([$Übersicht.K22]&gt;[.Q24];[.R24];0)" office:value-type="currency" office:currency="EUR" office:value="2809.81292485474" calcext:value-type="currency">
            <text:p>2.809,81 €</text:p>
          </table:table-cell>
          <table:table-cell table:formula="of:=[.N24]*[.Q4]" office:value-type="currency" office:currency="EUR" office:value="224.78503398838" calcext:value-type="currency">
            <text:p>224,79 €</text:p>
          </table:table-cell>
          <table:table-cell table:formula="of:=[.N24]+[.O24]" office:value-type="currency" office:currency="EUR" office:value="3034.59795884312" calcext:value-type="currency">
            <text:p>3.034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4]+[.P23]" office:value-type="currency" office:currency="EUR" office:value="2809.81292485474" calcext:value-type="currency">
            <text:p>2.809,81 €</text:p>
          </table:table-cell>
          <table:table-cell table:style-name="ce64" table:formula="of:=SUM([.C97:.I10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23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formula="of:=IF([$Übersicht.K23]&gt;[.Q25];[.R25];0)" office:value-type="currency" office:currency="EUR" office:value="3034.59795884312" calcext:value-type="currency">
            <text:p>3.034,60 €</text:p>
          </table:table-cell>
          <table:table-cell table:formula="of:=[.N25]*[.Q4]" office:value-type="currency" office:currency="EUR" office:value="242.76783670745" calcext:value-type="currency">
            <text:p>242,77 €</text:p>
          </table:table-cell>
          <table:table-cell table:formula="of:=[.N25]+[.O25]" office:value-type="currency" office:currency="EUR" office:value="3277.36579555057" calcext:value-type="currency">
            <text:p>3.277,3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5]+[.P24]" office:value-type="currency" office:currency="EUR" office:value="3034.59795884312" calcext:value-type="currency">
            <text:p>3.034,60 €</text:p>
          </table:table-cell>
          <table:table-cell table:style-name="ce64" table:formula="of:=SUM([.C102:.I10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0" office:value-type="string" calcext:value-type="string">
            <text:p>5-2021</text:p>
          </table:table-cell>
          <table:table-cell table:number-columns-repeated="9"/>
          <table:table-cell table:style-name="ce59" table:formula="of:=[$Übersicht.K2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formula="of:=IF([$Übersicht.K24]&gt;[.Q26];[.R26];0)" office:value-type="currency" office:currency="EUR" office:value="3277.36579555057" calcext:value-type="currency">
            <text:p>3.277,37 €</text:p>
          </table:table-cell>
          <table:table-cell table:formula="of:=[.N26]*[.Q4]" office:value-type="currency" office:currency="EUR" office:value="262.189263644046" calcext:value-type="currency">
            <text:p>262,19 €</text:p>
          </table:table-cell>
          <table:table-cell table:formula="of:=[.N26]+[.O26]" office:value-type="currency" office:currency="EUR" office:value="3539.55505919462" calcext:value-type="currency">
            <text:p>3.539,5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6]+[.P25]" office:value-type="currency" office:currency="EUR" office:value="3277.36579555057" calcext:value-type="currency">
            <text:p>3.277,37 €</text:p>
          </table:table-cell>
          <table:table-cell table:style-name="ce64" table:formula="of:=SUM([.C107:.I11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2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formula="of:=IF([$Übersicht.K25]&gt;[.Q27];[.R27];0)" office:value-type="currency" office:currency="EUR" office:value="3539.55505919462" calcext:value-type="currency">
            <text:p>3.539,56 €</text:p>
          </table:table-cell>
          <table:table-cell table:formula="of:=[.N27]*[.Q4]" office:value-type="currency" office:currency="EUR" office:value="283.16440473557" calcext:value-type="currency">
            <text:p>283,16 €</text:p>
          </table:table-cell>
          <table:table-cell table:formula="of:=[.N27]+[.O27]" office:value-type="currency" office:currency="EUR" office:value="3822.71946393019" calcext:value-type="currency">
            <text:p>3.822,7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7]+[.P26]" office:value-type="currency" office:currency="EUR" office:value="3539.55505919462" calcext:value-type="currency">
            <text:p>3.539,56 €</text:p>
          </table:table-cell>
          <table:table-cell table:style-name="ce64" table:formula="of:=SUM([.C112:.I11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0"/>
          <table:table-cell table:style-name="ce59" table:formula="of:=[$Übersicht.K26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formula="of:=IF([$Übersicht.K26]&gt;[.Q28];[.R28];0)" office:value-type="currency" office:currency="EUR" office:value="3822.71946393019" calcext:value-type="currency">
            <text:p>3.822,72 €</text:p>
          </table:table-cell>
          <table:table-cell table:formula="of:=[.N28]*[.Q4]" office:value-type="currency" office:currency="EUR" office:value="305.817557114415" calcext:value-type="currency">
            <text:p>305,82 €</text:p>
          </table:table-cell>
          <table:table-cell table:formula="of:=[.N28]+[.O28]" office:value-type="currency" office:currency="EUR" office:value="4128.5370210446" calcext:value-type="currency">
            <text:p>4.128,5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8]+[.P27]" office:value-type="currency" office:currency="EUR" office:value="3822.71946393019" calcext:value-type="currency">
            <text:p>3.822,72 €</text:p>
          </table:table-cell>
          <table:table-cell table:style-name="ce64" table:formula="of:=SUM([.C117:.I12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style-name="ce56" table:formula="of:=IF([$Übersicht.K27]&gt;[.Q29];[.R29];0)" office:value-type="currency" office:currency="EUR" office:value="4128.5370210446" calcext:value-type="currency">
            <text:p>4.128,54 €</text:p>
          </table:table-cell>
          <table:table-cell table:formula="of:=[.N29]*[.Q4]" office:value-type="currency" office:currency="EUR" office:value="330.282961683568" calcext:value-type="currency">
            <text:p>330,28 €</text:p>
          </table:table-cell>
          <table:table-cell table:formula="of:=[.N29]+[.O29]" office:value-type="currency" office:currency="EUR" office:value="4458.81998272817" calcext:value-type="currency">
            <text:p>4.458,8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28]" office:value-type="currency" office:currency="EUR" office:value="4128.5370210446" calcext:value-type="currency">
            <text:p>4.128,54 €</text:p>
          </table:table-cell>
          <table:table-cell table:style-name="ce64" table:formula="of:=SUM([.C122:.I12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formula="of:=IF([$Übersicht.K28]&gt;[.Q30];[.R30];0)" office:value-type="currency" office:currency="EUR" office:value="4458.81998272817" calcext:value-type="currency">
            <text:p>4.458,82 €</text:p>
          </table:table-cell>
          <table:table-cell table:formula="of:=[.N30]*[.Q4]" office:value-type="currency" office:currency="EUR" office:value="356.705598618254" calcext:value-type="currency">
            <text:p>356,71 €</text:p>
          </table:table-cell>
          <table:table-cell table:formula="of:=[.N30]+[.O30]" office:value-type="currency" office:currency="EUR" office:value="4815.52558134643" calcext:value-type="currency">
            <text:p>4.815,5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29]" office:value-type="currency" office:currency="EUR" office:value="4458.81998272817" calcext:value-type="currency">
            <text:p>4.458,82 €</text:p>
          </table:table-cell>
          <table:table-cell table:style-name="ce64" table:formula="of:=SUM([.C127:.I13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6-202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formula="of:=IF([$Übersicht.K29]&gt;[.Q31];[.R31];0)" office:value-type="currency" office:currency="EUR" office:value="4815.52558134643" calcext:value-type="currency">
            <text:p>4.815,53 €</text:p>
          </table:table-cell>
          <table:table-cell table:formula="of:=[.N31]*[.Q4]" office:value-type="currency" office:currency="EUR" office:value="385.242046507714" calcext:value-type="currency">
            <text:p>385,24 €</text:p>
          </table:table-cell>
          <table:table-cell table:style-name="ce56" table:formula="of:=[.N31]+[.O31]" office:value-type="currency" office:currency="EUR" office:value="5200.76762785414" calcext:value-type="currency">
            <text:p>5.200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30]" office:value-type="currency" office:currency="EUR" office:value="4815.52558134643" calcext:value-type="currency">
            <text:p>4.815,53 €</text:p>
          </table:table-cell>
          <table:table-cell table:style-name="ce64" table:formula="of:=SUM([.C132:.I13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table:formula="of:=IF([$Übersicht.K30]&gt;[.Q32];[.R32];0)" office:value-type="currency" office:currency="EUR" office:value="5200.76762785414" calcext:value-type="currency">
            <text:p>5.200,77 €</text:p>
          </table:table-cell>
          <table:table-cell table:formula="of:=[.N32]*[.Q4]" office:value-type="currency" office:currency="EUR" office:value="416.061410228331" calcext:value-type="currency">
            <text:p>416,06 €</text:p>
          </table:table-cell>
          <table:table-cell table:formula="of:=[.N32]+[.O32]" office:value-type="currency" office:currency="EUR" office:value="5616.82903808247" calcext:value-type="currency">
            <text:p>5.616,8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31]" office:value-type="currency" office:currency="EUR" office:value="5200.76762785414" calcext:value-type="currency">
            <text:p>5.200,77 €</text:p>
          </table:table-cell>
          <table:table-cell table:style-name="ce64" table:formula="of:=SUM([.C137:.I14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table:formula="of:=IF([$Übersicht.K31]&gt;[.Q33];[.R33];0)" office:value-type="currency" office:currency="EUR" office:value="5616.82903808247" calcext:value-type="currency">
            <text:p>5.616,83 €</text:p>
          </table:table-cell>
          <table:table-cell table:formula="of:=[.N33]*[.Q4]" office:value-type="currency" office:currency="EUR" office:value="449.346323046598" calcext:value-type="currency">
            <text:p>449,35 €</text:p>
          </table:table-cell>
          <table:table-cell table:formula="of:=[.N33]+[.O33]" office:value-type="currency" office:currency="EUR" office:value="6066.17536112907" calcext:value-type="currency">
            <text:p>6.066,1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32]" office:value-type="currency" office:currency="EUR" office:value="5616.82903808247" calcext:value-type="currency">
            <text:p>5.616,83 €</text:p>
          </table:table-cell>
          <table:table-cell table:style-name="ce64" table:formula="of:=SUM([.C142:.I14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table:formula="of:=IF([$Übersicht.K32]&gt;[.Q34];[.R34];0)" office:value-type="currency" office:currency="EUR" office:value="6066.17536112907" calcext:value-type="currency">
            <text:p>6.066,18 €</text:p>
          </table:table-cell>
          <table:table-cell table:formula="of:=[.N34]*[.Q4]" office:value-type="currency" office:currency="EUR" office:value="485.294028890326" calcext:value-type="currency">
            <text:p>485,29 €</text:p>
          </table:table-cell>
          <table:table-cell table:formula="of:=[.N34]+[.O34]" office:value-type="currency" office:currency="EUR" office:value="6551.46939001939" calcext:value-type="currency">
            <text:p>6.551,4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33]" office:value-type="currency" office:currency="EUR" office:value="6066.17536112907" calcext:value-type="currency">
            <text:p>6.066,18 €</text:p>
          </table:table-cell>
          <table:table-cell table:style-name="ce64" table:formula="of:=SUM([.C147:.I15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table:formula="of:=IF([$Übersicht.K33]&gt;[.Q35];[.R35];0)" office:value-type="currency" office:currency="EUR" office:value="6551.46939001939" calcext:value-type="currency">
            <text:p>6.551,47 €</text:p>
          </table:table-cell>
          <table:table-cell table:formula="of:=[.N35]*[.Q4]" office:value-type="currency" office:currency="EUR" office:value="524.117551201552" calcext:value-type="currency">
            <text:p>524,12 €</text:p>
          </table:table-cell>
          <table:table-cell table:formula="of:=[.N35]+[.O35]" office:value-type="currency" office:currency="EUR" office:value="7075.58694122095" calcext:value-type="currency">
            <text:p>7.075,5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34]" office:value-type="currency" office:currency="EUR" office:value="6551.46939001939" calcext:value-type="currency">
            <text:p>6.551,47 €</text:p>
          </table:table-cell>
          <table:table-cell table:style-name="ce64" table:formula="of:=SUM([.C152:.I15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7-202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table:formula="of:=IF([$Übersicht.K34]&gt;[.Q36];[.R36];0)" office:value-type="currency" office:currency="EUR" office:value="7075.58694122095" calcext:value-type="currency">
            <text:p>7.075,59 €</text:p>
          </table:table-cell>
          <table:table-cell table:formula="of:=[.N36]*[.Q4]" office:value-type="currency" office:currency="EUR" office:value="566.046955297676" calcext:value-type="currency">
            <text:p>566,05 €</text:p>
          </table:table-cell>
          <table:table-cell table:formula="of:=[.N36]+[.O36]" office:value-type="currency" office:currency="EUR" office:value="7641.63389651862" calcext:value-type="currency">
            <text:p>7.641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6]+[.P35]" office:value-type="currency" office:currency="EUR" office:value="7075.58694122095" calcext:value-type="currency">
            <text:p>7.075,59 €</text:p>
          </table:table-cell>
          <table:table-cell table:style-name="ce64" table:formula="of:=SUM([.C157:.I16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table:formula="of:=IF([$Übersicht.K35]&gt;[.Q37];[.R37];0)" office:value-type="currency" office:currency="EUR" office:value="7641.63389651862" calcext:value-type="currency">
            <text:p>7.641,63 €</text:p>
          </table:table-cell>
          <table:table-cell table:formula="of:=[.N37]*[.Q4]" office:value-type="currency" office:currency="EUR" office:value="611.33071172149" calcext:value-type="currency">
            <text:p>611,33 €</text:p>
          </table:table-cell>
          <table:table-cell table:formula="of:=[.N37]+[.O37]" office:value-type="currency" office:currency="EUR" office:value="8252.96460824011" calcext:value-type="currency">
            <text:p>8.252,9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36]" office:value-type="currency" office:currency="EUR" office:value="7641.63389651862" calcext:value-type="currency">
            <text:p>7.641,63 €</text:p>
          </table:table-cell>
          <table:table-cell table:style-name="ce64" table:formula="of:=SUM([.C162:.I16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table:formula="of:=IF([$Übersicht.K36]&gt;[.Q38];[.R38];0)" office:value-type="currency" office:currency="EUR" office:value="8252.96460824011" calcext:value-type="currency">
            <text:p>8.252,96 €</text:p>
          </table:table-cell>
          <table:table-cell table:formula="of:=[.N38]*[.T38]" office:value-type="currency" office:currency="EUR" office:value="660.237168659209" calcext:value-type="currency">
            <text:p>660,24 €</text:p>
          </table:table-cell>
          <table:table-cell table:formula="of:=[.N38]+[.O38]" office:value-type="currency" office:currency="EUR" office:value="8913.20177689932" calcext:value-type="currency">
            <text:p>8.913,2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8]+[.P37]" office:value-type="currency" office:currency="EUR" office:value="8252.96460824011" calcext:value-type="currency">
            <text:p>8.252,96 €</text:p>
          </table:table-cell>
          <table:table-cell table:style-name="ce64" table:formula="of:=SUM([.C167:.I17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table:formula="of:=IF([$Übersicht.K37]&gt;[.Q39];[.R39];0)" office:value-type="currency" office:currency="EUR" office:value="8913.20177689932" calcext:value-type="currency">
            <text:p>8.913,20 €</text:p>
          </table:table-cell>
          <table:table-cell table:formula="of:=[.N39]*[.T39]" office:value-type="currency" office:currency="EUR" office:value="713.056142151946" calcext:value-type="currency">
            <text:p>713,06 €</text:p>
          </table:table-cell>
          <table:table-cell table:formula="of:=[.N39]+[.O39]" office:value-type="currency" office:currency="EUR" office:value="9626.25791905126" calcext:value-type="currency">
            <text:p>9.626,2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38]" office:value-type="currency" office:currency="EUR" office:value="8913.20177689932" calcext:value-type="currency">
            <text:p>8.913,20 €</text:p>
          </table:table-cell>
          <table:table-cell table:style-name="ce64" table:formula="of:=SUM([.C172:.I175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table:formula="of:=IF([$Übersicht.K38]&gt;[.Q40];[.R40];0)" office:value-type="currency" office:currency="EUR" office:value="9626.25791905126" calcext:value-type="currency">
            <text:p>9.626,26 €</text:p>
          </table:table-cell>
          <table:table-cell table:formula="of:=[.N40]*[.T40]" office:value-type="currency" office:currency="EUR" office:value="770.100633524101" calcext:value-type="currency">
            <text:p>770,10 €</text:p>
          </table:table-cell>
          <table:table-cell table:formula="of:=[.N40]+[.O40]" office:value-type="currency" office:currency="EUR" office:value="10396.3585525754" calcext:value-type="currency">
            <text:p>10.396,3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39]" office:value-type="currency" office:currency="EUR" office:value="9626.25791905126" calcext:value-type="currency">
            <text:p>9.626,26 €</text:p>
          </table:table-cell>
          <table:table-cell table:style-name="ce64" table:formula="of:=SUM([.C177:.I180])" office:value-type="currency" office:currency="EUR" office:value="0" calcext:value-type="currency">
            <text:p>0,00 €</text:p>
          </table:table-cell>
          <table:table-cell office:value-type="float" office:value="0.08" calcext:value-type="float">
            <text:p>0,08</text:p>
          </table:table-cell>
        </table:table-row>
        <table:table-row table:style-name="ro6">
          <table:table-cell table:style-name="ce51" office:value-type="string" calcext:value-type="string">
            <text:p>8-20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table:formula="of:=IF([$Übersicht.K39]&gt;[.Q41];[.R41];0)" office:value-type="currency" office:currency="EUR" office:value="10396.3585525754" calcext:value-type="currency">
            <text:p>10.396,36 €</text:p>
          </table:table-cell>
          <table:table-cell table:formula="of:=[.N41]*[.T41]" office:value-type="currency" office:currency="EUR" office:value="103.963585525754" calcext:value-type="currency">
            <text:p>103,96 €</text:p>
          </table:table-cell>
          <table:table-cell table:formula="of:=[.N41]+[.O41]" office:value-type="currency" office:currency="EUR" office:value="10500.3221381012" calcext:value-type="currency">
            <text:p>10.500,3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9]+[.P40]" office:value-type="currency" office:currency="EUR" office:value="10396.3585525754" calcext:value-type="currency">
            <text:p>10.396,36 €</text:p>
          </table:table-cell>
          <table:table-cell table:style-name="ce64" table:formula="of:=SUM([.C182:.I18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table:formula="of:=IF([$Übersicht.K40]&gt;[.Q42];[.R42];0)" office:value-type="currency" office:currency="EUR" office:value="0" calcext:value-type="currency">
            <text:p>0,00 €</text:p>
          </table:table-cell>
          <table:table-cell table:formula="of:=[.N42]*[.T42]" office:value-type="currency" office:currency="EUR" office:value="0" calcext:value-type="currency">
            <text:p>0,00 €</text:p>
          </table:table-cell>
          <table:table-cell table:formula="of:=[.N42]+[.O4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0]+[.P41]" office:value-type="currency" office:currency="EUR" office:value="10500.3221381012" calcext:value-type="currency">
            <text:p>10.500,32 €</text:p>
          </table:table-cell>
          <table:table-cell table:style-name="ce64" table:formula="of:=SUM([.C187:.I19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table:formula="of:=IF([$Übersicht.K41]&gt;[.Q43];[.R43];0)" office:value-type="currency" office:currency="EUR" office:value="0" calcext:value-type="currency">
            <text:p>0,00 €</text:p>
          </table:table-cell>
          <table:table-cell table:formula="of:=[.N43]*[.T43]" office:value-type="currency" office:currency="EUR" office:value="0" calcext:value-type="currency">
            <text:p>0,00 €</text:p>
          </table:table-cell>
          <table:table-cell table:formula="of:=[.N43]+[.O43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1]+[.P42]" office:value-type="currency" office:currency="EUR" office:value="0" calcext:value-type="currency">
            <text:p>0,00 €</text:p>
          </table:table-cell>
          <table:table-cell table:style-name="ce64" table:formula="of:=SUM([.C192:.I19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table:formula="of:=IF([$Übersicht.K42]&gt;[.Q44];[.R44];0)" office:value-type="currency" office:currency="EUR" office:value="0" calcext:value-type="currency">
            <text:p>0,00 €</text:p>
          </table:table-cell>
          <table:table-cell table:formula="of:=[.N44]*[.T44]" office:value-type="currency" office:currency="EUR" office:value="0" calcext:value-type="currency">
            <text:p>0,00 €</text:p>
          </table:table-cell>
          <table:table-cell table:formula="of:=[.N44]+[.O44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2]+[.P43]" office:value-type="currency" office:currency="EUR" office:value="0" calcext:value-type="currency">
            <text:p>0,00 €</text:p>
          </table:table-cell>
          <table:table-cell table:style-name="ce64" table:formula="of:=SUM([.C197:.I20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formula="of:=IF([$Übersicht.K43]&gt;[.Q45];[.R45];0)" office:value-type="currency" office:currency="EUR" office:value="0" calcext:value-type="currency">
            <text:p>0,00 €</text:p>
          </table:table-cell>
          <table:table-cell table:formula="of:=[.N45]*[.T45]" office:value-type="currency" office:currency="EUR" office:value="0" calcext:value-type="currency">
            <text:p>0,00 €</text:p>
          </table:table-cell>
          <table:table-cell table:formula="of:=[.N45]+[.O45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3]+[.P44]" office:value-type="currency" office:currency="EUR" office:value="0" calcext:value-type="currency">
            <text:p>0,00 €</text:p>
          </table:table-cell>
          <table:table-cell table:style-name="ce64" table:formula="of:=SUM([.C202:.I20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6">
          <table:table-cell table:style-name="ce51" office:value-type="string" calcext:value-type="string">
            <text:p>9-202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table:formula="of:=IF([$Übersicht.K44]&gt;[.Q46];[.R46];0)" office:value-type="currency" office:currency="EUR" office:value="0" calcext:value-type="currency">
            <text:p>0,00 €</text:p>
          </table:table-cell>
          <table:table-cell table:formula="of:=[.N46]*[.T46]" office:value-type="currency" office:currency="EUR" office:value="0" calcext:value-type="currency">
            <text:p>0,00 €</text:p>
          </table:table-cell>
          <table:table-cell table:formula="of:=[.N46]+[.O46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4]+[.P45]" office:value-type="currency" office:currency="EUR" office:value="0" calcext:value-type="currency">
            <text:p>0,00 €</text:p>
          </table:table-cell>
          <table:table-cell table:style-name="ce64" table:formula="of:=SUM([.C207:.I21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formula="of:=IF([$Übersicht.K45]&gt;[.Q47];[.R47];0)" office:value-type="currency" office:currency="EUR" office:value="0" calcext:value-type="currency">
            <text:p>0,00 €</text:p>
          </table:table-cell>
          <table:table-cell table:formula="of:=[.N47]*[.T47]" office:value-type="currency" office:currency="EUR" office:value="0" calcext:value-type="currency">
            <text:p>0,00 €</text:p>
          </table:table-cell>
          <table:table-cell table:formula="of:=[.N47]+[.O47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5]+[.P46]" office:value-type="currency" office:currency="EUR" office:value="0" calcext:value-type="currency">
            <text:p>0,00 €</text:p>
          </table:table-cell>
          <table:table-cell table:style-name="ce64" table:formula="of:=SUM([.C212:.I21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table:formula="of:=IF([$Übersicht.K46]&gt;[.Q48];[.R48];0)" office:value-type="currency" office:currency="EUR" office:value="0" calcext:value-type="currency">
            <text:p>0,00 €</text:p>
          </table:table-cell>
          <table:table-cell table:formula="of:=[.N48]*[.T48]" office:value-type="currency" office:currency="EUR" office:value="0" calcext:value-type="currency">
            <text:p>0,00 €</text:p>
          </table:table-cell>
          <table:table-cell table:formula="of:=[.N48]+[.O48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6]+[.P47]" office:value-type="currency" office:currency="EUR" office:value="0" calcext:value-type="currency">
            <text:p>0,00 €</text:p>
          </table:table-cell>
          <table:table-cell table:style-name="ce64" table:formula="of:=SUM([.C217:.I22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table:formula="of:=IF([$Übersicht.K47]&gt;[.Q49];[.R49];0)" office:value-type="currency" office:currency="EUR" office:value="0" calcext:value-type="currency">
            <text:p>0,00 €</text:p>
          </table:table-cell>
          <table:table-cell table:formula="of:=[.N49]*[.T49]" office:value-type="currency" office:currency="EUR" office:value="0" calcext:value-type="currency">
            <text:p>0,00 €</text:p>
          </table:table-cell>
          <table:table-cell table:formula="of:=[.N49]+[.O49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7]+[.P48]" office:value-type="currency" office:currency="EUR" office:value="0" calcext:value-type="currency">
            <text:p>0,00 €</text:p>
          </table:table-cell>
          <table:table-cell table:style-name="ce64" table:formula="of:=SUM([.C222:.I22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table:style-name="ce56" table:formula="of:=IF([$Übersicht.K48]&gt;[.Q50];[.R50];0)" office:value-type="currency" office:currency="EUR" office:value="0" calcext:value-type="currency">
            <text:p>0,00 €</text:p>
          </table:table-cell>
          <table:table-cell table:formula="of:=[.N50]*[.T50]" office:value-type="currency" office:currency="EUR" office:value="0" calcext:value-type="currency">
            <text:p>0,00 €</text:p>
          </table:table-cell>
          <table:table-cell table:formula="of:=[.N50]+[.O50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6" table:formula="of:=[.S38]+[.P49]" office:value-type="currency" office:currency="EUR" office:value="0" calcext:value-type="currency">
            <text:p>0,00 €</text:p>
          </table:table-cell>
          <table:table-cell table:style-name="ce64" table:formula="of:=SUM([.C227:.I23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6">
          <table:table-cell table:style-name="ce51" office:value-type="string" calcext:value-type="string">
            <text:p>10-202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table:formula="of:=IF([$Übersicht.K49]&gt;[.Q51];[.R51];0)" office:value-type="currency" office:currency="EUR" office:value="0" calcext:value-type="currency">
            <text:p>0,00 €</text:p>
          </table:table-cell>
          <table:table-cell table:formula="of:=[.N51]*[.T51]" office:value-type="currency" office:currency="EUR" office:value="0" calcext:value-type="currency">
            <text:p>0,00 €</text:p>
          </table:table-cell>
          <table:table-cell table:formula="of:=[.N51]+[.O51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39]+[.P50]" office:value-type="currency" office:currency="EUR" office:value="0" calcext:value-type="currency">
            <text:p>0,00 €</text:p>
          </table:table-cell>
          <table:table-cell table:style-name="ce64" table:formula="of:=SUM([.C232:.I235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formula="of:=IF([$Übersicht.K50]&gt;[.Q52];[.R52];0)" office:value-type="currency" office:currency="EUR" office:value="0" calcext:value-type="currency">
            <text:p>0,00 €</text:p>
          </table:table-cell>
          <table:table-cell table:formula="of:=[.N52]*[.T52]" office:value-type="currency" office:currency="EUR" office:value="0" calcext:value-type="currency">
            <text:p>0,00 €</text:p>
          </table:table-cell>
          <table:table-cell table:formula="of:=[.N52]+[.O5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40]+[.P51]" office:value-type="currency" office:currency="EUR" office:value="0" calcext:value-type="currency">
            <text:p>0,00 €</text:p>
          </table:table-cell>
          <table:table-cell table:style-name="ce64" table:formula="of:=SUM([.C237:.I240])" office:value-type="currency" office:currency="EUR" office:value="0" calcext:value-type="currency">
            <text:p>0,00 €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 table:number-rows-repeated="3">
          <table:table-cell table:number-columns-repeated="18"/>
          <table:table-cell table:style-name="ce64"/>
          <table:table-cell/>
        </table:table-row>
        <table:table-row table:style-name="ro6">
          <table:table-cell table:style-name="ce51" office:value-type="string" calcext:value-type="string">
            <text:p>11-2021</text:p>
          </table:table-cell>
          <table:table-cell table:number-columns-repeated="17"/>
          <table:table-cell table:style-name="ce64"/>
          <table:table-cell/>
        </table:table-row>
        <table:table-row table:style-name="ro2">
          <table:table-cell table:style-name="ce49" office:value-type="date" office:date-value="2021-11-17" calcext:value-type="date">
            <text:p>17.11.21</text:p>
          </table:table-cell>
          <table:table-cell/>
          <table:table-cell table:style-name="ce56" table:number-columns-repeated="3"/>
          <table:table-cell table:style-name="ce56" office:value-type="currency" office:currency="EUR" office:value="-90" calcext:value-type="currency">
            <text:p>-90,00 €</text:p>
          </table:table-cell>
          <table:table-cell table:style-name="ce56" table:number-columns-repeated="3"/>
          <table:table-cell office:value-type="string" calcext:value-type="string">
            <text:p>Tppt</text:p>
          </table:table-cell>
          <table:table-cell table:number-columns-repeated="8"/>
          <table:table-cell table:style-name="ce64"/>
          <table:table-cell/>
        </table:table-row>
        <table:table-row table:style-name="ro2" table:number-rows-repeated="3">
          <table:table-cell table:number-columns-repeated="18"/>
          <table:table-cell table:style-name="ce64"/>
          <table:table-cell/>
        </table:table-row>
        <table:table-row table:style-name="ro6">
          <table:table-cell table:style-name="ce51" office:value-type="string" calcext:value-type="string">
            <text:p>12-2021</text:p>
          </table:table-cell>
          <table:table-cell table:number-columns-repeated="17"/>
          <table:table-cell table:style-name="ce64"/>
          <table:table-cell/>
        </table:table-row>
        <table:table-row table:style-name="ro2" table:number-rows-repeated="3">
          <table:table-cell table:number-columns-repeated="18"/>
          <table:table-cell table:style-name="Default"/>
          <table:table-cell/>
        </table:table-row>
        <table:table-row table:style-name="ro2">
          <table:table-cell table:number-columns-repeated="20"/>
        </table:table-row>
        <table:table-row table:style-name="ro6">
          <table:table-cell table:style-name="ce50" office:value-type="string" calcext:value-type="string">
            <text:p>1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2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3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4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5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6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7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8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9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0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1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2-2022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1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2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3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4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5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6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7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8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9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0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1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2-2023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1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2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3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4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0" office:value-type="string" calcext:value-type="string">
            <text:p>5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6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7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8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9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0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1-2024</text:p>
          </table:table-cell>
          <table:table-cell table:number-columns-repeated="19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style-name="ce51" office:value-type="string" calcext:value-type="string">
            <text:p>12-2024</text:p>
          </table:table-cell>
          <table:table-cell table:number-columns-repeated="19"/>
        </table:table-row>
        <table:table-row table:style-name="ro2" table:number-rows-repeated="2759">
          <table:table-cell table:number-columns-repeated="20"/>
        </table:table-row>
        <table:table-row table:style-name="ro2" table:number-rows-repeated="1999">
          <table:table-cell table:number-columns-repeated="2"/>
          <table:table-cell table:style-name="Default" table:number-columns-repeated="7"/>
          <table:table-cell table:number-columns-repeated="11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11"/>
        </table:table-row>
      </table:table>
      <table:named-expressions/>
      <table:database-ranges>
        <table:database-range table:name="__Anonymous_Sheet_DB__5" table:target-range-address="TSSK.A5:TSSK.L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2" number:min-decimal-places="2" number:min-integer-digits="0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number:number-style style:name="N116">
      <number:number number:decimal-places="0" number:min-decimal-places="0" number:min-integer-digits="2"/>
    </number:number-style>
    <number:percentage-style style:name="N118P0" style:volatile="true">
      <number:number number:decimal-places="1" number:min-decimal-places="1" number:min-integer-digits="2"/>
      <number:text> %</number:text>
    </number:percentage-style>
    <number:percentage-style style:name="N118">
      <style:text-properties fo:color="#ff0000"/>
      <number:text>-</number:text>
      <number:number number:decimal-places="1" number:min-decimal-places="1" number:min-integer-digits="2"/>
      <number:text> %</number:text>
      <style:map style:condition="value()&gt;=0" style:apply-style-name="N118P0"/>
    </number:percentage-style>
    <number:percentage-style style:name="N119">
      <number:number number:decimal-places="1" number:min-decimal-places="1" number:min-integer-digits="1"/>
      <number:text> %</number:text>
    </number:percentage-style>
    <number:percentage-style style:name="N120P0" style:volatile="true">
      <number:number number:decimal-places="1" number:min-decimal-places="1" number:min-integer-digits="1"/>
      <number:text> %</number:text>
    </number:percentage-style>
    <number:percentage-style style:name="N120">
      <style:text-properties fo:color="#ff0000"/>
      <number:text>-</number:text>
      <number:number number:decimal-places="1" number:min-decimal-places="1" number:min-integer-digits="1"/>
      <number:text> %</number:text>
      <style:map style:condition="value()&gt;=0" style:apply-style-name="N120P0"/>
    </number:percentage-style>
    <number:number-style style:name="N122">
      <number:fraction number:min-integer-digits="0" number:min-numerator-digits="1" loext:max-numerator-digits="1" number:min-denominator-digits="1" number:max-denominator-value="9"/>
    </number:number-style>
    <number:number-style style:name="N124P0" style:volatile="true">
      <number:number number:decimal-places="3" number:min-decimal-places="3" number:min-integer-digits="2"/>
    </number:number-style>
    <number:number-style style:name="N124">
      <style:text-properties fo:color="#ff0000"/>
      <number:text>-</number:text>
      <number:number number:decimal-places="3" number:min-decimal-places="3" number:min-integer-digits="2"/>
      <style:map style:condition="value()&gt;=0" style:apply-style-name="N124P0"/>
    </number:number-style>
    <number:number-style style:name="N126P0" style:volatile="true">
      <number:number number:decimal-places="3" number:min-decimal-places="3" number:min-integer-digits="1"/>
    </number:number-style>
    <number:number-style style:name="N126">
      <style:text-properties fo:color="#ff0000"/>
      <number:text>-</number:text>
      <number:number number:decimal-places="3" number:min-decimal-places="3" number:min-integer-digits="1"/>
      <style:map style:condition="value()&gt;=0" style:apply-style-name="N126P0"/>
    </number:number-style>
    <number:number-style style:name="N128P0" style:volatile="true">
      <number:number number:decimal-places="4" number:min-decimal-places="4" number:min-integer-digits="1"/>
    </number:number-style>
    <number:number-style style:name="N128">
      <style:text-properties fo:color="#ff0000"/>
      <number:text>-</number:text>
      <number:number number:decimal-places="4" number:min-decimal-places="4" number:min-integer-digits="1"/>
      <style:map style:condition="value()&gt;=0" style:apply-style-name="N128P0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5P0"/>
    </number:currency-style>
    <number:currency-style style:name="N10117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.00.0000</text:date>, <text:time style:data-style-name="N2" text:time-value="12:33:39.808987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1-30T15:13:45.994000000</meta:creation-date>
    <dc:date>2026-04-08T20:25:30.539140100</dc:date>
    <meta:editing-duration>P7DT7H13M35S</meta:editing-duration>
    <meta:editing-cycles>60</meta:editing-cycles>
    <meta:generator>LibreOffice/25.8.5.2$Windows_X86_64 LibreOffice_project/9c8b85f387cc00a89945a79c9e6239f32e450ac2</meta:generator>
    <meta:document-statistic meta:table-count="8" meta:cell-count="3898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2.544cm" svg:height="9.622cm" xlink:href=".." xlink:type="simple" chart:class="chart:bar" chart:style-name="ch1">
        <chart:plot-area chart:style-name="ch2" svg:x="-0.07cm" svg:y="0.784cm" svg:width="12.742cm" svg:height="7.775cm">
          <chart:coordinate-region svg:x="1.702cm" svg:y="0.986cm" svg:width="9.197cm" svg:height="6.35cm"/>
          <chart:axis chart:dimension="x" chart:name="primary-x" chart:style-name="ch3" chartooo:axis-type="auto">
            <chartooo:date-scale/>
            <chart:title svg:x="5.944cm" svg:y="8.751cm" chart:style-name="ch4">
              <text:p><text:span text:style-name="T1">Titel</text:span></text:p>
            </chart:title>
            <chart:categories table:cell-range-address="Übersicht.Q6:Übersicht.R30"/>
          </chart:axis>
          <chart:axis chart:dimension="y" chart:name="primary-y" chart:style-name="ch5"/>
          <chart:axis chart:dimension="y" chart:name="secondary-y" chart:style-name="ch6"/>
          <chart:series chart:attached-axis="primary-y" chart:style-name="ch7" chart:values-cell-range-address="Übersicht.T6:Übersicht.T30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T</text:p>
              </table:table-cell>
            </table:table-row>
          </table:table-header-rows>
          <table:table-rows>
            <table:table-row>
              <table:table-cell office:value-type="float" office:value="2">
                <text:p>2 2021</text:p>
                <text:list>
                  <text:list-item>
                    <text:p>2</text:p>
                  </text:list-item>
                  <text:list-item>
                    <text:p>2021</text:p>
                  </text:list-item>
                </text:list>
                <draw:g>
                  <svg:desc>Übersicht.Q6:Übersicht.R30</svg:desc>
                </draw:g>
              </table:table-cell>
              <table:table-cell office:value-type="float" office:value="1419.9702">
                <text:p>1419.9702</text:p>
                <draw:g>
                  <svg:desc>Übersicht.T6:Übersicht.T30</svg:desc>
                </draw:g>
              </table:table-cell>
            </table:table-row>
            <table:table-row>
              <table:table-cell office:value-type="float" office:value="3">
                <text:p>3 2021</text:p>
                <text:list>
                  <text:list-item>
                    <text:p>3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1489.586778">
                <text:p>1489.586778</text:p>
              </table:table-cell>
            </table:table-row>
            <table:table-row>
              <table:table-cell office:value-type="float" office:value="4">
                <text:p>4 2021</text:p>
                <text:list>
                  <text:list-item>
                    <text:p>4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3841.40836382">
                <text:p>3841.40836382</text:p>
              </table:table-cell>
            </table:table-row>
            <table:table-row>
              <table:table-cell office:value-type="float" office:value="5">
                <text:p>5 2021</text:p>
                <text:list>
                  <text:list-item>
                    <text:p>5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6334.9498438138">
                <text:p>6334.9498438138</text:p>
              </table:table-cell>
            </table:table-row>
            <table:table-row>
              <table:table-cell office:value-type="float" office:value="6">
                <text:p>6 2021</text:p>
                <text:list>
                  <text:list-item>
                    <text:p>6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6603.43711344239">
                <text:p>6603.43711344239</text:p>
              </table:table-cell>
            </table:table-row>
            <table:table-row>
              <table:table-cell office:value-type="float" office:value="7">
                <text:p>7 2021</text:p>
                <text:list>
                  <text:list-item>
                    <text:p>7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6840.62097654591">
                <text:p>6840.62097654591</text:p>
              </table:table-cell>
            </table:table-row>
            <table:table-row>
              <table:table-cell office:value-type="float" office:value="8">
                <text:p>8 2021</text:p>
                <text:list>
                  <text:list-item>
                    <text:p>8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7151.73731917149">
                <text:p>7151.73731917149</text:p>
              </table:table-cell>
            </table:table-row>
            <table:table-row>
              <table:table-cell office:value-type="float" office:value="9">
                <text:p>9 2021</text:p>
                <text:list>
                  <text:list-item>
                    <text:p>9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7455.36835870678">
                <text:p>7455.36835870678</text:p>
              </table:table-cell>
            </table:table-row>
            <table:table-row>
              <table:table-cell office:value-type="float" office:value="10">
                <text:p>10 2021</text:p>
                <text:list>
                  <text:list-item>
                    <text:p>10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7772.92363892247">
                <text:p>7772.92363892247</text:p>
              </table:table-cell>
            </table:table-row>
            <table:table-row>
              <table:table-cell office:value-type="float" office:value="11">
                <text:p>11 2021</text:p>
                <text:list>
                  <text:list-item>
                    <text:p>11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8113.15856067732">
                <text:p>8113.15856067732</text:p>
              </table:table-cell>
            </table:table-row>
            <table:table-row>
              <table:table-cell office:value-type="float" office:value="12">
                <text:p>12 2021</text:p>
                <text:list>
                  <text:list-item>
                    <text:p>12</text:p>
                  </text:list-item>
                  <text:list-item>
                    <text:p>2021</text:p>
                  </text:list-item>
                </text:list>
              </table:table-cell>
              <table:table-cell office:value-type="float" office:value="8451.04303205848">
                <text:p>8451.04303205848</text:p>
              </table:table-cell>
            </table:table-row>
            <table:table-row>
              <table:table-cell office:value-type="float" office:value="1">
                <text:p>1 2022</text:p>
                <text:list>
                  <text:list-item>
                    <text:p>1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-474.86535357242">
                <text:p>-474.86535357242</text:p>
              </table:table-cell>
            </table:table-row>
            <table:table-row>
              <table:table-cell office:value-type="float" office:value="2">
                <text:p>2 2022</text:p>
                <text:list>
                  <text:list-item>
                    <text:p>2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-418.272661316735">
                <text:p>-418.272661316735</text:p>
              </table:table-cell>
            </table:table-row>
            <table:table-row>
              <table:table-cell office:value-type="float" office:value="3">
                <text:p>3 2022</text:p>
                <text:list>
                  <text:list-item>
                    <text:p>3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-356.565264468367">
                <text:p>-356.565264468367</text:p>
              </table:table-cell>
            </table:table-row>
            <table:table-row>
              <table:table-cell office:value-type="float" office:value="4">
                <text:p>4 2022</text:p>
                <text:list>
                  <text:list-item>
                    <text:p>4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-289.177893283725">
                <text:p>-289.177893283725</text:p>
              </table:table-cell>
            </table:table-row>
            <table:table-row>
              <table:table-cell office:value-type="float" office:value="5">
                <text:p>5 2022</text:p>
                <text:list>
                  <text:list-item>
                    <text:p>5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-215.476982433276">
                <text:p>-215.476982433276</text:p>
              </table:table-cell>
            </table:table-row>
            <table:table-row>
              <table:table-cell office:value-type="float" office:value="6">
                <text:p>6 2022</text:p>
                <text:list>
                  <text:list-item>
                    <text:p>6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-134.751744553694">
                <text:p>-134.751744553694</text:p>
              </table:table-cell>
            </table:table-row>
            <table:table-row>
              <table:table-cell office:value-type="float" office:value="7">
                <text:p>7 2022</text:p>
                <text:list>
                  <text:list-item>
                    <text:p>7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-48.8955102725558">
                <text:p>-48.8955102725558</text:p>
              </table:table-cell>
            </table:table-row>
            <table:table-row>
              <table:table-cell office:value-type="float" office:value="8">
                <text:p>8 2022</text:p>
                <text:list>
                  <text:list-item>
                    <text:p>8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48.3852993884413">
                <text:p>48.3852993884413</text:p>
              </table:table-cell>
            </table:table-row>
            <table:table-row>
              <table:table-cell office:value-type="float" office:value="9">
                <text:p>9 2022</text:p>
                <text:list>
                  <text:list-item>
                    <text:p>9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155.394915852488">
                <text:p>155.394915852488</text:p>
              </table:table-cell>
            </table:table-row>
            <table:table-row>
              <table:table-cell office:value-type="float" office:value="10">
                <text:p>10 2022</text:p>
                <text:list>
                  <text:list-item>
                    <text:p>10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273.269757596066">
                <text:p>273.269757596066</text:p>
              </table:table-cell>
            </table:table-row>
            <table:table-row>
              <table:table-cell office:value-type="float" office:value="11">
                <text:p>11 2022</text:p>
                <text:list>
                  <text:list-item>
                    <text:p>11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404.29054285047">
                <text:p>404.29054285047</text:p>
              </table:table-cell>
            </table:table-row>
            <table:table-row>
              <table:table-cell office:value-type="float" office:value="12">
                <text:p>12 2022</text:p>
                <text:list>
                  <text:list-item>
                    <text:p>12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547.896843177767">
                <text:p>547.896843177767</text:p>
              </table:table-cell>
            </table:table-row>
            <table:table-row>
              <table:table-cell office:value-type="float" office:value="1">
                <text:p>1 2023</text:p>
                <text:list>
                  <text:list-item>
                    <text:p>1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706.724427763892">
                <text:p>706.724427763892</text:p>
              </table:table-cell>
            </table:table-row>
            <table:table-row>
              <table:table-cell office:value-type="float" office:value="2">
                <text:p>2 2023</text:p>
                <text:list>
                  <text:list-item>
                    <text:p>2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82.615699775963">
                <text:p>882.615699775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23cm" xlink:href=".." xlink:type="simple" chart:class="chart:bar" chart:style-name="ch1">
        <chart:legend chart:legend-position="bottom" svg:x="6.936cm" svg:y="8.418cm" style:legend-expansion="wide" chart:style-name="ch2"/>
        <chart:plot-area chart:style-name="ch3" svg:x="0.466cm" svg:y="0.04cm" svg:width="14.896cm" svg:height="8.666cm">
          <chart:coordinate-region svg:x="2.318cm" svg:y="0.243cm" svg:width="13.044cm" svg:height="7.81cm"/>
          <chart:axis chart:dimension="x" chart:name="primary-x" chart:style-name="ch4" chartooo:axis-type="text">
            <chart:categories table:cell-range-address="Übersicht.AA10:Übersicht.A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Übersicht.AB10:Übersicht.AB24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B</text:p>
              </table:table-cell>
            </table:table-row>
          </table:table-header-rows>
          <table:table-rows>
            <table:table-row>
              <table:table-cell office:value-type="float" office:value="44333">
                <text:p>44333</text:p>
                <draw:g>
                  <svg:desc>Übersicht.AA10:Übersicht.AA24</svg:desc>
                </draw:g>
              </table:table-cell>
              <table:table-cell office:value-type="float" office:value="10000">
                <text:p>10000</text:p>
                <draw:g>
                  <svg:desc>Übersicht.AB10:Übersicht.AB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opacity="97%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1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59cm" svg:height="7.321cm" xlink:href=".." xlink:type="simple" chart:class="chart:circle" chart:style-name="ch1">
        <chart:legend chart:legend-position="end" svg:x="8.584cm" svg:y="2.904cm" style:legend-expansion="high" chart:style-name="ch2"/>
        <chart:plot-area chart:style-name="ch3" svg:x="1.88cm" svg:y="0.556cm" svg:width="6.209cm" svg:height="6.237cm">
          <chart:coordinate-region svg:x="1.88cm" svg:y="0.531cm" svg:width="6.209cm" svg:height="6.316cm"/>
          <chart:axis chart:dimension="x" chart:name="primary-x" chart:style-name="ch4" chartooo:axis-type="auto">
            <chartooo:date-scale/>
            <chart:categories table:cell-range-address="Übersicht.N3:Übersicht.N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Übersicht.O3:Übersicht.O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</table:table-row>
          </table:table-header-rows>
          <table:table-rows>
            <table:table-row>
              <table:table-cell office:value-type="string">
                <text:p>Bargeld gesamt</text:p>
                <draw:g>
                  <svg:desc>Übersicht.N3:Übersicht.N4</svg:desc>
                </draw:g>
              </table:table-cell>
              <table:table-cell office:value-type="float" office:value="42855.65">
                <text:p>42855.65</text:p>
                <draw:g>
                  <svg:desc>Übersicht.O3:Übersicht.O4</svg:desc>
                </draw:g>
              </table:table-cell>
            </table:table-row>
            <table:table-row>
              <table:table-cell office:value-type="string">
                <text:p>Geld digital auf der Bank</text:p>
              </table:table-cell>
              <table:table-cell office:value-type="float" office:value="201360.935686099">
                <text:p>201360.9356860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589cm" svg:height="8.057cm" xlink:href=".." xlink:type="simple" chart:class="chart:circle" chart:style-name="ch1">
        <chart:legend chart:legend-position="end" svg:x="8.633cm" svg:y="2.466cm" style:legend-expansion="high" chart:style-name="ch2"/>
        <chart:plot-area chart:style-name="ch3" svg:x="0.897cm" svg:y="0.3cm" svg:width="7.483cm" svg:height="7.484cm">
          <chart:coordinate-region svg:x="0.715cm" svg:y="0.301cm" svg:width="7.848cm" svg:height="7.484cm"/>
          <chart:axis chart:dimension="x" chart:name="primary-x" chart:style-name="ch4" chartooo:axis-type="auto">
            <chartooo:date-scale/>
            <chart:categories table:cell-range-address="Übersicht.A3:Übersicht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Übersicht.B3:Übersicht.B8" chart:label-cell-address="Übersicht.B2:Übersicht.B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4470,12</text:p>
                <draw:g>
                  <svg:desc>Übersicht.B2:Übersich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jo</text:p>
                <draw:g>
                  <svg:desc>Übersicht.A3:Übersicht.A8</svg:desc>
                </draw:g>
              </table:table-cell>
              <table:table-cell office:value-type="float" office:value="107838.844752211">
                <text:p>107838.844752211</text:p>
                <draw:g>
                  <svg:desc>Übersicht.B3:Übersicht.B8</svg:desc>
                </draw:g>
              </table:table-cell>
            </table:table-row>
            <table:table-row>
              <table:table-cell office:value-type="string">
                <text:p>Polizei</text:p>
              </table:table-cell>
              <table:table-cell office:value-type="float" office:value="18833.7091574994">
                <text:p>18833.7091574994</text:p>
              </table:table-cell>
            </table:table-row>
            <table:table-row>
              <table:table-cell office:value-type="string">
                <text:p>Elisa</text:p>
              </table:table-cell>
              <table:table-cell office:value-type="float" office:value="12555.0540357246">
                <text:p>12555.0540357246</text:p>
              </table:table-cell>
            </table:table-row>
            <table:table-row>
              <table:table-cell office:value-type="string">
                <text:p>TSSK</text:p>
              </table:table-cell>
              <table:table-cell office:value-type="float" office:value="74259.0172155063">
                <text:p>74259.0172155063</text:p>
              </table:table-cell>
            </table:table-row>
            <table:table-row>
              <table:table-cell office:value-type="string">
                <text:p>Papa</text:p>
              </table:table-cell>
              <table:table-cell office:value-type="float" office:value="13735.2883870562">
                <text:p>13735.2883870562</text:p>
              </table:table-cell>
            </table:table-row>
            <table:table-row>
              <table:table-cell office:value-type="float" office:value="315323">
                <text:p>315323</text:p>
              </table:table-cell>
              <table:table-cell office:value-type="float" office:value="10500.3221381011">
                <text:p>10500.3221381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VersionList.xml><?xml version="1.0" encoding="utf-8"?>
<VL:version-list xmlns:dc="http://purl.org/dc/elements/1.1/" xmlns:VL="http://openoffice.org/2001/versions-list">
  <VL:version-entry VL:title="Version1" VL:comment="Automatisch gespeicherte Version" VL:creator="" dc:date-time="2021-06-21T20:24:33"/>
  <VL:version-entry VL:title="Version2" VL:comment="Automatisch gespeicherte Version" VL:creator="" dc:date-time="2021-11-24T11:10:02"/>
  <VL:version-entry VL:title="Version3" VL:comment="Automatisch gespeicherte Version" VL:creator="" dc:date-time="2024-01-01T22:06:13"/>
  <VL:version-entry VL:title="Version4" VL:comment="Automatisch gespeicherte Version" VL:creator="" dc:date-time="2024-01-01T22:09:32"/>
  <VL:version-entry VL:title="Version5" VL:comment="Automatisch gespeicherte Version" VL:creator="" dc:date-time="2026-04-08T20:25:31"/>
</VL:version-list>
</file>